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0.2193in"/>
    </style:style>
    <style:style style:name="co5" style:family="table-column">
      <style:table-column-properties fo:break-before="auto" style:column-width="1.4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8in"/>
    </style:style>
    <style:style style:name="co8" style:family="table-column">
      <style:table-column-properties fo:break-before="auto" style:column-width="0.44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/>
  </office:automatic-styles>
  <office:body>
    <office:spreadsheet>
      <table:table table:name="b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Age</text:p>
          </table:table-cell>
          <table:table-cell office:value-type="string">
            <text:p>Year (+ 1900)</text:p>
          </table:table-cell>
          <table:table-cell office:value-type="string">
            <text:p># Positive Nodes</text:p>
          </table:table-cell>
          <table:table-cell/>
          <table:table-cell office:value-type="string">
            <text:p>Survived &gt;= 5 Years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2]" office:value-type="float" office:value="0">
            <text:p>0</text:p>
          </table:table-cell>
          <table:table-cell/>
          <table:table-cell table:style-name="ce1" office:value-type="string" table:number-columns-spanned="5" table:number-rows-spanned="1">
            <text:p>Breast Cancer Survival (1 = Survived &gt;= 5 Years)</text:p>
          </table:table-cell>
          <table:covered-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2-[.D3]" office:value-type="float" office:value="0">
            <text:p>0</text:p>
          </table:table-cell>
          <table:table-cell/>
          <table:table-cell table:style-name="ce2" office:value-type="string">
            <text:p>Class</text:p>
          </table:table-cell>
          <table:table-cell/>
          <table:table-cell table:style-name="ce2" office:value-type="string">
            <text:p>Age</text:p>
          </table:table-cell>
          <table:table-cell table:style-name="ce2" office:value-type="string">
            <text:p>Year (+ 1900)</text:p>
          </table:table-cell>
          <table:table-cell table:style-name="ce2" office:value-type="string">
            <text:p># Positive Node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2-[.D4]" office:value-type="float" office:value="0">
            <text:p>0</text:p>
          </table:table-cell>
          <table:table-cell/>
          <table:table-cell table:style-name="ce3" office:value-type="string" table:number-columns-spanned="1" table:number-rows-spanned="5">
            <text:p>0</text:p>
            <text:p>(n = 81)</text:p>
          </table:table-cell>
          <table:table-cell office:value-type="string">
            <text:p>Min</text:p>
          </table:table-cell>
          <table:table-cell table:style-name="ce4" table:formula="of:=MIN([.A$2:.A$82])" office:value-type="float" office:value="34">
            <text:p>34.00</text:p>
          </table:table-cell>
          <table:table-cell table:style-name="ce4" table:formula="of:=MIN([.B$2:.B$82])" office:value-type="float" office:value="58">
            <text:p>58.00</text:p>
          </table:table-cell>
          <table:table-cell table:style-name="ce4" table:formula="of:=MIN([.C$2:.C$82])" office:value-type="float" office:value="0">
            <text:p>0.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5]" office:value-type="float" office:value="0">
            <text:p>0</text:p>
          </table:table-cell>
          <table:table-cell/>
          <table:covered-table-cell/>
          <table:table-cell office:value-type="string">
            <text:p>Max</text:p>
          </table:table-cell>
          <table:table-cell table:style-name="ce4" table:formula="of:=MAX([.A$2:.A$82])" office:value-type="float" office:value="83">
            <text:p>83.00</text:p>
          </table:table-cell>
          <table:table-cell table:style-name="ce4" table:formula="of:=MAX([.B$2:.B$82])" office:value-type="float" office:value="69">
            <text:p>69.00</text:p>
          </table:table-cell>
          <table:table-cell table:style-name="ce4" table:formula="of:=MAX([.C$2:.C$82])" office:value-type="float" office:value="52">
            <text:p>52.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2-[.D6]" office:value-type="float" office:value="0">
            <text:p>0</text:p>
          </table:table-cell>
          <table:table-cell/>
          <table:covered-table-cell/>
          <table:table-cell office:value-type="string">
            <text:p>Median</text:p>
          </table:table-cell>
          <table:table-cell table:style-name="ce4" table:formula="of:=MEDIAN([.A$2:.A$82])" office:value-type="float" office:value="53">
            <text:p>53.00</text:p>
          </table:table-cell>
          <table:table-cell table:style-name="ce4" table:formula="of:=MEDIAN([.B$2:.B$82])" office:value-type="float" office:value="63">
            <text:p>63.00</text:p>
          </table:table-cell>
          <table:table-cell table:style-name="ce4" table:formula="of:=MEDIAN([.C$2:.C$82])" office:value-type="float" office:value="4">
            <text:p>4.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7]" office:value-type="float" office:value="0">
            <text:p>0</text:p>
          </table:table-cell>
          <table:table-cell/>
          <table:covered-table-cell/>
          <table:table-cell office:value-type="string">
            <text:p>Mean</text:p>
          </table:table-cell>
          <table:table-cell table:style-name="ce4" table:formula="of:=AVERAGE([.A$2:.A$82])" office:value-type="float" office:value="53.679012345679">
            <text:p>53.68</text:p>
          </table:table-cell>
          <table:table-cell table:style-name="ce4" table:formula="of:=AVERAGE([.B$2:.B$82])" office:value-type="float" office:value="62.8271604938272">
            <text:p>62.83</text:p>
          </table:table-cell>
          <table:table-cell table:style-name="ce4" table:formula="of:=AVERAGE([.C$2:.C$82])" office:value-type="float" office:value="7.45679012345679">
            <text:p>7.4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8]" office:value-type="float" office:value="0">
            <text:p>0</text:p>
          </table:table-cell>
          <table:table-cell/>
          <table:covered-table-cell/>
          <table:table-cell office:value-type="string">
            <text:p>StDev</text:p>
          </table:table-cell>
          <table:table-cell table:style-name="ce4" table:formula="of:=STDEV([.A$2:.A$82])" office:value-type="float" office:value="10.1671372082974">
            <text:p>10.17</text:p>
          </table:table-cell>
          <table:table-cell table:style-name="ce4" table:formula="of:=STDEV([.B$2:.B$82])" office:value-type="float" office:value="3.34211805393223">
            <text:p>3.34</text:p>
          </table:table-cell>
          <table:table-cell table:style-name="ce4" table:formula="of:=STDEV([.C$2:.C$82])" office:value-type="float" office:value="9.18565373655578">
            <text:p>9.1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10]" office:value-type="float" office:value="0">
            <text:p>0</text:p>
          </table:table-cell>
          <table:table-cell/>
          <table:table-cell table:style-name="ce2" office:value-type="string">
            <text:p>Class</text:p>
          </table:table-cell>
          <table:table-cell/>
          <table:table-cell table:style-name="ce2" office:value-type="string">
            <text:p>Age</text:p>
          </table:table-cell>
          <table:table-cell table:style-name="ce2" office:value-type="string">
            <text:p>Year (+ 1900)</text:p>
          </table:table-cell>
          <table:table-cell table:style-name="ce2" office:value-type="string">
            <text:p># Positive Nod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formula="of:=2-[.D11]" office:value-type="float" office:value="0">
            <text:p>0</text:p>
          </table:table-cell>
          <table:table-cell/>
          <table:table-cell table:style-name="ce3" office:value-type="string" table:number-columns-spanned="1" table:number-rows-spanned="5">
            <text:p>1</text:p>
            <text:p>(n = 224)</text:p>
          </table:table-cell>
          <table:table-cell office:value-type="string">
            <text:p>Min</text:p>
          </table:table-cell>
          <table:table-cell table:style-name="ce4" table:formula="of:=MIN([.A$83:.A$307])" office:value-type="float" office:value="30">
            <text:p>30.00</text:p>
          </table:table-cell>
          <table:table-cell table:style-name="ce4" table:formula="of:=MIN([.B$83:.B$307])" office:value-type="float" office:value="58">
            <text:p>58.00</text:p>
          </table:table-cell>
          <table:table-cell table:style-name="ce4" table:formula="of:=MIN([.C$83:.C$307])" office:value-type="float" office:value="0">
            <text:p>0.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formula="of:=2-[.D12]" office:value-type="float" office:value="0">
            <text:p>0</text:p>
          </table:table-cell>
          <table:table-cell/>
          <table:covered-table-cell/>
          <table:table-cell office:value-type="string">
            <text:p>Max</text:p>
          </table:table-cell>
          <table:table-cell table:style-name="ce4" table:formula="of:=MAX([.A$83:.A$307])" office:value-type="float" office:value="77">
            <text:p>77.00</text:p>
          </table:table-cell>
          <table:table-cell table:style-name="ce4" table:formula="of:=MAX([.B$83:.B$307])" office:value-type="float" office:value="69">
            <text:p>69.00</text:p>
          </table:table-cell>
          <table:table-cell table:style-name="ce4" table:formula="of:=MAX([.C$83:.C$307])" office:value-type="float" office:value="46">
            <text:p>46.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13]" office:value-type="float" office:value="0">
            <text:p>0</text:p>
          </table:table-cell>
          <table:table-cell/>
          <table:covered-table-cell/>
          <table:table-cell office:value-type="string">
            <text:p>Median</text:p>
          </table:table-cell>
          <table:table-cell table:style-name="ce4" table:formula="of:=MEDIAN([.A$83:.A$307])" office:value-type="float" office:value="52">
            <text:p>52.00</text:p>
          </table:table-cell>
          <table:table-cell table:style-name="ce4" table:formula="of:=MEDIAN([.B$83:.B$307])" office:value-type="float" office:value="63">
            <text:p>63.00</text:p>
          </table:table-cell>
          <table:table-cell table:style-name="ce4" table:formula="of:=MEDIAN([.C$83:.C$307])" office:value-type="float" office:value="0">
            <text:p>0.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14]" office:value-type="float" office:value="0">
            <text:p>0</text:p>
          </table:table-cell>
          <table:table-cell/>
          <table:covered-table-cell/>
          <table:table-cell office:value-type="string">
            <text:p>Mean</text:p>
          </table:table-cell>
          <table:table-cell table:style-name="ce4" table:formula="of:=AVERAGE([.A$83:.A$307])" office:value-type="float" office:value="52.0177777777778">
            <text:p>52.02</text:p>
          </table:table-cell>
          <table:table-cell table:style-name="ce4" table:formula="of:=AVERAGE([.B$83:.B$307])" office:value-type="float" office:value="62.8622222222222">
            <text:p>62.86</text:p>
          </table:table-cell>
          <table:table-cell table:style-name="ce4" table:formula="of:=AVERAGE([.C$83:.C$307])" office:value-type="float" office:value="2.79111111111111">
            <text:p>2.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-[.D15]" office:value-type="float" office:value="0">
            <text:p>0</text:p>
          </table:table-cell>
          <table:table-cell/>
          <table:covered-table-cell/>
          <table:table-cell office:value-type="string">
            <text:p>StDev</text:p>
          </table:table-cell>
          <table:table-cell table:style-name="ce4" table:formula="of:=STDEV([.A$83:.A$307])" office:value-type="float" office:value="11.0121541799295">
            <text:p>11.01</text:p>
          </table:table-cell>
          <table:table-cell table:style-name="ce4" table:formula="of:=STDEV([.B$83:.B$307])" office:value-type="float" office:value="3.2229152237815">
            <text:p>3.22</text:p>
          </table:table-cell>
          <table:table-cell table:style-name="ce4" table:formula="of:=STDEV([.C$83:.C$307])" office:value-type="float" office:value="5.87031812771973">
            <text:p>5.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2-[.D1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2-[.D1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-[.D1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1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2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2-[.D2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2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-[.D2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2-[.D2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2-[.D2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2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2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-[.D2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-[.D2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-[.D3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3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-[.D3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-[.D3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3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-[.D3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3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3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formula="of:=2-[.D3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3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-[.D4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-[.D4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4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4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2-[.D4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2-[.D4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2-[.D4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-[.D4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2-[.D4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-[.D4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-[.D5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-[.D5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2-[.D5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2-[.D5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5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-[.D5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2-[.D5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5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2-[.D5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-[.D5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6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-[.D6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6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6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-[.D6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6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2-[.D6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6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6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table:formula="of:=2-[.D6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2-[.D7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2-[.D7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7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-[.D7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-[.D7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7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-[.D7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7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-[.D7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-[.D7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-[.D8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-[.D8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2-[.D8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2-[.D8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8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8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8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8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2-[.D8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8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2-[.D9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2-[.D9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2-[.D9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2-[.D9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9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2-[.D9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9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2-[.D9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9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9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0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0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2-[.D10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2-[.D10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0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0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0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0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10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2-[.D10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1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2-[.D11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2-[.D11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2-[.D11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1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1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1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1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1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1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2-[.D12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2-[.D12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2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2-[.D13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3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3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2-[.D13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3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2-[.D13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2-[.D13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3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13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3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4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4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4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4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2-[.D14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4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2-[.D14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4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4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2-[.D14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2-[.D15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15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2-[.D15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5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16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6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6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2-[.D16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2-[.D16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6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6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6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2-[.D16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6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7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2-[.D17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2-[.D17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17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7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2-[.D17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7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2-[.D17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7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2-[.D17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2-[.D18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18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8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8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8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2-[.D18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2-[.D18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2-[.D18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8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2-[.D18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9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9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9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19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2-[.D19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9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2-[.D19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9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9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19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2-[.D20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2-[.D20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20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2-[.D20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0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2-[.D20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20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0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2-[.D20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0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2-[.D21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2-[.D21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2-[.D21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1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2-[.D21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1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2-[.D21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2-[.D21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1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21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2-[.D22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2-[.D22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2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22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2-[.D22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2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2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2-[.D22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2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2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23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2-[.D23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8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39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24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24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4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4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2-[.D24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2-[.D24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4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2-[.D24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24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2-[.D24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25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2-[.D25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5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5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5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5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2-[.D25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5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58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2-[.D25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4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5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6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2-[.D26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2-[.D26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2-[.D27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27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7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2-[.D28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2-[.D28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8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8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2-[.D29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2-[.D29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7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-[.D29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29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30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30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30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30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30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2-[.D30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-[.D306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2-[.D307]" office:value-type="float" office:value="1">
            <text:p>1</text:p>
          </table:table-cell>
          <table:table-cell table:number-columns-repeated="6"/>
        </table:table-row>
        <table:table-row table:style-name="ro1" table:number-rows-repeated="10482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n" table:style-name="ta1"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skew</text:p>
          </table:table-cell>
          <table:table-cell office:value-type="string">
            <text:p>curt</text:p>
          </table:table-cell>
          <table:table-cell office:value-type="string">
            <text:p>entr</text:p>
          </table:table-cell>
          <table:table-cell office:value-type="string">
            <text:p>real?</text:p>
          </table:table-cell>
          <table:table-cell table:number-columns-repeated="7"/>
        </table:table-row>
        <table:table-row table:style-name="ro1">
          <table:table-cell office:value-type="float" office:value="3.6216">
            <text:p>3.6216</text:p>
          </table:table-cell>
          <table:table-cell office:value-type="float" office:value="8.6661">
            <text:p>8.6661</text:p>
          </table:table-cell>
          <table:table-cell office:value-type="float" office:value="-2.8073">
            <text:p>-2.8073</text:p>
          </table:table-cell>
          <table:table-cell office:value-type="float" office:value="-0.44699">
            <text:p>-0.44699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 table:number-columns-spanned="6" table:number-rows-spanned="1">
            <text:p>Bank Note Counterfeits (0 = Counterfeit)</text:p>
          </table:table-cell>
          <table:covered-table-cell table:number-columns-repeated="5"/>
        </table:table-row>
        <table:table-row table:style-name="ro2">
          <table:table-cell office:value-type="float" office:value="4.5459">
            <text:p>4.5459</text:p>
          </table:table-cell>
          <table:table-cell office:value-type="float" office:value="8.1674">
            <text:p>8.1674</text:p>
          </table:table-cell>
          <table:table-cell office:value-type="float" office:value="-2.4586">
            <text:p>-2.4586</text:p>
          </table:table-cell>
          <table:table-cell office:value-type="float" office:value="-1.4621">
            <text:p>-1.462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Class</text:p>
          </table:table-cell>
          <table:table-cell/>
          <table:table-cell table:style-name="ce2" office:value-type="string">
            <text:p>Variance</text:p>
          </table:table-cell>
          <table:table-cell table:style-name="ce2" office:value-type="string">
            <text:p>Skewness</text:p>
          </table:table-cell>
          <table:table-cell table:style-name="ce2" office:value-type="string">
            <text:p>Curtosis</text:p>
          </table:table-cell>
          <table:table-cell table:style-name="ce2" office:value-type="string">
            <text:p>Entropy</text:p>
          </table:table-cell>
        </table:table-row>
        <table:table-row table:style-name="ro1">
          <table:table-cell office:value-type="float" office:value="3.866">
            <text:p>3.866</text:p>
          </table:table-cell>
          <table:table-cell office:value-type="float" office:value="-2.6383">
            <text:p>-2.6383</text:p>
          </table:table-cell>
          <table:table-cell office:value-type="float" office:value="1.9242">
            <text:p>1.9242</text:p>
          </table:table-cell>
          <table:table-cell office:value-type="float" office:value="0.10645">
            <text:p>0.10645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 table:number-columns-spanned="1" table:number-rows-spanned="5">
            <text:p>0</text:p>
            <text:p>(n = 763)</text:p>
          </table:table-cell>
          <table:table-cell office:value-type="string">
            <text:p>Min</text:p>
          </table:table-cell>
          <table:table-cell table:style-name="ce4" table:formula="of:=MIN([.A$2:.A$763])" office:value-type="float" office:value="-4.2859">
            <text:p>-4.29</text:p>
          </table:table-cell>
          <table:table-cell table:style-name="ce4" table:formula="of:=MIN([.B$2:.B$763])" office:value-type="float" office:value="-6.9321">
            <text:p>-6.93</text:p>
          </table:table-cell>
          <table:table-cell table:style-name="ce4" table:formula="of:=MIN([.C$2:.C$763])" office:value-type="float" office:value="-4.9417">
            <text:p>-4.94</text:p>
          </table:table-cell>
          <table:table-cell table:style-name="ce4" table:formula="of:=MIN([.D$2:.D$763])" office:value-type="float" office:value="-8.5482">
            <text:p>-8.55</text:p>
          </table:table-cell>
        </table:table-row>
        <table:table-row table:style-name="ro1">
          <table:table-cell office:value-type="float" office:value="3.4566">
            <text:p>3.4566</text:p>
          </table:table-cell>
          <table:table-cell office:value-type="float" office:value="9.5228">
            <text:p>9.5228</text:p>
          </table:table-cell>
          <table:table-cell office:value-type="float" office:value="-4.0112">
            <text:p>-4.0112</text:p>
          </table:table-cell>
          <table:table-cell office:value-type="float" office:value="-3.5944">
            <text:p>-3.5944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Max</text:p>
          </table:table-cell>
          <table:table-cell table:style-name="ce4" table:formula="of:=MAX([.A$2:.A$763])" office:value-type="float" office:value="6.8248">
            <text:p>6.82</text:p>
          </table:table-cell>
          <table:table-cell table:style-name="ce4" table:formula="of:=MAX([.B$2:.B$763])" office:value-type="float" office:value="12.9516">
            <text:p>12.95</text:p>
          </table:table-cell>
          <table:table-cell table:style-name="ce4" table:formula="of:=MAX([.C$2:.C$763])" office:value-type="float" office:value="8.8294">
            <text:p>8.83</text:p>
          </table:table-cell>
          <table:table-cell table:style-name="ce4" table:formula="of:=MAX([.D$2:.D$763])" office:value-type="float" office:value="2.4495">
            <text:p>2.45</text:p>
          </table:table-cell>
        </table:table-row>
        <table:table-row table:style-name="ro1">
          <table:table-cell office:value-type="float" office:value="0.32924">
            <text:p>0.32924</text:p>
          </table:table-cell>
          <table:table-cell office:value-type="float" office:value="-4.4552">
            <text:p>-4.4552</text:p>
          </table:table-cell>
          <table:table-cell office:value-type="float" office:value="4.5718">
            <text:p>4.5718</text:p>
          </table:table-cell>
          <table:table-cell office:value-type="float" office:value="-0.9888">
            <text:p>-0.9888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Median</text:p>
          </table:table-cell>
          <table:table-cell table:style-name="ce4" table:formula="of:=MEDIAN([.A$2:.A$763])" office:value-type="float" office:value="2.5531">
            <text:p>2.55</text:p>
          </table:table-cell>
          <table:table-cell table:style-name="ce4" table:formula="of:=MEDIAN([.B$2:.B$763])" office:value-type="float" office:value="5.6802">
            <text:p>5.68</text:p>
          </table:table-cell>
          <table:table-cell table:style-name="ce4" table:formula="of:=MEDIAN([.C$2:.C$763])" office:value-type="float" office:value="0.700605">
            <text:p>0.70</text:p>
          </table:table-cell>
          <table:table-cell table:style-name="ce4" table:formula="of:=MEDIAN([.D$2:.D$763])" office:value-type="float" office:value="-0.55238">
            <text:p>-0.55</text:p>
          </table:table-cell>
        </table:table-row>
        <table:table-row table:style-name="ro1">
          <table:table-cell office:value-type="float" office:value="4.3684">
            <text:p>4.3684</text:p>
          </table:table-cell>
          <table:table-cell office:value-type="float" office:value="9.6718">
            <text:p>9.6718</text:p>
          </table:table-cell>
          <table:table-cell office:value-type="float" office:value="-3.9606">
            <text:p>-3.9606</text:p>
          </table:table-cell>
          <table:table-cell office:value-type="float" office:value="-3.1625">
            <text:p>-3.1625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Mean</text:p>
          </table:table-cell>
          <table:table-cell table:style-name="ce4" table:formula="of:=AVERAGE([.A$2:.A$763])" office:value-type="float" office:value="2.27668600524934">
            <text:p>2.28</text:p>
          </table:table-cell>
          <table:table-cell table:style-name="ce4" table:formula="of:=AVERAGE([.B$2:.B$763])" office:value-type="float" office:value="4.26222066596584">
            <text:p>4.26</text:p>
          </table:table-cell>
          <table:table-cell table:style-name="ce4" table:formula="of:=AVERAGE([.C$2:.C$763])" office:value-type="float" office:value="0.796717965209974">
            <text:p>0.80</text:p>
          </table:table-cell>
          <table:table-cell table:style-name="ce4" table:formula="of:=AVERAGE([.D$2:.D$763])" office:value-type="float" office:value="-1.14764027624672">
            <text:p>-1.15</text:p>
          </table:table-cell>
        </table:table-row>
        <table:table-row table:style-name="ro2">
          <table:table-cell office:value-type="float" office:value="3.5912">
            <text:p>3.5912</text:p>
          </table:table-cell>
          <table:table-cell office:value-type="float" office:value="3.0129">
            <text:p>3.0129</text:p>
          </table:table-cell>
          <table:table-cell office:value-type="float" office:value="0.72888">
            <text:p>0.72888</text:p>
          </table:table-cell>
          <table:table-cell office:value-type="float" office:value="0.56421">
            <text:p>0.56421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StDev</text:p>
          </table:table-cell>
          <table:table-cell table:style-name="ce4" table:formula="of:=STDEV([.A$2:.A$763])" office:value-type="float" office:value="2.01934813964216">
            <text:p>2.02</text:p>
          </table:table-cell>
          <table:table-cell table:style-name="ce4" table:formula="of:=STDEV([.B$2:.B$763])" office:value-type="float" office:value="5.13985001774958">
            <text:p>5.14</text:p>
          </table:table-cell>
          <table:table-cell table:style-name="ce4" table:formula="of:=STDEV([.C$2:.C$763])" office:value-type="float" office:value="3.23989379057231">
            <text:p>3.24</text:p>
          </table:table-cell>
          <table:table-cell table:style-name="ce4" table:formula="of:=STDEV([.D$2:.D$763])" office:value-type="float" office:value="2.12507691948946">
            <text:p>2.13</text:p>
          </table:table-cell>
        </table:table-row>
        <table:table-row table:style-name="ro1">
          <table:table-cell office:value-type="float" office:value="2.0922">
            <text:p>2.0922</text:p>
          </table:table-cell>
          <table:table-cell office:value-type="float" office:value="-6.81">
            <text:p>-6.81</text:p>
          </table:table-cell>
          <table:table-cell office:value-type="float" office:value="8.4636">
            <text:p>8.4636</text:p>
          </table:table-cell>
          <table:table-cell office:value-type="float" office:value="-0.60216">
            <text:p>-0.602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3.2032">
            <text:p>3.2032</text:p>
          </table:table-cell>
          <table:table-cell office:value-type="float" office:value="5.7588">
            <text:p>5.7588</text:p>
          </table:table-cell>
          <table:table-cell office:value-type="float" office:value="-0.75345">
            <text:p>-0.75345</text:p>
          </table:table-cell>
          <table:table-cell office:value-type="float" office:value="-0.61251">
            <text:p>-0.6125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Class</text:p>
          </table:table-cell>
          <table:table-cell/>
          <table:table-cell table:style-name="ce2" office:value-type="string">
            <text:p>Variance</text:p>
          </table:table-cell>
          <table:table-cell table:style-name="ce2" office:value-type="string">
            <text:p>Skewness</text:p>
          </table:table-cell>
          <table:table-cell table:style-name="ce2" office:value-type="string">
            <text:p>Curtosis</text:p>
          </table:table-cell>
          <table:table-cell table:style-name="ce2" office:value-type="string">
            <text:p>Entropy</text:p>
          </table:table-cell>
        </table:table-row>
        <table:table-row table:style-name="ro1">
          <table:table-cell office:value-type="float" office:value="1.5356">
            <text:p>1.5356</text:p>
          </table:table-cell>
          <table:table-cell office:value-type="float" office:value="9.1772">
            <text:p>9.1772</text:p>
          </table:table-cell>
          <table:table-cell office:value-type="float" office:value="-2.2718">
            <text:p>-2.2718</text:p>
          </table:table-cell>
          <table:table-cell office:value-type="float" office:value="-0.73535">
            <text:p>-0.73535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 table:number-columns-spanned="1" table:number-rows-spanned="5">
            <text:p>1</text:p>
            <text:p>(n = 609)</text:p>
          </table:table-cell>
          <table:table-cell office:value-type="string">
            <text:p>Min</text:p>
          </table:table-cell>
          <table:table-cell table:style-name="ce4" table:formula="of:=MIN([.A$764:.A$1373])" office:value-type="float" office:value="-7.0421">
            <text:p>-7.04</text:p>
          </table:table-cell>
          <table:table-cell table:style-name="ce4" table:formula="of:=MIN([.B$764:.B$1373])" office:value-type="float" office:value="-13.7731">
            <text:p>-13.77</text:p>
          </table:table-cell>
          <table:table-cell table:style-name="ce4" table:formula="of:=MIN([.C$764:.C$1373])" office:value-type="float" office:value="-5.2861">
            <text:p>-5.29</text:p>
          </table:table-cell>
          <table:table-cell table:style-name="ce4" table:formula="of:=MIN([.D$764:.D$1373])" office:value-type="float" office:value="-7.5887">
            <text:p>-7.59</text:p>
          </table:table-cell>
        </table:table-row>
        <table:table-row table:style-name="ro1">
          <table:table-cell office:value-type="float" office:value="1.2247">
            <text:p>1.2247</text:p>
          </table:table-cell>
          <table:table-cell office:value-type="float" office:value="8.7779">
            <text:p>8.7779</text:p>
          </table:table-cell>
          <table:table-cell office:value-type="float" office:value="-2.2135">
            <text:p>-2.2135</text:p>
          </table:table-cell>
          <table:table-cell office:value-type="float" office:value="-0.80647">
            <text:p>-0.80647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Max</text:p>
          </table:table-cell>
          <table:table-cell table:style-name="ce4" table:formula="of:=MAX([.A$764:.A$1373])" office:value-type="float" office:value="2.3917">
            <text:p>2.39</text:p>
          </table:table-cell>
          <table:table-cell table:style-name="ce4" table:formula="of:=MAX([.B$764:.B$1373])" office:value-type="float" office:value="9.6014">
            <text:p>9.60</text:p>
          </table:table-cell>
          <table:table-cell table:style-name="ce4" table:formula="of:=MAX([.C$764:.C$1373])" office:value-type="float" office:value="17.9274">
            <text:p>17.93</text:p>
          </table:table-cell>
          <table:table-cell table:style-name="ce4" table:formula="of:=MAX([.D$764:.D$1373])" office:value-type="float" office:value="2.1353">
            <text:p>2.14</text:p>
          </table:table-cell>
        </table:table-row>
        <table:table-row table:style-name="ro1">
          <table:table-cell office:value-type="float" office:value="3.9899">
            <text:p>3.9899</text:p>
          </table:table-cell>
          <table:table-cell office:value-type="float" office:value="-2.7066">
            <text:p>-2.7066</text:p>
          </table:table-cell>
          <table:table-cell office:value-type="float" office:value="2.3946">
            <text:p>2.3946</text:p>
          </table:table-cell>
          <table:table-cell office:value-type="float" office:value="0.86291">
            <text:p>0.86291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Median</text:p>
          </table:table-cell>
          <table:table-cell table:style-name="ce4" table:formula="of:=MEDIAN([.A$764:.A$1373])" office:value-type="float" office:value="-1.8061">
            <text:p>-1.81</text:p>
          </table:table-cell>
          <table:table-cell table:style-name="ce4" table:formula="of:=MEDIAN([.B$764:.B$1373])" office:value-type="float" office:value="0.172775">
            <text:p>0.17</text:p>
          </table:table-cell>
          <table:table-cell table:style-name="ce4" table:formula="of:=MEDIAN([.C$764:.C$1373])" office:value-type="float" office:value="0.37372">
            <text:p>0.37</text:p>
          </table:table-cell>
          <table:table-cell table:style-name="ce4" table:formula="of:=MEDIAN([.D$764:.D$1373])" office:value-type="float" office:value="-0.66165">
            <text:p>-0.66</text:p>
          </table:table-cell>
        </table:table-row>
        <table:table-row table:style-name="ro1">
          <table:table-cell office:value-type="float" office:value="1.8993">
            <text:p>1.8993</text:p>
          </table:table-cell>
          <table:table-cell office:value-type="float" office:value="7.6625">
            <text:p>7.6625</text:p>
          </table:table-cell>
          <table:table-cell office:value-type="float" office:value="0.15394">
            <text:p>0.15394</text:p>
          </table:table-cell>
          <table:table-cell office:value-type="float" office:value="-3.1108">
            <text:p>-3.1108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Mean</text:p>
          </table:table-cell>
          <table:table-cell table:style-name="ce4" table:formula="of:=AVERAGE([.A$764:.A$1373])" office:value-type="float" office:value="-1.86844256278688">
            <text:p>-1.87</text:p>
          </table:table-cell>
          <table:table-cell table:style-name="ce4" table:formula="of:=AVERAGE([.B$764:.B$1373])" office:value-type="float" office:value="-0.993576124590163">
            <text:p>-0.99</text:p>
          </table:table-cell>
          <table:table-cell table:style-name="ce4" table:formula="of:=AVERAGE([.C$764:.C$1373])" office:value-type="float" office:value="2.14827100885246">
            <text:p>2.15</text:p>
          </table:table-cell>
          <table:table-cell table:style-name="ce4" table:formula="of:=AVERAGE([.D$764:.D$1373])" office:value-type="float" office:value="-1.24664074590164">
            <text:p>-1.25</text:p>
          </table:table-cell>
        </table:table-row>
        <table:table-row table:style-name="ro2">
          <table:table-cell office:value-type="float" office:value="-1.5768">
            <text:p>-1.5768</text:p>
          </table:table-cell>
          <table:table-cell office:value-type="float" office:value="10.843">
            <text:p>10.843</text:p>
          </table:table-cell>
          <table:table-cell office:value-type="float" office:value="2.5462">
            <text:p>2.5462</text:p>
          </table:table-cell>
          <table:table-cell office:value-type="float" office:value="-2.9362">
            <text:p>-2.9362</text:p>
          </table:table-cell>
          <table:table-cell office:value-type="float" office:value="0">
            <text:p>0</text:p>
          </table:table-cell>
          <table:table-cell/>
          <table:covered-table-cell/>
          <table:table-cell office:value-type="string">
            <text:p>StDev</text:p>
          </table:table-cell>
          <table:table-cell table:style-name="ce4" table:formula="of:=STDEV([.A$764:.A$1373])" office:value-type="float" office:value="1.88118260066014">
            <text:p>1.88</text:p>
          </table:table-cell>
          <table:table-cell table:style-name="ce4" table:formula="of:=STDEV([.B$764:.B$1373])" office:value-type="float" office:value="5.40488375028475">
            <text:p>5.40</text:p>
          </table:table-cell>
          <table:table-cell table:style-name="ce4" table:formula="of:=STDEV([.C$764:.C$1373])" office:value-type="float" office:value="5.2618109343962">
            <text:p>5.26</text:p>
          </table:table-cell>
          <table:table-cell table:style-name="ce4" table:formula="of:=STDEV([.D$764:.D$1373])" office:value-type="float" office:value="2.07098389128945">
            <text:p>2.07</text:p>
          </table:table-cell>
        </table:table-row>
        <table:table-row table:style-name="ro1">
          <table:table-cell office:value-type="float" office:value="3.404">
            <text:p>3.404</text:p>
          </table:table-cell>
          <table:table-cell office:value-type="float" office:value="8.7261">
            <text:p>8.7261</text:p>
          </table:table-cell>
          <table:table-cell office:value-type="float" office:value="-2.9915">
            <text:p>-2.9915</text:p>
          </table:table-cell>
          <table:table-cell office:value-type="float" office:value="-0.57242">
            <text:p>-0.572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765">
            <text:p>4.6765</text:p>
          </table:table-cell>
          <table:table-cell office:value-type="float" office:value="-3.3895">
            <text:p>-3.3895</text:p>
          </table:table-cell>
          <table:table-cell office:value-type="float" office:value="3.4896">
            <text:p>3.4896</text:p>
          </table:table-cell>
          <table:table-cell office:value-type="float" office:value="1.4771">
            <text:p>1.47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719">
            <text:p>2.6719</text:p>
          </table:table-cell>
          <table:table-cell office:value-type="float" office:value="3.0646">
            <text:p>3.0646</text:p>
          </table:table-cell>
          <table:table-cell office:value-type="float" office:value="0.37158">
            <text:p>0.37158</text:p>
          </table:table-cell>
          <table:table-cell office:value-type="float" office:value="0.58619">
            <text:p>0.586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0355">
            <text:p>0.80355</text:p>
          </table:table-cell>
          <table:table-cell office:value-type="float" office:value="2.8473">
            <text:p>2.8473</text:p>
          </table:table-cell>
          <table:table-cell office:value-type="float" office:value="4.3439">
            <text:p>4.3439</text:p>
          </table:table-cell>
          <table:table-cell office:value-type="float" office:value="0.6017">
            <text:p>0.60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4479">
            <text:p>1.4479</text:p>
          </table:table-cell>
          <table:table-cell office:value-type="float" office:value="-4.8794">
            <text:p>-4.8794</text:p>
          </table:table-cell>
          <table:table-cell office:value-type="float" office:value="8.3428">
            <text:p>8.3428</text:p>
          </table:table-cell>
          <table:table-cell office:value-type="float" office:value="-2.1086">
            <text:p>-2.10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423">
            <text:p>5.2423</text:p>
          </table:table-cell>
          <table:table-cell office:value-type="float" office:value="11.0272">
            <text:p>11.0272</text:p>
          </table:table-cell>
          <table:table-cell office:value-type="float" office:value="-4.353">
            <text:p>-4.353</text:p>
          </table:table-cell>
          <table:table-cell office:value-type="float" office:value="-4.1013">
            <text:p>-4.1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7867">
            <text:p>5.7867</text:p>
          </table:table-cell>
          <table:table-cell office:value-type="float" office:value="7.8902">
            <text:p>7.8902</text:p>
          </table:table-cell>
          <table:table-cell office:value-type="float" office:value="-2.6196">
            <text:p>-2.6196</text:p>
          </table:table-cell>
          <table:table-cell office:value-type="float" office:value="-0.48708">
            <text:p>-0.487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292">
            <text:p>0.3292</text:p>
          </table:table-cell>
          <table:table-cell office:value-type="float" office:value="-4.4552">
            <text:p>-4.4552</text:p>
          </table:table-cell>
          <table:table-cell office:value-type="float" office:value="4.5718">
            <text:p>4.5718</text:p>
          </table:table-cell>
          <table:table-cell office:value-type="float" office:value="-0.9888">
            <text:p>-0.9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362">
            <text:p>3.9362</text:p>
          </table:table-cell>
          <table:table-cell office:value-type="float" office:value="10.1622">
            <text:p>10.1622</text:p>
          </table:table-cell>
          <table:table-cell office:value-type="float" office:value="-3.8235">
            <text:p>-3.8235</text:p>
          </table:table-cell>
          <table:table-cell office:value-type="float" office:value="-4.0172">
            <text:p>-4.01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3584">
            <text:p>0.93584</text:p>
          </table:table-cell>
          <table:table-cell office:value-type="float" office:value="8.8855">
            <text:p>8.8855</text:p>
          </table:table-cell>
          <table:table-cell office:value-type="float" office:value="-1.6831">
            <text:p>-1.6831</text:p>
          </table:table-cell>
          <table:table-cell office:value-type="float" office:value="-1.6599">
            <text:p>-1.65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4338">
            <text:p>4.4338</text:p>
          </table:table-cell>
          <table:table-cell office:value-type="float" office:value="9.887">
            <text:p>9.887</text:p>
          </table:table-cell>
          <table:table-cell office:value-type="float" office:value="-4.6795">
            <text:p>-4.6795</text:p>
          </table:table-cell>
          <table:table-cell office:value-type="float" office:value="-3.7483">
            <text:p>-3.748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057">
            <text:p>0.7057</text:p>
          </table:table-cell>
          <table:table-cell office:value-type="float" office:value="-5.4981">
            <text:p>-5.4981</text:p>
          </table:table-cell>
          <table:table-cell office:value-type="float" office:value="8.3368">
            <text:p>8.3368</text:p>
          </table:table-cell>
          <table:table-cell office:value-type="float" office:value="-2.8715">
            <text:p>-2.87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432">
            <text:p>1.1432</text:p>
          </table:table-cell>
          <table:table-cell office:value-type="float" office:value="-3.7413">
            <text:p>-3.7413</text:p>
          </table:table-cell>
          <table:table-cell office:value-type="float" office:value="5.5777">
            <text:p>5.5777</text:p>
          </table:table-cell>
          <table:table-cell office:value-type="float" office:value="-0.63578">
            <text:p>-0.635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38214">
            <text:p>-0.38214</text:p>
          </table:table-cell>
          <table:table-cell office:value-type="float" office:value="8.3909">
            <text:p>8.3909</text:p>
          </table:table-cell>
          <table:table-cell office:value-type="float" office:value="2.1624">
            <text:p>2.1624</text:p>
          </table:table-cell>
          <table:table-cell office:value-type="float" office:value="-3.7405">
            <text:p>-3.74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.5633">
            <text:p>6.5633</text:p>
          </table:table-cell>
          <table:table-cell office:value-type="float" office:value="9.8187">
            <text:p>9.8187</text:p>
          </table:table-cell>
          <table:table-cell office:value-type="float" office:value="-4.4113">
            <text:p>-4.4113</text:p>
          </table:table-cell>
          <table:table-cell office:value-type="float" office:value="-3.2258">
            <text:p>-3.22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906">
            <text:p>4.8906</text:p>
          </table:table-cell>
          <table:table-cell office:value-type="float" office:value="-3.3584">
            <text:p>-3.3584</text:p>
          </table:table-cell>
          <table:table-cell office:value-type="float" office:value="3.4202">
            <text:p>3.4202</text:p>
          </table:table-cell>
          <table:table-cell office:value-type="float" office:value="1.0905">
            <text:p>1.09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4811">
            <text:p>-0.24811</text:p>
          </table:table-cell>
          <table:table-cell office:value-type="float" office:value="-0.17797">
            <text:p>-0.17797</text:p>
          </table:table-cell>
          <table:table-cell office:value-type="float" office:value="4.9068">
            <text:p>4.9068</text:p>
          </table:table-cell>
          <table:table-cell office:value-type="float" office:value="0.15429">
            <text:p>0.154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4884">
            <text:p>1.4884</text:p>
          </table:table-cell>
          <table:table-cell office:value-type="float" office:value="3.6274">
            <text:p>3.6274</text:p>
          </table:table-cell>
          <table:table-cell office:value-type="float" office:value="3.308">
            <text:p>3.308</text:p>
          </table:table-cell>
          <table:table-cell office:value-type="float" office:value="0.48921">
            <text:p>0.489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969">
            <text:p>4.2969</text:p>
          </table:table-cell>
          <table:table-cell office:value-type="float" office:value="7.617">
            <text:p>7.617</text:p>
          </table:table-cell>
          <table:table-cell office:value-type="float" office:value="-2.3874">
            <text:p>-2.3874</text:p>
          </table:table-cell>
          <table:table-cell office:value-type="float" office:value="-0.96164">
            <text:p>-0.961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96511">
            <text:p>-0.96511</text:p>
          </table:table-cell>
          <table:table-cell office:value-type="float" office:value="9.4111">
            <text:p>9.4111</text:p>
          </table:table-cell>
          <table:table-cell office:value-type="float" office:value="1.7305">
            <text:p>1.7305</text:p>
          </table:table-cell>
          <table:table-cell office:value-type="float" office:value="-4.8629">
            <text:p>-4.86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6162">
            <text:p>-1.6162</text:p>
          </table:table-cell>
          <table:table-cell office:value-type="float" office:value="0.80908">
            <text:p>0.80908</text:p>
          </table:table-cell>
          <table:table-cell office:value-type="float" office:value="8.1628">
            <text:p>8.1628</text:p>
          </table:table-cell>
          <table:table-cell office:value-type="float" office:value="0.60817">
            <text:p>0.608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391">
            <text:p>2.4391</text:p>
          </table:table-cell>
          <table:table-cell office:value-type="float" office:value="6.4417">
            <text:p>6.4417</text:p>
          </table:table-cell>
          <table:table-cell office:value-type="float" office:value="-0.80743">
            <text:p>-0.80743</text:p>
          </table:table-cell>
          <table:table-cell office:value-type="float" office:value="-0.69139">
            <text:p>-0.691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881">
            <text:p>2.6881</text:p>
          </table:table-cell>
          <table:table-cell office:value-type="float" office:value="6.0195">
            <text:p>6.0195</text:p>
          </table:table-cell>
          <table:table-cell office:value-type="float" office:value="-0.46641">
            <text:p>-0.46641</text:p>
          </table:table-cell>
          <table:table-cell office:value-type="float" office:value="-0.69268">
            <text:p>-0.692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289">
            <text:p>3.6289</text:p>
          </table:table-cell>
          <table:table-cell office:value-type="float" office:value="0.81322">
            <text:p>0.81322</text:p>
          </table:table-cell>
          <table:table-cell office:value-type="float" office:value="1.6277">
            <text:p>1.6277</text:p>
          </table:table-cell>
          <table:table-cell office:value-type="float" office:value="0.77627">
            <text:p>0.776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5679">
            <text:p>4.5679</text:p>
          </table:table-cell>
          <table:table-cell office:value-type="float" office:value="3.1929">
            <text:p>3.1929</text:p>
          </table:table-cell>
          <table:table-cell office:value-type="float" office:value="-2.1055">
            <text:p>-2.1055</text:p>
          </table:table-cell>
          <table:table-cell office:value-type="float" office:value="0.29653">
            <text:p>0.296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805">
            <text:p>3.4805</text:p>
          </table:table-cell>
          <table:table-cell office:value-type="float" office:value="9.7008">
            <text:p>9.7008</text:p>
          </table:table-cell>
          <table:table-cell office:value-type="float" office:value="-3.7541">
            <text:p>-3.7541</text:p>
          </table:table-cell>
          <table:table-cell office:value-type="float" office:value="-3.4379">
            <text:p>-3.43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711">
            <text:p>4.1711</text:p>
          </table:table-cell>
          <table:table-cell office:value-type="float" office:value="8.722">
            <text:p>8.722</text:p>
          </table:table-cell>
          <table:table-cell office:value-type="float" office:value="-3.0224">
            <text:p>-3.0224</text:p>
          </table:table-cell>
          <table:table-cell office:value-type="float" office:value="-0.59699">
            <text:p>-0.596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062">
            <text:p>-0.2062</text:p>
          </table:table-cell>
          <table:table-cell office:value-type="float" office:value="9.2207">
            <text:p>9.2207</text:p>
          </table:table-cell>
          <table:table-cell office:value-type="float" office:value="-3.7044">
            <text:p>-3.7044</text:p>
          </table:table-cell>
          <table:table-cell office:value-type="float" office:value="-6.8103">
            <text:p>-6.81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0068919">
            <text:p>-0.0068919</text:p>
          </table:table-cell>
          <table:table-cell office:value-type="float" office:value="9.2931">
            <text:p>9.2931</text:p>
          </table:table-cell>
          <table:table-cell office:value-type="float" office:value="-0.41243">
            <text:p>-0.41243</text:p>
          </table:table-cell>
          <table:table-cell office:value-type="float" office:value="-1.9638">
            <text:p>-1.9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6441">
            <text:p>0.96441</text:p>
          </table:table-cell>
          <table:table-cell office:value-type="float" office:value="5.8395">
            <text:p>5.8395</text:p>
          </table:table-cell>
          <table:table-cell office:value-type="float" office:value="2.3235">
            <text:p>2.3235</text:p>
          </table:table-cell>
          <table:table-cell office:value-type="float" office:value="0.066365">
            <text:p>0.0663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561">
            <text:p>2.8561</text:p>
          </table:table-cell>
          <table:table-cell office:value-type="float" office:value="6.9176">
            <text:p>6.9176</text:p>
          </table:table-cell>
          <table:table-cell office:value-type="float" office:value="-0.79372">
            <text:p>-0.79372</text:p>
          </table:table-cell>
          <table:table-cell office:value-type="float" office:value="0.48403">
            <text:p>0.484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7869">
            <text:p>-0.7869</text:p>
          </table:table-cell>
          <table:table-cell office:value-type="float" office:value="9.5663">
            <text:p>9.5663</text:p>
          </table:table-cell>
          <table:table-cell office:value-type="float" office:value="-3.7867">
            <text:p>-3.7867</text:p>
          </table:table-cell>
          <table:table-cell office:value-type="float" office:value="-7.5034">
            <text:p>-7.50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843">
            <text:p>2.0843</text:p>
          </table:table-cell>
          <table:table-cell office:value-type="float" office:value="6.6258">
            <text:p>6.6258</text:p>
          </table:table-cell>
          <table:table-cell office:value-type="float" office:value="0.48382">
            <text:p>0.48382</text:p>
          </table:table-cell>
          <table:table-cell office:value-type="float" office:value="-2.2134">
            <text:p>-2.21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7869">
            <text:p>-0.7869</text:p>
          </table:table-cell>
          <table:table-cell office:value-type="float" office:value="9.5663">
            <text:p>9.5663</text:p>
          </table:table-cell>
          <table:table-cell office:value-type="float" office:value="-3.7867">
            <text:p>-3.7867</text:p>
          </table:table-cell>
          <table:table-cell office:value-type="float" office:value="-7.5034">
            <text:p>-7.50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102">
            <text:p>3.9102</text:p>
          </table:table-cell>
          <table:table-cell office:value-type="float" office:value="6.065">
            <text:p>6.065</text:p>
          </table:table-cell>
          <table:table-cell office:value-type="float" office:value="-2.4534">
            <text:p>-2.4534</text:p>
          </table:table-cell>
          <table:table-cell office:value-type="float" office:value="-0.68234">
            <text:p>-0.682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349">
            <text:p>1.6349</text:p>
          </table:table-cell>
          <table:table-cell office:value-type="float" office:value="3.286">
            <text:p>3.286</text:p>
          </table:table-cell>
          <table:table-cell office:value-type="float" office:value="2.8753">
            <text:p>2.8753</text:p>
          </table:table-cell>
          <table:table-cell office:value-type="float" office:value="0.087054">
            <text:p>0.08705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239">
            <text:p>4.3239</text:p>
          </table:table-cell>
          <table:table-cell office:value-type="float" office:value="-4.8835">
            <text:p>-4.8835</text:p>
          </table:table-cell>
          <table:table-cell office:value-type="float" office:value="3.4356">
            <text:p>3.4356</text:p>
          </table:table-cell>
          <table:table-cell office:value-type="float" office:value="-0.5776">
            <text:p>-0.57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62">
            <text:p>5.262</text:p>
          </table:table-cell>
          <table:table-cell office:value-type="float" office:value="3.9834">
            <text:p>3.9834</text:p>
          </table:table-cell>
          <table:table-cell office:value-type="float" office:value="-1.5572">
            <text:p>-1.5572</text:p>
          </table:table-cell>
          <table:table-cell office:value-type="float" office:value="1.0103">
            <text:p>1.01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452">
            <text:p>3.1452</text:p>
          </table:table-cell>
          <table:table-cell office:value-type="float" office:value="5.825">
            <text:p>5.825</text:p>
          </table:table-cell>
          <table:table-cell office:value-type="float" office:value="-0.51439">
            <text:p>-0.51439</text:p>
          </table:table-cell>
          <table:table-cell office:value-type="float" office:value="-1.4944">
            <text:p>-1.49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49">
            <text:p>2.549</text:p>
          </table:table-cell>
          <table:table-cell office:value-type="float" office:value="6.1499">
            <text:p>6.1499</text:p>
          </table:table-cell>
          <table:table-cell office:value-type="float" office:value="-1.1605">
            <text:p>-1.1605</text:p>
          </table:table-cell>
          <table:table-cell office:value-type="float" office:value="-1.2371">
            <text:p>-1.23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264">
            <text:p>4.9264</text:p>
          </table:table-cell>
          <table:table-cell office:value-type="float" office:value="5.496">
            <text:p>5.496</text:p>
          </table:table-cell>
          <table:table-cell office:value-type="float" office:value="-2.4774">
            <text:p>-2.4774</text:p>
          </table:table-cell>
          <table:table-cell office:value-type="float" office:value="-0.50648">
            <text:p>-0.506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265">
            <text:p>4.8265</text:p>
          </table:table-cell>
          <table:table-cell office:value-type="float" office:value="0.80287">
            <text:p>0.80287</text:p>
          </table:table-cell>
          <table:table-cell office:value-type="float" office:value="1.6371">
            <text:p>1.6371</text:p>
          </table:table-cell>
          <table:table-cell office:value-type="float" office:value="1.1875">
            <text:p>1.18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635">
            <text:p>2.5635</text:p>
          </table:table-cell>
          <table:table-cell office:value-type="float" office:value="6.7769">
            <text:p>6.7769</text:p>
          </table:table-cell>
          <table:table-cell office:value-type="float" office:value="-0.61979">
            <text:p>-0.61979</text:p>
          </table:table-cell>
          <table:table-cell office:value-type="float" office:value="0.38576">
            <text:p>0.385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807">
            <text:p>5.807</text:p>
          </table:table-cell>
          <table:table-cell office:value-type="float" office:value="5.0097">
            <text:p>5.0097</text:p>
          </table:table-cell>
          <table:table-cell office:value-type="float" office:value="-2.2384">
            <text:p>-2.2384</text:p>
          </table:table-cell>
          <table:table-cell office:value-type="float" office:value="0.43878">
            <text:p>0.438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377">
            <text:p>3.1377</text:p>
          </table:table-cell>
          <table:table-cell office:value-type="float" office:value="-4.1096">
            <text:p>-4.1096</text:p>
          </table:table-cell>
          <table:table-cell office:value-type="float" office:value="4.5701">
            <text:p>4.5701</text:p>
          </table:table-cell>
          <table:table-cell office:value-type="float" office:value="0.98963">
            <text:p>0.989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78289">
            <text:p>-0.78289</text:p>
          </table:table-cell>
          <table:table-cell office:value-type="float" office:value="11.3603">
            <text:p>11.3603</text:p>
          </table:table-cell>
          <table:table-cell office:value-type="float" office:value="-0.37644">
            <text:p>-0.37644</text:p>
          </table:table-cell>
          <table:table-cell office:value-type="float" office:value="-7.0495">
            <text:p>-7.04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88">
            <text:p>2.888</text:p>
          </table:table-cell>
          <table:table-cell office:value-type="float" office:value="0.44696">
            <text:p>0.44696</text:p>
          </table:table-cell>
          <table:table-cell office:value-type="float" office:value="4.5907">
            <text:p>4.5907</text:p>
          </table:table-cell>
          <table:table-cell office:value-type="float" office:value="-0.24398">
            <text:p>-0.243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49665">
            <text:p>0.49665</text:p>
          </table:table-cell>
          <table:table-cell office:value-type="float" office:value="5.527">
            <text:p>5.527</text:p>
          </table:table-cell>
          <table:table-cell office:value-type="float" office:value="1.7785">
            <text:p>1.7785</text:p>
          </table:table-cell>
          <table:table-cell office:value-type="float" office:value="-0.47156">
            <text:p>-0.471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586">
            <text:p>4.2586</text:p>
          </table:table-cell>
          <table:table-cell office:value-type="float" office:value="11.2962">
            <text:p>11.2962</text:p>
          </table:table-cell>
          <table:table-cell office:value-type="float" office:value="-4.0943">
            <text:p>-4.0943</text:p>
          </table:table-cell>
          <table:table-cell office:value-type="float" office:value="-4.3457">
            <text:p>-4.34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939">
            <text:p>1.7939</text:p>
          </table:table-cell>
          <table:table-cell office:value-type="float" office:value="-1.1174">
            <text:p>-1.1174</text:p>
          </table:table-cell>
          <table:table-cell office:value-type="float" office:value="1.5454">
            <text:p>1.5454</text:p>
          </table:table-cell>
          <table:table-cell office:value-type="float" office:value="-0.26079">
            <text:p>-0.260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4021">
            <text:p>5.4021</text:p>
          </table:table-cell>
          <table:table-cell office:value-type="float" office:value="3.1039">
            <text:p>3.1039</text:p>
          </table:table-cell>
          <table:table-cell office:value-type="float" office:value="-1.1536">
            <text:p>-1.1536</text:p>
          </table:table-cell>
          <table:table-cell office:value-type="float" office:value="1.5651">
            <text:p>1.56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367">
            <text:p>2.5367</text:p>
          </table:table-cell>
          <table:table-cell office:value-type="float" office:value="2.599">
            <text:p>2.599</text:p>
          </table:table-cell>
          <table:table-cell office:value-type="float" office:value="2.0938">
            <text:p>2.0938</text:p>
          </table:table-cell>
          <table:table-cell office:value-type="float" office:value="0.20085">
            <text:p>0.200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054">
            <text:p>4.6054</text:p>
          </table:table-cell>
          <table:table-cell office:value-type="float" office:value="-4.0765">
            <text:p>-4.0765</text:p>
          </table:table-cell>
          <table:table-cell office:value-type="float" office:value="2.7587">
            <text:p>2.7587</text:p>
          </table:table-cell>
          <table:table-cell office:value-type="float" office:value="0.31981">
            <text:p>0.319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235">
            <text:p>2.4235</text:p>
          </table:table-cell>
          <table:table-cell office:value-type="float" office:value="9.5332">
            <text:p>9.5332</text:p>
          </table:table-cell>
          <table:table-cell office:value-type="float" office:value="-3.0789">
            <text:p>-3.0789</text:p>
          </table:table-cell>
          <table:table-cell office:value-type="float" office:value="-2.7746">
            <text:p>-2.77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009">
            <text:p>1.0009</text:p>
          </table:table-cell>
          <table:table-cell office:value-type="float" office:value="7.7846">
            <text:p>7.7846</text:p>
          </table:table-cell>
          <table:table-cell office:value-type="float" office:value="-0.28219">
            <text:p>-0.28219</text:p>
          </table:table-cell>
          <table:table-cell office:value-type="float" office:value="-2.6608">
            <text:p>-2.66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12326">
            <text:p>0.12326</text:p>
          </table:table-cell>
          <table:table-cell office:value-type="float" office:value="8.9848">
            <text:p>8.9848</text:p>
          </table:table-cell>
          <table:table-cell office:value-type="float" office:value="-0.9351">
            <text:p>-0.9351</text:p>
          </table:table-cell>
          <table:table-cell office:value-type="float" office:value="-2.4332">
            <text:p>-2.43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529">
            <text:p>3.9529</text:p>
          </table:table-cell>
          <table:table-cell office:value-type="float" office:value="-2.3548">
            <text:p>-2.3548</text:p>
          </table:table-cell>
          <table:table-cell office:value-type="float" office:value="2.3792">
            <text:p>2.3792</text:p>
          </table:table-cell>
          <table:table-cell office:value-type="float" office:value="0.48274">
            <text:p>0.482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373">
            <text:p>4.1373</text:p>
          </table:table-cell>
          <table:table-cell office:value-type="float" office:value="0.49248">
            <text:p>0.49248</text:p>
          </table:table-cell>
          <table:table-cell office:value-type="float" office:value="1.093">
            <text:p>1.093</text:p>
          </table:table-cell>
          <table:table-cell office:value-type="float" office:value="1.8276">
            <text:p>1.82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181">
            <text:p>4.7181</text:p>
          </table:table-cell>
          <table:table-cell office:value-type="float" office:value="10.0153">
            <text:p>10.0153</text:p>
          </table:table-cell>
          <table:table-cell office:value-type="float" office:value="-3.9486">
            <text:p>-3.9486</text:p>
          </table:table-cell>
          <table:table-cell office:value-type="float" office:value="-3.8582">
            <text:p>-3.85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654">
            <text:p>4.1654</text:p>
          </table:table-cell>
          <table:table-cell office:value-type="float" office:value="-3.4495">
            <text:p>-3.4495</text:p>
          </table:table-cell>
          <table:table-cell office:value-type="float" office:value="3.643">
            <text:p>3.643</text:p>
          </table:table-cell>
          <table:table-cell office:value-type="float" office:value="1.0879">
            <text:p>1.08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4069">
            <text:p>4.4069</text:p>
          </table:table-cell>
          <table:table-cell office:value-type="float" office:value="10.9072">
            <text:p>10.9072</text:p>
          </table:table-cell>
          <table:table-cell office:value-type="float" office:value="-4.5775">
            <text:p>-4.5775</text:p>
          </table:table-cell>
          <table:table-cell office:value-type="float" office:value="-4.4271">
            <text:p>-4.42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066">
            <text:p>2.3066</text:p>
          </table:table-cell>
          <table:table-cell office:value-type="float" office:value="3.5364">
            <text:p>3.5364</text:p>
          </table:table-cell>
          <table:table-cell office:value-type="float" office:value="0.57551">
            <text:p>0.57551</text:p>
          </table:table-cell>
          <table:table-cell office:value-type="float" office:value="0.41938">
            <text:p>0.419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935">
            <text:p>3.7935</text:p>
          </table:table-cell>
          <table:table-cell office:value-type="float" office:value="7.9853">
            <text:p>7.9853</text:p>
          </table:table-cell>
          <table:table-cell office:value-type="float" office:value="-2.5477">
            <text:p>-2.5477</text:p>
          </table:table-cell>
          <table:table-cell office:value-type="float" office:value="-1.872">
            <text:p>-1.8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049175">
            <text:p>0.049175</text:p>
          </table:table-cell>
          <table:table-cell office:value-type="float" office:value="6.1437">
            <text:p>6.1437</text:p>
          </table:table-cell>
          <table:table-cell office:value-type="float" office:value="1.7828">
            <text:p>1.7828</text:p>
          </table:table-cell>
          <table:table-cell office:value-type="float" office:value="-0.72113">
            <text:p>-0.721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24835">
            <text:p>0.24835</text:p>
          </table:table-cell>
          <table:table-cell office:value-type="float" office:value="7.6439">
            <text:p>7.6439</text:p>
          </table:table-cell>
          <table:table-cell office:value-type="float" office:value="0.9885">
            <text:p>0.9885</text:p>
          </table:table-cell>
          <table:table-cell office:value-type="float" office:value="-0.87371">
            <text:p>-0.873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317">
            <text:p>1.1317</text:p>
          </table:table-cell>
          <table:table-cell office:value-type="float" office:value="3.9647">
            <text:p>3.9647</text:p>
          </table:table-cell>
          <table:table-cell office:value-type="float" office:value="3.3979">
            <text:p>3.3979</text:p>
          </table:table-cell>
          <table:table-cell office:value-type="float" office:value="0.84351">
            <text:p>0.843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033">
            <text:p>2.8033</text:p>
          </table:table-cell>
          <table:table-cell office:value-type="float" office:value="9.0862">
            <text:p>9.0862</text:p>
          </table:table-cell>
          <table:table-cell office:value-type="float" office:value="-3.3668">
            <text:p>-3.3668</text:p>
          </table:table-cell>
          <table:table-cell office:value-type="float" office:value="-1.0224">
            <text:p>-1.02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4682">
            <text:p>4.4682</text:p>
          </table:table-cell>
          <table:table-cell office:value-type="float" office:value="2.2907">
            <text:p>2.2907</text:p>
          </table:table-cell>
          <table:table-cell office:value-type="float" office:value="0.95766">
            <text:p>0.95766</text:p>
          </table:table-cell>
          <table:table-cell office:value-type="float" office:value="0.83058">
            <text:p>0.830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185">
            <text:p>5.0185</text:p>
          </table:table-cell>
          <table:table-cell office:value-type="float" office:value="8.5978">
            <text:p>8.5978</text:p>
          </table:table-cell>
          <table:table-cell office:value-type="float" office:value="-2.9375">
            <text:p>-2.9375</text:p>
          </table:table-cell>
          <table:table-cell office:value-type="float" office:value="-1.281">
            <text:p>-1.2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664">
            <text:p>1.8664</text:p>
          </table:table-cell>
          <table:table-cell office:value-type="float" office:value="7.7763">
            <text:p>7.7763</text:p>
          </table:table-cell>
          <table:table-cell office:value-type="float" office:value="-0.23849">
            <text:p>-0.23849</text:p>
          </table:table-cell>
          <table:table-cell office:value-type="float" office:value="-2.9634">
            <text:p>-2.96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45">
            <text:p>3.245</text:p>
          </table:table-cell>
          <table:table-cell office:value-type="float" office:value="6.63">
            <text:p>6.63</text:p>
          </table:table-cell>
          <table:table-cell office:value-type="float" office:value="-0.63435">
            <text:p>-0.63435</text:p>
          </table:table-cell>
          <table:table-cell office:value-type="float" office:value="0.86937">
            <text:p>0.869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296">
            <text:p>4.0296</text:p>
          </table:table-cell>
          <table:table-cell office:value-type="float" office:value="2.6756">
            <text:p>2.6756</text:p>
          </table:table-cell>
          <table:table-cell office:value-type="float" office:value="0.80685">
            <text:p>0.80685</text:p>
          </table:table-cell>
          <table:table-cell office:value-type="float" office:value="0.71679">
            <text:p>0.716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1313">
            <text:p>-1.1313</text:p>
          </table:table-cell>
          <table:table-cell office:value-type="float" office:value="1.9037">
            <text:p>1.9037</text:p>
          </table:table-cell>
          <table:table-cell office:value-type="float" office:value="7.5339">
            <text:p>7.5339</text:p>
          </table:table-cell>
          <table:table-cell office:value-type="float" office:value="1.022">
            <text:p>1.0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7603">
            <text:p>0.87603</text:p>
          </table:table-cell>
          <table:table-cell office:value-type="float" office:value="6.8141">
            <text:p>6.8141</text:p>
          </table:table-cell>
          <table:table-cell office:value-type="float" office:value="0.84198">
            <text:p>0.84198</text:p>
          </table:table-cell>
          <table:table-cell office:value-type="float" office:value="-0.17156">
            <text:p>-0.171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197">
            <text:p>4.1197</text:p>
          </table:table-cell>
          <table:table-cell office:value-type="float" office:value="-2.7956">
            <text:p>-2.7956</text:p>
          </table:table-cell>
          <table:table-cell office:value-type="float" office:value="2.0707">
            <text:p>2.0707</text:p>
          </table:table-cell>
          <table:table-cell office:value-type="float" office:value="0.67412">
            <text:p>0.674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027">
            <text:p>3.8027</text:p>
          </table:table-cell>
          <table:table-cell office:value-type="float" office:value="0.81529">
            <text:p>0.81529</text:p>
          </table:table-cell>
          <table:table-cell office:value-type="float" office:value="2.1041">
            <text:p>2.1041</text:p>
          </table:table-cell>
          <table:table-cell office:value-type="float" office:value="1.0245">
            <text:p>1.02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4806">
            <text:p>1.4806</text:p>
          </table:table-cell>
          <table:table-cell office:value-type="float" office:value="7.6377">
            <text:p>7.6377</text:p>
          </table:table-cell>
          <table:table-cell office:value-type="float" office:value="-2.7876">
            <text:p>-2.7876</text:p>
          </table:table-cell>
          <table:table-cell office:value-type="float" office:value="-1.0341">
            <text:p>-1.03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632">
            <text:p>4.0632</text:p>
          </table:table-cell>
          <table:table-cell office:value-type="float" office:value="3.584">
            <text:p>3.584</text:p>
          </table:table-cell>
          <table:table-cell office:value-type="float" office:value="0.72545">
            <text:p>0.72545</text:p>
          </table:table-cell>
          <table:table-cell office:value-type="float" office:value="0.39481">
            <text:p>0.394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064">
            <text:p>4.3064</text:p>
          </table:table-cell>
          <table:table-cell office:value-type="float" office:value="8.2068">
            <text:p>8.2068</text:p>
          </table:table-cell>
          <table:table-cell office:value-type="float" office:value="-2.7824">
            <text:p>-2.7824</text:p>
          </table:table-cell>
          <table:table-cell office:value-type="float" office:value="-1.4336">
            <text:p>-1.43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486">
            <text:p>2.4486</text:p>
          </table:table-cell>
          <table:table-cell office:value-type="float" office:value="-6.3175">
            <text:p>-6.3175</text:p>
          </table:table-cell>
          <table:table-cell office:value-type="float" office:value="7.9632">
            <text:p>7.9632</text:p>
          </table:table-cell>
          <table:table-cell office:value-type="float" office:value="0.20602">
            <text:p>0.206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718">
            <text:p>3.2718</text:p>
          </table:table-cell>
          <table:table-cell office:value-type="float" office:value="1.7837">
            <text:p>1.7837</text:p>
          </table:table-cell>
          <table:table-cell office:value-type="float" office:value="2.1161">
            <text:p>2.1161</text:p>
          </table:table-cell>
          <table:table-cell office:value-type="float" office:value="0.61334">
            <text:p>0.613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64472">
            <text:p>-0.64472</text:p>
          </table:table-cell>
          <table:table-cell office:value-type="float" office:value="-4.6062">
            <text:p>-4.6062</text:p>
          </table:table-cell>
          <table:table-cell office:value-type="float" office:value="8.347">
            <text:p>8.347</text:p>
          </table:table-cell>
          <table:table-cell office:value-type="float" office:value="-2.7099">
            <text:p>-2.70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543">
            <text:p>2.9543</text:p>
          </table:table-cell>
          <table:table-cell office:value-type="float" office:value="1.076">
            <text:p>1.076</text:p>
          </table:table-cell>
          <table:table-cell office:value-type="float" office:value="0.64577">
            <text:p>0.64577</text:p>
          </table:table-cell>
          <table:table-cell office:value-type="float" office:value="0.89394">
            <text:p>0.893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616">
            <text:p>2.1616</text:p>
          </table:table-cell>
          <table:table-cell office:value-type="float" office:value="-6.8804">
            <text:p>-6.8804</text:p>
          </table:table-cell>
          <table:table-cell office:value-type="float" office:value="8.1517">
            <text:p>8.1517</text:p>
          </table:table-cell>
          <table:table-cell office:value-type="float" office:value="-0.081048">
            <text:p>-0.0810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10.9279">
            <text:p>10.9279</text:p>
          </table:table-cell>
          <table:table-cell office:value-type="float" office:value="-4.0112">
            <text:p>-4.0112</text:p>
          </table:table-cell>
          <table:table-cell office:value-type="float" office:value="-5.0284">
            <text:p>-5.02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7419">
            <text:p>-2.7419</text:p>
          </table:table-cell>
          <table:table-cell office:value-type="float" office:value="11.4038">
            <text:p>11.4038</text:p>
          </table:table-cell>
          <table:table-cell office:value-type="float" office:value="2.5394">
            <text:p>2.5394</text:p>
          </table:table-cell>
          <table:table-cell office:value-type="float" office:value="-5.5793">
            <text:p>-5.579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669">
            <text:p>3.3669</text:p>
          </table:table-cell>
          <table:table-cell office:value-type="float" office:value="-5.1856">
            <text:p>-5.1856</text:p>
          </table:table-cell>
          <table:table-cell office:value-type="float" office:value="3.6935">
            <text:p>3.6935</text:p>
          </table:table-cell>
          <table:table-cell office:value-type="float" office:value="-1.1427">
            <text:p>-1.14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5597">
            <text:p>4.5597</text:p>
          </table:table-cell>
          <table:table-cell office:value-type="float" office:value="-2.4211">
            <text:p>-2.4211</text:p>
          </table:table-cell>
          <table:table-cell office:value-type="float" office:value="2.6413">
            <text:p>2.6413</text:p>
          </table:table-cell>
          <table:table-cell office:value-type="float" office:value="1.6168">
            <text:p>1.61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1129">
            <text:p>5.1129</text:p>
          </table:table-cell>
          <table:table-cell office:value-type="float" office:value="-0.49871">
            <text:p>-0.49871</text:p>
          </table:table-cell>
          <table:table-cell office:value-type="float" office:value="0.62863">
            <text:p>0.62863</text:p>
          </table:table-cell>
          <table:table-cell office:value-type="float" office:value="1.1189">
            <text:p>1.11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397">
            <text:p>3.3397</text:p>
          </table:table-cell>
          <table:table-cell office:value-type="float" office:value="-4.6145">
            <text:p>-4.6145</text:p>
          </table:table-cell>
          <table:table-cell office:value-type="float" office:value="3.9823">
            <text:p>3.9823</text:p>
          </table:table-cell>
          <table:table-cell office:value-type="float" office:value="-0.23751">
            <text:p>-0.237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027">
            <text:p>4.2027</text:p>
          </table:table-cell>
          <table:table-cell office:value-type="float" office:value="0.22761">
            <text:p>0.22761</text:p>
          </table:table-cell>
          <table:table-cell office:value-type="float" office:value="0.96108">
            <text:p>0.96108</text:p>
          </table:table-cell>
          <table:table-cell office:value-type="float" office:value="0.97282">
            <text:p>0.972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438">
            <text:p>3.5438</text:p>
          </table:table-cell>
          <table:table-cell office:value-type="float" office:value="1.2395">
            <text:p>1.2395</text:p>
          </table:table-cell>
          <table:table-cell office:value-type="float" office:value="1.997">
            <text:p>1.997</text:p>
          </table:table-cell>
          <table:table-cell office:value-type="float" office:value="2.1547">
            <text:p>2.15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136">
            <text:p>2.3136</text:p>
          </table:table-cell>
          <table:table-cell office:value-type="float" office:value="10.6651">
            <text:p>10.6651</text:p>
          </table:table-cell>
          <table:table-cell office:value-type="float" office:value="-3.5288">
            <text:p>-3.5288</text:p>
          </table:table-cell>
          <table:table-cell office:value-type="float" office:value="-4.7672">
            <text:p>-4.76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8584">
            <text:p>-1.8584</text:p>
          </table:table-cell>
          <table:table-cell office:value-type="float" office:value="7.886">
            <text:p>7.886</text:p>
          </table:table-cell>
          <table:table-cell office:value-type="float" office:value="-1.6643">
            <text:p>-1.6643</text:p>
          </table:table-cell>
          <table:table-cell office:value-type="float" office:value="-1.8384">
            <text:p>-1.83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06">
            <text:p>3.106</text:p>
          </table:table-cell>
          <table:table-cell office:value-type="float" office:value="9.5414">
            <text:p>9.5414</text:p>
          </table:table-cell>
          <table:table-cell office:value-type="float" office:value="-4.2536">
            <text:p>-4.2536</text:p>
          </table:table-cell>
          <table:table-cell office:value-type="float" office:value="-4.003">
            <text:p>-4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163">
            <text:p>2.9163</text:p>
          </table:table-cell>
          <table:table-cell office:value-type="float" office:value="10.8306">
            <text:p>10.8306</text:p>
          </table:table-cell>
          <table:table-cell office:value-type="float" office:value="-3.3437">
            <text:p>-3.3437</text:p>
          </table:table-cell>
          <table:table-cell office:value-type="float" office:value="-4.122">
            <text:p>-4.1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922">
            <text:p>3.9922</text:p>
          </table:table-cell>
          <table:table-cell office:value-type="float" office:value="-4.4676">
            <text:p>-4.4676</text:p>
          </table:table-cell>
          <table:table-cell office:value-type="float" office:value="3.7304">
            <text:p>3.7304</text:p>
          </table:table-cell>
          <table:table-cell office:value-type="float" office:value="-0.1095">
            <text:p>-0.10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18">
            <text:p>1.518</text:p>
          </table:table-cell>
          <table:table-cell office:value-type="float" office:value="5.6946">
            <text:p>5.6946</text:p>
          </table:table-cell>
          <table:table-cell office:value-type="float" office:value="0.094818">
            <text:p>0.094818</text:p>
          </table:table-cell>
          <table:table-cell office:value-type="float" office:value="-0.026738">
            <text:p>-0.0267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351">
            <text:p>3.2351</text:p>
          </table:table-cell>
          <table:table-cell office:value-type="float" office:value="9.647">
            <text:p>9.647</text:p>
          </table:table-cell>
          <table:table-cell office:value-type="float" office:value="-3.2074">
            <text:p>-3.2074</text:p>
          </table:table-cell>
          <table:table-cell office:value-type="float" office:value="-2.5948">
            <text:p>-2.59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188">
            <text:p>4.2188</text:p>
          </table:table-cell>
          <table:table-cell office:value-type="float" office:value="6.8162">
            <text:p>6.8162</text:p>
          </table:table-cell>
          <table:table-cell office:value-type="float" office:value="-1.2804">
            <text:p>-1.2804</text:p>
          </table:table-cell>
          <table:table-cell office:value-type="float" office:value="0.76076">
            <text:p>0.760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819">
            <text:p>1.7819</text:p>
          </table:table-cell>
          <table:table-cell office:value-type="float" office:value="6.9176">
            <text:p>6.9176</text:p>
          </table:table-cell>
          <table:table-cell office:value-type="float" office:value="-1.2744">
            <text:p>-1.2744</text:p>
          </table:table-cell>
          <table:table-cell office:value-type="float" office:value="-1.5759">
            <text:p>-1.57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331">
            <text:p>2.5331</text:p>
          </table:table-cell>
          <table:table-cell office:value-type="float" office:value="2.9135">
            <text:p>2.9135</text:p>
          </table:table-cell>
          <table:table-cell office:value-type="float" office:value="-0.822">
            <text:p>-0.822</text:p>
          </table:table-cell>
          <table:table-cell office:value-type="float" office:value="-0.12243">
            <text:p>-0.122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969">
            <text:p>3.8969</text:p>
          </table:table-cell>
          <table:table-cell office:value-type="float" office:value="7.4163">
            <text:p>7.4163</text:p>
          </table:table-cell>
          <table:table-cell office:value-type="float" office:value="-1.8245">
            <text:p>-1.8245</text:p>
          </table:table-cell>
          <table:table-cell office:value-type="float" office:value="0.14007">
            <text:p>0.14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08">
            <text:p>2.108</text:p>
          </table:table-cell>
          <table:table-cell office:value-type="float" office:value="6.7955">
            <text:p>6.7955</text:p>
          </table:table-cell>
          <table:table-cell office:value-type="float" office:value="-0.1708">
            <text:p>-0.1708</text:p>
          </table:table-cell>
          <table:table-cell office:value-type="float" office:value="0.4905">
            <text:p>0.49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969">
            <text:p>2.8969</text:p>
          </table:table-cell>
          <table:table-cell office:value-type="float" office:value="0.70768">
            <text:p>0.70768</text:p>
          </table:table-cell>
          <table:table-cell office:value-type="float" office:value="2.29">
            <text:p>2.29</text:p>
          </table:table-cell>
          <table:table-cell office:value-type="float" office:value="1.8663">
            <text:p>1.86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297">
            <text:p>0.9297</text:p>
          </table:table-cell>
          <table:table-cell office:value-type="float" office:value="-3.7971">
            <text:p>-3.7971</text:p>
          </table:table-cell>
          <table:table-cell office:value-type="float" office:value="4.6429">
            <text:p>4.6429</text:p>
          </table:table-cell>
          <table:table-cell office:value-type="float" office:value="-0.2957">
            <text:p>-0.29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642">
            <text:p>3.4642</text:p>
          </table:table-cell>
          <table:table-cell office:value-type="float" office:value="10.6878">
            <text:p>10.6878</text:p>
          </table:table-cell>
          <table:table-cell office:value-type="float" office:value="-3.4071">
            <text:p>-3.4071</text:p>
          </table:table-cell>
          <table:table-cell office:value-type="float" office:value="-4.109">
            <text:p>-4.1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713">
            <text:p>4.0713</text:p>
          </table:table-cell>
          <table:table-cell office:value-type="float" office:value="10.4023">
            <text:p>10.4023</text:p>
          </table:table-cell>
          <table:table-cell office:value-type="float" office:value="-4.1722">
            <text:p>-4.1722</text:p>
          </table:table-cell>
          <table:table-cell office:value-type="float" office:value="-4.7582">
            <text:p>-4.75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4572">
            <text:p>-1.4572</text:p>
          </table:table-cell>
          <table:table-cell office:value-type="float" office:value="9.1214">
            <text:p>9.1214</text:p>
          </table:table-cell>
          <table:table-cell office:value-type="float" office:value="1.7425">
            <text:p>1.7425</text:p>
          </table:table-cell>
          <table:table-cell office:value-type="float" office:value="-5.1241">
            <text:p>-5.12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5075">
            <text:p>-1.5075</text:p>
          </table:table-cell>
          <table:table-cell office:value-type="float" office:value="1.9224">
            <text:p>1.9224</text:p>
          </table:table-cell>
          <table:table-cell office:value-type="float" office:value="7.1466">
            <text:p>7.1466</text:p>
          </table:table-cell>
          <table:table-cell office:value-type="float" office:value="0.89136">
            <text:p>0.891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91718">
            <text:p>-0.91718</text:p>
          </table:table-cell>
          <table:table-cell office:value-type="float" office:value="9.9884">
            <text:p>9.9884</text:p>
          </table:table-cell>
          <table:table-cell office:value-type="float" office:value="1.1804">
            <text:p>1.1804</text:p>
          </table:table-cell>
          <table:table-cell office:value-type="float" office:value="-5.2263">
            <text:p>-5.22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94">
            <text:p>2.994</text:p>
          </table:table-cell>
          <table:table-cell office:value-type="float" office:value="7.2011">
            <text:p>7.2011</text:p>
          </table:table-cell>
          <table:table-cell office:value-type="float" office:value="-1.2153">
            <text:p>-1.2153</text:p>
          </table:table-cell>
          <table:table-cell office:value-type="float" office:value="0.3211">
            <text:p>0.32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343">
            <text:p>-2.343</text:p>
          </table:table-cell>
          <table:table-cell office:value-type="float" office:value="12.9516">
            <text:p>12.9516</text:p>
          </table:table-cell>
          <table:table-cell office:value-type="float" office:value="3.3285">
            <text:p>3.3285</text:p>
          </table:table-cell>
          <table:table-cell office:value-type="float" office:value="-5.9426">
            <text:p>-5.94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818">
            <text:p>3.7818</text:p>
          </table:table-cell>
          <table:table-cell office:value-type="float" office:value="-2.8846">
            <text:p>-2.8846</text:p>
          </table:table-cell>
          <table:table-cell office:value-type="float" office:value="2.2558">
            <text:p>2.2558</text:p>
          </table:table-cell>
          <table:table-cell office:value-type="float" office:value="-0.15734">
            <text:p>-0.157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689">
            <text:p>4.6689</text:p>
          </table:table-cell>
          <table:table-cell office:value-type="float" office:value="1.3098">
            <text:p>1.3098</text:p>
          </table:table-cell>
          <table:table-cell office:value-type="float" office:value="0.055404">
            <text:p>0.055404</text:p>
          </table:table-cell>
          <table:table-cell office:value-type="float" office:value="1.909">
            <text:p>1.9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663">
            <text:p>3.4663</text:p>
          </table:table-cell>
          <table:table-cell office:value-type="float" office:value="1.1112">
            <text:p>1.1112</text:p>
          </table:table-cell>
          <table:table-cell office:value-type="float" office:value="1.7425">
            <text:p>1.7425</text:p>
          </table:table-cell>
          <table:table-cell office:value-type="float" office:value="1.3388">
            <text:p>1.33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697">
            <text:p>3.2697</text:p>
          </table:table-cell>
          <table:table-cell office:value-type="float" office:value="-4.3414">
            <text:p>-4.3414</text:p>
          </table:table-cell>
          <table:table-cell office:value-type="float" office:value="3.6884">
            <text:p>3.6884</text:p>
          </table:table-cell>
          <table:table-cell office:value-type="float" office:value="-0.29829">
            <text:p>-0.298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1302">
            <text:p>5.1302</text:p>
          </table:table-cell>
          <table:table-cell office:value-type="float" office:value="8.6703">
            <text:p>8.6703</text:p>
          </table:table-cell>
          <table:table-cell office:value-type="float" office:value="-2.8913">
            <text:p>-2.8913</text:p>
          </table:table-cell>
          <table:table-cell office:value-type="float" office:value="-1.5086">
            <text:p>-1.50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139">
            <text:p>2.0139</text:p>
          </table:table-cell>
          <table:table-cell office:value-type="float" office:value="6.1416">
            <text:p>6.1416</text:p>
          </table:table-cell>
          <table:table-cell office:value-type="float" office:value="0.37929">
            <text:p>0.37929</text:p>
          </table:table-cell>
          <table:table-cell office:value-type="float" office:value="0.56938">
            <text:p>0.569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4339">
            <text:p>0.4339</text:p>
          </table:table-cell>
          <table:table-cell office:value-type="float" office:value="5.5395">
            <text:p>5.5395</text:p>
          </table:table-cell>
          <table:table-cell office:value-type="float" office:value="2.033">
            <text:p>2.033</text:p>
          </table:table-cell>
          <table:table-cell office:value-type="float" office:value="-0.40432">
            <text:p>-0.404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0401">
            <text:p>-1.0401</text:p>
          </table:table-cell>
          <table:table-cell office:value-type="float" office:value="9.3987">
            <text:p>9.3987</text:p>
          </table:table-cell>
          <table:table-cell office:value-type="float" office:value="0.85998">
            <text:p>0.85998</text:p>
          </table:table-cell>
          <table:table-cell office:value-type="float" office:value="-5.3336">
            <text:p>-5.33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605">
            <text:p>4.1605</text:p>
          </table:table-cell>
          <table:table-cell office:value-type="float" office:value="11.2196">
            <text:p>11.2196</text:p>
          </table:table-cell>
          <table:table-cell office:value-type="float" office:value="-3.6136">
            <text:p>-3.6136</text:p>
          </table:table-cell>
          <table:table-cell office:value-type="float" office:value="-4.0819">
            <text:p>-4.08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438">
            <text:p>5.438</text:p>
          </table:table-cell>
          <table:table-cell office:value-type="float" office:value="9.4669">
            <text:p>9.4669</text:p>
          </table:table-cell>
          <table:table-cell office:value-type="float" office:value="-4.9417">
            <text:p>-4.9417</text:p>
          </table:table-cell>
          <table:table-cell office:value-type="float" office:value="-3.9202">
            <text:p>-3.92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32">
            <text:p>5.032</text:p>
          </table:table-cell>
          <table:table-cell office:value-type="float" office:value="8.2026">
            <text:p>8.2026</text:p>
          </table:table-cell>
          <table:table-cell office:value-type="float" office:value="-2.6256">
            <text:p>-2.6256</text:p>
          </table:table-cell>
          <table:table-cell office:value-type="float" office:value="-1.0341">
            <text:p>-1.03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418">
            <text:p>5.2418</text:p>
          </table:table-cell>
          <table:table-cell office:value-type="float" office:value="10.5388">
            <text:p>10.5388</text:p>
          </table:table-cell>
          <table:table-cell office:value-type="float" office:value="-4.1174">
            <text:p>-4.1174</text:p>
          </table:table-cell>
          <table:table-cell office:value-type="float" office:value="-4.2797">
            <text:p>-4.279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062">
            <text:p>-0.2062</text:p>
          </table:table-cell>
          <table:table-cell office:value-type="float" office:value="9.2207">
            <text:p>9.2207</text:p>
          </table:table-cell>
          <table:table-cell office:value-type="float" office:value="-3.7044">
            <text:p>-3.7044</text:p>
          </table:table-cell>
          <table:table-cell office:value-type="float" office:value="-6.8103">
            <text:p>-6.81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911">
            <text:p>2.0911</text:p>
          </table:table-cell>
          <table:table-cell office:value-type="float" office:value="0.94358">
            <text:p>0.94358</text:p>
          </table:table-cell>
          <table:table-cell office:value-type="float" office:value="4.5512">
            <text:p>4.5512</text:p>
          </table:table-cell>
          <table:table-cell office:value-type="float" office:value="1.234">
            <text:p>1.2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317">
            <text:p>1.7317</text:p>
          </table:table-cell>
          <table:table-cell office:value-type="float" office:value="-0.34765">
            <text:p>-0.34765</text:p>
          </table:table-cell>
          <table:table-cell office:value-type="float" office:value="4.1905">
            <text:p>4.1905</text:p>
          </table:table-cell>
          <table:table-cell office:value-type="float" office:value="-0.99138">
            <text:p>-0.991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736">
            <text:p>4.1736</text:p>
          </table:table-cell>
          <table:table-cell office:value-type="float" office:value="3.3336">
            <text:p>3.3336</text:p>
          </table:table-cell>
          <table:table-cell office:value-type="float" office:value="-1.4244">
            <text:p>-1.4244</text:p>
          </table:table-cell>
          <table:table-cell office:value-type="float" office:value="0.60429">
            <text:p>0.604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232">
            <text:p>3.9232</text:p>
          </table:table-cell>
          <table:table-cell office:value-type="float" office:value="-3.2467">
            <text:p>-3.2467</text:p>
          </table:table-cell>
          <table:table-cell office:value-type="float" office:value="3.4579">
            <text:p>3.4579</text:p>
          </table:table-cell>
          <table:table-cell office:value-type="float" office:value="0.83705">
            <text:p>0.837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481">
            <text:p>3.8481</text:p>
          </table:table-cell>
          <table:table-cell office:value-type="float" office:value="10.1539">
            <text:p>10.1539</text:p>
          </table:table-cell>
          <table:table-cell office:value-type="float" office:value="-3.8561">
            <text:p>-3.8561</text:p>
          </table:table-cell>
          <table:table-cell office:value-type="float" office:value="-4.2228">
            <text:p>-4.22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195">
            <text:p>0.5195</text:p>
          </table:table-cell>
          <table:table-cell office:value-type="float" office:value="-3.2633">
            <text:p>-3.2633</text:p>
          </table:table-cell>
          <table:table-cell office:value-type="float" office:value="3.0895">
            <text:p>3.0895</text:p>
          </table:table-cell>
          <table:table-cell office:value-type="float" office:value="-0.9849">
            <text:p>-0.984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584">
            <text:p>3.8584</text:p>
          </table:table-cell>
          <table:table-cell office:value-type="float" office:value="0.78425">
            <text:p>0.78425</text:p>
          </table:table-cell>
          <table:table-cell office:value-type="float" office:value="1.1033">
            <text:p>1.1033</text:p>
          </table:table-cell>
          <table:table-cell office:value-type="float" office:value="1.7008">
            <text:p>1.7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496">
            <text:p>1.7496</text:p>
          </table:table-cell>
          <table:table-cell office:value-type="float" office:value="-0.1759">
            <text:p>-0.1759</text:p>
          </table:table-cell>
          <table:table-cell office:value-type="float" office:value="5.1827">
            <text:p>5.1827</text:p>
          </table:table-cell>
          <table:table-cell office:value-type="float" office:value="1.2922">
            <text:p>1.29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277">
            <text:p>3.6277</text:p>
          </table:table-cell>
          <table:table-cell office:value-type="float" office:value="0.9829">
            <text:p>0.9829</text:p>
          </table:table-cell>
          <table:table-cell office:value-type="float" office:value="0.68861">
            <text:p>0.68861</text:p>
          </table:table-cell>
          <table:table-cell office:value-type="float" office:value="0.63403">
            <text:p>0.634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391">
            <text:p>2.7391</text:p>
          </table:table-cell>
          <table:table-cell office:value-type="float" office:value="7.4018">
            <text:p>7.4018</text:p>
          </table:table-cell>
          <table:table-cell office:value-type="float" office:value="0.071684">
            <text:p>0.071684</text:p>
          </table:table-cell>
          <table:table-cell office:value-type="float" office:value="-2.5302">
            <text:p>-2.53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5447">
            <text:p>4.5447</text:p>
          </table:table-cell>
          <table:table-cell office:value-type="float" office:value="8.2274">
            <text:p>8.2274</text:p>
          </table:table-cell>
          <table:table-cell office:value-type="float" office:value="-2.4166">
            <text:p>-2.4166</text:p>
          </table:table-cell>
          <table:table-cell office:value-type="float" office:value="-1.5875">
            <text:p>-1.58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7599">
            <text:p>-1.7599</text:p>
          </table:table-cell>
          <table:table-cell office:value-type="float" office:value="11.9211">
            <text:p>11.9211</text:p>
          </table:table-cell>
          <table:table-cell office:value-type="float" office:value="2.6756">
            <text:p>2.6756</text:p>
          </table:table-cell>
          <table:table-cell office:value-type="float" office:value="-3.3241">
            <text:p>-3.32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691">
            <text:p>5.0691</text:p>
          </table:table-cell>
          <table:table-cell office:value-type="float" office:value="0.21313">
            <text:p>0.21313</text:p>
          </table:table-cell>
          <table:table-cell office:value-type="float" office:value="0.20278">
            <text:p>0.20278</text:p>
          </table:table-cell>
          <table:table-cell office:value-type="float" office:value="1.2095">
            <text:p>1.20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591">
            <text:p>3.4591</text:p>
          </table:table-cell>
          <table:table-cell office:value-type="float" office:value="11.112">
            <text:p>11.112</text:p>
          </table:table-cell>
          <table:table-cell office:value-type="float" office:value="-4.2039">
            <text:p>-4.2039</text:p>
          </table:table-cell>
          <table:table-cell office:value-type="float" office:value="-5.0931">
            <text:p>-5.09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358">
            <text:p>1.9358</text:p>
          </table:table-cell>
          <table:table-cell office:value-type="float" office:value="8.1654">
            <text:p>8.1654</text:p>
          </table:table-cell>
          <table:table-cell office:value-type="float" office:value="-0.023425">
            <text:p>-0.023425</text:p>
          </table:table-cell>
          <table:table-cell office:value-type="float" office:value="-2.2586">
            <text:p>-2.25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86">
            <text:p>2.486</text:p>
          </table:table-cell>
          <table:table-cell office:value-type="float" office:value="-0.99533">
            <text:p>-0.99533</text:p>
          </table:table-cell>
          <table:table-cell office:value-type="float" office:value="5.3404">
            <text:p>5.3404</text:p>
          </table:table-cell>
          <table:table-cell office:value-type="float" office:value="-0.15475">
            <text:p>-0.154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226">
            <text:p>2.4226</text:p>
          </table:table-cell>
          <table:table-cell office:value-type="float" office:value="-4.5752">
            <text:p>-4.5752</text:p>
          </table:table-cell>
          <table:table-cell office:value-type="float" office:value="5.947">
            <text:p>5.947</text:p>
          </table:table-cell>
          <table:table-cell office:value-type="float" office:value="0.21507">
            <text:p>0.215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479">
            <text:p>3.9479</text:p>
          </table:table-cell>
          <table:table-cell office:value-type="float" office:value="-3.7723">
            <text:p>-3.7723</text:p>
          </table:table-cell>
          <table:table-cell office:value-type="float" office:value="2.883">
            <text:p>2.883</text:p>
          </table:table-cell>
          <table:table-cell office:value-type="float" office:value="0.019813">
            <text:p>0.0198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634">
            <text:p>2.2634</text:p>
          </table:table-cell>
          <table:table-cell office:value-type="float" office:value="-4.4862">
            <text:p>-4.4862</text:p>
          </table:table-cell>
          <table:table-cell office:value-type="float" office:value="3.6558">
            <text:p>3.6558</text:p>
          </table:table-cell>
          <table:table-cell office:value-type="float" office:value="-0.61251">
            <text:p>-0.612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566">
            <text:p>1.3566</text:p>
          </table:table-cell>
          <table:table-cell office:value-type="float" office:value="4.2358">
            <text:p>4.2358</text:p>
          </table:table-cell>
          <table:table-cell office:value-type="float" office:value="2.1341">
            <text:p>2.1341</text:p>
          </table:table-cell>
          <table:table-cell office:value-type="float" office:value="0.3211">
            <text:p>0.32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452">
            <text:p>5.0452</text:p>
          </table:table-cell>
          <table:table-cell office:value-type="float" office:value="3.8964">
            <text:p>3.8964</text:p>
          </table:table-cell>
          <table:table-cell office:value-type="float" office:value="-1.4304">
            <text:p>-1.4304</text:p>
          </table:table-cell>
          <table:table-cell office:value-type="float" office:value="0.86291">
            <text:p>0.862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499">
            <text:p>3.5499</text:p>
          </table:table-cell>
          <table:table-cell office:value-type="float" office:value="8.6165">
            <text:p>8.6165</text:p>
          </table:table-cell>
          <table:table-cell office:value-type="float" office:value="-3.2794">
            <text:p>-3.2794</text:p>
          </table:table-cell>
          <table:table-cell office:value-type="float" office:value="-1.2009">
            <text:p>-1.2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17346">
            <text:p>0.17346</text:p>
          </table:table-cell>
          <table:table-cell office:value-type="float" office:value="7.8695">
            <text:p>7.8695</text:p>
          </table:table-cell>
          <table:table-cell office:value-type="float" office:value="0.26876">
            <text:p>0.26876</text:p>
          </table:table-cell>
          <table:table-cell office:value-type="float" office:value="-3.7883">
            <text:p>-3.788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008">
            <text:p>2.4008</text:p>
          </table:table-cell>
          <table:table-cell office:value-type="float" office:value="9.3593">
            <text:p>9.3593</text:p>
          </table:table-cell>
          <table:table-cell office:value-type="float" office:value="-3.3565">
            <text:p>-3.3565</text:p>
          </table:table-cell>
          <table:table-cell office:value-type="float" office:value="-3.3526">
            <text:p>-3.35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851">
            <text:p>4.8851</text:p>
          </table:table-cell>
          <table:table-cell office:value-type="float" office:value="1.5995">
            <text:p>1.5995</text:p>
          </table:table-cell>
          <table:table-cell office:value-type="float" office:value="-0.00029081">
            <text:p>-0.00029081</text:p>
          </table:table-cell>
          <table:table-cell office:value-type="float" office:value="1.6401">
            <text:p>1.64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927">
            <text:p>4.1927</text:p>
          </table:table-cell>
          <table:table-cell office:value-type="float" office:value="-3.2674">
            <text:p>-3.2674</text:p>
          </table:table-cell>
          <table:table-cell office:value-type="float" office:value="2.5839">
            <text:p>2.5839</text:p>
          </table:table-cell>
          <table:table-cell office:value-type="float" office:value="0.21766">
            <text:p>0.217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166">
            <text:p>1.1166</text:p>
          </table:table-cell>
          <table:table-cell office:value-type="float" office:value="8.6496">
            <text:p>8.6496</text:p>
          </table:table-cell>
          <table:table-cell office:value-type="float" office:value="-0.96252">
            <text:p>-0.96252</text:p>
          </table:table-cell>
          <table:table-cell office:value-type="float" office:value="-1.8112">
            <text:p>-1.81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235">
            <text:p>1.0235</text:p>
          </table:table-cell>
          <table:table-cell office:value-type="float" office:value="6.901">
            <text:p>6.901</text:p>
          </table:table-cell>
          <table:table-cell office:value-type="float" office:value="-2.0062">
            <text:p>-2.0062</text:p>
          </table:table-cell>
          <table:table-cell office:value-type="float" office:value="-2.7125">
            <text:p>-2.71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803">
            <text:p>-1.803</text:p>
          </table:table-cell>
          <table:table-cell office:value-type="float" office:value="11.8818">
            <text:p>11.8818</text:p>
          </table:table-cell>
          <table:table-cell office:value-type="float" office:value="2.0458">
            <text:p>2.0458</text:p>
          </table:table-cell>
          <table:table-cell office:value-type="float" office:value="-5.2728">
            <text:p>-5.27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11739">
            <text:p>0.11739</text:p>
          </table:table-cell>
          <table:table-cell office:value-type="float" office:value="6.2761">
            <text:p>6.2761</text:p>
          </table:table-cell>
          <table:table-cell office:value-type="float" office:value="-1.5495">
            <text:p>-1.5495</text:p>
          </table:table-cell>
          <table:table-cell office:value-type="float" office:value="-2.4746">
            <text:p>-2.47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06">
            <text:p>0.5706</text:p>
          </table:table-cell>
          <table:table-cell office:value-type="float" office:value="-0.0248">
            <text:p>-0.0248</text:p>
          </table:table-cell>
          <table:table-cell office:value-type="float" office:value="1.2421">
            <text:p>1.2421</text:p>
          </table:table-cell>
          <table:table-cell office:value-type="float" office:value="-0.5621">
            <text:p>-0.56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552">
            <text:p>4.0552</text:p>
          </table:table-cell>
          <table:table-cell office:value-type="float" office:value="-2.4583">
            <text:p>-2.4583</text:p>
          </table:table-cell>
          <table:table-cell office:value-type="float" office:value="2.2806">
            <text:p>2.2806</text:p>
          </table:table-cell>
          <table:table-cell office:value-type="float" office:value="1.0323">
            <text:p>1.03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6952">
            <text:p>-1.6952</text:p>
          </table:table-cell>
          <table:table-cell office:value-type="float" office:value="1.0657">
            <text:p>1.0657</text:p>
          </table:table-cell>
          <table:table-cell office:value-type="float" office:value="8.8294">
            <text:p>8.8294</text:p>
          </table:table-cell>
          <table:table-cell office:value-type="float" office:value="0.94955">
            <text:p>0.949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1193">
            <text:p>-1.1193</text:p>
          </table:table-cell>
          <table:table-cell office:value-type="float" office:value="10.7271">
            <text:p>10.7271</text:p>
          </table:table-cell>
          <table:table-cell office:value-type="float" office:value="2.0938">
            <text:p>2.0938</text:p>
          </table:table-cell>
          <table:table-cell office:value-type="float" office:value="-5.6504">
            <text:p>-5.65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799">
            <text:p>1.8799</text:p>
          </table:table-cell>
          <table:table-cell office:value-type="float" office:value="2.4707">
            <text:p>2.4707</text:p>
          </table:table-cell>
          <table:table-cell office:value-type="float" office:value="2.4931">
            <text:p>2.4931</text:p>
          </table:table-cell>
          <table:table-cell office:value-type="float" office:value="0.37671">
            <text:p>0.376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83">
            <text:p>3.583</text:p>
          </table:table-cell>
          <table:table-cell office:value-type="float" office:value="-3.7971">
            <text:p>-3.7971</text:p>
          </table:table-cell>
          <table:table-cell office:value-type="float" office:value="3.4391">
            <text:p>3.4391</text:p>
          </table:table-cell>
          <table:table-cell office:value-type="float" office:value="-0.12501">
            <text:p>-0.125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19081">
            <text:p>0.19081</text:p>
          </table:table-cell>
          <table:table-cell office:value-type="float" office:value="9.1297">
            <text:p>9.1297</text:p>
          </table:table-cell>
          <table:table-cell office:value-type="float" office:value="-3.725">
            <text:p>-3.725</text:p>
          </table:table-cell>
          <table:table-cell office:value-type="float" office:value="-5.8224">
            <text:p>-5.82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582">
            <text:p>3.6582</text:p>
          </table:table-cell>
          <table:table-cell office:value-type="float" office:value="5.6864">
            <text:p>5.6864</text:p>
          </table:table-cell>
          <table:table-cell office:value-type="float" office:value="-1.7157">
            <text:p>-1.7157</text:p>
          </table:table-cell>
          <table:table-cell office:value-type="float" office:value="-0.23751">
            <text:p>-0.237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3144">
            <text:p>-0.13144</text:p>
          </table:table-cell>
          <table:table-cell office:value-type="float" office:value="-1.7775">
            <text:p>-1.7775</text:p>
          </table:table-cell>
          <table:table-cell office:value-type="float" office:value="8.3316">
            <text:p>8.3316</text:p>
          </table:table-cell>
          <table:table-cell office:value-type="float" office:value="0.35214">
            <text:p>0.352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925">
            <text:p>2.3925</text:p>
          </table:table-cell>
          <table:table-cell office:value-type="float" office:value="9.798">
            <text:p>9.798</text:p>
          </table:table-cell>
          <table:table-cell office:value-type="float" office:value="-3.0361">
            <text:p>-3.0361</text:p>
          </table:table-cell>
          <table:table-cell office:value-type="float" office:value="-2.8224">
            <text:p>-2.82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426">
            <text:p>1.6426</text:p>
          </table:table-cell>
          <table:table-cell office:value-type="float" office:value="3.0149">
            <text:p>3.0149</text:p>
          </table:table-cell>
          <table:table-cell office:value-type="float" office:value="0.22849">
            <text:p>0.22849</text:p>
          </table:table-cell>
          <table:table-cell office:value-type="float" office:value="-0.147">
            <text:p>-0.1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1783">
            <text:p>-0.11783</text:p>
          </table:table-cell>
          <table:table-cell office:value-type="float" office:value="-1.5789">
            <text:p>-1.5789</text:p>
          </table:table-cell>
          <table:table-cell office:value-type="float" office:value="8.03">
            <text:p>8.03</text:p>
          </table:table-cell>
          <table:table-cell office:value-type="float" office:value="-0.028031">
            <text:p>-0.0280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69572">
            <text:p>-0.69572</text:p>
          </table:table-cell>
          <table:table-cell office:value-type="float" office:value="8.6165">
            <text:p>8.6165</text:p>
          </table:table-cell>
          <table:table-cell office:value-type="float" office:value="1.8419">
            <text:p>1.8419</text:p>
          </table:table-cell>
          <table:table-cell office:value-type="float" office:value="-4.3289">
            <text:p>-4.32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421">
            <text:p>2.9421</text:p>
          </table:table-cell>
          <table:table-cell office:value-type="float" office:value="7.4101">
            <text:p>7.4101</text:p>
          </table:table-cell>
          <table:table-cell office:value-type="float" office:value="-0.97709">
            <text:p>-0.97709</text:p>
          </table:table-cell>
          <table:table-cell office:value-type="float" office:value="-0.88406">
            <text:p>-0.884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7559">
            <text:p>-1.7559</text:p>
          </table:table-cell>
          <table:table-cell office:value-type="float" office:value="11.9459">
            <text:p>11.9459</text:p>
          </table:table-cell>
          <table:table-cell office:value-type="float" office:value="3.0946">
            <text:p>3.0946</text:p>
          </table:table-cell>
          <table:table-cell office:value-type="float" office:value="-4.8978">
            <text:p>-4.89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2537">
            <text:p>-1.2537</text:p>
          </table:table-cell>
          <table:table-cell office:value-type="float" office:value="10.8803">
            <text:p>10.8803</text:p>
          </table:table-cell>
          <table:table-cell office:value-type="float" office:value="1.931">
            <text:p>1.931</text:p>
          </table:table-cell>
          <table:table-cell office:value-type="float" office:value="-4.3237">
            <text:p>-4.32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585">
            <text:p>3.2585</text:p>
          </table:table-cell>
          <table:table-cell office:value-type="float" office:value="-4.4614">
            <text:p>-4.4614</text:p>
          </table:table-cell>
          <table:table-cell office:value-type="float" office:value="3.8024">
            <text:p>3.8024</text:p>
          </table:table-cell>
          <table:table-cell office:value-type="float" office:value="-0.15087">
            <text:p>-0.150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314">
            <text:p>1.8314</text:p>
          </table:table-cell>
          <table:table-cell office:value-type="float" office:value="6.3672">
            <text:p>6.3672</text:p>
          </table:table-cell>
          <table:table-cell office:value-type="float" office:value="-0.036278">
            <text:p>-0.036278</text:p>
          </table:table-cell>
          <table:table-cell office:value-type="float" office:value="0.049554">
            <text:p>0.04955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5645">
            <text:p>4.5645</text:p>
          </table:table-cell>
          <table:table-cell office:value-type="float" office:value="-3.6275">
            <text:p>-3.6275</text:p>
          </table:table-cell>
          <table:table-cell office:value-type="float" office:value="2.8684">
            <text:p>2.8684</text:p>
          </table:table-cell>
          <table:table-cell office:value-type="float" office:value="0.27714">
            <text:p>0.277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365">
            <text:p>2.7365</text:p>
          </table:table-cell>
          <table:table-cell office:value-type="float" office:value="-5.0325">
            <text:p>-5.0325</text:p>
          </table:table-cell>
          <table:table-cell office:value-type="float" office:value="6.6608">
            <text:p>6.6608</text:p>
          </table:table-cell>
          <table:table-cell office:value-type="float" office:value="-0.57889">
            <text:p>-0.578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297">
            <text:p>0.9297</text:p>
          </table:table-cell>
          <table:table-cell office:value-type="float" office:value="-3.7971">
            <text:p>-3.7971</text:p>
          </table:table-cell>
          <table:table-cell office:value-type="float" office:value="4.6429">
            <text:p>4.6429</text:p>
          </table:table-cell>
          <table:table-cell office:value-type="float" office:value="-0.2957">
            <text:p>-0.29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663">
            <text:p>3.9663</text:p>
          </table:table-cell>
          <table:table-cell office:value-type="float" office:value="10.1684">
            <text:p>10.1684</text:p>
          </table:table-cell>
          <table:table-cell office:value-type="float" office:value="-4.1131">
            <text:p>-4.1131</text:p>
          </table:table-cell>
          <table:table-cell office:value-type="float" office:value="-4.6056">
            <text:p>-4.60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4578">
            <text:p>1.4578</text:p>
          </table:table-cell>
          <table:table-cell office:value-type="float" office:value="-0.08485">
            <text:p>-0.08485</text:p>
          </table:table-cell>
          <table:table-cell office:value-type="float" office:value="4.1785">
            <text:p>4.1785</text:p>
          </table:table-cell>
          <table:table-cell office:value-type="float" office:value="0.59136">
            <text:p>0.591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272">
            <text:p>4.8272</text:p>
          </table:table-cell>
          <table:table-cell office:value-type="float" office:value="3.0687">
            <text:p>3.0687</text:p>
          </table:table-cell>
          <table:table-cell office:value-type="float" office:value="0.68604">
            <text:p>0.68604</text:p>
          </table:table-cell>
          <table:table-cell office:value-type="float" office:value="0.80731">
            <text:p>0.807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341">
            <text:p>-2.341</text:p>
          </table:table-cell>
          <table:table-cell office:value-type="float" office:value="12.3784">
            <text:p>12.3784</text:p>
          </table:table-cell>
          <table:table-cell office:value-type="float" office:value="0.70403">
            <text:p>0.70403</text:p>
          </table:table-cell>
          <table:table-cell office:value-type="float" office:value="-7.5836">
            <text:p>-7.58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8584">
            <text:p>-1.8584</text:p>
          </table:table-cell>
          <table:table-cell office:value-type="float" office:value="7.886">
            <text:p>7.886</text:p>
          </table:table-cell>
          <table:table-cell office:value-type="float" office:value="-1.6643">
            <text:p>-1.6643</text:p>
          </table:table-cell>
          <table:table-cell office:value-type="float" office:value="-1.8384">
            <text:p>-1.83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454">
            <text:p>4.1454</text:p>
          </table:table-cell>
          <table:table-cell office:value-type="float" office:value="7.257">
            <text:p>7.257</text:p>
          </table:table-cell>
          <table:table-cell office:value-type="float" office:value="-1.9153">
            <text:p>-1.9153</text:p>
          </table:table-cell>
          <table:table-cell office:value-type="float" office:value="-0.86078">
            <text:p>-0.860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157">
            <text:p>1.9157</text:p>
          </table:table-cell>
          <table:table-cell office:value-type="float" office:value="6.0816">
            <text:p>6.0816</text:p>
          </table:table-cell>
          <table:table-cell office:value-type="float" office:value="0.23705">
            <text:p>0.23705</text:p>
          </table:table-cell>
          <table:table-cell office:value-type="float" office:value="-2.0116">
            <text:p>-2.01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215">
            <text:p>4.0215</text:p>
          </table:table-cell>
          <table:table-cell office:value-type="float" office:value="-2.1914">
            <text:p>-2.1914</text:p>
          </table:table-cell>
          <table:table-cell office:value-type="float" office:value="2.4648">
            <text:p>2.4648</text:p>
          </table:table-cell>
          <table:table-cell office:value-type="float" office:value="1.1409">
            <text:p>1.14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8862">
            <text:p>5.8862</text:p>
          </table:table-cell>
          <table:table-cell office:value-type="float" office:value="5.8747">
            <text:p>5.8747</text:p>
          </table:table-cell>
          <table:table-cell office:value-type="float" office:value="-2.8167">
            <text:p>-2.8167</text:p>
          </table:table-cell>
          <table:table-cell office:value-type="float" office:value="-0.30087">
            <text:p>-0.300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0897">
            <text:p>-2.0897</text:p>
          </table:table-cell>
          <table:table-cell office:value-type="float" office:value="10.8265">
            <text:p>10.8265</text:p>
          </table:table-cell>
          <table:table-cell office:value-type="float" office:value="2.3603">
            <text:p>2.3603</text:p>
          </table:table-cell>
          <table:table-cell office:value-type="float" office:value="-3.4198">
            <text:p>-3.41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026">
            <text:p>4.0026</text:p>
          </table:table-cell>
          <table:table-cell office:value-type="float" office:value="-3.5943">
            <text:p>-3.5943</text:p>
          </table:table-cell>
          <table:table-cell office:value-type="float" office:value="3.5573">
            <text:p>3.5573</text:p>
          </table:table-cell>
          <table:table-cell office:value-type="float" office:value="0.26809">
            <text:p>0.268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78689">
            <text:p>-0.78689</text:p>
          </table:table-cell>
          <table:table-cell office:value-type="float" office:value="9.5663">
            <text:p>9.5663</text:p>
          </table:table-cell>
          <table:table-cell office:value-type="float" office:value="-3.7867">
            <text:p>-3.7867</text:p>
          </table:table-cell>
          <table:table-cell office:value-type="float" office:value="-7.5034">
            <text:p>-7.50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757">
            <text:p>4.1757</text:p>
          </table:table-cell>
          <table:table-cell office:value-type="float" office:value="10.2615">
            <text:p>10.2615</text:p>
          </table:table-cell>
          <table:table-cell office:value-type="float" office:value="-3.8552">
            <text:p>-3.8552</text:p>
          </table:table-cell>
          <table:table-cell office:value-type="float" office:value="-4.3056">
            <text:p>-4.30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3292">
            <text:p>0.83292</text:p>
          </table:table-cell>
          <table:table-cell office:value-type="float" office:value="7.5404">
            <text:p>7.5404</text:p>
          </table:table-cell>
          <table:table-cell office:value-type="float" office:value="0.65005">
            <text:p>0.65005</text:p>
          </table:table-cell>
          <table:table-cell office:value-type="float" office:value="-0.92544">
            <text:p>-0.925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077">
            <text:p>4.8077</text:p>
          </table:table-cell>
          <table:table-cell office:value-type="float" office:value="2.2327">
            <text:p>2.2327</text:p>
          </table:table-cell>
          <table:table-cell office:value-type="float" office:value="-0.26334">
            <text:p>-0.26334</text:p>
          </table:table-cell>
          <table:table-cell office:value-type="float" office:value="1.5534">
            <text:p>1.55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3063">
            <text:p>5.3063</text:p>
          </table:table-cell>
          <table:table-cell office:value-type="float" office:value="5.2684">
            <text:p>5.2684</text:p>
          </table:table-cell>
          <table:table-cell office:value-type="float" office:value="-2.8904">
            <text:p>-2.8904</text:p>
          </table:table-cell>
          <table:table-cell office:value-type="float" office:value="-0.52716">
            <text:p>-0.527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605">
            <text:p>2.5605</text:p>
          </table:table-cell>
          <table:table-cell office:value-type="float" office:value="9.2683">
            <text:p>9.2683</text:p>
          </table:table-cell>
          <table:table-cell office:value-type="float" office:value="-3.5913">
            <text:p>-3.5913</text:p>
          </table:table-cell>
          <table:table-cell office:value-type="float" office:value="-1.356">
            <text:p>-1.3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059">
            <text:p>2.1059</text:p>
          </table:table-cell>
          <table:table-cell office:value-type="float" office:value="7.6046">
            <text:p>7.6046</text:p>
          </table:table-cell>
          <table:table-cell office:value-type="float" office:value="-0.47755">
            <text:p>-0.47755</text:p>
          </table:table-cell>
          <table:table-cell office:value-type="float" office:value="-1.8461">
            <text:p>-1.846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721">
            <text:p>2.1721</text:p>
          </table:table-cell>
          <table:table-cell office:value-type="float" office:value="-0.73874">
            <text:p>-0.73874</text:p>
          </table:table-cell>
          <table:table-cell office:value-type="float" office:value="5.4672">
            <text:p>5.4672</text:p>
          </table:table-cell>
          <table:table-cell office:value-type="float" office:value="-0.72371">
            <text:p>-0.723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899">
            <text:p>4.2899</text:p>
          </table:table-cell>
          <table:table-cell office:value-type="float" office:value="9.1814">
            <text:p>9.1814</text:p>
          </table:table-cell>
          <table:table-cell office:value-type="float" office:value="-4.6067">
            <text:p>-4.6067</text:p>
          </table:table-cell>
          <table:table-cell office:value-type="float" office:value="-4.3263">
            <text:p>-4.32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156">
            <text:p>3.5156</text:p>
          </table:table-cell>
          <table:table-cell office:value-type="float" office:value="10.1891">
            <text:p>10.1891</text:p>
          </table:table-cell>
          <table:table-cell office:value-type="float" office:value="-4.2759">
            <text:p>-4.2759</text:p>
          </table:table-cell>
          <table:table-cell office:value-type="float" office:value="-4.978">
            <text:p>-4.9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14">
            <text:p>2.614</text:p>
          </table:table-cell>
          <table:table-cell office:value-type="float" office:value="8.0081">
            <text:p>8.0081</text:p>
          </table:table-cell>
          <table:table-cell office:value-type="float" office:value="-3.7258">
            <text:p>-3.7258</text:p>
          </table:table-cell>
          <table:table-cell office:value-type="float" office:value="-1.3069">
            <text:p>-1.306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68087">
            <text:p>0.68087</text:p>
          </table:table-cell>
          <table:table-cell office:value-type="float" office:value="2.3259">
            <text:p>2.3259</text:p>
          </table:table-cell>
          <table:table-cell office:value-type="float" office:value="4.9085">
            <text:p>4.9085</text:p>
          </table:table-cell>
          <table:table-cell office:value-type="float" office:value="0.54998">
            <text:p>0.549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962">
            <text:p>4.1962</text:p>
          </table:table-cell>
          <table:table-cell office:value-type="float" office:value="0.74493">
            <text:p>0.74493</text:p>
          </table:table-cell>
          <table:table-cell office:value-type="float" office:value="0.83256">
            <text:p>0.83256</text:p>
          </table:table-cell>
          <table:table-cell office:value-type="float" office:value="0.753">
            <text:p>0.7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.0919">
            <text:p>6.0919</text:p>
          </table:table-cell>
          <table:table-cell office:value-type="float" office:value="2.9673">
            <text:p>2.9673</text:p>
          </table:table-cell>
          <table:table-cell office:value-type="float" office:value="-1.3267">
            <text:p>-1.3267</text:p>
          </table:table-cell>
          <table:table-cell office:value-type="float" office:value="1.4551">
            <text:p>1.45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234">
            <text:p>1.3234</text:p>
          </table:table-cell>
          <table:table-cell office:value-type="float" office:value="3.2964">
            <text:p>3.2964</text:p>
          </table:table-cell>
          <table:table-cell office:value-type="float" office:value="0.2362">
            <text:p>0.2362</text:p>
          </table:table-cell>
          <table:table-cell office:value-type="float" office:value="-0.11984">
            <text:p>-0.119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264">
            <text:p>1.3264</text:p>
          </table:table-cell>
          <table:table-cell office:value-type="float" office:value="1.0326">
            <text:p>1.0326</text:p>
          </table:table-cell>
          <table:table-cell office:value-type="float" office:value="5.6566">
            <text:p>5.6566</text:p>
          </table:table-cell>
          <table:table-cell office:value-type="float" office:value="-0.41337">
            <text:p>-0.413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6735">
            <text:p>-0.16735</text:p>
          </table:table-cell>
          <table:table-cell office:value-type="float" office:value="7.6274">
            <text:p>7.6274</text:p>
          </table:table-cell>
          <table:table-cell office:value-type="float" office:value="1.2061">
            <text:p>1.2061</text:p>
          </table:table-cell>
          <table:table-cell office:value-type="float" office:value="-3.6241">
            <text:p>-3.62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">
            <text:p>-1.3</text:p>
          </table:table-cell>
          <table:table-cell office:value-type="float" office:value="10.2678">
            <text:p>10.2678</text:p>
          </table:table-cell>
          <table:table-cell office:value-type="float" office:value="-2.953">
            <text:p>-2.953</text:p>
          </table:table-cell>
          <table:table-cell office:value-type="float" office:value="-5.8638">
            <text:p>-5.8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2261">
            <text:p>-2.2261</text:p>
          </table:table-cell>
          <table:table-cell office:value-type="float" office:value="12.5398">
            <text:p>12.5398</text:p>
          </table:table-cell>
          <table:table-cell office:value-type="float" office:value="2.9438">
            <text:p>2.9438</text:p>
          </table:table-cell>
          <table:table-cell office:value-type="float" office:value="-3.5258">
            <text:p>-3.52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196">
            <text:p>2.4196</text:p>
          </table:table-cell>
          <table:table-cell office:value-type="float" office:value="6.4665">
            <text:p>6.4665</text:p>
          </table:table-cell>
          <table:table-cell office:value-type="float" office:value="-0.75688">
            <text:p>-0.75688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987">
            <text:p>1.0987</text:p>
          </table:table-cell>
          <table:table-cell office:value-type="float" office:value="0.6394">
            <text:p>0.6394</text:p>
          </table:table-cell>
          <table:table-cell office:value-type="float" office:value="5.989">
            <text:p>5.989</text:p>
          </table:table-cell>
          <table:table-cell office:value-type="float" office:value="-0.58277">
            <text:p>-0.582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464">
            <text:p>4.6464</text:p>
          </table:table-cell>
          <table:table-cell office:value-type="float" office:value="10.5326">
            <text:p>10.5326</text:p>
          </table:table-cell>
          <table:table-cell office:value-type="float" office:value="-4.5852">
            <text:p>-4.5852</text:p>
          </table:table-cell>
          <table:table-cell office:value-type="float" office:value="-4.206">
            <text:p>-4.2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36038">
            <text:p>-0.36038</text:p>
          </table:table-cell>
          <table:table-cell office:value-type="float" office:value="4.1158">
            <text:p>4.1158</text:p>
          </table:table-cell>
          <table:table-cell office:value-type="float" office:value="3.1143">
            <text:p>3.1143</text:p>
          </table:table-cell>
          <table:table-cell office:value-type="float" office:value="-0.37199">
            <text:p>-0.371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562">
            <text:p>1.3562</text:p>
          </table:table-cell>
          <table:table-cell office:value-type="float" office:value="3.2136">
            <text:p>3.2136</text:p>
          </table:table-cell>
          <table:table-cell office:value-type="float" office:value="4.3465">
            <text:p>4.3465</text:p>
          </table:table-cell>
          <table:table-cell office:value-type="float" office:value="0.78662">
            <text:p>0.786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06">
            <text:p>0.5706</text:p>
          </table:table-cell>
          <table:table-cell office:value-type="float" office:value="-0.0248">
            <text:p>-0.0248</text:p>
          </table:table-cell>
          <table:table-cell office:value-type="float" office:value="1.2421">
            <text:p>1.2421</text:p>
          </table:table-cell>
          <table:table-cell office:value-type="float" office:value="-0.5621">
            <text:p>-0.56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6479">
            <text:p>-2.6479</text:p>
          </table:table-cell>
          <table:table-cell office:value-type="float" office:value="10.1374">
            <text:p>10.1374</text:p>
          </table:table-cell>
          <table:table-cell office:value-type="float" office:value="-1.331">
            <text:p>-1.331</text:p>
          </table:table-cell>
          <table:table-cell office:value-type="float" office:value="-5.4707">
            <text:p>-5.47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219">
            <text:p>3.1219</text:p>
          </table:table-cell>
          <table:table-cell office:value-type="float" office:value="-3.137">
            <text:p>-3.137</text:p>
          </table:table-cell>
          <table:table-cell office:value-type="float" office:value="1.9259">
            <text:p>1.9259</text:p>
          </table:table-cell>
          <table:table-cell office:value-type="float" office:value="-0.37458">
            <text:p>-0.374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4944">
            <text:p>5.4944</text:p>
          </table:table-cell>
          <table:table-cell office:value-type="float" office:value="1.5478">
            <text:p>1.5478</text:p>
          </table:table-cell>
          <table:table-cell office:value-type="float" office:value="0.041694">
            <text:p>0.041694</text:p>
          </table:table-cell>
          <table:table-cell office:value-type="float" office:value="1.9284">
            <text:p>1.92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389">
            <text:p>-1.3389</text:p>
          </table:table-cell>
          <table:table-cell office:value-type="float" office:value="1.552">
            <text:p>1.552</text:p>
          </table:table-cell>
          <table:table-cell office:value-type="float" office:value="7.0806">
            <text:p>7.0806</text:p>
          </table:table-cell>
          <table:table-cell office:value-type="float" office:value="1.031">
            <text:p>1.0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3361">
            <text:p>-2.3361</text:p>
          </table:table-cell>
          <table:table-cell office:value-type="float" office:value="11.9604">
            <text:p>11.9604</text:p>
          </table:table-cell>
          <table:table-cell office:value-type="float" office:value="3.0835">
            <text:p>3.0835</text:p>
          </table:table-cell>
          <table:table-cell office:value-type="float" office:value="-5.4435">
            <text:p>-5.44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596">
            <text:p>2.2596</text:p>
          </table:table-cell>
          <table:table-cell office:value-type="float" office:value="-0.033118">
            <text:p>-0.033118</text:p>
          </table:table-cell>
          <table:table-cell office:value-type="float" office:value="4.7355">
            <text:p>4.7355</text:p>
          </table:table-cell>
          <table:table-cell office:value-type="float" office:value="-0.2776">
            <text:p>-0.27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46901">
            <text:p>0.46901</text:p>
          </table:table-cell>
          <table:table-cell office:value-type="float" office:value="-0.63321">
            <text:p>-0.63321</text:p>
          </table:table-cell>
          <table:table-cell office:value-type="float" office:value="7.3848">
            <text:p>7.3848</text:p>
          </table:table-cell>
          <table:table-cell office:value-type="float" office:value="0.36507">
            <text:p>0.365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296">
            <text:p>2.7296</text:p>
          </table:table-cell>
          <table:table-cell office:value-type="float" office:value="2.8701">
            <text:p>2.8701</text:p>
          </table:table-cell>
          <table:table-cell office:value-type="float" office:value="0.51124">
            <text:p>0.51124</text:p>
          </table:table-cell>
          <table:table-cell office:value-type="float" office:value="0.5099">
            <text:p>0.50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466">
            <text:p>2.0466</text:p>
          </table:table-cell>
          <table:table-cell office:value-type="float" office:value="2.03">
            <text:p>2.03</text:p>
          </table:table-cell>
          <table:table-cell office:value-type="float" office:value="2.1761">
            <text:p>2.1761</text:p>
          </table:table-cell>
          <table:table-cell office:value-type="float" office:value="-0.083634">
            <text:p>-0.0836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274">
            <text:p>-1.3274</text:p>
          </table:table-cell>
          <table:table-cell office:value-type="float" office:value="9.498">
            <text:p>9.498</text:p>
          </table:table-cell>
          <table:table-cell office:value-type="float" office:value="2.4408">
            <text:p>2.4408</text:p>
          </table:table-cell>
          <table:table-cell office:value-type="float" office:value="-5.2689">
            <text:p>-5.26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905">
            <text:p>3.8905</text:p>
          </table:table-cell>
          <table:table-cell office:value-type="float" office:value="-2.1521">
            <text:p>-2.1521</text:p>
          </table:table-cell>
          <table:table-cell office:value-type="float" office:value="2.6302">
            <text:p>2.6302</text:p>
          </table:table-cell>
          <table:table-cell office:value-type="float" office:value="1.1047">
            <text:p>1.10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994">
            <text:p>3.9994</text:p>
          </table:table-cell>
          <table:table-cell office:value-type="float" office:value="0.90427">
            <text:p>0.90427</text:p>
          </table:table-cell>
          <table:table-cell office:value-type="float" office:value="1.1693">
            <text:p>1.1693</text:p>
          </table:table-cell>
          <table:table-cell office:value-type="float" office:value="1.6892">
            <text:p>1.689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952">
            <text:p>2.3952</text:p>
          </table:table-cell>
          <table:table-cell office:value-type="float" office:value="9.5083">
            <text:p>9.5083</text:p>
          </table:table-cell>
          <table:table-cell office:value-type="float" office:value="-3.1783">
            <text:p>-3.1783</text:p>
          </table:table-cell>
          <table:table-cell office:value-type="float" office:value="-3.0086">
            <text:p>-3.00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704">
            <text:p>3.2704</text:p>
          </table:table-cell>
          <table:table-cell office:value-type="float" office:value="6.9321">
            <text:p>6.9321</text:p>
          </table:table-cell>
          <table:table-cell office:value-type="float" office:value="-1.0456">
            <text:p>-1.0456</text:p>
          </table:table-cell>
          <table:table-cell office:value-type="float" office:value="0.23447">
            <text:p>0.234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931">
            <text:p>-1.3931</text:p>
          </table:table-cell>
          <table:table-cell office:value-type="float" office:value="1.5664">
            <text:p>1.5664</text:p>
          </table:table-cell>
          <table:table-cell office:value-type="float" office:value="7.5382">
            <text:p>7.5382</text:p>
          </table:table-cell>
          <table:table-cell office:value-type="float" office:value="0.78403">
            <text:p>0.784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406">
            <text:p>1.6406</text:p>
          </table:table-cell>
          <table:table-cell office:value-type="float" office:value="3.5488">
            <text:p>3.5488</text:p>
          </table:table-cell>
          <table:table-cell office:value-type="float" office:value="1.3964">
            <text:p>1.3964</text:p>
          </table:table-cell>
          <table:table-cell office:value-type="float" office:value="-0.36424">
            <text:p>-0.364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744">
            <text:p>2.7744</text:p>
          </table:table-cell>
          <table:table-cell office:value-type="float" office:value="6.8576">
            <text:p>6.8576</text:p>
          </table:table-cell>
          <table:table-cell office:value-type="float" office:value="-1.0671">
            <text:p>-1.0671</text:p>
          </table:table-cell>
          <table:table-cell office:value-type="float" office:value="0.075416">
            <text:p>0.0754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287">
            <text:p>2.4287</text:p>
          </table:table-cell>
          <table:table-cell office:value-type="float" office:value="9.3821">
            <text:p>9.3821</text:p>
          </table:table-cell>
          <table:table-cell office:value-type="float" office:value="-3.2477">
            <text:p>-3.2477</text:p>
          </table:table-cell>
          <table:table-cell office:value-type="float" office:value="-1.4543">
            <text:p>-1.45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134">
            <text:p>4.2134</text:p>
          </table:table-cell>
          <table:table-cell office:value-type="float" office:value="-2.806">
            <text:p>-2.806</text:p>
          </table:table-cell>
          <table:table-cell office:value-type="float" office:value="2.0116">
            <text:p>2.0116</text:p>
          </table:table-cell>
          <table:table-cell office:value-type="float" office:value="0.67412">
            <text:p>0.674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472">
            <text:p>1.6472</text:p>
          </table:table-cell>
          <table:table-cell office:value-type="float" office:value="0.48213">
            <text:p>0.48213</text:p>
          </table:table-cell>
          <table:table-cell office:value-type="float" office:value="4.7449">
            <text:p>4.7449</text:p>
          </table:table-cell>
          <table:table-cell office:value-type="float" office:value="1.225">
            <text:p>1.2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597">
            <text:p>2.0597</text:p>
          </table:table-cell>
          <table:table-cell office:value-type="float" office:value="-0.99326">
            <text:p>-0.99326</text:p>
          </table:table-cell>
          <table:table-cell office:value-type="float" office:value="5.2119">
            <text:p>5.2119</text:p>
          </table:table-cell>
          <table:table-cell office:value-type="float" office:value="-0.29312">
            <text:p>-0.293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798">
            <text:p>0.3798</text:p>
          </table:table-cell>
          <table:table-cell office:value-type="float" office:value="0.7098">
            <text:p>0.7098</text:p>
          </table:table-cell>
          <table:table-cell office:value-type="float" office:value="0.7572">
            <text:p>0.7572</text:p>
          </table:table-cell>
          <table:table-cell office:value-type="float" office:value="-0.4444">
            <text:p>-0.4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135">
            <text:p>1.0135</text:p>
          </table:table-cell>
          <table:table-cell office:value-type="float" office:value="8.4551">
            <text:p>8.4551</text:p>
          </table:table-cell>
          <table:table-cell office:value-type="float" office:value="-1.672">
            <text:p>-1.672</text:p>
          </table:table-cell>
          <table:table-cell office:value-type="float" office:value="-2.0815">
            <text:p>-2.08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5691">
            <text:p>4.5691</text:p>
          </table:table-cell>
          <table:table-cell office:value-type="float" office:value="-4.4552">
            <text:p>-4.4552</text:p>
          </table:table-cell>
          <table:table-cell office:value-type="float" office:value="3.1769">
            <text:p>3.1769</text:p>
          </table:table-cell>
          <table:table-cell office:value-type="float" office:value="0.0042961">
            <text:p>0.004296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461">
            <text:p>0.57461</text:p>
          </table:table-cell>
          <table:table-cell office:value-type="float" office:value="10.1105">
            <text:p>10.1105</text:p>
          </table:table-cell>
          <table:table-cell office:value-type="float" office:value="-1.6917">
            <text:p>-1.6917</text:p>
          </table:table-cell>
          <table:table-cell office:value-type="float" office:value="-4.3922">
            <text:p>-4.39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34">
            <text:p>0.5734</text:p>
          </table:table-cell>
          <table:table-cell office:value-type="float" office:value="9.1938">
            <text:p>9.1938</text:p>
          </table:table-cell>
          <table:table-cell office:value-type="float" office:value="-0.9094">
            <text:p>-0.9094</text:p>
          </table:table-cell>
          <table:table-cell office:value-type="float" office:value="-1.872">
            <text:p>-1.8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868">
            <text:p>5.2868</text:p>
          </table:table-cell>
          <table:table-cell office:value-type="float" office:value="3.257">
            <text:p>3.257</text:p>
          </table:table-cell>
          <table:table-cell office:value-type="float" office:value="-1.3721">
            <text:p>-1.3721</text:p>
          </table:table-cell>
          <table:table-cell office:value-type="float" office:value="1.1668">
            <text:p>1.16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102">
            <text:p>4.0102</text:p>
          </table:table-cell>
          <table:table-cell office:value-type="float" office:value="10.6568">
            <text:p>10.6568</text:p>
          </table:table-cell>
          <table:table-cell office:value-type="float" office:value="-4.1388">
            <text:p>-4.1388</text:p>
          </table:table-cell>
          <table:table-cell office:value-type="float" office:value="-5.0646">
            <text:p>-5.06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425">
            <text:p>4.1425</text:p>
          </table:table-cell>
          <table:table-cell office:value-type="float" office:value="-3.6792">
            <text:p>-3.6792</text:p>
          </table:table-cell>
          <table:table-cell office:value-type="float" office:value="3.8281">
            <text:p>3.8281</text:p>
          </table:table-cell>
          <table:table-cell office:value-type="float" office:value="1.6297">
            <text:p>1.629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934">
            <text:p>3.0934</text:p>
          </table:table-cell>
          <table:table-cell office:value-type="float" office:value="-2.9177">
            <text:p>-2.9177</text:p>
          </table:table-cell>
          <table:table-cell office:value-type="float" office:value="2.2232">
            <text:p>2.2232</text:p>
          </table:table-cell>
          <table:table-cell office:value-type="float" office:value="0.22283">
            <text:p>0.2228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034">
            <text:p>2.2034</text:p>
          </table:table-cell>
          <table:table-cell office:value-type="float" office:value="5.9947">
            <text:p>5.9947</text:p>
          </table:table-cell>
          <table:table-cell office:value-type="float" office:value="0.53009">
            <text:p>0.53009</text:p>
          </table:table-cell>
          <table:table-cell office:value-type="float" office:value="0.84998">
            <text:p>0.849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44">
            <text:p>3.744</text:p>
          </table:table-cell>
          <table:table-cell office:value-type="float" office:value="0.79459">
            <text:p>0.79459</text:p>
          </table:table-cell>
          <table:table-cell office:value-type="float" office:value="0.95851">
            <text:p>0.95851</text:p>
          </table:table-cell>
          <table:table-cell office:value-type="float" office:value="1.0077">
            <text:p>1.00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329">
            <text:p>3.0329</text:p>
          </table:table-cell>
          <table:table-cell office:value-type="float" office:value="2.2948">
            <text:p>2.2948</text:p>
          </table:table-cell>
          <table:table-cell office:value-type="float" office:value="2.1135">
            <text:p>2.1135</text:p>
          </table:table-cell>
          <table:table-cell office:value-type="float" office:value="0.35084">
            <text:p>0.350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731">
            <text:p>3.7731</text:p>
          </table:table-cell>
          <table:table-cell office:value-type="float" office:value="7.2073">
            <text:p>7.2073</text:p>
          </table:table-cell>
          <table:table-cell office:value-type="float" office:value="-1.6814">
            <text:p>-1.6814</text:p>
          </table:table-cell>
          <table:table-cell office:value-type="float" office:value="-0.94742">
            <text:p>-0.947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557">
            <text:p>3.1557</text:p>
          </table:table-cell>
          <table:table-cell office:value-type="float" office:value="2.8908">
            <text:p>2.8908</text:p>
          </table:table-cell>
          <table:table-cell office:value-type="float" office:value="0.59693">
            <text:p>0.59693</text:p>
          </table:table-cell>
          <table:table-cell office:value-type="float" office:value="0.79825">
            <text:p>0.798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114">
            <text:p>1.8114</text:p>
          </table:table-cell>
          <table:table-cell office:value-type="float" office:value="7.6067">
            <text:p>7.6067</text:p>
          </table:table-cell>
          <table:table-cell office:value-type="float" office:value="-0.9788">
            <text:p>-0.9788</text:p>
          </table:table-cell>
          <table:table-cell office:value-type="float" office:value="-2.4668">
            <text:p>-2.46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88">
            <text:p>4.988</text:p>
          </table:table-cell>
          <table:table-cell office:value-type="float" office:value="7.2052">
            <text:p>7.2052</text:p>
          </table:table-cell>
          <table:table-cell office:value-type="float" office:value="-3.2846">
            <text:p>-3.2846</text:p>
          </table:table-cell>
          <table:table-cell office:value-type="float" office:value="-1.1608">
            <text:p>-1.16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83">
            <text:p>2.483</text:p>
          </table:table-cell>
          <table:table-cell office:value-type="float" office:value="6.6155">
            <text:p>6.6155</text:p>
          </table:table-cell>
          <table:table-cell office:value-type="float" office:value="-0.79287">
            <text:p>-0.79287</text:p>
          </table:table-cell>
          <table:table-cell office:value-type="float" office:value="-0.90863">
            <text:p>-0.908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94">
            <text:p>1.594</text:p>
          </table:table-cell>
          <table:table-cell office:value-type="float" office:value="4.7055">
            <text:p>4.7055</text:p>
          </table:table-cell>
          <table:table-cell office:value-type="float" office:value="1.3758">
            <text:p>1.3758</text:p>
          </table:table-cell>
          <table:table-cell office:value-type="float" office:value="0.081882">
            <text:p>0.0818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016103">
            <text:p>-0.016103</text:p>
          </table:table-cell>
          <table:table-cell office:value-type="float" office:value="9.7484">
            <text:p>9.7484</text:p>
          </table:table-cell>
          <table:table-cell office:value-type="float" office:value="0.15394">
            <text:p>0.15394</text:p>
          </table:table-cell>
          <table:table-cell office:value-type="float" office:value="-1.6134">
            <text:p>-1.61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496">
            <text:p>3.8496</text:p>
          </table:table-cell>
          <table:table-cell office:value-type="float" office:value="9.7939">
            <text:p>9.7939</text:p>
          </table:table-cell>
          <table:table-cell office:value-type="float" office:value="-4.1508">
            <text:p>-4.1508</text:p>
          </table:table-cell>
          <table:table-cell office:value-type="float" office:value="-4.4582">
            <text:p>-4.45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297">
            <text:p>0.9297</text:p>
          </table:table-cell>
          <table:table-cell office:value-type="float" office:value="-3.7971">
            <text:p>-3.7971</text:p>
          </table:table-cell>
          <table:table-cell office:value-type="float" office:value="4.6429">
            <text:p>4.6429</text:p>
          </table:table-cell>
          <table:table-cell office:value-type="float" office:value="-0.2957">
            <text:p>-0.29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342">
            <text:p>4.9342</text:p>
          </table:table-cell>
          <table:table-cell office:value-type="float" office:value="2.4107">
            <text:p>2.4107</text:p>
          </table:table-cell>
          <table:table-cell office:value-type="float" office:value="-0.17594">
            <text:p>-0.17594</text:p>
          </table:table-cell>
          <table:table-cell office:value-type="float" office:value="1.6245">
            <text:p>1.62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417">
            <text:p>3.8417</text:p>
          </table:table-cell>
          <table:table-cell office:value-type="float" office:value="10.0215">
            <text:p>10.0215</text:p>
          </table:table-cell>
          <table:table-cell office:value-type="float" office:value="-4.2699">
            <text:p>-4.2699</text:p>
          </table:table-cell>
          <table:table-cell office:value-type="float" office:value="-4.9159">
            <text:p>-4.91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3915">
            <text:p>5.3915</text:p>
          </table:table-cell>
          <table:table-cell office:value-type="float" office:value="9.9946">
            <text:p>9.9946</text:p>
          </table:table-cell>
          <table:table-cell office:value-type="float" office:value="-3.8081">
            <text:p>-3.8081</text:p>
          </table:table-cell>
          <table:table-cell office:value-type="float" office:value="-3.3642">
            <text:p>-3.36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4072">
            <text:p>4.4072</text:p>
          </table:table-cell>
          <table:table-cell office:value-type="float" office:value="-0.070365">
            <text:p>-0.070365</text:p>
          </table:table-cell>
          <table:table-cell office:value-type="float" office:value="2.0416">
            <text:p>2.0416</text:p>
          </table:table-cell>
          <table:table-cell office:value-type="float" office:value="1.1319">
            <text:p>1.13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946">
            <text:p>2.6946</text:p>
          </table:table-cell>
          <table:table-cell office:value-type="float" office:value="6.7976">
            <text:p>6.7976</text:p>
          </table:table-cell>
          <table:table-cell office:value-type="float" office:value="-0.40301">
            <text:p>-0.40301</text:p>
          </table:table-cell>
          <table:table-cell office:value-type="float" office:value="0.44912">
            <text:p>0.449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756">
            <text:p>5.2756</text:p>
          </table:table-cell>
          <table:table-cell office:value-type="float" office:value="0.13863">
            <text:p>0.13863</text:p>
          </table:table-cell>
          <table:table-cell office:value-type="float" office:value="0.12138">
            <text:p>0.12138</text:p>
          </table:table-cell>
          <table:table-cell office:value-type="float" office:value="1.1435">
            <text:p>1.14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312">
            <text:p>3.4312</text:p>
          </table:table-cell>
          <table:table-cell office:value-type="float" office:value="6.2637">
            <text:p>6.2637</text:p>
          </table:table-cell>
          <table:table-cell office:value-type="float" office:value="-1.9513">
            <text:p>-1.9513</text:p>
          </table:table-cell>
          <table:table-cell office:value-type="float" office:value="-0.36165">
            <text:p>-0.361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52">
            <text:p>4.052</text:p>
          </table:table-cell>
          <table:table-cell office:value-type="float" office:value="-0.16555">
            <text:p>-0.16555</text:p>
          </table:table-cell>
          <table:table-cell office:value-type="float" office:value="0.45383">
            <text:p>0.45383</text:p>
          </table:table-cell>
          <table:table-cell office:value-type="float" office:value="0.51248">
            <text:p>0.512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638">
            <text:p>1.3638</text:p>
          </table:table-cell>
          <table:table-cell office:value-type="float" office:value="-4.7759">
            <text:p>-4.7759</text:p>
          </table:table-cell>
          <table:table-cell office:value-type="float" office:value="8.4182">
            <text:p>8.4182</text:p>
          </table:table-cell>
          <table:table-cell office:value-type="float" office:value="-1.8836">
            <text:p>-1.88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9566">
            <text:p>0.89566</text:p>
          </table:table-cell>
          <table:table-cell office:value-type="float" office:value="7.7763">
            <text:p>7.7763</text:p>
          </table:table-cell>
          <table:table-cell office:value-type="float" office:value="-2.7473">
            <text:p>-2.7473</text:p>
          </table:table-cell>
          <table:table-cell office:value-type="float" office:value="-1.9353">
            <text:p>-1.93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265">
            <text:p>1.9265</text:p>
          </table:table-cell>
          <table:table-cell office:value-type="float" office:value="7.7557">
            <text:p>7.7557</text:p>
          </table:table-cell>
          <table:table-cell office:value-type="float" office:value="-0.16823">
            <text:p>-0.16823</text:p>
          </table:table-cell>
          <table:table-cell office:value-type="float" office:value="-3.0771">
            <text:p>-3.07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20977">
            <text:p>0.20977</text:p>
          </table:table-cell>
          <table:table-cell office:value-type="float" office:value="-0.46146">
            <text:p>-0.46146</text:p>
          </table:table-cell>
          <table:table-cell office:value-type="float" office:value="7.7267">
            <text:p>7.7267</text:p>
          </table:table-cell>
          <table:table-cell office:value-type="float" office:value="0.90946">
            <text:p>0.909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68">
            <text:p>4.068</text:p>
          </table:table-cell>
          <table:table-cell office:value-type="float" office:value="-2.9363">
            <text:p>-2.9363</text:p>
          </table:table-cell>
          <table:table-cell office:value-type="float" office:value="2.1992">
            <text:p>2.1992</text:p>
          </table:table-cell>
          <table:table-cell office:value-type="float" office:value="0.50084">
            <text:p>0.500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77">
            <text:p>2.877</text:p>
          </table:table-cell>
          <table:table-cell office:value-type="float" office:value="-4.0599">
            <text:p>-4.0599</text:p>
          </table:table-cell>
          <table:table-cell office:value-type="float" office:value="3.6259">
            <text:p>3.6259</text:p>
          </table:table-cell>
          <table:table-cell office:value-type="float" office:value="-0.32544">
            <text:p>-0.325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223">
            <text:p>0.3223</text:p>
          </table:table-cell>
          <table:table-cell office:value-type="float" office:value="-0.89808">
            <text:p>-0.89808</text:p>
          </table:table-cell>
          <table:table-cell office:value-type="float" office:value="8.0883">
            <text:p>8.0883</text:p>
          </table:table-cell>
          <table:table-cell office:value-type="float" office:value="0.69222">
            <text:p>0.692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">
            <text:p>-1.3</text:p>
          </table:table-cell>
          <table:table-cell office:value-type="float" office:value="10.2678">
            <text:p>10.2678</text:p>
          </table:table-cell>
          <table:table-cell office:value-type="float" office:value="-2.953">
            <text:p>-2.953</text:p>
          </table:table-cell>
          <table:table-cell office:value-type="float" office:value="-5.8638">
            <text:p>-5.8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747">
            <text:p>1.7747</text:p>
          </table:table-cell>
          <table:table-cell office:value-type="float" office:value="-6.4334">
            <text:p>-6.4334</text:p>
          </table:table-cell>
          <table:table-cell office:value-type="float" office:value="8.15">
            <text:p>8.15</text:p>
          </table:table-cell>
          <table:table-cell office:value-type="float" office:value="-0.89828">
            <text:p>-0.898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419">
            <text:p>1.3419</text:p>
          </table:table-cell>
          <table:table-cell office:value-type="float" office:value="-4.4221">
            <text:p>-4.4221</text:p>
          </table:table-cell>
          <table:table-cell office:value-type="float" office:value="8.09">
            <text:p>8.09</text:p>
          </table:table-cell>
          <table:table-cell office:value-type="float" office:value="-1.7349">
            <text:p>-1.734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9606">
            <text:p>0.89606</text:p>
          </table:table-cell>
          <table:table-cell office:value-type="float" office:value="10.5471">
            <text:p>10.5471</text:p>
          </table:table-cell>
          <table:table-cell office:value-type="float" office:value="-1.4175">
            <text:p>-1.4175</text:p>
          </table:table-cell>
          <table:table-cell office:value-type="float" office:value="-4.0327">
            <text:p>-4.03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44125">
            <text:p>0.44125</text:p>
          </table:table-cell>
          <table:table-cell office:value-type="float" office:value="2.9487">
            <text:p>2.9487</text:p>
          </table:table-cell>
          <table:table-cell office:value-type="float" office:value="4.3225">
            <text:p>4.3225</text:p>
          </table:table-cell>
          <table:table-cell office:value-type="float" office:value="0.7155">
            <text:p>0.71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422">
            <text:p>3.2422</text:p>
          </table:table-cell>
          <table:table-cell office:value-type="float" office:value="6.2265">
            <text:p>6.2265</text:p>
          </table:table-cell>
          <table:table-cell office:value-type="float" office:value="0.12224">
            <text:p>0.12224</text:p>
          </table:table-cell>
          <table:table-cell office:value-type="float" office:value="-1.4466">
            <text:p>-1.44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678">
            <text:p>2.5678</text:p>
          </table:table-cell>
          <table:table-cell office:value-type="float" office:value="3.5136">
            <text:p>3.5136</text:p>
          </table:table-cell>
          <table:table-cell office:value-type="float" office:value="0.61406">
            <text:p>0.61406</text:p>
          </table:table-cell>
          <table:table-cell office:value-type="float" office:value="-0.40691">
            <text:p>-0.406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2153">
            <text:p>-2.2153</text:p>
          </table:table-cell>
          <table:table-cell office:value-type="float" office:value="11.9625">
            <text:p>11.9625</text:p>
          </table:table-cell>
          <table:table-cell office:value-type="float" office:value="0.078538">
            <text:p>0.078538</text:p>
          </table:table-cell>
          <table:table-cell office:value-type="float" office:value="-7.7853">
            <text:p>-7.78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349">
            <text:p>4.1349</text:p>
          </table:table-cell>
          <table:table-cell office:value-type="float" office:value="6.1189">
            <text:p>6.1189</text:p>
          </table:table-cell>
          <table:table-cell office:value-type="float" office:value="-2.4294">
            <text:p>-2.4294</text:p>
          </table:table-cell>
          <table:table-cell office:value-type="float" office:value="-0.19613">
            <text:p>-0.196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34">
            <text:p>1.934</text:p>
          </table:table-cell>
          <table:table-cell table:style-name="ce5" office:value-type="string">
            <text:p>-9.2828e-06</text:p>
          </table:table-cell>
          <table:table-cell office:value-type="float" office:value="4.816">
            <text:p>4.816</text:p>
          </table:table-cell>
          <table:table-cell office:value-type="float" office:value="-0.33967">
            <text:p>-0.339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068">
            <text:p>2.5068</text:p>
          </table:table-cell>
          <table:table-cell office:value-type="float" office:value="1.1588">
            <text:p>1.1588</text:p>
          </table:table-cell>
          <table:table-cell office:value-type="float" office:value="3.9249">
            <text:p>3.9249</text:p>
          </table:table-cell>
          <table:table-cell office:value-type="float" office:value="0.12585">
            <text:p>0.125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464">
            <text:p>2.1464</text:p>
          </table:table-cell>
          <table:table-cell office:value-type="float" office:value="6.0795">
            <text:p>6.0795</text:p>
          </table:table-cell>
          <table:table-cell office:value-type="float" office:value="-0.5778">
            <text:p>-0.5778</text:p>
          </table:table-cell>
          <table:table-cell office:value-type="float" office:value="-2.2302">
            <text:p>-2.23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051979">
            <text:p>0.051979</text:p>
          </table:table-cell>
          <table:table-cell office:value-type="float" office:value="7.0521">
            <text:p>7.0521</text:p>
          </table:table-cell>
          <table:table-cell office:value-type="float" office:value="-2.0541">
            <text:p>-2.0541</text:p>
          </table:table-cell>
          <table:table-cell office:value-type="float" office:value="-3.1508">
            <text:p>-3.15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2706">
            <text:p>1.2706</text:p>
          </table:table-cell>
          <table:table-cell office:value-type="float" office:value="8.035">
            <text:p>8.035</text:p>
          </table:table-cell>
          <table:table-cell office:value-type="float" office:value="-0.19651">
            <text:p>-0.19651</text:p>
          </table:table-cell>
          <table:table-cell office:value-type="float" office:value="-2.1888">
            <text:p>-2.1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43">
            <text:p>1.143</text:p>
          </table:table-cell>
          <table:table-cell office:value-type="float" office:value="0.83391">
            <text:p>0.83391</text:p>
          </table:table-cell>
          <table:table-cell office:value-type="float" office:value="5.4552">
            <text:p>5.4552</text:p>
          </table:table-cell>
          <table:table-cell office:value-type="float" office:value="-0.56984">
            <text:p>-0.569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928">
            <text:p>2.2928</text:p>
          </table:table-cell>
          <table:table-cell office:value-type="float" office:value="9.0386">
            <text:p>9.0386</text:p>
          </table:table-cell>
          <table:table-cell office:value-type="float" office:value="-3.2417">
            <text:p>-3.2417</text:p>
          </table:table-cell>
          <table:table-cell office:value-type="float" office:value="-1.2991">
            <text:p>-1.2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292">
            <text:p>0.3292</text:p>
          </table:table-cell>
          <table:table-cell office:value-type="float" office:value="-4.4552">
            <text:p>-4.4552</text:p>
          </table:table-cell>
          <table:table-cell office:value-type="float" office:value="4.5718">
            <text:p>4.5718</text:p>
          </table:table-cell>
          <table:table-cell office:value-type="float" office:value="-0.9888">
            <text:p>-0.9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719">
            <text:p>2.9719</text:p>
          </table:table-cell>
          <table:table-cell office:value-type="float" office:value="6.8369">
            <text:p>6.8369</text:p>
          </table:table-cell>
          <table:table-cell office:value-type="float" office:value="-0.2702">
            <text:p>-0.2702</text:p>
          </table:table-cell>
          <table:table-cell office:value-type="float" office:value="0.71291">
            <text:p>0.712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849">
            <text:p>1.6849</text:p>
          </table:table-cell>
          <table:table-cell office:value-type="float" office:value="8.7489">
            <text:p>8.7489</text:p>
          </table:table-cell>
          <table:table-cell office:value-type="float" office:value="-1.2641">
            <text:p>-1.2641</text:p>
          </table:table-cell>
          <table:table-cell office:value-type="float" office:value="-1.3858">
            <text:p>-1.38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9177">
            <text:p>-1.9177</text:p>
          </table:table-cell>
          <table:table-cell office:value-type="float" office:value="11.6894">
            <text:p>11.6894</text:p>
          </table:table-cell>
          <table:table-cell office:value-type="float" office:value="2.5454">
            <text:p>2.5454</text:p>
          </table:table-cell>
          <table:table-cell office:value-type="float" office:value="-3.2763">
            <text:p>-3.27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729">
            <text:p>2.3729</text:p>
          </table:table-cell>
          <table:table-cell office:value-type="float" office:value="10.4726">
            <text:p>10.4726</text:p>
          </table:table-cell>
          <table:table-cell office:value-type="float" office:value="-3.0087">
            <text:p>-3.0087</text:p>
          </table:table-cell>
          <table:table-cell office:value-type="float" office:value="-3.2013">
            <text:p>-3.2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284">
            <text:p>1.0284</text:p>
          </table:table-cell>
          <table:table-cell office:value-type="float" office:value="9.767">
            <text:p>9.767</text:p>
          </table:table-cell>
          <table:table-cell office:value-type="float" office:value="-1.3687">
            <text:p>-1.3687</text:p>
          </table:table-cell>
          <table:table-cell office:value-type="float" office:value="-1.7853">
            <text:p>-1.78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27451">
            <text:p>0.27451</text:p>
          </table:table-cell>
          <table:table-cell office:value-type="float" office:value="9.2186">
            <text:p>9.2186</text:p>
          </table:table-cell>
          <table:table-cell office:value-type="float" office:value="-3.2863">
            <text:p>-3.2863</text:p>
          </table:table-cell>
          <table:table-cell office:value-type="float" office:value="-4.8448">
            <text:p>-4.84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032">
            <text:p>1.6032</text:p>
          </table:table-cell>
          <table:table-cell office:value-type="float" office:value="-4.7863">
            <text:p>-4.7863</text:p>
          </table:table-cell>
          <table:table-cell office:value-type="float" office:value="8.5193">
            <text:p>8.5193</text:p>
          </table:table-cell>
          <table:table-cell office:value-type="float" office:value="-2.1203">
            <text:p>-2.12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16">
            <text:p>4.616</text:p>
          </table:table-cell>
          <table:table-cell office:value-type="float" office:value="10.1788">
            <text:p>10.1788</text:p>
          </table:table-cell>
          <table:table-cell office:value-type="float" office:value="-4.2185">
            <text:p>-4.2185</text:p>
          </table:table-cell>
          <table:table-cell office:value-type="float" office:value="-4.4245">
            <text:p>-4.42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478">
            <text:p>4.2478</text:p>
          </table:table-cell>
          <table:table-cell office:value-type="float" office:value="7.6956">
            <text:p>7.6956</text:p>
          </table:table-cell>
          <table:table-cell office:value-type="float" office:value="-2.7696">
            <text:p>-2.7696</text:p>
          </table:table-cell>
          <table:table-cell office:value-type="float" office:value="-1.0767">
            <text:p>-1.07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215">
            <text:p>4.0215</text:p>
          </table:table-cell>
          <table:table-cell office:value-type="float" office:value="-2.7004">
            <text:p>-2.7004</text:p>
          </table:table-cell>
          <table:table-cell office:value-type="float" office:value="2.4957">
            <text:p>2.4957</text:p>
          </table:table-cell>
          <table:table-cell office:value-type="float" office:value="0.36636">
            <text:p>0.366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297">
            <text:p>5.0297</text:p>
          </table:table-cell>
          <table:table-cell office:value-type="float" office:value="-4.9704">
            <text:p>-4.9704</text:p>
          </table:table-cell>
          <table:table-cell office:value-type="float" office:value="3.5025">
            <text:p>3.5025</text:p>
          </table:table-cell>
          <table:table-cell office:value-type="float" office:value="-0.23751">
            <text:p>-0.237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902">
            <text:p>1.5902</text:p>
          </table:table-cell>
          <table:table-cell office:value-type="float" office:value="2.2948">
            <text:p>2.2948</text:p>
          </table:table-cell>
          <table:table-cell office:value-type="float" office:value="3.2403">
            <text:p>3.2403</text:p>
          </table:table-cell>
          <table:table-cell office:value-type="float" office:value="0.18404">
            <text:p>0.184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274">
            <text:p>2.1274</text:p>
          </table:table-cell>
          <table:table-cell office:value-type="float" office:value="5.1939">
            <text:p>5.1939</text:p>
          </table:table-cell>
          <table:table-cell office:value-type="float" office:value="-1.7971">
            <text:p>-1.7971</text:p>
          </table:table-cell>
          <table:table-cell office:value-type="float" office:value="-1.1763">
            <text:p>-1.17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811">
            <text:p>1.1811</text:p>
          </table:table-cell>
          <table:table-cell office:value-type="float" office:value="8.3847">
            <text:p>8.3847</text:p>
          </table:table-cell>
          <table:table-cell office:value-type="float" office:value="-2.0567">
            <text:p>-2.0567</text:p>
          </table:table-cell>
          <table:table-cell office:value-type="float" office:value="-0.90345">
            <text:p>-0.903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292">
            <text:p>0.3292</text:p>
          </table:table-cell>
          <table:table-cell office:value-type="float" office:value="-4.4552">
            <text:p>-4.4552</text:p>
          </table:table-cell>
          <table:table-cell office:value-type="float" office:value="4.5718">
            <text:p>4.5718</text:p>
          </table:table-cell>
          <table:table-cell office:value-type="float" office:value="-0.9888">
            <text:p>-0.9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7353">
            <text:p>5.7353</text:p>
          </table:table-cell>
          <table:table-cell office:value-type="float" office:value="5.2808">
            <text:p>5.2808</text:p>
          </table:table-cell>
          <table:table-cell office:value-type="float" office:value="-2.2598">
            <text:p>-2.2598</text:p>
          </table:table-cell>
          <table:table-cell office:value-type="float" office:value="0.075416">
            <text:p>0.0754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718">
            <text:p>2.6718</text:p>
          </table:table-cell>
          <table:table-cell office:value-type="float" office:value="5.6574">
            <text:p>5.6574</text:p>
          </table:table-cell>
          <table:table-cell office:value-type="float" office:value="0.72974">
            <text:p>0.72974</text:p>
          </table:table-cell>
          <table:table-cell office:value-type="float" office:value="-1.4892">
            <text:p>-1.489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799">
            <text:p>1.5799</text:p>
          </table:table-cell>
          <table:table-cell office:value-type="float" office:value="-4.7076">
            <text:p>-4.7076</text:p>
          </table:table-cell>
          <table:table-cell office:value-type="float" office:value="7.9186">
            <text:p>7.9186</text:p>
          </table:table-cell>
          <table:table-cell office:value-type="float" office:value="-1.5487">
            <text:p>-1.54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499">
            <text:p>2.9499</text:p>
          </table:table-cell>
          <table:table-cell office:value-type="float" office:value="2.2493">
            <text:p>2.2493</text:p>
          </table:table-cell>
          <table:table-cell office:value-type="float" office:value="1.3458">
            <text:p>1.3458</text:p>
          </table:table-cell>
          <table:table-cell office:value-type="float" office:value="-0.037083">
            <text:p>-0.03708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195">
            <text:p>0.5195</text:p>
          </table:table-cell>
          <table:table-cell office:value-type="float" office:value="-3.2633">
            <text:p>-3.2633</text:p>
          </table:table-cell>
          <table:table-cell office:value-type="float" office:value="3.0895">
            <text:p>3.0895</text:p>
          </table:table-cell>
          <table:table-cell office:value-type="float" office:value="-0.9849">
            <text:p>-0.984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352">
            <text:p>3.7352</text:p>
          </table:table-cell>
          <table:table-cell office:value-type="float" office:value="9.5911">
            <text:p>9.5911</text:p>
          </table:table-cell>
          <table:table-cell office:value-type="float" office:value="-3.9032">
            <text:p>-3.9032</text:p>
          </table:table-cell>
          <table:table-cell office:value-type="float" office:value="-3.3487">
            <text:p>-3.34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7344">
            <text:p>-1.7344</text:p>
          </table:table-cell>
          <table:table-cell office:value-type="float" office:value="2.0175">
            <text:p>2.0175</text:p>
          </table:table-cell>
          <table:table-cell office:value-type="float" office:value="7.7618">
            <text:p>7.7618</text:p>
          </table:table-cell>
          <table:table-cell office:value-type="float" office:value="0.93532">
            <text:p>0.935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84">
            <text:p>3.884</text:p>
          </table:table-cell>
          <table:table-cell office:value-type="float" office:value="10.0277">
            <text:p>10.0277</text:p>
          </table:table-cell>
          <table:table-cell office:value-type="float" office:value="-3.9298">
            <text:p>-3.9298</text:p>
          </table:table-cell>
          <table:table-cell office:value-type="float" office:value="-4.0819">
            <text:p>-4.08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257">
            <text:p>3.5257</text:p>
          </table:table-cell>
          <table:table-cell office:value-type="float" office:value="1.2829">
            <text:p>1.2829</text:p>
          </table:table-cell>
          <table:table-cell office:value-type="float" office:value="1.9276">
            <text:p>1.9276</text:p>
          </table:table-cell>
          <table:table-cell office:value-type="float" office:value="1.7991">
            <text:p>1.7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4549">
            <text:p>4.4549</text:p>
          </table:table-cell>
          <table:table-cell office:value-type="float" office:value="2.4976">
            <text:p>2.4976</text:p>
          </table:table-cell>
          <table:table-cell office:value-type="float" office:value="1.0313">
            <text:p>1.0313</text:p>
          </table:table-cell>
          <table:table-cell office:value-type="float" office:value="0.96894">
            <text:p>0.968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6108">
            <text:p>-0.16108</text:p>
          </table:table-cell>
          <table:table-cell office:value-type="float" office:value="-6.4624">
            <text:p>-6.4624</text:p>
          </table:table-cell>
          <table:table-cell office:value-type="float" office:value="8.3573">
            <text:p>8.3573</text:p>
          </table:table-cell>
          <table:table-cell office:value-type="float" office:value="-1.5216">
            <text:p>-1.52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164">
            <text:p>4.2164</text:p>
          </table:table-cell>
          <table:table-cell office:value-type="float" office:value="9.4607">
            <text:p>9.4607</text:p>
          </table:table-cell>
          <table:table-cell office:value-type="float" office:value="-4.9288">
            <text:p>-4.9288</text:p>
          </table:table-cell>
          <table:table-cell office:value-type="float" office:value="-5.2366">
            <text:p>-5.23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152">
            <text:p>3.5152</text:p>
          </table:table-cell>
          <table:table-cell office:value-type="float" office:value="6.8224">
            <text:p>6.8224</text:p>
          </table:table-cell>
          <table:table-cell office:value-type="float" office:value="-0.67377">
            <text:p>-0.67377</text:p>
          </table:table-cell>
          <table:table-cell office:value-type="float" office:value="-0.46898">
            <text:p>-0.468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988">
            <text:p>1.6988</text:p>
          </table:table-cell>
          <table:table-cell office:value-type="float" office:value="2.9094">
            <text:p>2.9094</text:p>
          </table:table-cell>
          <table:table-cell office:value-type="float" office:value="2.9044">
            <text:p>2.9044</text:p>
          </table:table-cell>
          <table:table-cell office:value-type="float" office:value="0.11033">
            <text:p>0.110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607">
            <text:p>1.0607</text:p>
          </table:table-cell>
          <table:table-cell office:value-type="float" office:value="2.4542">
            <text:p>2.4542</text:p>
          </table:table-cell>
          <table:table-cell office:value-type="float" office:value="2.5188">
            <text:p>2.5188</text:p>
          </table:table-cell>
          <table:table-cell office:value-type="float" office:value="-0.17027">
            <text:p>-0.170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421">
            <text:p>2.0421</text:p>
          </table:table-cell>
          <table:table-cell office:value-type="float" office:value="1.2436">
            <text:p>1.2436</text:p>
          </table:table-cell>
          <table:table-cell office:value-type="float" office:value="4.2171">
            <text:p>4.2171</text:p>
          </table:table-cell>
          <table:table-cell office:value-type="float" office:value="0.90429">
            <text:p>0.904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594">
            <text:p>3.5594</text:p>
          </table:table-cell>
          <table:table-cell office:value-type="float" office:value="1.3078">
            <text:p>1.3078</text:p>
          </table:table-cell>
          <table:table-cell office:value-type="float" office:value="1.291">
            <text:p>1.291</text:p>
          </table:table-cell>
          <table:table-cell office:value-type="float" office:value="1.6556">
            <text:p>1.65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009">
            <text:p>3.0009</text:p>
          </table:table-cell>
          <table:table-cell office:value-type="float" office:value="5.8126">
            <text:p>5.8126</text:p>
          </table:table-cell>
          <table:table-cell office:value-type="float" office:value="-2.2306">
            <text:p>-2.2306</text:p>
          </table:table-cell>
          <table:table-cell office:value-type="float" office:value="-0.66553">
            <text:p>-0.665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294">
            <text:p>3.9294</text:p>
          </table:table-cell>
          <table:table-cell office:value-type="float" office:value="1.4112">
            <text:p>1.4112</text:p>
          </table:table-cell>
          <table:table-cell office:value-type="float" office:value="1.8076">
            <text:p>1.8076</text:p>
          </table:table-cell>
          <table:table-cell office:value-type="float" office:value="0.89782">
            <text:p>0.897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667">
            <text:p>3.4667</text:p>
          </table:table-cell>
          <table:table-cell office:value-type="float" office:value="-4.0724">
            <text:p>-4.0724</text:p>
          </table:table-cell>
          <table:table-cell office:value-type="float" office:value="4.2882">
            <text:p>4.2882</text:p>
          </table:table-cell>
          <table:table-cell office:value-type="float" office:value="1.5418">
            <text:p>1.54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66">
            <text:p>3.966</text:p>
          </table:table-cell>
          <table:table-cell office:value-type="float" office:value="3.9213">
            <text:p>3.9213</text:p>
          </table:table-cell>
          <table:table-cell office:value-type="float" office:value="0.70574">
            <text:p>0.70574</text:p>
          </table:table-cell>
          <table:table-cell office:value-type="float" office:value="0.33662">
            <text:p>0.336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191">
            <text:p>1.0191</text:p>
          </table:table-cell>
          <table:table-cell office:value-type="float" office:value="2.33">
            <text:p>2.33</text:p>
          </table:table-cell>
          <table:table-cell office:value-type="float" office:value="4.9334">
            <text:p>4.9334</text:p>
          </table:table-cell>
          <table:table-cell office:value-type="float" office:value="0.82929">
            <text:p>0.829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6414">
            <text:p>0.96414</text:p>
          </table:table-cell>
          <table:table-cell office:value-type="float" office:value="5.616">
            <text:p>5.616</text:p>
          </table:table-cell>
          <table:table-cell office:value-type="float" office:value="2.2138">
            <text:p>2.2138</text:p>
          </table:table-cell>
          <table:table-cell office:value-type="float" office:value="-0.12501">
            <text:p>-0.125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205">
            <text:p>1.8205</text:p>
          </table:table-cell>
          <table:table-cell office:value-type="float" office:value="6.7562">
            <text:p>6.7562</text:p>
          </table:table-cell>
          <table:table-cell office:value-type="float" office:value="0.0099913">
            <text:p>0.0099913</text:p>
          </table:table-cell>
          <table:table-cell office:value-type="float" office:value="0.39481">
            <text:p>0.394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923">
            <text:p>4.9923</text:p>
          </table:table-cell>
          <table:table-cell office:value-type="float" office:value="7.8653">
            <text:p>7.8653</text:p>
          </table:table-cell>
          <table:table-cell office:value-type="float" office:value="-2.3515">
            <text:p>-2.3515</text:p>
          </table:table-cell>
          <table:table-cell office:value-type="float" office:value="-0.71984">
            <text:p>-0.719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1804">
            <text:p>-1.1804</text:p>
          </table:table-cell>
          <table:table-cell office:value-type="float" office:value="11.5093">
            <text:p>11.5093</text:p>
          </table:table-cell>
          <table:table-cell office:value-type="float" office:value="0.15565">
            <text:p>0.15565</text:p>
          </table:table-cell>
          <table:table-cell office:value-type="float" office:value="-6.8194">
            <text:p>-6.81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329">
            <text:p>4.0329</text:p>
          </table:table-cell>
          <table:table-cell office:value-type="float" office:value="0.23175">
            <text:p>0.23175</text:p>
          </table:table-cell>
          <table:table-cell office:value-type="float" office:value="0.89082">
            <text:p>0.89082</text:p>
          </table:table-cell>
          <table:table-cell office:value-type="float" office:value="1.1823">
            <text:p>1.18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66018">
            <text:p>0.66018</text:p>
          </table:table-cell>
          <table:table-cell office:value-type="float" office:value="10.3878">
            <text:p>10.3878</text:p>
          </table:table-cell>
          <table:table-cell office:value-type="float" office:value="-1.4029">
            <text:p>-1.4029</text:p>
          </table:table-cell>
          <table:table-cell office:value-type="float" office:value="-3.9151">
            <text:p>-3.91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982">
            <text:p>3.5982</text:p>
          </table:table-cell>
          <table:table-cell office:value-type="float" office:value="7.1307">
            <text:p>7.1307</text:p>
          </table:table-cell>
          <table:table-cell office:value-type="float" office:value="-1.3035">
            <text:p>-1.3035</text:p>
          </table:table-cell>
          <table:table-cell office:value-type="float" office:value="0.21248">
            <text:p>0.212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8584">
            <text:p>-1.8584</text:p>
          </table:table-cell>
          <table:table-cell office:value-type="float" office:value="7.886">
            <text:p>7.886</text:p>
          </table:table-cell>
          <table:table-cell office:value-type="float" office:value="-1.6643">
            <text:p>-1.6643</text:p>
          </table:table-cell>
          <table:table-cell office:value-type="float" office:value="-1.8384">
            <text:p>-1.83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972">
            <text:p>4.0972</text:p>
          </table:table-cell>
          <table:table-cell office:value-type="float" office:value="0.46972">
            <text:p>0.46972</text:p>
          </table:table-cell>
          <table:table-cell office:value-type="float" office:value="1.6671">
            <text:p>1.6671</text:p>
          </table:table-cell>
          <table:table-cell office:value-type="float" office:value="0.91593">
            <text:p>0.9159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299">
            <text:p>3.3299</text:p>
          </table:table-cell>
          <table:table-cell office:value-type="float" office:value="0.91254">
            <text:p>0.91254</text:p>
          </table:table-cell>
          <table:table-cell office:value-type="float" office:value="1.5806">
            <text:p>1.5806</text:p>
          </table:table-cell>
          <table:table-cell office:value-type="float" office:value="0.39352">
            <text:p>0.3935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088">
            <text:p>3.1088</text:p>
          </table:table-cell>
          <table:table-cell office:value-type="float" office:value="3.1122">
            <text:p>3.1122</text:p>
          </table:table-cell>
          <table:table-cell office:value-type="float" office:value="0.80857">
            <text:p>0.80857</text:p>
          </table:table-cell>
          <table:table-cell office:value-type="float" office:value="0.4336">
            <text:p>0.43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4.2859">
            <text:p>-4.2859</text:p>
          </table:table-cell>
          <table:table-cell office:value-type="float" office:value="8.5234">
            <text:p>8.5234</text:p>
          </table:table-cell>
          <table:table-cell office:value-type="float" office:value="3.1392">
            <text:p>3.1392</text:p>
          </table:table-cell>
          <table:table-cell office:value-type="float" office:value="-0.91639">
            <text:p>-0.916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2528">
            <text:p>-1.2528</text:p>
          </table:table-cell>
          <table:table-cell office:value-type="float" office:value="10.2036">
            <text:p>10.2036</text:p>
          </table:table-cell>
          <table:table-cell office:value-type="float" office:value="2.1787">
            <text:p>2.1787</text:p>
          </table:table-cell>
          <table:table-cell office:value-type="float" office:value="-5.6038">
            <text:p>-5.60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195">
            <text:p>0.5195</text:p>
          </table:table-cell>
          <table:table-cell office:value-type="float" office:value="-3.2633">
            <text:p>-3.2633</text:p>
          </table:table-cell>
          <table:table-cell office:value-type="float" office:value="3.0895">
            <text:p>3.0895</text:p>
          </table:table-cell>
          <table:table-cell office:value-type="float" office:value="-0.9849">
            <text:p>-0.984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292">
            <text:p>0.3292</text:p>
          </table:table-cell>
          <table:table-cell office:value-type="float" office:value="-4.4552">
            <text:p>-4.4552</text:p>
          </table:table-cell>
          <table:table-cell office:value-type="float" office:value="4.5718">
            <text:p>4.5718</text:p>
          </table:table-cell>
          <table:table-cell office:value-type="float" office:value="-0.9888">
            <text:p>-0.9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8872">
            <text:p>0.88872</text:p>
          </table:table-cell>
          <table:table-cell office:value-type="float" office:value="5.3449">
            <text:p>5.3449</text:p>
          </table:table-cell>
          <table:table-cell office:value-type="float" office:value="2.045">
            <text:p>2.045</text:p>
          </table:table-cell>
          <table:table-cell office:value-type="float" office:value="-0.19355">
            <text:p>-0.193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458">
            <text:p>3.5458</text:p>
          </table:table-cell>
          <table:table-cell office:value-type="float" office:value="9.3718">
            <text:p>9.3718</text:p>
          </table:table-cell>
          <table:table-cell office:value-type="float" office:value="-4.0351">
            <text:p>-4.0351</text:p>
          </table:table-cell>
          <table:table-cell office:value-type="float" office:value="-3.9564">
            <text:p>-3.95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1661">
            <text:p>-0.21661</text:p>
          </table:table-cell>
          <table:table-cell office:value-type="float" office:value="8.0329">
            <text:p>8.0329</text:p>
          </table:table-cell>
          <table:table-cell office:value-type="float" office:value="1.8848">
            <text:p>1.8848</text:p>
          </table:table-cell>
          <table:table-cell office:value-type="float" office:value="-3.8853">
            <text:p>-3.88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206">
            <text:p>2.7206</text:p>
          </table:table-cell>
          <table:table-cell office:value-type="float" office:value="9.0821">
            <text:p>9.0821</text:p>
          </table:table-cell>
          <table:table-cell office:value-type="float" office:value="-3.3111">
            <text:p>-3.3111</text:p>
          </table:table-cell>
          <table:table-cell office:value-type="float" office:value="-0.96811">
            <text:p>-0.968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051">
            <text:p>3.2051</text:p>
          </table:table-cell>
          <table:table-cell office:value-type="float" office:value="8.6889">
            <text:p>8.6889</text:p>
          </table:table-cell>
          <table:table-cell office:value-type="float" office:value="-2.9033">
            <text:p>-2.9033</text:p>
          </table:table-cell>
          <table:table-cell office:value-type="float" office:value="-0.7819">
            <text:p>-0.78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917">
            <text:p>2.6917</text:p>
          </table:table-cell>
          <table:table-cell office:value-type="float" office:value="10.8161">
            <text:p>10.8161</text:p>
          </table:table-cell>
          <table:table-cell office:value-type="float" office:value="-3.3">
            <text:p>-3.3</text:p>
          </table:table-cell>
          <table:table-cell office:value-type="float" office:value="-4.2888">
            <text:p>-4.2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3242">
            <text:p>-2.3242</text:p>
          </table:table-cell>
          <table:table-cell office:value-type="float" office:value="11.5176">
            <text:p>11.5176</text:p>
          </table:table-cell>
          <table:table-cell office:value-type="float" office:value="1.8231">
            <text:p>1.8231</text:p>
          </table:table-cell>
          <table:table-cell office:value-type="float" office:value="-5.375">
            <text:p>-5.3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161">
            <text:p>2.7161</text:p>
          </table:table-cell>
          <table:table-cell office:value-type="float" office:value="-4.2006">
            <text:p>-4.2006</text:p>
          </table:table-cell>
          <table:table-cell office:value-type="float" office:value="4.1914">
            <text:p>4.1914</text:p>
          </table:table-cell>
          <table:table-cell office:value-type="float" office:value="0.16981">
            <text:p>0.169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848">
            <text:p>3.3848</text:p>
          </table:table-cell>
          <table:table-cell office:value-type="float" office:value="3.2674">
            <text:p>3.2674</text:p>
          </table:table-cell>
          <table:table-cell office:value-type="float" office:value="0.90967">
            <text:p>0.90967</text:p>
          </table:table-cell>
          <table:table-cell office:value-type="float" office:value="0.25128">
            <text:p>0.251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452">
            <text:p>1.7452</text:p>
          </table:table-cell>
          <table:table-cell office:value-type="float" office:value="4.8028">
            <text:p>4.8028</text:p>
          </table:table-cell>
          <table:table-cell office:value-type="float" office:value="2.0878">
            <text:p>2.0878</text:p>
          </table:table-cell>
          <table:table-cell office:value-type="float" office:value="0.62627">
            <text:p>0.626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05">
            <text:p>2.805</text:p>
          </table:table-cell>
          <table:table-cell office:value-type="float" office:value="0.57732">
            <text:p>0.57732</text:p>
          </table:table-cell>
          <table:table-cell office:value-type="float" office:value="1.3424">
            <text:p>1.3424</text:p>
          </table:table-cell>
          <table:table-cell office:value-type="float" office:value="1.2133">
            <text:p>1.21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7823">
            <text:p>5.7823</text:p>
          </table:table-cell>
          <table:table-cell office:value-type="float" office:value="5.5788">
            <text:p>5.5788</text:p>
          </table:table-cell>
          <table:table-cell office:value-type="float" office:value="-2.4089">
            <text:p>-2.4089</text:p>
          </table:table-cell>
          <table:table-cell office:value-type="float" office:value="-0.056479">
            <text:p>-0.0564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999">
            <text:p>3.8999</text:p>
          </table:table-cell>
          <table:table-cell office:value-type="float" office:value="1.734">
            <text:p>1.734</text:p>
          </table:table-cell>
          <table:table-cell office:value-type="float" office:value="1.6011">
            <text:p>1.6011</text:p>
          </table:table-cell>
          <table:table-cell office:value-type="float" office:value="0.96765">
            <text:p>0.967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189">
            <text:p>3.5189</text:p>
          </table:table-cell>
          <table:table-cell office:value-type="float" office:value="6.332">
            <text:p>6.332</text:p>
          </table:table-cell>
          <table:table-cell office:value-type="float" office:value="-1.7791">
            <text:p>-1.7791</text:p>
          </table:table-cell>
          <table:table-cell office:value-type="float" office:value="-0.020273">
            <text:p>-0.02027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294">
            <text:p>3.2294</text:p>
          </table:table-cell>
          <table:table-cell office:value-type="float" office:value="7.7391">
            <text:p>7.7391</text:p>
          </table:table-cell>
          <table:table-cell office:value-type="float" office:value="-0.37816">
            <text:p>-0.37816</text:p>
          </table:table-cell>
          <table:table-cell office:value-type="float" office:value="-2.5405">
            <text:p>-2.54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985">
            <text:p>3.4985</text:p>
          </table:table-cell>
          <table:table-cell office:value-type="float" office:value="3.1639">
            <text:p>3.1639</text:p>
          </table:table-cell>
          <table:table-cell office:value-type="float" office:value="0.22677">
            <text:p>0.22677</text:p>
          </table:table-cell>
          <table:table-cell office:value-type="float" office:value="-0.1651">
            <text:p>-0.16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948">
            <text:p>2.1948</text:p>
          </table:table-cell>
          <table:table-cell office:value-type="float" office:value="1.3781">
            <text:p>1.3781</text:p>
          </table:table-cell>
          <table:table-cell office:value-type="float" office:value="1.1582">
            <text:p>1.1582</text:p>
          </table:table-cell>
          <table:table-cell office:value-type="float" office:value="0.85774">
            <text:p>0.857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526">
            <text:p>2.2526</text:p>
          </table:table-cell>
          <table:table-cell office:value-type="float" office:value="9.9636">
            <text:p>9.9636</text:p>
          </table:table-cell>
          <table:table-cell office:value-type="float" office:value="-3.1749">
            <text:p>-3.1749</text:p>
          </table:table-cell>
          <table:table-cell office:value-type="float" office:value="-2.9944">
            <text:p>-2.99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529">
            <text:p>4.1529</text:p>
          </table:table-cell>
          <table:table-cell office:value-type="float" office:value="-3.9358">
            <text:p>-3.9358</text:p>
          </table:table-cell>
          <table:table-cell office:value-type="float" office:value="2.8633">
            <text:p>2.8633</text:p>
          </table:table-cell>
          <table:table-cell office:value-type="float" office:value="-0.017686">
            <text:p>-0.0176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4307">
            <text:p>0.74307</text:p>
          </table:table-cell>
          <table:table-cell office:value-type="float" office:value="11.17">
            <text:p>11.17</text:p>
          </table:table-cell>
          <table:table-cell office:value-type="float" office:value="-1.3824">
            <text:p>-1.3824</text:p>
          </table:table-cell>
          <table:table-cell office:value-type="float" office:value="-4.0728">
            <text:p>-4.07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105">
            <text:p>1.9105</text:p>
          </table:table-cell>
          <table:table-cell office:value-type="float" office:value="8.871">
            <text:p>8.871</text:p>
          </table:table-cell>
          <table:table-cell office:value-type="float" office:value="-2.3386">
            <text:p>-2.3386</text:p>
          </table:table-cell>
          <table:table-cell office:value-type="float" office:value="-0.75604">
            <text:p>-0.756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5055">
            <text:p>-1.5055</text:p>
          </table:table-cell>
          <table:table-cell office:value-type="float" office:value="0.070346">
            <text:p>0.070346</text:p>
          </table:table-cell>
          <table:table-cell office:value-type="float" office:value="6.8681">
            <text:p>6.8681</text:p>
          </table:table-cell>
          <table:table-cell office:value-type="float" office:value="-0.50648">
            <text:p>-0.506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8836">
            <text:p>0.58836</text:p>
          </table:table-cell>
          <table:table-cell office:value-type="float" office:value="10.7727">
            <text:p>10.7727</text:p>
          </table:table-cell>
          <table:table-cell office:value-type="float" office:value="-1.3884">
            <text:p>-1.3884</text:p>
          </table:table-cell>
          <table:table-cell office:value-type="float" office:value="-4.3276">
            <text:p>-4.32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303">
            <text:p>3.2303</text:p>
          </table:table-cell>
          <table:table-cell office:value-type="float" office:value="7.8384">
            <text:p>7.8384</text:p>
          </table:table-cell>
          <table:table-cell office:value-type="float" office:value="-3.5348">
            <text:p>-3.5348</text:p>
          </table:table-cell>
          <table:table-cell office:value-type="float" office:value="-1.2151">
            <text:p>-1.21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9922">
            <text:p>-1.9922</text:p>
          </table:table-cell>
          <table:table-cell office:value-type="float" office:value="11.6542">
            <text:p>11.6542</text:p>
          </table:table-cell>
          <table:table-cell office:value-type="float" office:value="2.6542">
            <text:p>2.6542</text:p>
          </table:table-cell>
          <table:table-cell office:value-type="float" office:value="-5.2107">
            <text:p>-5.21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523">
            <text:p>2.8523</text:p>
          </table:table-cell>
          <table:table-cell office:value-type="float" office:value="9.0096">
            <text:p>9.0096</text:p>
          </table:table-cell>
          <table:table-cell office:value-type="float" office:value="-3.761">
            <text:p>-3.761</text:p>
          </table:table-cell>
          <table:table-cell office:value-type="float" office:value="-3.3371">
            <text:p>-3.337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772">
            <text:p>4.2772</text:p>
          </table:table-cell>
          <table:table-cell office:value-type="float" office:value="2.4955">
            <text:p>2.4955</text:p>
          </table:table-cell>
          <table:table-cell office:value-type="float" office:value="0.48554">
            <text:p>0.48554</text:p>
          </table:table-cell>
          <table:table-cell office:value-type="float" office:value="0.36119">
            <text:p>0.361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099">
            <text:p>1.5099</text:p>
          </table:table-cell>
          <table:table-cell office:value-type="float" office:value="0.039307">
            <text:p>0.039307</text:p>
          </table:table-cell>
          <table:table-cell office:value-type="float" office:value="6.2332">
            <text:p>6.2332</text:p>
          </table:table-cell>
          <table:table-cell office:value-type="float" office:value="-0.30346">
            <text:p>-0.303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4188">
            <text:p>5.4188</text:p>
          </table:table-cell>
          <table:table-cell office:value-type="float" office:value="10.1457">
            <text:p>10.1457</text:p>
          </table:table-cell>
          <table:table-cell office:value-type="float" office:value="-4.084">
            <text:p>-4.084</text:p>
          </table:table-cell>
          <table:table-cell office:value-type="float" office:value="-3.6991">
            <text:p>-3.6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6202">
            <text:p>0.86202</text:p>
          </table:table-cell>
          <table:table-cell office:value-type="float" office:value="2.6963">
            <text:p>2.6963</text:p>
          </table:table-cell>
          <table:table-cell office:value-type="float" office:value="4.2908">
            <text:p>4.2908</text:p>
          </table:table-cell>
          <table:table-cell office:value-type="float" office:value="0.54739">
            <text:p>0.547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117">
            <text:p>3.8117</text:p>
          </table:table-cell>
          <table:table-cell office:value-type="float" office:value="10.1457">
            <text:p>10.1457</text:p>
          </table:table-cell>
          <table:table-cell office:value-type="float" office:value="-4.0463">
            <text:p>-4.0463</text:p>
          </table:table-cell>
          <table:table-cell office:value-type="float" office:value="-4.5629">
            <text:p>-4.56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4777">
            <text:p>0.54777</text:p>
          </table:table-cell>
          <table:table-cell office:value-type="float" office:value="10.3754">
            <text:p>10.3754</text:p>
          </table:table-cell>
          <table:table-cell office:value-type="float" office:value="-1.5435">
            <text:p>-1.5435</text:p>
          </table:table-cell>
          <table:table-cell office:value-type="float" office:value="-4.1633">
            <text:p>-4.16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718">
            <text:p>2.3718</text:p>
          </table:table-cell>
          <table:table-cell office:value-type="float" office:value="7.4908">
            <text:p>7.4908</text:p>
          </table:table-cell>
          <table:table-cell office:value-type="float" office:value="0.015989">
            <text:p>0.015989</text:p>
          </table:table-cell>
          <table:table-cell office:value-type="float" office:value="-1.7414">
            <text:p>-1.74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4953">
            <text:p>-2.4953</text:p>
          </table:table-cell>
          <table:table-cell office:value-type="float" office:value="11.1472">
            <text:p>11.1472</text:p>
          </table:table-cell>
          <table:table-cell office:value-type="float" office:value="1.9353">
            <text:p>1.9353</text:p>
          </table:table-cell>
          <table:table-cell office:value-type="float" office:value="-3.4638">
            <text:p>-3.4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361">
            <text:p>4.6361</text:p>
          </table:table-cell>
          <table:table-cell office:value-type="float" office:value="-2.6611">
            <text:p>-2.6611</text:p>
          </table:table-cell>
          <table:table-cell office:value-type="float" office:value="2.8358">
            <text:p>2.8358</text:p>
          </table:table-cell>
          <table:table-cell office:value-type="float" office:value="1.1991">
            <text:p>1.1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2527">
            <text:p>-2.2527</text:p>
          </table:table-cell>
          <table:table-cell office:value-type="float" office:value="11.5321">
            <text:p>11.5321</text:p>
          </table:table-cell>
          <table:table-cell office:value-type="float" office:value="2.5899">
            <text:p>2.5899</text:p>
          </table:table-cell>
          <table:table-cell office:value-type="float" office:value="-3.2737">
            <text:p>-3.27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982">
            <text:p>3.7982</text:p>
          </table:table-cell>
          <table:table-cell office:value-type="float" office:value="10.423">
            <text:p>10.423</text:p>
          </table:table-cell>
          <table:table-cell office:value-type="float" office:value="-4.1602">
            <text:p>-4.1602</text:p>
          </table:table-cell>
          <table:table-cell office:value-type="float" office:value="-4.9728">
            <text:p>-4.97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36279">
            <text:p>-0.36279</text:p>
          </table:table-cell>
          <table:table-cell office:value-type="float" office:value="8.2895">
            <text:p>8.2895</text:p>
          </table:table-cell>
          <table:table-cell office:value-type="float" office:value="-1.9213">
            <text:p>-1.9213</text:p>
          </table:table-cell>
          <table:table-cell office:value-type="float" office:value="-3.3332">
            <text:p>-3.33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265">
            <text:p>2.1265</text:p>
          </table:table-cell>
          <table:table-cell office:value-type="float" office:value="6.8783">
            <text:p>6.8783</text:p>
          </table:table-cell>
          <table:table-cell office:value-type="float" office:value="0.44784">
            <text:p>0.44784</text:p>
          </table:table-cell>
          <table:table-cell office:value-type="float" office:value="-2.2224">
            <text:p>-2.22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6736">
            <text:p>0.86736</text:p>
          </table:table-cell>
          <table:table-cell office:value-type="float" office:value="5.5643">
            <text:p>5.5643</text:p>
          </table:table-cell>
          <table:table-cell office:value-type="float" office:value="1.6765">
            <text:p>1.6765</text:p>
          </table:table-cell>
          <table:table-cell office:value-type="float" office:value="-0.16769">
            <text:p>-0.1676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831">
            <text:p>3.7831</text:p>
          </table:table-cell>
          <table:table-cell office:value-type="float" office:value="10.0526">
            <text:p>10.0526</text:p>
          </table:table-cell>
          <table:table-cell office:value-type="float" office:value="-3.8869">
            <text:p>-3.8869</text:p>
          </table:table-cell>
          <table:table-cell office:value-type="float" office:value="-3.7366">
            <text:p>-3.73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2623">
            <text:p>-2.2623</text:p>
          </table:table-cell>
          <table:table-cell office:value-type="float" office:value="12.1177">
            <text:p>12.1177</text:p>
          </table:table-cell>
          <table:table-cell office:value-type="float" office:value="0.28846">
            <text:p>0.28846</text:p>
          </table:table-cell>
          <table:table-cell office:value-type="float" office:value="-7.7581">
            <text:p>-7.75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2616">
            <text:p>1.2616</text:p>
          </table:table-cell>
          <table:table-cell office:value-type="float" office:value="4.4303">
            <text:p>4.4303</text:p>
          </table:table-cell>
          <table:table-cell office:value-type="float" office:value="-1.3335">
            <text:p>-1.3335</text:p>
          </table:table-cell>
          <table:table-cell office:value-type="float" office:value="-1.7517">
            <text:p>-1.75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799">
            <text:p>2.6799</text:p>
          </table:table-cell>
          <table:table-cell office:value-type="float" office:value="3.1349">
            <text:p>3.1349</text:p>
          </table:table-cell>
          <table:table-cell office:value-type="float" office:value="0.34073">
            <text:p>0.34073</text:p>
          </table:table-cell>
          <table:table-cell office:value-type="float" office:value="0.58489">
            <text:p>0.584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39816">
            <text:p>-0.39816</text:p>
          </table:table-cell>
          <table:table-cell office:value-type="float" office:value="5.9781">
            <text:p>5.9781</text:p>
          </table:table-cell>
          <table:table-cell office:value-type="float" office:value="1.3912">
            <text:p>1.3912</text:p>
          </table:table-cell>
          <table:table-cell office:value-type="float" office:value="-1.1621">
            <text:p>-1.16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937">
            <text:p>4.3937</text:p>
          </table:table-cell>
          <table:table-cell office:value-type="float" office:value="0.35798">
            <text:p>0.35798</text:p>
          </table:table-cell>
          <table:table-cell office:value-type="float" office:value="2.0416">
            <text:p>2.0416</text:p>
          </table:table-cell>
          <table:table-cell office:value-type="float" office:value="1.2004">
            <text:p>1.2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695">
            <text:p>2.9695</text:p>
          </table:table-cell>
          <table:table-cell office:value-type="float" office:value="5.6222">
            <text:p>5.6222</text:p>
          </table:table-cell>
          <table:table-cell office:value-type="float" office:value="0.27561">
            <text:p>0.27561</text:p>
          </table:table-cell>
          <table:table-cell office:value-type="float" office:value="-1.1556">
            <text:p>-1.155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049">
            <text:p>1.3049</text:p>
          </table:table-cell>
          <table:table-cell office:value-type="float" office:value="-0.15521">
            <text:p>-0.15521</text:p>
          </table:table-cell>
          <table:table-cell office:value-type="float" office:value="6.4911">
            <text:p>6.4911</text:p>
          </table:table-cell>
          <table:table-cell office:value-type="float" office:value="-0.75346">
            <text:p>-0.753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123">
            <text:p>2.2123</text:p>
          </table:table-cell>
          <table:table-cell office:value-type="float" office:value="-5.8395">
            <text:p>-5.8395</text:p>
          </table:table-cell>
          <table:table-cell office:value-type="float" office:value="7.7687">
            <text:p>7.7687</text:p>
          </table:table-cell>
          <table:table-cell office:value-type="float" office:value="-0.85302">
            <text:p>-0.853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647">
            <text:p>1.9647</text:p>
          </table:table-cell>
          <table:table-cell office:value-type="float" office:value="6.9383">
            <text:p>6.9383</text:p>
          </table:table-cell>
          <table:table-cell office:value-type="float" office:value="0.57722">
            <text:p>0.57722</text:p>
          </table:table-cell>
          <table:table-cell office:value-type="float" office:value="0.66377">
            <text:p>0.663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864">
            <text:p>3.0864</text:p>
          </table:table-cell>
          <table:table-cell office:value-type="float" office:value="-2.5845">
            <text:p>-2.5845</text:p>
          </table:table-cell>
          <table:table-cell office:value-type="float" office:value="2.2309">
            <text:p>2.2309</text:p>
          </table:table-cell>
          <table:table-cell office:value-type="float" office:value="0.30947">
            <text:p>0.309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798">
            <text:p>0.3798</text:p>
          </table:table-cell>
          <table:table-cell office:value-type="float" office:value="0.7098">
            <text:p>0.7098</text:p>
          </table:table-cell>
          <table:table-cell office:value-type="float" office:value="0.7572">
            <text:p>0.7572</text:p>
          </table:table-cell>
          <table:table-cell office:value-type="float" office:value="-0.4444">
            <text:p>-0.4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8982">
            <text:p>0.58982</text:p>
          </table:table-cell>
          <table:table-cell office:value-type="float" office:value="7.4266">
            <text:p>7.4266</text:p>
          </table:table-cell>
          <table:table-cell office:value-type="float" office:value="1.2353">
            <text:p>1.2353</text:p>
          </table:table-cell>
          <table:table-cell office:value-type="float" office:value="-2.9595">
            <text:p>-2.95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14783">
            <text:p>0.14783</text:p>
          </table:table-cell>
          <table:table-cell office:value-type="float" office:value="7.946">
            <text:p>7.946</text:p>
          </table:table-cell>
          <table:table-cell office:value-type="float" office:value="1.0742">
            <text:p>1.0742</text:p>
          </table:table-cell>
          <table:table-cell office:value-type="float" office:value="-3.3409">
            <text:p>-3.34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062025">
            <text:p>-0.062025</text:p>
          </table:table-cell>
          <table:table-cell office:value-type="float" office:value="6.1975">
            <text:p>6.1975</text:p>
          </table:table-cell>
          <table:table-cell office:value-type="float" office:value="1.099">
            <text:p>1.099</text:p>
          </table:table-cell>
          <table:table-cell office:value-type="float" office:value="-1.131">
            <text:p>-1.1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23">
            <text:p>4.223</text:p>
          </table:table-cell>
          <table:table-cell office:value-type="float" office:value="1.1319">
            <text:p>1.1319</text:p>
          </table:table-cell>
          <table:table-cell office:value-type="float" office:value="0.72202">
            <text:p>0.72202</text:p>
          </table:table-cell>
          <table:table-cell office:value-type="float" office:value="0.96118">
            <text:p>0.961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64295">
            <text:p>0.64295</text:p>
          </table:table-cell>
          <table:table-cell office:value-type="float" office:value="7.1018">
            <text:p>7.1018</text:p>
          </table:table-cell>
          <table:table-cell office:value-type="float" office:value="0.3493">
            <text:p>0.3493</text:p>
          </table:table-cell>
          <table:table-cell office:value-type="float" office:value="-0.41337">
            <text:p>-0.413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41">
            <text:p>1.941</text:p>
          </table:table-cell>
          <table:table-cell office:value-type="float" office:value="0.46351">
            <text:p>0.46351</text:p>
          </table:table-cell>
          <table:table-cell office:value-type="float" office:value="4.6472">
            <text:p>4.6472</text:p>
          </table:table-cell>
          <table:table-cell office:value-type="float" office:value="1.0879">
            <text:p>1.08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047">
            <text:p>4.0047</text:p>
          </table:table-cell>
          <table:table-cell office:value-type="float" office:value="0.45937">
            <text:p>0.45937</text:p>
          </table:table-cell>
          <table:table-cell office:value-type="float" office:value="1.3621">
            <text:p>1.3621</text:p>
          </table:table-cell>
          <table:table-cell office:value-type="float" office:value="1.6181">
            <text:p>1.61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767">
            <text:p>3.7767</text:p>
          </table:table-cell>
          <table:table-cell office:value-type="float" office:value="9.7794">
            <text:p>9.7794</text:p>
          </table:table-cell>
          <table:table-cell office:value-type="float" office:value="-3.9075">
            <text:p>-3.9075</text:p>
          </table:table-cell>
          <table:table-cell office:value-type="float" office:value="-3.5323">
            <text:p>-3.53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769">
            <text:p>3.4769</text:p>
          </table:table-cell>
          <table:table-cell office:value-type="float" office:value="-0.15314">
            <text:p>-0.15314</text:p>
          </table:table-cell>
          <table:table-cell office:value-type="float" office:value="2.53">
            <text:p>2.53</text:p>
          </table:table-cell>
          <table:table-cell office:value-type="float" office:value="2.4495">
            <text:p>2.44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818">
            <text:p>1.9818</text:p>
          </table:table-cell>
          <table:table-cell office:value-type="float" office:value="9.2621">
            <text:p>9.2621</text:p>
          </table:table-cell>
          <table:table-cell office:value-type="float" office:value="-3.521">
            <text:p>-3.521</text:p>
          </table:table-cell>
          <table:table-cell office:value-type="float" office:value="-1.872">
            <text:p>-1.8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023">
            <text:p>3.8023</text:p>
          </table:table-cell>
          <table:table-cell office:value-type="float" office:value="-3.8696">
            <text:p>-3.8696</text:p>
          </table:table-cell>
          <table:table-cell office:value-type="float" office:value="4.044">
            <text:p>4.044</text:p>
          </table:table-cell>
          <table:table-cell office:value-type="float" office:value="0.95343">
            <text:p>0.953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483">
            <text:p>4.3483</text:p>
          </table:table-cell>
          <table:table-cell office:value-type="float" office:value="11.1079">
            <text:p>11.1079</text:p>
          </table:table-cell>
          <table:table-cell office:value-type="float" office:value="-4.0857">
            <text:p>-4.0857</text:p>
          </table:table-cell>
          <table:table-cell office:value-type="float" office:value="-4.2539">
            <text:p>-4.25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518">
            <text:p>1.1518</text:p>
          </table:table-cell>
          <table:table-cell office:value-type="float" office:value="1.3864">
            <text:p>1.3864</text:p>
          </table:table-cell>
          <table:table-cell office:value-type="float" office:value="5.2727">
            <text:p>5.2727</text:p>
          </table:table-cell>
          <table:table-cell office:value-type="float" office:value="-0.43536">
            <text:p>-0.435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2576">
            <text:p>-1.2576</text:p>
          </table:table-cell>
          <table:table-cell office:value-type="float" office:value="1.5892">
            <text:p>1.5892</text:p>
          </table:table-cell>
          <table:table-cell office:value-type="float" office:value="7.0078">
            <text:p>7.0078</text:p>
          </table:table-cell>
          <table:table-cell office:value-type="float" office:value="0.42455">
            <text:p>0.424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572">
            <text:p>1.9572</text:p>
          </table:table-cell>
          <table:table-cell office:value-type="float" office:value="-5.1153">
            <text:p>-5.1153</text:p>
          </table:table-cell>
          <table:table-cell office:value-type="float" office:value="8.6127">
            <text:p>8.6127</text:p>
          </table:table-cell>
          <table:table-cell office:value-type="float" office:value="-1.4297">
            <text:p>-1.429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484">
            <text:p>-2.484</text:p>
          </table:table-cell>
          <table:table-cell office:value-type="float" office:value="12.1611">
            <text:p>12.1611</text:p>
          </table:table-cell>
          <table:table-cell office:value-type="float" office:value="2.8204">
            <text:p>2.8204</text:p>
          </table:table-cell>
          <table:table-cell office:value-type="float" office:value="-3.7418">
            <text:p>-3.74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1497">
            <text:p>-1.1497</text:p>
          </table:table-cell>
          <table:table-cell office:value-type="float" office:value="1.2954">
            <text:p>1.2954</text:p>
          </table:table-cell>
          <table:table-cell office:value-type="float" office:value="7.701">
            <text:p>7.701</text:p>
          </table:table-cell>
          <table:table-cell office:value-type="float" office:value="0.62627">
            <text:p>0.626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368">
            <text:p>4.8368</text:p>
          </table:table-cell>
          <table:table-cell office:value-type="float" office:value="10.0132">
            <text:p>10.0132</text:p>
          </table:table-cell>
          <table:table-cell office:value-type="float" office:value="-4.3239">
            <text:p>-4.3239</text:p>
          </table:table-cell>
          <table:table-cell office:value-type="float" office:value="-4.3276">
            <text:p>-4.32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2196">
            <text:p>-0.12196</text:p>
          </table:table-cell>
          <table:table-cell office:value-type="float" office:value="8.8068">
            <text:p>8.8068</text:p>
          </table:table-cell>
          <table:table-cell office:value-type="float" office:value="0.94566">
            <text:p>0.94566</text:p>
          </table:table-cell>
          <table:table-cell office:value-type="float" office:value="-4.2267">
            <text:p>-4.22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429">
            <text:p>1.9429</text:p>
          </table:table-cell>
          <table:table-cell office:value-type="float" office:value="6.3961">
            <text:p>6.3961</text:p>
          </table:table-cell>
          <table:table-cell office:value-type="float" office:value="0.092248">
            <text:p>0.092248</text:p>
          </table:table-cell>
          <table:table-cell office:value-type="float" office:value="0.58102">
            <text:p>0.581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42">
            <text:p>1.742</text:p>
          </table:table-cell>
          <table:table-cell office:value-type="float" office:value="-4.809">
            <text:p>-4.809</text:p>
          </table:table-cell>
          <table:table-cell office:value-type="float" office:value="8.2142">
            <text:p>8.2142</text:p>
          </table:table-cell>
          <table:table-cell office:value-type="float" office:value="-2.0659">
            <text:p>-2.06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5222">
            <text:p>-1.5222</text:p>
          </table:table-cell>
          <table:table-cell office:value-type="float" office:value="10.8409">
            <text:p>10.8409</text:p>
          </table:table-cell>
          <table:table-cell office:value-type="float" office:value="2.7827">
            <text:p>2.7827</text:p>
          </table:table-cell>
          <table:table-cell office:value-type="float" office:value="-4.0974">
            <text:p>-4.09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">
            <text:p>-1.3</text:p>
          </table:table-cell>
          <table:table-cell office:value-type="float" office:value="10.2678">
            <text:p>10.2678</text:p>
          </table:table-cell>
          <table:table-cell office:value-type="float" office:value="-2.953">
            <text:p>-2.953</text:p>
          </table:table-cell>
          <table:table-cell office:value-type="float" office:value="-5.8638">
            <text:p>-5.8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246">
            <text:p>3.4246</text:p>
          </table:table-cell>
          <table:table-cell office:value-type="float" office:value="-0.14693">
            <text:p>-0.14693</text:p>
          </table:table-cell>
          <table:table-cell office:value-type="float" office:value="0.80342">
            <text:p>0.80342</text:p>
          </table:table-cell>
          <table:table-cell office:value-type="float" office:value="0.29136">
            <text:p>0.291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503">
            <text:p>2.5503</text:p>
          </table:table-cell>
          <table:table-cell office:value-type="float" office:value="-4.9518">
            <text:p>-4.9518</text:p>
          </table:table-cell>
          <table:table-cell office:value-type="float" office:value="6.3729">
            <text:p>6.3729</text:p>
          </table:table-cell>
          <table:table-cell office:value-type="float" office:value="-0.41596">
            <text:p>-0.415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691">
            <text:p>1.5691</text:p>
          </table:table-cell>
          <table:table-cell office:value-type="float" office:value="6.3465">
            <text:p>6.3465</text:p>
          </table:table-cell>
          <table:table-cell office:value-type="float" office:value="-0.1828">
            <text:p>-0.1828</text:p>
          </table:table-cell>
          <table:table-cell office:value-type="float" office:value="-2.4099">
            <text:p>-2.40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087">
            <text:p>1.3087</text:p>
          </table:table-cell>
          <table:table-cell office:value-type="float" office:value="4.9228">
            <text:p>4.9228</text:p>
          </table:table-cell>
          <table:table-cell office:value-type="float" office:value="2.0013">
            <text:p>2.0013</text:p>
          </table:table-cell>
          <table:table-cell office:value-type="float" office:value="0.22024">
            <text:p>0.220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1776">
            <text:p>5.1776</text:p>
          </table:table-cell>
          <table:table-cell office:value-type="float" office:value="8.2316">
            <text:p>8.2316</text:p>
          </table:table-cell>
          <table:table-cell office:value-type="float" office:value="-3.2511">
            <text:p>-3.2511</text:p>
          </table:table-cell>
          <table:table-cell office:value-type="float" office:value="-1.5694">
            <text:p>-1.56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29">
            <text:p>2.229</text:p>
          </table:table-cell>
          <table:table-cell office:value-type="float" office:value="9.6325">
            <text:p>9.6325</text:p>
          </table:table-cell>
          <table:table-cell office:value-type="float" office:value="-3.1123">
            <text:p>-3.1123</text:p>
          </table:table-cell>
          <table:table-cell office:value-type="float" office:value="-2.7164">
            <text:p>-2.71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6272">
            <text:p>5.6272</text:p>
          </table:table-cell>
          <table:table-cell office:value-type="float" office:value="10.0857">
            <text:p>10.0857</text:p>
          </table:table-cell>
          <table:table-cell office:value-type="float" office:value="-4.2931">
            <text:p>-4.2931</text:p>
          </table:table-cell>
          <table:table-cell office:value-type="float" office:value="-3.8142">
            <text:p>-3.81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2138">
            <text:p>1.2138</text:p>
          </table:table-cell>
          <table:table-cell office:value-type="float" office:value="8.7986">
            <text:p>8.7986</text:p>
          </table:table-cell>
          <table:table-cell office:value-type="float" office:value="-2.1672">
            <text:p>-2.1672</text:p>
          </table:table-cell>
          <table:table-cell office:value-type="float" office:value="-0.74182">
            <text:p>-0.741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798">
            <text:p>0.3798</text:p>
          </table:table-cell>
          <table:table-cell office:value-type="float" office:value="0.7098">
            <text:p>0.7098</text:p>
          </table:table-cell>
          <table:table-cell office:value-type="float" office:value="0.7572">
            <text:p>0.7572</text:p>
          </table:table-cell>
          <table:table-cell office:value-type="float" office:value="-0.4444">
            <text:p>-0.4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415">
            <text:p>0.5415</text:p>
          </table:table-cell>
          <table:table-cell office:value-type="float" office:value="6.0319">
            <text:p>6.0319</text:p>
          </table:table-cell>
          <table:table-cell office:value-type="float" office:value="1.6825">
            <text:p>1.6825</text:p>
          </table:table-cell>
          <table:table-cell office:value-type="float" office:value="-0.46122">
            <text:p>-0.461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524">
            <text:p>4.0524</text:p>
          </table:table-cell>
          <table:table-cell office:value-type="float" office:value="5.6802">
            <text:p>5.6802</text:p>
          </table:table-cell>
          <table:table-cell office:value-type="float" office:value="-1.9693">
            <text:p>-1.9693</text:p>
          </table:table-cell>
          <table:table-cell office:value-type="float" office:value="0.026279">
            <text:p>0.0262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285">
            <text:p>4.7285</text:p>
          </table:table-cell>
          <table:table-cell office:value-type="float" office:value="2.1065">
            <text:p>2.1065</text:p>
          </table:table-cell>
          <table:table-cell office:value-type="float" office:value="-0.28305">
            <text:p>-0.28305</text:p>
          </table:table-cell>
          <table:table-cell office:value-type="float" office:value="1.5625">
            <text:p>1.56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359">
            <text:p>3.4359</text:p>
          </table:table-cell>
          <table:table-cell office:value-type="float" office:value="0.66216">
            <text:p>0.66216</text:p>
          </table:table-cell>
          <table:table-cell office:value-type="float" office:value="2.1041">
            <text:p>2.1041</text:p>
          </table:table-cell>
          <table:table-cell office:value-type="float" office:value="1.8922">
            <text:p>1.89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6816">
            <text:p>0.86816</text:p>
          </table:table-cell>
          <table:table-cell office:value-type="float" office:value="10.2429">
            <text:p>10.2429</text:p>
          </table:table-cell>
          <table:table-cell office:value-type="float" office:value="-1.4912">
            <text:p>-1.4912</text:p>
          </table:table-cell>
          <table:table-cell office:value-type="float" office:value="-4.0082">
            <text:p>-4.00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59">
            <text:p>3.359</text:p>
          </table:table-cell>
          <table:table-cell office:value-type="float" office:value="9.8022">
            <text:p>9.8022</text:p>
          </table:table-cell>
          <table:table-cell office:value-type="float" office:value="-3.8209">
            <text:p>-3.8209</text:p>
          </table:table-cell>
          <table:table-cell office:value-type="float" office:value="-3.7133">
            <text:p>-3.71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702">
            <text:p>3.6702</text:p>
          </table:table-cell>
          <table:table-cell office:value-type="float" office:value="2.9942">
            <text:p>2.9942</text:p>
          </table:table-cell>
          <table:table-cell office:value-type="float" office:value="0.85141">
            <text:p>0.85141</text:p>
          </table:table-cell>
          <table:table-cell office:value-type="float" office:value="0.30688">
            <text:p>0.306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349">
            <text:p>1.3349</text:p>
          </table:table-cell>
          <table:table-cell office:value-type="float" office:value="6.1189">
            <text:p>6.1189</text:p>
          </table:table-cell>
          <table:table-cell office:value-type="float" office:value="0.46497">
            <text:p>0.46497</text:p>
          </table:table-cell>
          <table:table-cell office:value-type="float" office:value="0.49826">
            <text:p>0.498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887">
            <text:p>3.1887</text:p>
          </table:table-cell>
          <table:table-cell office:value-type="float" office:value="-3.4143">
            <text:p>-3.4143</text:p>
          </table:table-cell>
          <table:table-cell office:value-type="float" office:value="2.7742">
            <text:p>2.7742</text:p>
          </table:table-cell>
          <table:table-cell office:value-type="float" office:value="-0.2026">
            <text:p>-0.20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527">
            <text:p>2.4527</text:p>
          </table:table-cell>
          <table:table-cell office:value-type="float" office:value="2.9653">
            <text:p>2.9653</text:p>
          </table:table-cell>
          <table:table-cell office:value-type="float" office:value="0.20021">
            <text:p>0.20021</text:p>
          </table:table-cell>
          <table:table-cell office:value-type="float" office:value="-0.056479">
            <text:p>-0.0564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121">
            <text:p>3.9121</text:p>
          </table:table-cell>
          <table:table-cell office:value-type="float" office:value="2.9735">
            <text:p>2.9735</text:p>
          </table:table-cell>
          <table:table-cell office:value-type="float" office:value="0.92852">
            <text:p>0.92852</text:p>
          </table:table-cell>
          <table:table-cell office:value-type="float" office:value="0.60558">
            <text:p>0.605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364">
            <text:p>3.9364</text:p>
          </table:table-cell>
          <table:table-cell office:value-type="float" office:value="10.5885">
            <text:p>10.5885</text:p>
          </table:table-cell>
          <table:table-cell office:value-type="float" office:value="-3.725">
            <text:p>-3.725</text:p>
          </table:table-cell>
          <table:table-cell office:value-type="float" office:value="-4.3133">
            <text:p>-4.31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414">
            <text:p>3.9414</text:p>
          </table:table-cell>
          <table:table-cell office:value-type="float" office:value="-3.2902">
            <text:p>-3.2902</text:p>
          </table:table-cell>
          <table:table-cell office:value-type="float" office:value="3.1674">
            <text:p>3.1674</text:p>
          </table:table-cell>
          <table:table-cell office:value-type="float" office:value="1.0866">
            <text:p>1.08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922">
            <text:p>3.6922</text:p>
          </table:table-cell>
          <table:table-cell office:value-type="float" office:value="-3.9585">
            <text:p>-3.9585</text:p>
          </table:table-cell>
          <table:table-cell office:value-type="float" office:value="4.3439">
            <text:p>4.3439</text:p>
          </table:table-cell>
          <table:table-cell office:value-type="float" office:value="1.3517">
            <text:p>1.35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681">
            <text:p>5.681</text:p>
          </table:table-cell>
          <table:table-cell office:value-type="float" office:value="7.795">
            <text:p>7.795</text:p>
          </table:table-cell>
          <table:table-cell office:value-type="float" office:value="-2.6848">
            <text:p>-2.6848</text:p>
          </table:table-cell>
          <table:table-cell office:value-type="float" office:value="-0.92544">
            <text:p>-0.925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7124">
            <text:p>0.77124</text:p>
          </table:table-cell>
          <table:table-cell office:value-type="float" office:value="9.0862">
            <text:p>9.0862</text:p>
          </table:table-cell>
          <table:table-cell office:value-type="float" office:value="-1.2281">
            <text:p>-1.2281</text:p>
          </table:table-cell>
          <table:table-cell office:value-type="float" office:value="-1.4996">
            <text:p>-1.49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761">
            <text:p>3.5761</text:p>
          </table:table-cell>
          <table:table-cell office:value-type="float" office:value="9.7753">
            <text:p>9.7753</text:p>
          </table:table-cell>
          <table:table-cell office:value-type="float" office:value="-3.9795">
            <text:p>-3.9795</text:p>
          </table:table-cell>
          <table:table-cell office:value-type="float" office:value="-3.4638">
            <text:p>-3.4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02">
            <text:p>1.602</text:p>
          </table:table-cell>
          <table:table-cell office:value-type="float" office:value="6.1251">
            <text:p>6.1251</text:p>
          </table:table-cell>
          <table:table-cell office:value-type="float" office:value="0.52924">
            <text:p>0.52924</text:p>
          </table:table-cell>
          <table:table-cell office:value-type="float" office:value="0.47886">
            <text:p>0.478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682">
            <text:p>2.6682</text:p>
          </table:table-cell>
          <table:table-cell office:value-type="float" office:value="10.216">
            <text:p>10.216</text:p>
          </table:table-cell>
          <table:table-cell office:value-type="float" office:value="-3.4414">
            <text:p>-3.4414</text:p>
          </table:table-cell>
          <table:table-cell office:value-type="float" office:value="-4.0069">
            <text:p>-4.006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007">
            <text:p>2.0007</text:p>
          </table:table-cell>
          <table:table-cell office:value-type="float" office:value="1.8644">
            <text:p>1.8644</text:p>
          </table:table-cell>
          <table:table-cell office:value-type="float" office:value="2.6491">
            <text:p>2.6491</text:p>
          </table:table-cell>
          <table:table-cell office:value-type="float" office:value="0.47369">
            <text:p>0.4736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64215">
            <text:p>0.64215</text:p>
          </table:table-cell>
          <table:table-cell office:value-type="float" office:value="3.1287">
            <text:p>3.1287</text:p>
          </table:table-cell>
          <table:table-cell office:value-type="float" office:value="4.2933">
            <text:p>4.2933</text:p>
          </table:table-cell>
          <table:table-cell office:value-type="float" office:value="0.64696">
            <text:p>0.646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848">
            <text:p>4.3848</text:p>
          </table:table-cell>
          <table:table-cell office:value-type="float" office:value="-3.0729">
            <text:p>-3.0729</text:p>
          </table:table-cell>
          <table:table-cell office:value-type="float" office:value="3.0423">
            <text:p>3.0423</text:p>
          </table:table-cell>
          <table:table-cell office:value-type="float" office:value="1.2741">
            <text:p>1.27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7445">
            <text:p>0.77445</text:p>
          </table:table-cell>
          <table:table-cell office:value-type="float" office:value="9.0552">
            <text:p>9.0552</text:p>
          </table:table-cell>
          <table:table-cell office:value-type="float" office:value="-2.4089">
            <text:p>-2.4089</text:p>
          </table:table-cell>
          <table:table-cell office:value-type="float" office:value="-1.3884">
            <text:p>-1.38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6574">
            <text:p>0.96574</text:p>
          </table:table-cell>
          <table:table-cell office:value-type="float" office:value="8.393">
            <text:p>8.393</text:p>
          </table:table-cell>
          <table:table-cell office:value-type="float" office:value="-1.361">
            <text:p>-1.361</text:p>
          </table:table-cell>
          <table:table-cell office:value-type="float" office:value="-1.4659">
            <text:p>-1.46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948">
            <text:p>3.0948</text:p>
          </table:table-cell>
          <table:table-cell office:value-type="float" office:value="8.7324">
            <text:p>8.7324</text:p>
          </table:table-cell>
          <table:table-cell office:value-type="float" office:value="-2.9007">
            <text:p>-2.9007</text:p>
          </table:table-cell>
          <table:table-cell office:value-type="float" office:value="-0.96682">
            <text:p>-0.966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362">
            <text:p>4.9362</text:p>
          </table:table-cell>
          <table:table-cell office:value-type="float" office:value="7.6046">
            <text:p>7.6046</text:p>
          </table:table-cell>
          <table:table-cell office:value-type="float" office:value="-2.3429">
            <text:p>-2.3429</text:p>
          </table:table-cell>
          <table:table-cell office:value-type="float" office:value="-0.85302">
            <text:p>-0.853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9458">
            <text:p>-1.9458</text:p>
          </table:table-cell>
          <table:table-cell office:value-type="float" office:value="11.2217">
            <text:p>11.2217</text:p>
          </table:table-cell>
          <table:table-cell office:value-type="float" office:value="1.9079">
            <text:p>1.9079</text:p>
          </table:table-cell>
          <table:table-cell office:value-type="float" office:value="-3.4405">
            <text:p>-3.44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7403">
            <text:p>5.7403</text:p>
          </table:table-cell>
          <table:table-cell office:value-type="float" office:value="-0.44284">
            <text:p>-0.44284</text:p>
          </table:table-cell>
          <table:table-cell office:value-type="float" office:value="0.38015">
            <text:p>0.38015</text:p>
          </table:table-cell>
          <table:table-cell office:value-type="float" office:value="1.3763">
            <text:p>1.37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6989">
            <text:p>-2.6989</text:p>
          </table:table-cell>
          <table:table-cell office:value-type="float" office:value="12.1984">
            <text:p>12.1984</text:p>
          </table:table-cell>
          <table:table-cell office:value-type="float" office:value="0.67661">
            <text:p>0.67661</text:p>
          </table:table-cell>
          <table:table-cell office:value-type="float" office:value="-8.5482">
            <text:p>-8.54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472">
            <text:p>1.1472</text:p>
          </table:table-cell>
          <table:table-cell office:value-type="float" office:value="3.5985">
            <text:p>3.5985</text:p>
          </table:table-cell>
          <table:table-cell office:value-type="float" office:value="1.9387">
            <text:p>1.9387</text:p>
          </table:table-cell>
          <table:table-cell office:value-type="float" office:value="-0.43406">
            <text:p>-0.434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742">
            <text:p>2.9742</text:p>
          </table:table-cell>
          <table:table-cell office:value-type="float" office:value="8.96">
            <text:p>8.96</text:p>
          </table:table-cell>
          <table:table-cell office:value-type="float" office:value="-2.9024">
            <text:p>-2.9024</text:p>
          </table:table-cell>
          <table:table-cell office:value-type="float" office:value="-1.0379">
            <text:p>-1.03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5707">
            <text:p>4.5707</text:p>
          </table:table-cell>
          <table:table-cell office:value-type="float" office:value="7.2094">
            <text:p>7.2094</text:p>
          </table:table-cell>
          <table:table-cell office:value-type="float" office:value="-3.2794">
            <text:p>-3.2794</text:p>
          </table:table-cell>
          <table:table-cell office:value-type="float" office:value="-1.4944">
            <text:p>-1.49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1848">
            <text:p>0.1848</text:p>
          </table:table-cell>
          <table:table-cell office:value-type="float" office:value="6.5079">
            <text:p>6.5079</text:p>
          </table:table-cell>
          <table:table-cell office:value-type="float" office:value="2.0133">
            <text:p>2.0133</text:p>
          </table:table-cell>
          <table:table-cell office:value-type="float" office:value="-0.87242">
            <text:p>-0.872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7256">
            <text:p>0.87256</text:p>
          </table:table-cell>
          <table:table-cell office:value-type="float" office:value="9.2931">
            <text:p>9.2931</text:p>
          </table:table-cell>
          <table:table-cell office:value-type="float" office:value="-0.7843">
            <text:p>-0.7843</text:p>
          </table:table-cell>
          <table:table-cell office:value-type="float" office:value="-2.1978">
            <text:p>-2.19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9559">
            <text:p>0.39559</text:p>
          </table:table-cell>
          <table:table-cell office:value-type="float" office:value="6.8866">
            <text:p>6.8866</text:p>
          </table:table-cell>
          <table:table-cell office:value-type="float" office:value="1.0588">
            <text:p>1.0588</text:p>
          </table:table-cell>
          <table:table-cell office:value-type="float" office:value="-0.67587">
            <text:p>-0.675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384">
            <text:p>3.8384</text:p>
          </table:table-cell>
          <table:table-cell office:value-type="float" office:value="6.1851">
            <text:p>6.1851</text:p>
          </table:table-cell>
          <table:table-cell office:value-type="float" office:value="-2.0439">
            <text:p>-2.0439</text:p>
          </table:table-cell>
          <table:table-cell office:value-type="float" office:value="-0.033204">
            <text:p>-0.0332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209">
            <text:p>2.8209</text:p>
          </table:table-cell>
          <table:table-cell office:value-type="float" office:value="7.3108">
            <text:p>7.3108</text:p>
          </table:table-cell>
          <table:table-cell office:value-type="float" office:value="-0.81857">
            <text:p>-0.81857</text:p>
          </table:table-cell>
          <table:table-cell office:value-type="float" office:value="-1.8784">
            <text:p>-1.87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817">
            <text:p>2.5817</text:p>
          </table:table-cell>
          <table:table-cell office:value-type="float" office:value="9.7546">
            <text:p>9.7546</text:p>
          </table:table-cell>
          <table:table-cell office:value-type="float" office:value="-3.1749">
            <text:p>-3.1749</text:p>
          </table:table-cell>
          <table:table-cell office:value-type="float" office:value="-2.9957">
            <text:p>-2.99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213">
            <text:p>3.8213</text:p>
          </table:table-cell>
          <table:table-cell office:value-type="float" office:value="0.23175">
            <text:p>0.23175</text:p>
          </table:table-cell>
          <table:table-cell office:value-type="float" office:value="2.0133">
            <text:p>2.0133</text:p>
          </table:table-cell>
          <table:table-cell office:value-type="float" office:value="2.0564">
            <text:p>2.05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798">
            <text:p>0.3798</text:p>
          </table:table-cell>
          <table:table-cell office:value-type="float" office:value="0.7098">
            <text:p>0.7098</text:p>
          </table:table-cell>
          <table:table-cell office:value-type="float" office:value="0.7572">
            <text:p>0.7572</text:p>
          </table:table-cell>
          <table:table-cell office:value-type="float" office:value="-0.4444">
            <text:p>-0.4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893">
            <text:p>3.4893</text:p>
          </table:table-cell>
          <table:table-cell office:value-type="float" office:value="6.69">
            <text:p>6.69</text:p>
          </table:table-cell>
          <table:table-cell office:value-type="float" office:value="-1.2042">
            <text:p>-1.2042</text:p>
          </table:table-cell>
          <table:table-cell office:value-type="float" office:value="-0.38751">
            <text:p>-0.387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7781">
            <text:p>-1.7781</text:p>
          </table:table-cell>
          <table:table-cell office:value-type="float" office:value="0.8546">
            <text:p>0.8546</text:p>
          </table:table-cell>
          <table:table-cell office:value-type="float" office:value="7.1303">
            <text:p>7.1303</text:p>
          </table:table-cell>
          <table:table-cell office:value-type="float" office:value="0.027572">
            <text:p>0.0275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962">
            <text:p>2.0962</text:p>
          </table:table-cell>
          <table:table-cell office:value-type="float" office:value="2.4769">
            <text:p>2.4769</text:p>
          </table:table-cell>
          <table:table-cell office:value-type="float" office:value="1.9379">
            <text:p>1.9379</text:p>
          </table:table-cell>
          <table:table-cell office:value-type="float" office:value="-0.040962">
            <text:p>-0.0409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4732">
            <text:p>0.94732</text:p>
          </table:table-cell>
          <table:table-cell office:value-type="float" office:value="-0.57113">
            <text:p>-0.57113</text:p>
          </table:table-cell>
          <table:table-cell office:value-type="float" office:value="7.1903">
            <text:p>7.1903</text:p>
          </table:table-cell>
          <table:table-cell office:value-type="float" office:value="-0.67587">
            <text:p>-0.675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261">
            <text:p>2.8261</text:p>
          </table:table-cell>
          <table:table-cell office:value-type="float" office:value="9.4007">
            <text:p>9.4007</text:p>
          </table:table-cell>
          <table:table-cell office:value-type="float" office:value="-3.3034">
            <text:p>-3.3034</text:p>
          </table:table-cell>
          <table:table-cell office:value-type="float" office:value="-1.0509">
            <text:p>-1.05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0071249">
            <text:p>0.0071249</text:p>
          </table:table-cell>
          <table:table-cell office:value-type="float" office:value="8.3661">
            <text:p>8.3661</text:p>
          </table:table-cell>
          <table:table-cell office:value-type="float" office:value="0.50781">
            <text:p>0.50781</text:p>
          </table:table-cell>
          <table:table-cell office:value-type="float" office:value="-3.8155">
            <text:p>-3.81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6788">
            <text:p>0.96788</text:p>
          </table:table-cell>
          <table:table-cell office:value-type="float" office:value="7.1907">
            <text:p>7.1907</text:p>
          </table:table-cell>
          <table:table-cell office:value-type="float" office:value="1.2798">
            <text:p>1.2798</text:p>
          </table:table-cell>
          <table:table-cell office:value-type="float" office:value="-2.4565">
            <text:p>-2.45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432">
            <text:p>4.7432</text:p>
          </table:table-cell>
          <table:table-cell office:value-type="float" office:value="2.1086">
            <text:p>2.1086</text:p>
          </table:table-cell>
          <table:table-cell office:value-type="float" office:value="0.1368">
            <text:p>0.1368</text:p>
          </table:table-cell>
          <table:table-cell office:value-type="float" office:value="1.6543">
            <text:p>1.65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575">
            <text:p>3.6575</text:p>
          </table:table-cell>
          <table:table-cell office:value-type="float" office:value="7.2797">
            <text:p>7.2797</text:p>
          </table:table-cell>
          <table:table-cell office:value-type="float" office:value="-2.2692">
            <text:p>-2.2692</text:p>
          </table:table-cell>
          <table:table-cell office:value-type="float" office:value="-1.144">
            <text:p>-1.1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832">
            <text:p>3.8832</text:p>
          </table:table-cell>
          <table:table-cell office:value-type="float" office:value="6.4023">
            <text:p>6.4023</text:p>
          </table:table-cell>
          <table:table-cell office:value-type="float" office:value="-2.432">
            <text:p>-2.432</text:p>
          </table:table-cell>
          <table:table-cell office:value-type="float" office:value="-0.98363">
            <text:p>-0.983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776">
            <text:p>3.4776</text:p>
          </table:table-cell>
          <table:table-cell office:value-type="float" office:value="8.811">
            <text:p>8.811</text:p>
          </table:table-cell>
          <table:table-cell office:value-type="float" office:value="-3.1886">
            <text:p>-3.1886</text:p>
          </table:table-cell>
          <table:table-cell office:value-type="float" office:value="-0.92285">
            <text:p>-0.922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315">
            <text:p>1.1315</text:p>
          </table:table-cell>
          <table:table-cell office:value-type="float" office:value="7.9212">
            <text:p>7.9212</text:p>
          </table:table-cell>
          <table:table-cell office:value-type="float" office:value="1.093">
            <text:p>1.093</text:p>
          </table:table-cell>
          <table:table-cell office:value-type="float" office:value="-2.8444">
            <text:p>-2.8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237">
            <text:p>2.8237</text:p>
          </table:table-cell>
          <table:table-cell office:value-type="float" office:value="2.8597">
            <text:p>2.8597</text:p>
          </table:table-cell>
          <table:table-cell office:value-type="float" office:value="0.19678">
            <text:p>0.19678</text:p>
          </table:table-cell>
          <table:table-cell office:value-type="float" office:value="0.57196">
            <text:p>0.571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321">
            <text:p>1.9321</text:p>
          </table:table-cell>
          <table:table-cell office:value-type="float" office:value="6.0423">
            <text:p>6.0423</text:p>
          </table:table-cell>
          <table:table-cell office:value-type="float" office:value="0.26019">
            <text:p>0.26019</text:p>
          </table:table-cell>
          <table:table-cell office:value-type="float" office:value="-2.053">
            <text:p>-2.0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632">
            <text:p>3.0632</text:p>
          </table:table-cell>
          <table:table-cell office:value-type="float" office:value="-3.3315">
            <text:p>-3.3315</text:p>
          </table:table-cell>
          <table:table-cell office:value-type="float" office:value="5.1305">
            <text:p>5.1305</text:p>
          </table:table-cell>
          <table:table-cell office:value-type="float" office:value="0.8267">
            <text:p>0.82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8411">
            <text:p>-1.8411</text:p>
          </table:table-cell>
          <table:table-cell office:value-type="float" office:value="10.8306">
            <text:p>10.8306</text:p>
          </table:table-cell>
          <table:table-cell office:value-type="float" office:value="2.769">
            <text:p>2.769</text:p>
          </table:table-cell>
          <table:table-cell office:value-type="float" office:value="-3.0901">
            <text:p>-3.09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084">
            <text:p>2.8084</text:p>
          </table:table-cell>
          <table:table-cell office:value-type="float" office:value="11.3045">
            <text:p>11.3045</text:p>
          </table:table-cell>
          <table:table-cell office:value-type="float" office:value="-3.3394">
            <text:p>-3.3394</text:p>
          </table:table-cell>
          <table:table-cell office:value-type="float" office:value="-4.4194">
            <text:p>-4.41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698">
            <text:p>2.5698</text:p>
          </table:table-cell>
          <table:table-cell office:value-type="float" office:value="-4.4076">
            <text:p>-4.4076</text:p>
          </table:table-cell>
          <table:table-cell office:value-type="float" office:value="5.9856">
            <text:p>5.9856</text:p>
          </table:table-cell>
          <table:table-cell office:value-type="float" office:value="0.078002">
            <text:p>0.0780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2624">
            <text:p>-0.12624</text:p>
          </table:table-cell>
          <table:table-cell office:value-type="float" office:value="10.3216">
            <text:p>10.3216</text:p>
          </table:table-cell>
          <table:table-cell office:value-type="float" office:value="-3.7121">
            <text:p>-3.7121</text:p>
          </table:table-cell>
          <table:table-cell office:value-type="float" office:value="-6.1185">
            <text:p>-6.11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756">
            <text:p>3.3756</text:p>
          </table:table-cell>
          <table:table-cell office:value-type="float" office:value="-4.0951">
            <text:p>-4.0951</text:p>
          </table:table-cell>
          <table:table-cell office:value-type="float" office:value="4.367">
            <text:p>4.367</text:p>
          </table:table-cell>
          <table:table-cell office:value-type="float" office:value="1.0698">
            <text:p>1.06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048008">
            <text:p>-0.048008</text:p>
          </table:table-cell>
          <table:table-cell office:value-type="float" office:value="-1.6037">
            <text:p>-1.6037</text:p>
          </table:table-cell>
          <table:table-cell office:value-type="float" office:value="8.4756">
            <text:p>8.4756</text:p>
          </table:table-cell>
          <table:table-cell office:value-type="float" office:value="0.75558">
            <text:p>0.755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06">
            <text:p>0.5706</text:p>
          </table:table-cell>
          <table:table-cell office:value-type="float" office:value="-0.0248">
            <text:p>-0.0248</text:p>
          </table:table-cell>
          <table:table-cell office:value-type="float" office:value="1.2421">
            <text:p>1.2421</text:p>
          </table:table-cell>
          <table:table-cell office:value-type="float" office:value="-0.5621">
            <text:p>-0.56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8444">
            <text:p>0.88444</text:p>
          </table:table-cell>
          <table:table-cell office:value-type="float" office:value="6.5906">
            <text:p>6.5906</text:p>
          </table:table-cell>
          <table:table-cell office:value-type="float" office:value="0.55837">
            <text:p>0.55837</text:p>
          </table:table-cell>
          <table:table-cell office:value-type="float" office:value="-0.44182">
            <text:p>-0.441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644">
            <text:p>3.8644</text:p>
          </table:table-cell>
          <table:table-cell office:value-type="float" office:value="3.7061">
            <text:p>3.7061</text:p>
          </table:table-cell>
          <table:table-cell office:value-type="float" office:value="0.70403">
            <text:p>0.70403</text:p>
          </table:table-cell>
          <table:table-cell office:value-type="float" office:value="0.35214">
            <text:p>0.352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2999">
            <text:p>1.2999</text:p>
          </table:table-cell>
          <table:table-cell office:value-type="float" office:value="2.5762">
            <text:p>2.5762</text:p>
          </table:table-cell>
          <table:table-cell office:value-type="float" office:value="2.0107">
            <text:p>2.0107</text:p>
          </table:table-cell>
          <table:table-cell office:value-type="float" office:value="-0.18967">
            <text:p>-0.189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051">
            <text:p>2.0051</text:p>
          </table:table-cell>
          <table:table-cell office:value-type="float" office:value="-6.8638">
            <text:p>-6.8638</text:p>
          </table:table-cell>
          <table:table-cell office:value-type="float" office:value="8.132">
            <text:p>8.132</text:p>
          </table:table-cell>
          <table:table-cell office:value-type="float" office:value="-0.2401">
            <text:p>-0.24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294">
            <text:p>4.9294</text:p>
          </table:table-cell>
          <table:table-cell office:value-type="float" office:value="0.27727">
            <text:p>0.27727</text:p>
          </table:table-cell>
          <table:table-cell office:value-type="float" office:value="0.20792">
            <text:p>0.20792</text:p>
          </table:table-cell>
          <table:table-cell office:value-type="float" office:value="0.33662">
            <text:p>0.336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297">
            <text:p>2.8297</text:p>
          </table:table-cell>
          <table:table-cell office:value-type="float" office:value="6.3485">
            <text:p>6.3485</text:p>
          </table:table-cell>
          <table:table-cell office:value-type="float" office:value="-0.73546">
            <text:p>-0.73546</text:p>
          </table:table-cell>
          <table:table-cell office:value-type="float" office:value="-0.58665">
            <text:p>-0.586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65">
            <text:p>2.565</text:p>
          </table:table-cell>
          <table:table-cell office:value-type="float" office:value="8.633">
            <text:p>8.633</text:p>
          </table:table-cell>
          <table:table-cell office:value-type="float" office:value="-2.9941">
            <text:p>-2.9941</text:p>
          </table:table-cell>
          <table:table-cell office:value-type="float" office:value="-1.3082">
            <text:p>-1.30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93">
            <text:p>2.093</text:p>
          </table:table-cell>
          <table:table-cell office:value-type="float" office:value="8.3061">
            <text:p>8.3061</text:p>
          </table:table-cell>
          <table:table-cell office:value-type="float" office:value="0.022844">
            <text:p>0.022844</text:p>
          </table:table-cell>
          <table:table-cell office:value-type="float" office:value="-3.2724">
            <text:p>-3.27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014">
            <text:p>4.6014</text:p>
          </table:table-cell>
          <table:table-cell office:value-type="float" office:value="5.6264">
            <text:p>5.6264</text:p>
          </table:table-cell>
          <table:table-cell office:value-type="float" office:value="-2.1235">
            <text:p>-2.1235</text:p>
          </table:table-cell>
          <table:table-cell office:value-type="float" office:value="0.19309">
            <text:p>0.193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617">
            <text:p>5.0617</text:p>
          </table:table-cell>
          <table:table-cell office:value-type="float" office:value="-0.35799">
            <text:p>-0.35799</text:p>
          </table:table-cell>
          <table:table-cell office:value-type="float" office:value="0.44698">
            <text:p>0.44698</text:p>
          </table:table-cell>
          <table:table-cell office:value-type="float" office:value="0.99868">
            <text:p>0.998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951">
            <text:p>-0.2951</text:p>
          </table:table-cell>
          <table:table-cell office:value-type="float" office:value="9.0489">
            <text:p>9.0489</text:p>
          </table:table-cell>
          <table:table-cell office:value-type="float" office:value="-0.52725">
            <text:p>-0.52725</text:p>
          </table:table-cell>
          <table:table-cell office:value-type="float" office:value="-2.0789">
            <text:p>-2.07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77">
            <text:p>3.577</text:p>
          </table:table-cell>
          <table:table-cell office:value-type="float" office:value="2.4004">
            <text:p>2.4004</text:p>
          </table:table-cell>
          <table:table-cell office:value-type="float" office:value="1.8908">
            <text:p>1.8908</text:p>
          </table:table-cell>
          <table:table-cell office:value-type="float" office:value="0.73231">
            <text:p>0.732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433">
            <text:p>3.9433</text:p>
          </table:table-cell>
          <table:table-cell office:value-type="float" office:value="2.5017">
            <text:p>2.5017</text:p>
          </table:table-cell>
          <table:table-cell office:value-type="float" office:value="1.5215">
            <text:p>1.5215</text:p>
          </table:table-cell>
          <table:table-cell office:value-type="float" office:value="0.903">
            <text:p>0.9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648">
            <text:p>2.6648</text:p>
          </table:table-cell>
          <table:table-cell office:value-type="float" office:value="10.754">
            <text:p>10.754</text:p>
          </table:table-cell>
          <table:table-cell office:value-type="float" office:value="-3.3994">
            <text:p>-3.3994</text:p>
          </table:table-cell>
          <table:table-cell office:value-type="float" office:value="-4.1685">
            <text:p>-4.16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9374">
            <text:p>5.9374</text:p>
          </table:table-cell>
          <table:table-cell office:value-type="float" office:value="6.1664">
            <text:p>6.1664</text:p>
          </table:table-cell>
          <table:table-cell office:value-type="float" office:value="-2.5905">
            <text:p>-2.5905</text:p>
          </table:table-cell>
          <table:table-cell office:value-type="float" office:value="-0.36553">
            <text:p>-0.365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153">
            <text:p>2.0153</text:p>
          </table:table-cell>
          <table:table-cell office:value-type="float" office:value="1.8479">
            <text:p>1.8479</text:p>
          </table:table-cell>
          <table:table-cell office:value-type="float" office:value="3.1375">
            <text:p>3.1375</text:p>
          </table:table-cell>
          <table:table-cell office:value-type="float" office:value="0.42843">
            <text:p>0.428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8782">
            <text:p>5.8782</text:p>
          </table:table-cell>
          <table:table-cell office:value-type="float" office:value="5.9409">
            <text:p>5.9409</text:p>
          </table:table-cell>
          <table:table-cell office:value-type="float" office:value="-2.8544">
            <text:p>-2.8544</text:p>
          </table:table-cell>
          <table:table-cell office:value-type="float" office:value="-0.60863">
            <text:p>-0.608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3983">
            <text:p>-2.3983</text:p>
          </table:table-cell>
          <table:table-cell office:value-type="float" office:value="12.606">
            <text:p>12.606</text:p>
          </table:table-cell>
          <table:table-cell office:value-type="float" office:value="2.9464">
            <text:p>2.9464</text:p>
          </table:table-cell>
          <table:table-cell office:value-type="float" office:value="-5.7888">
            <text:p>-5.7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62">
            <text:p>1.762</text:p>
          </table:table-cell>
          <table:table-cell office:value-type="float" office:value="4.3682">
            <text:p>4.3682</text:p>
          </table:table-cell>
          <table:table-cell office:value-type="float" office:value="2.1384">
            <text:p>2.1384</text:p>
          </table:table-cell>
          <table:table-cell office:value-type="float" office:value="0.75429">
            <text:p>0.754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406">
            <text:p>4.2406</text:p>
          </table:table-cell>
          <table:table-cell office:value-type="float" office:value="-2.4852">
            <text:p>-2.4852</text:p>
          </table:table-cell>
          <table:table-cell office:value-type="float" office:value="1.608">
            <text:p>1.608</text:p>
          </table:table-cell>
          <table:table-cell office:value-type="float" office:value="0.7155">
            <text:p>0.71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669">
            <text:p>3.4669</text:p>
          </table:table-cell>
          <table:table-cell office:value-type="float" office:value="6.87">
            <text:p>6.87</text:p>
          </table:table-cell>
          <table:table-cell office:value-type="float" office:value="-1.0568">
            <text:p>-1.0568</text:p>
          </table:table-cell>
          <table:table-cell office:value-type="float" office:value="-0.73147">
            <text:p>-0.731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896">
            <text:p>3.1896</text:p>
          </table:table-cell>
          <table:table-cell office:value-type="float" office:value="5.7526">
            <text:p>5.7526</text:p>
          </table:table-cell>
          <table:table-cell office:value-type="float" office:value="-0.18537">
            <text:p>-0.18537</text:p>
          </table:table-cell>
          <table:table-cell office:value-type="float" office:value="-0.30087">
            <text:p>-0.300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1356">
            <text:p>0.81356</text:p>
          </table:table-cell>
          <table:table-cell office:value-type="float" office:value="9.1566">
            <text:p>9.1566</text:p>
          </table:table-cell>
          <table:table-cell office:value-type="float" office:value="-2.1492">
            <text:p>-2.1492</text:p>
          </table:table-cell>
          <table:table-cell office:value-type="float" office:value="-4.1814">
            <text:p>-4.18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2855">
            <text:p>0.52855</text:p>
          </table:table-cell>
          <table:table-cell office:value-type="float" office:value="0.96427">
            <text:p>0.96427</text:p>
          </table:table-cell>
          <table:table-cell office:value-type="float" office:value="4.0243">
            <text:p>4.0243</text:p>
          </table:table-cell>
          <table:table-cell office:value-type="float" office:value="-1.0483">
            <text:p>-1.048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319">
            <text:p>2.1319</text:p>
          </table:table-cell>
          <table:table-cell office:value-type="float" office:value="-2.0403">
            <text:p>-2.0403</text:p>
          </table:table-cell>
          <table:table-cell office:value-type="float" office:value="2.5574">
            <text:p>2.5574</text:p>
          </table:table-cell>
          <table:table-cell office:value-type="float" office:value="-0.061652">
            <text:p>-0.06165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3111">
            <text:p>0.33111</text:p>
          </table:table-cell>
          <table:table-cell office:value-type="float" office:value="4.5731">
            <text:p>4.5731</text:p>
          </table:table-cell>
          <table:table-cell office:value-type="float" office:value="2.057">
            <text:p>2.057</text:p>
          </table:table-cell>
          <table:table-cell office:value-type="float" office:value="-0.18967">
            <text:p>-0.189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2746">
            <text:p>1.2746</text:p>
          </table:table-cell>
          <table:table-cell office:value-type="float" office:value="8.8172">
            <text:p>8.8172</text:p>
          </table:table-cell>
          <table:table-cell office:value-type="float" office:value="-1.5323">
            <text:p>-1.5323</text:p>
          </table:table-cell>
          <table:table-cell office:value-type="float" office:value="-1.7957">
            <text:p>-1.79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091">
            <text:p>2.2091</text:p>
          </table:table-cell>
          <table:table-cell office:value-type="float" office:value="7.4556">
            <text:p>7.4556</text:p>
          </table:table-cell>
          <table:table-cell office:value-type="float" office:value="-1.3284">
            <text:p>-1.3284</text:p>
          </table:table-cell>
          <table:table-cell office:value-type="float" office:value="-3.3021">
            <text:p>-3.30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328">
            <text:p>2.5328</text:p>
          </table:table-cell>
          <table:table-cell office:value-type="float" office:value="7.528">
            <text:p>7.528</text:p>
          </table:table-cell>
          <table:table-cell office:value-type="float" office:value="-0.41929">
            <text:p>-0.41929</text:p>
          </table:table-cell>
          <table:table-cell office:value-type="float" office:value="-2.6478">
            <text:p>-2.64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244">
            <text:p>3.6244</text:p>
          </table:table-cell>
          <table:table-cell office:value-type="float" office:value="1.4609">
            <text:p>1.4609</text:p>
          </table:table-cell>
          <table:table-cell office:value-type="float" office:value="1.3501">
            <text:p>1.3501</text:p>
          </table:table-cell>
          <table:table-cell office:value-type="float" office:value="1.9284">
            <text:p>1.92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885">
            <text:p>-1.3885</text:p>
          </table:table-cell>
          <table:table-cell office:value-type="float" office:value="12.5026">
            <text:p>12.5026</text:p>
          </table:table-cell>
          <table:table-cell office:value-type="float" office:value="0.69118">
            <text:p>0.69118</text:p>
          </table:table-cell>
          <table:table-cell office:value-type="float" office:value="-7.5487">
            <text:p>-7.54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7227">
            <text:p>5.7227</text:p>
          </table:table-cell>
          <table:table-cell office:value-type="float" office:value="5.8312">
            <text:p>5.8312</text:p>
          </table:table-cell>
          <table:table-cell office:value-type="float" office:value="-2.4097">
            <text:p>-2.4097</text:p>
          </table:table-cell>
          <table:table-cell office:value-type="float" office:value="-0.24527">
            <text:p>-0.245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583">
            <text:p>3.3583</text:p>
          </table:table-cell>
          <table:table-cell office:value-type="float" office:value="10.3567">
            <text:p>10.3567</text:p>
          </table:table-cell>
          <table:table-cell office:value-type="float" office:value="-3.7301">
            <text:p>-3.7301</text:p>
          </table:table-cell>
          <table:table-cell office:value-type="float" office:value="-3.6991">
            <text:p>-3.6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227">
            <text:p>2.5227</text:p>
          </table:table-cell>
          <table:table-cell office:value-type="float" office:value="2.2369">
            <text:p>2.2369</text:p>
          </table:table-cell>
          <table:table-cell office:value-type="float" office:value="2.7236">
            <text:p>2.7236</text:p>
          </table:table-cell>
          <table:table-cell office:value-type="float" office:value="0.79438">
            <text:p>0.794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045304">
            <text:p>0.045304</text:p>
          </table:table-cell>
          <table:table-cell office:value-type="float" office:value="6.7334">
            <text:p>6.7334</text:p>
          </table:table-cell>
          <table:table-cell office:value-type="float" office:value="1.0708">
            <text:p>1.0708</text:p>
          </table:table-cell>
          <table:table-cell office:value-type="float" office:value="-0.9332">
            <text:p>-0.93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278">
            <text:p>4.8278</text:p>
          </table:table-cell>
          <table:table-cell office:value-type="float" office:value="7.7598">
            <text:p>7.7598</text:p>
          </table:table-cell>
          <table:table-cell office:value-type="float" office:value="-2.4491">
            <text:p>-2.4491</text:p>
          </table:table-cell>
          <table:table-cell office:value-type="float" office:value="-1.2216">
            <text:p>-1.22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9476">
            <text:p>1.9476</text:p>
          </table:table-cell>
          <table:table-cell office:value-type="float" office:value="-4.7738">
            <text:p>-4.7738</text:p>
          </table:table-cell>
          <table:table-cell office:value-type="float" office:value="8.527">
            <text:p>8.527</text:p>
          </table:table-cell>
          <table:table-cell office:value-type="float" office:value="-1.8668">
            <text:p>-1.86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659">
            <text:p>2.7659</text:p>
          </table:table-cell>
          <table:table-cell office:value-type="float" office:value="0.66216">
            <text:p>0.66216</text:p>
          </table:table-cell>
          <table:table-cell office:value-type="float" office:value="4.1494">
            <text:p>4.1494</text:p>
          </table:table-cell>
          <table:table-cell office:value-type="float" office:value="-0.28406">
            <text:p>-0.284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0648">
            <text:p>-0.10648</text:p>
          </table:table-cell>
          <table:table-cell office:value-type="float" office:value="-0.76771">
            <text:p>-0.76771</text:p>
          </table:table-cell>
          <table:table-cell office:value-type="float" office:value="7.7575">
            <text:p>7.7575</text:p>
          </table:table-cell>
          <table:table-cell office:value-type="float" office:value="0.64179">
            <text:p>0.641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2252">
            <text:p>0.72252</text:p>
          </table:table-cell>
          <table:table-cell office:value-type="float" office:value="-0.053811">
            <text:p>-0.053811</text:p>
          </table:table-cell>
          <table:table-cell office:value-type="float" office:value="5.6703">
            <text:p>5.6703</text:p>
          </table:table-cell>
          <table:table-cell office:value-type="float" office:value="-1.3509">
            <text:p>-1.35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475">
            <text:p>4.2475</text:p>
          </table:table-cell>
          <table:table-cell office:value-type="float" office:value="1.4816">
            <text:p>1.4816</text:p>
          </table:table-cell>
          <table:table-cell office:value-type="float" office:value="-0.48355">
            <text:p>-0.48355</text:p>
          </table:table-cell>
          <table:table-cell office:value-type="float" office:value="0.95343">
            <text:p>0.953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772">
            <text:p>3.9772</text:p>
          </table:table-cell>
          <table:table-cell office:value-type="float" office:value="0.33521">
            <text:p>0.33521</text:p>
          </table:table-cell>
          <table:table-cell office:value-type="float" office:value="2.2566">
            <text:p>2.2566</text:p>
          </table:table-cell>
          <table:table-cell office:value-type="float" office:value="2.1625">
            <text:p>2.16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667">
            <text:p>3.6667</text:p>
          </table:table-cell>
          <table:table-cell office:value-type="float" office:value="4.302">
            <text:p>4.302</text:p>
          </table:table-cell>
          <table:table-cell office:value-type="float" office:value="0.55923">
            <text:p>0.55923</text:p>
          </table:table-cell>
          <table:table-cell office:value-type="float" office:value="0.33791">
            <text:p>0.337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232">
            <text:p>2.8232</text:p>
          </table:table-cell>
          <table:table-cell office:value-type="float" office:value="10.8513">
            <text:p>10.8513</text:p>
          </table:table-cell>
          <table:table-cell office:value-type="float" office:value="-3.1466">
            <text:p>-3.1466</text:p>
          </table:table-cell>
          <table:table-cell office:value-type="float" office:value="-3.9784">
            <text:p>-3.97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4217">
            <text:p>-1.4217</text:p>
          </table:table-cell>
          <table:table-cell office:value-type="float" office:value="11.6542">
            <text:p>11.6542</text:p>
          </table:table-cell>
          <table:table-cell office:value-type="float" office:value="-0.057699">
            <text:p>-0.057699</text:p>
          </table:table-cell>
          <table:table-cell office:value-type="float" office:value="-7.1025">
            <text:p>-7.10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458">
            <text:p>4.2458</text:p>
          </table:table-cell>
          <table:table-cell office:value-type="float" office:value="1.1981">
            <text:p>1.1981</text:p>
          </table:table-cell>
          <table:table-cell office:value-type="float" office:value="0.66633">
            <text:p>0.66633</text:p>
          </table:table-cell>
          <table:table-cell office:value-type="float" office:value="0.94696">
            <text:p>0.946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038">
            <text:p>4.1038</text:p>
          </table:table-cell>
          <table:table-cell office:value-type="float" office:value="-4.8069">
            <text:p>-4.8069</text:p>
          </table:table-cell>
          <table:table-cell office:value-type="float" office:value="3.3491">
            <text:p>3.3491</text:p>
          </table:table-cell>
          <table:table-cell office:value-type="float" office:value="-0.49225">
            <text:p>-0.492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4507">
            <text:p>1.4507</text:p>
          </table:table-cell>
          <table:table-cell office:value-type="float" office:value="8.7903">
            <text:p>8.7903</text:p>
          </table:table-cell>
          <table:table-cell office:value-type="float" office:value="-2.2324">
            <text:p>-2.2324</text:p>
          </table:table-cell>
          <table:table-cell office:value-type="float" office:value="-0.65259">
            <text:p>-0.652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647">
            <text:p>3.4647</text:p>
          </table:table-cell>
          <table:table-cell office:value-type="float" office:value="-3.9172">
            <text:p>-3.9172</text:p>
          </table:table-cell>
          <table:table-cell office:value-type="float" office:value="3.9746">
            <text:p>3.9746</text:p>
          </table:table-cell>
          <table:table-cell office:value-type="float" office:value="0.36119">
            <text:p>0.361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533">
            <text:p>1.8533</text:p>
          </table:table-cell>
          <table:table-cell office:value-type="float" office:value="6.1458">
            <text:p>6.1458</text:p>
          </table:table-cell>
          <table:table-cell office:value-type="float" office:value="1.0176">
            <text:p>1.0176</text:p>
          </table:table-cell>
          <table:table-cell office:value-type="float" office:value="-2.0401">
            <text:p>-2.04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288">
            <text:p>3.5288</text:p>
          </table:table-cell>
          <table:table-cell office:value-type="float" office:value="0.71596">
            <text:p>0.71596</text:p>
          </table:table-cell>
          <table:table-cell office:value-type="float" office:value="1.9507">
            <text:p>1.9507</text:p>
          </table:table-cell>
          <table:table-cell office:value-type="float" office:value="1.9375">
            <text:p>1.93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719">
            <text:p>3.9719</text:p>
          </table:table-cell>
          <table:table-cell office:value-type="float" office:value="1.0367">
            <text:p>1.0367</text:p>
          </table:table-cell>
          <table:table-cell office:value-type="float" office:value="0.75973">
            <text:p>0.75973</text:p>
          </table:table-cell>
          <table:table-cell office:value-type="float" office:value="1.0013">
            <text:p>1.0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34">
            <text:p>3.534</text:p>
          </table:table-cell>
          <table:table-cell office:value-type="float" office:value="9.3614">
            <text:p>9.3614</text:p>
          </table:table-cell>
          <table:table-cell office:value-type="float" office:value="-3.6316">
            <text:p>-3.6316</text:p>
          </table:table-cell>
          <table:table-cell office:value-type="float" office:value="-1.2461">
            <text:p>-1.246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894">
            <text:p>3.6894</text:p>
          </table:table-cell>
          <table:table-cell office:value-type="float" office:value="9.887">
            <text:p>9.887</text:p>
          </table:table-cell>
          <table:table-cell office:value-type="float" office:value="-4.0788">
            <text:p>-4.0788</text:p>
          </table:table-cell>
          <table:table-cell office:value-type="float" office:value="-4.3664">
            <text:p>-4.36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672">
            <text:p>3.0672</text:p>
          </table:table-cell>
          <table:table-cell office:value-type="float" office:value="-4.4117">
            <text:p>-4.4117</text:p>
          </table:table-cell>
          <table:table-cell office:value-type="float" office:value="3.8238">
            <text:p>3.8238</text:p>
          </table:table-cell>
          <table:table-cell office:value-type="float" office:value="-0.81682">
            <text:p>-0.816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463">
            <text:p>2.6463</text:p>
          </table:table-cell>
          <table:table-cell office:value-type="float" office:value="-4.8152">
            <text:p>-4.8152</text:p>
          </table:table-cell>
          <table:table-cell office:value-type="float" office:value="6.3549">
            <text:p>6.3549</text:p>
          </table:table-cell>
          <table:table-cell office:value-type="float" office:value="0.003003">
            <text:p>0.003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893">
            <text:p>2.2893</text:p>
          </table:table-cell>
          <table:table-cell office:value-type="float" office:value="3.733">
            <text:p>3.733</text:p>
          </table:table-cell>
          <table:table-cell office:value-type="float" office:value="0.6312">
            <text:p>0.6312</text:p>
          </table:table-cell>
          <table:table-cell office:value-type="float" office:value="-0.39786">
            <text:p>-0.397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673">
            <text:p>1.5673</text:p>
          </table:table-cell>
          <table:table-cell office:value-type="float" office:value="7.9274">
            <text:p>7.9274</text:p>
          </table:table-cell>
          <table:table-cell office:value-type="float" office:value="-0.056842">
            <text:p>-0.056842</text:p>
          </table:table-cell>
          <table:table-cell office:value-type="float" office:value="-2.1694">
            <text:p>-2.16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405">
            <text:p>4.0405</text:p>
          </table:table-cell>
          <table:table-cell office:value-type="float" office:value="0.51524">
            <text:p>0.51524</text:p>
          </table:table-cell>
          <table:table-cell office:value-type="float" office:value="1.0279">
            <text:p>1.0279</text:p>
          </table:table-cell>
          <table:table-cell office:value-type="float" office:value="1.106">
            <text:p>1.1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846">
            <text:p>4.3846</text:p>
          </table:table-cell>
          <table:table-cell office:value-type="float" office:value="-4.8794">
            <text:p>-4.8794</text:p>
          </table:table-cell>
          <table:table-cell office:value-type="float" office:value="3.3662">
            <text:p>3.3662</text:p>
          </table:table-cell>
          <table:table-cell office:value-type="float" office:value="-0.029324">
            <text:p>-0.0293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165">
            <text:p>2.0165</text:p>
          </table:table-cell>
          <table:table-cell office:value-type="float" office:value="-0.25246">
            <text:p>-0.25246</text:p>
          </table:table-cell>
          <table:table-cell office:value-type="float" office:value="5.1707">
            <text:p>5.1707</text:p>
          </table:table-cell>
          <table:table-cell office:value-type="float" office:value="1.0763">
            <text:p>1.076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446">
            <text:p>4.0446</text:p>
          </table:table-cell>
          <table:table-cell office:value-type="float" office:value="11.1741">
            <text:p>11.1741</text:p>
          </table:table-cell>
          <table:table-cell office:value-type="float" office:value="-4.3582">
            <text:p>-4.3582</text:p>
          </table:table-cell>
          <table:table-cell office:value-type="float" office:value="-4.7401">
            <text:p>-4.74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33729">
            <text:p>-0.33729</text:p>
          </table:table-cell>
          <table:table-cell office:value-type="float" office:value="-0.64976">
            <text:p>-0.64976</text:p>
          </table:table-cell>
          <table:table-cell office:value-type="float" office:value="7.6659">
            <text:p>7.6659</text:p>
          </table:table-cell>
          <table:table-cell office:value-type="float" office:value="0.72326">
            <text:p>0.723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4604">
            <text:p>-2.4604</text:p>
          </table:table-cell>
          <table:table-cell office:value-type="float" office:value="12.7302">
            <text:p>12.7302</text:p>
          </table:table-cell>
          <table:table-cell office:value-type="float" office:value="0.91738">
            <text:p>0.91738</text:p>
          </table:table-cell>
          <table:table-cell office:value-type="float" office:value="-7.6418">
            <text:p>-7.64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195">
            <text:p>4.1195</text:p>
          </table:table-cell>
          <table:table-cell office:value-type="float" office:value="10.9258">
            <text:p>10.9258</text:p>
          </table:table-cell>
          <table:table-cell office:value-type="float" office:value="-3.8929">
            <text:p>-3.8929</text:p>
          </table:table-cell>
          <table:table-cell office:value-type="float" office:value="-4.1802">
            <text:p>-4.18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193">
            <text:p>2.0193</text:p>
          </table:table-cell>
          <table:table-cell office:value-type="float" office:value="0.82356">
            <text:p>0.82356</text:p>
          </table:table-cell>
          <table:table-cell office:value-type="float" office:value="4.6369">
            <text:p>4.6369</text:p>
          </table:table-cell>
          <table:table-cell office:value-type="float" office:value="1.4202">
            <text:p>1.42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701">
            <text:p>1.5701</text:p>
          </table:table-cell>
          <table:table-cell office:value-type="float" office:value="7.9129">
            <text:p>7.9129</text:p>
          </table:table-cell>
          <table:table-cell office:value-type="float" office:value="0.29018">
            <text:p>0.29018</text:p>
          </table:table-cell>
          <table:table-cell office:value-type="float" office:value="-2.1953">
            <text:p>-2.19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415">
            <text:p>2.6415</text:p>
          </table:table-cell>
          <table:table-cell office:value-type="float" office:value="7.586">
            <text:p>7.586</text:p>
          </table:table-cell>
          <table:table-cell office:value-type="float" office:value="-0.28562">
            <text:p>-0.28562</text:p>
          </table:table-cell>
          <table:table-cell office:value-type="float" office:value="-1.6677">
            <text:p>-1.66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214">
            <text:p>5.0214</text:p>
          </table:table-cell>
          <table:table-cell office:value-type="float" office:value="8.0764">
            <text:p>8.0764</text:p>
          </table:table-cell>
          <table:table-cell office:value-type="float" office:value="-3.0515">
            <text:p>-3.0515</text:p>
          </table:table-cell>
          <table:table-cell office:value-type="float" office:value="-1.7155">
            <text:p>-1.71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435">
            <text:p>4.3435</text:p>
          </table:table-cell>
          <table:table-cell office:value-type="float" office:value="3.3295">
            <text:p>3.3295</text:p>
          </table:table-cell>
          <table:table-cell office:value-type="float" office:value="0.83598">
            <text:p>0.83598</text:p>
          </table:table-cell>
          <table:table-cell office:value-type="float" office:value="0.64955">
            <text:p>0.649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238">
            <text:p>1.8238</text:p>
          </table:table-cell>
          <table:table-cell office:value-type="float" office:value="-6.7748">
            <text:p>-6.7748</text:p>
          </table:table-cell>
          <table:table-cell office:value-type="float" office:value="8.3873">
            <text:p>8.3873</text:p>
          </table:table-cell>
          <table:table-cell office:value-type="float" office:value="-0.54139">
            <text:p>-0.541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382">
            <text:p>3.9382</text:p>
          </table:table-cell>
          <table:table-cell office:value-type="float" office:value="0.9291">
            <text:p>0.9291</text:p>
          </table:table-cell>
          <table:table-cell office:value-type="float" office:value="0.78543">
            <text:p>0.78543</text:p>
          </table:table-cell>
          <table:table-cell office:value-type="float" office:value="0.6767">
            <text:p>0.67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517">
            <text:p>2.2517</text:p>
          </table:table-cell>
          <table:table-cell office:value-type="float" office:value="-5.1422">
            <text:p>-5.1422</text:p>
          </table:table-cell>
          <table:table-cell office:value-type="float" office:value="4.2916">
            <text:p>4.2916</text:p>
          </table:table-cell>
          <table:table-cell office:value-type="float" office:value="-1.2487">
            <text:p>-1.248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504">
            <text:p>5.504</text:p>
          </table:table-cell>
          <table:table-cell office:value-type="float" office:value="10.3671">
            <text:p>10.3671</text:p>
          </table:table-cell>
          <table:table-cell office:value-type="float" office:value="-4.413">
            <text:p>-4.413</text:p>
          </table:table-cell>
          <table:table-cell office:value-type="float" office:value="-4.0211">
            <text:p>-4.02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521">
            <text:p>2.8521</text:p>
          </table:table-cell>
          <table:table-cell office:value-type="float" office:value="9.171">
            <text:p>9.171</text:p>
          </table:table-cell>
          <table:table-cell office:value-type="float" office:value="-3.6461">
            <text:p>-3.6461</text:p>
          </table:table-cell>
          <table:table-cell office:value-type="float" office:value="-1.2047">
            <text:p>-1.20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676">
            <text:p>1.1676</text:p>
          </table:table-cell>
          <table:table-cell office:value-type="float" office:value="9.1566">
            <text:p>9.1566</text:p>
          </table:table-cell>
          <table:table-cell office:value-type="float" office:value="-2.0867">
            <text:p>-2.0867</text:p>
          </table:table-cell>
          <table:table-cell office:value-type="float" office:value="-0.80647">
            <text:p>-0.8064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104">
            <text:p>2.6104</text:p>
          </table:table-cell>
          <table:table-cell office:value-type="float" office:value="8.0081">
            <text:p>8.0081</text:p>
          </table:table-cell>
          <table:table-cell office:value-type="float" office:value="-0.23592">
            <text:p>-0.23592</text:p>
          </table:table-cell>
          <table:table-cell office:value-type="float" office:value="-1.7608">
            <text:p>-1.76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2444">
            <text:p>0.32444</text:p>
          </table:table-cell>
          <table:table-cell office:value-type="float" office:value="10.067">
            <text:p>10.067</text:p>
          </table:table-cell>
          <table:table-cell office:value-type="float" office:value="-1.1982">
            <text:p>-1.1982</text:p>
          </table:table-cell>
          <table:table-cell office:value-type="float" office:value="-4.1284">
            <text:p>-4.12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962">
            <text:p>3.8962</text:p>
          </table:table-cell>
          <table:table-cell office:value-type="float" office:value="-4.7904">
            <text:p>-4.7904</text:p>
          </table:table-cell>
          <table:table-cell office:value-type="float" office:value="3.3954">
            <text:p>3.3954</text:p>
          </table:table-cell>
          <table:table-cell office:value-type="float" office:value="-0.53751">
            <text:p>-0.537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752">
            <text:p>2.1752</text:p>
          </table:table-cell>
          <table:table-cell office:value-type="float" office:value="-0.8091">
            <text:p>-0.8091</text:p>
          </table:table-cell>
          <table:table-cell office:value-type="float" office:value="5.1022">
            <text:p>5.1022</text:p>
          </table:table-cell>
          <table:table-cell office:value-type="float" office:value="-0.67975">
            <text:p>-0.679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588">
            <text:p>1.1588</text:p>
          </table:table-cell>
          <table:table-cell office:value-type="float" office:value="8.9331">
            <text:p>8.9331</text:p>
          </table:table-cell>
          <table:table-cell office:value-type="float" office:value="-2.0807">
            <text:p>-2.0807</text:p>
          </table:table-cell>
          <table:table-cell office:value-type="float" office:value="-1.1272">
            <text:p>-1.12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072">
            <text:p>4.7072</text:p>
          </table:table-cell>
          <table:table-cell office:value-type="float" office:value="8.2957">
            <text:p>8.2957</text:p>
          </table:table-cell>
          <table:table-cell office:value-type="float" office:value="-2.5605">
            <text:p>-2.5605</text:p>
          </table:table-cell>
          <table:table-cell office:value-type="float" office:value="-1.4905">
            <text:p>-1.49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9667">
            <text:p>-1.9667</text:p>
          </table:table-cell>
          <table:table-cell office:value-type="float" office:value="11.8052">
            <text:p>11.8052</text:p>
          </table:table-cell>
          <table:table-cell office:value-type="float" office:value="-0.40472">
            <text:p>-0.40472</text:p>
          </table:table-cell>
          <table:table-cell office:value-type="float" office:value="-7.8719">
            <text:p>-7.87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552">
            <text:p>4.0552</text:p>
          </table:table-cell>
          <table:table-cell office:value-type="float" office:value="0.40143">
            <text:p>0.40143</text:p>
          </table:table-cell>
          <table:table-cell office:value-type="float" office:value="1.4563">
            <text:p>1.4563</text:p>
          </table:table-cell>
          <table:table-cell office:value-type="float" office:value="0.65343">
            <text:p>0.653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678">
            <text:p>2.3678</text:p>
          </table:table-cell>
          <table:table-cell office:value-type="float" office:value="-6.839">
            <text:p>-6.839</text:p>
          </table:table-cell>
          <table:table-cell office:value-type="float" office:value="8.4207">
            <text:p>8.4207</text:p>
          </table:table-cell>
          <table:table-cell office:value-type="float" office:value="-0.44829">
            <text:p>-0.448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3565">
            <text:p>0.33565</text:p>
          </table:table-cell>
          <table:table-cell office:value-type="float" office:value="6.8369">
            <text:p>6.8369</text:p>
          </table:table-cell>
          <table:table-cell office:value-type="float" office:value="0.69718">
            <text:p>0.69718</text:p>
          </table:table-cell>
          <table:table-cell office:value-type="float" office:value="-0.55691">
            <text:p>-0.556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398">
            <text:p>4.3398</text:p>
          </table:table-cell>
          <table:table-cell office:value-type="float" office:value="-5.3036">
            <text:p>-5.3036</text:p>
          </table:table-cell>
          <table:table-cell office:value-type="float" office:value="3.8803">
            <text:p>3.8803</text:p>
          </table:table-cell>
          <table:table-cell office:value-type="float" office:value="-0.70432">
            <text:p>-0.704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456">
            <text:p>1.5456</text:p>
          </table:table-cell>
          <table:table-cell office:value-type="float" office:value="8.5482">
            <text:p>8.5482</text:p>
          </table:table-cell>
          <table:table-cell office:value-type="float" office:value="0.4187">
            <text:p>0.4187</text:p>
          </table:table-cell>
          <table:table-cell office:value-type="float" office:value="-2.1784">
            <text:p>-2.17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4276">
            <text:p>1.4276</text:p>
          </table:table-cell>
          <table:table-cell office:value-type="float" office:value="8.3847">
            <text:p>8.3847</text:p>
          </table:table-cell>
          <table:table-cell office:value-type="float" office:value="-2.0995">
            <text:p>-2.0995</text:p>
          </table:table-cell>
          <table:table-cell office:value-type="float" office:value="-1.9677">
            <text:p>-1.96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7802">
            <text:p>-0.27802</text:p>
          </table:table-cell>
          <table:table-cell office:value-type="float" office:value="8.1881">
            <text:p>8.1881</text:p>
          </table:table-cell>
          <table:table-cell office:value-type="float" office:value="-3.1338">
            <text:p>-3.1338</text:p>
          </table:table-cell>
          <table:table-cell office:value-type="float" office:value="-2.5276">
            <text:p>-2.52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3611">
            <text:p>0.93611</text:p>
          </table:table-cell>
          <table:table-cell office:value-type="float" office:value="8.6413">
            <text:p>8.6413</text:p>
          </table:table-cell>
          <table:table-cell office:value-type="float" office:value="-1.6351">
            <text:p>-1.6351</text:p>
          </table:table-cell>
          <table:table-cell office:value-type="float" office:value="-1.3043">
            <text:p>-1.30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352">
            <text:p>4.6352</text:p>
          </table:table-cell>
          <table:table-cell office:value-type="float" office:value="-3.0087">
            <text:p>-3.0087</text:p>
          </table:table-cell>
          <table:table-cell office:value-type="float" office:value="2.6773">
            <text:p>2.6773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268">
            <text:p>1.5268</text:p>
          </table:table-cell>
          <table:table-cell office:value-type="float" office:value="-5.5871">
            <text:p>-5.5871</text:p>
          </table:table-cell>
          <table:table-cell office:value-type="float" office:value="8.6564">
            <text:p>8.6564</text:p>
          </table:table-cell>
          <table:table-cell office:value-type="float" office:value="-1.722">
            <text:p>-1.7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5626">
            <text:p>0.95626</text:p>
          </table:table-cell>
          <table:table-cell office:value-type="float" office:value="2.4728">
            <text:p>2.4728</text:p>
          </table:table-cell>
          <table:table-cell office:value-type="float" office:value="4.4578">
            <text:p>4.4578</text:p>
          </table:table-cell>
          <table:table-cell office:value-type="float" office:value="0.21636">
            <text:p>0.216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7914">
            <text:p>-2.7914</text:p>
          </table:table-cell>
          <table:table-cell office:value-type="float" office:value="1.7734">
            <text:p>1.7734</text:p>
          </table:table-cell>
          <table:table-cell office:value-type="float" office:value="6.7756">
            <text:p>6.7756</text:p>
          </table:table-cell>
          <table:table-cell office:value-type="float" office:value="-0.39915">
            <text:p>-0.399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032">
            <text:p>5.2032</text:p>
          </table:table-cell>
          <table:table-cell office:value-type="float" office:value="3.5116">
            <text:p>3.5116</text:p>
          </table:table-cell>
          <table:table-cell office:value-type="float" office:value="-1.2538">
            <text:p>-1.2538</text:p>
          </table:table-cell>
          <table:table-cell office:value-type="float" office:value="1.0129">
            <text:p>1.01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836">
            <text:p>3.1836</text:p>
          </table:table-cell>
          <table:table-cell office:value-type="float" office:value="7.2321">
            <text:p>7.2321</text:p>
          </table:table-cell>
          <table:table-cell office:value-type="float" office:value="-1.0713">
            <text:p>-1.0713</text:p>
          </table:table-cell>
          <table:table-cell office:value-type="float" office:value="-2.5909">
            <text:p>-2.59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65497">
            <text:p>0.65497</text:p>
          </table:table-cell>
          <table:table-cell office:value-type="float" office:value="5.1815">
            <text:p>5.1815</text:p>
          </table:table-cell>
          <table:table-cell office:value-type="float" office:value="1.0673">
            <text:p>1.0673</text:p>
          </table:table-cell>
          <table:table-cell office:value-type="float" office:value="-0.42113">
            <text:p>-0.421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6084">
            <text:p>5.6084</text:p>
          </table:table-cell>
          <table:table-cell office:value-type="float" office:value="10.3009">
            <text:p>10.3009</text:p>
          </table:table-cell>
          <table:table-cell office:value-type="float" office:value="-4.8003">
            <text:p>-4.8003</text:p>
          </table:table-cell>
          <table:table-cell office:value-type="float" office:value="-4.3534">
            <text:p>-4.35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05">
            <text:p>1.105</text:p>
          </table:table-cell>
          <table:table-cell office:value-type="float" office:value="7.4432">
            <text:p>7.4432</text:p>
          </table:table-cell>
          <table:table-cell office:value-type="float" office:value="0.41099">
            <text:p>0.41099</text:p>
          </table:table-cell>
          <table:table-cell office:value-type="float" office:value="-3.0332">
            <text:p>-3.03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292">
            <text:p>3.9292</text:p>
          </table:table-cell>
          <table:table-cell office:value-type="float" office:value="-2.9156">
            <text:p>-2.9156</text:p>
          </table:table-cell>
          <table:table-cell office:value-type="float" office:value="2.2129">
            <text:p>2.2129</text:p>
          </table:table-cell>
          <table:table-cell office:value-type="float" office:value="0.30817">
            <text:p>0.308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558">
            <text:p>1.1558</text:p>
          </table:table-cell>
          <table:table-cell office:value-type="float" office:value="6.4003">
            <text:p>6.4003</text:p>
          </table:table-cell>
          <table:table-cell office:value-type="float" office:value="1.5506">
            <text:p>1.5506</text:p>
          </table:table-cell>
          <table:table-cell office:value-type="float" office:value="0.6961">
            <text:p>0.696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581">
            <text:p>2.5581</text:p>
          </table:table-cell>
          <table:table-cell office:value-type="float" office:value="2.6218">
            <text:p>2.6218</text:p>
          </table:table-cell>
          <table:table-cell office:value-type="float" office:value="1.8513">
            <text:p>1.8513</text:p>
          </table:table-cell>
          <table:table-cell office:value-type="float" office:value="0.40257">
            <text:p>0.402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831">
            <text:p>2.7831</text:p>
          </table:table-cell>
          <table:table-cell office:value-type="float" office:value="10.9796">
            <text:p>10.9796</text:p>
          </table:table-cell>
          <table:table-cell office:value-type="float" office:value="-3.557">
            <text:p>-3.557</text:p>
          </table:table-cell>
          <table:table-cell office:value-type="float" office:value="-4.4039">
            <text:p>-4.40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635">
            <text:p>3.7635</text:p>
          </table:table-cell>
          <table:table-cell office:value-type="float" office:value="2.7811">
            <text:p>2.7811</text:p>
          </table:table-cell>
          <table:table-cell office:value-type="float" office:value="0.66119">
            <text:p>0.66119</text:p>
          </table:table-cell>
          <table:table-cell office:value-type="float" office:value="0.34179">
            <text:p>0.341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6479">
            <text:p>-2.6479</text:p>
          </table:table-cell>
          <table:table-cell office:value-type="float" office:value="10.1374">
            <text:p>10.1374</text:p>
          </table:table-cell>
          <table:table-cell office:value-type="float" office:value="-1.331">
            <text:p>-1.331</text:p>
          </table:table-cell>
          <table:table-cell office:value-type="float" office:value="-5.4707">
            <text:p>-5.47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652">
            <text:p>1.0652</text:p>
          </table:table-cell>
          <table:table-cell office:value-type="float" office:value="8.3682">
            <text:p>8.3682</text:p>
          </table:table-cell>
          <table:table-cell office:value-type="float" office:value="-1.4004">
            <text:p>-1.4004</text:p>
          </table:table-cell>
          <table:table-cell office:value-type="float" office:value="-1.6509">
            <text:p>-1.65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4275">
            <text:p>-1.4275</text:p>
          </table:table-cell>
          <table:table-cell office:value-type="float" office:value="11.8797">
            <text:p>11.8797</text:p>
          </table:table-cell>
          <table:table-cell office:value-type="float" office:value="0.41613">
            <text:p>0.41613</text:p>
          </table:table-cell>
          <table:table-cell office:value-type="float" office:value="-6.9978">
            <text:p>-6.997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7456">
            <text:p>5.7456</text:p>
          </table:table-cell>
          <table:table-cell office:value-type="float" office:value="10.1808">
            <text:p>10.1808</text:p>
          </table:table-cell>
          <table:table-cell office:value-type="float" office:value="-4.7857">
            <text:p>-4.7857</text:p>
          </table:table-cell>
          <table:table-cell office:value-type="float" office:value="-4.3366">
            <text:p>-4.33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86">
            <text:p>5.086</text:p>
          </table:table-cell>
          <table:table-cell office:value-type="float" office:value="3.2798">
            <text:p>3.2798</text:p>
          </table:table-cell>
          <table:table-cell office:value-type="float" office:value="-1.2701">
            <text:p>-1.2701</text:p>
          </table:table-cell>
          <table:table-cell office:value-type="float" office:value="1.1189">
            <text:p>1.11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092">
            <text:p>3.4092</text:p>
          </table:table-cell>
          <table:table-cell office:value-type="float" office:value="5.4049">
            <text:p>5.4049</text:p>
          </table:table-cell>
          <table:table-cell office:value-type="float" office:value="-2.5228">
            <text:p>-2.5228</text:p>
          </table:table-cell>
          <table:table-cell office:value-type="float" office:value="-0.89958">
            <text:p>-0.899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361">
            <text:p>-0.2361</text:p>
          </table:table-cell>
          <table:table-cell office:value-type="float" office:value="9.3221">
            <text:p>9.3221</text:p>
          </table:table-cell>
          <table:table-cell office:value-type="float" office:value="2.1307">
            <text:p>2.1307</text:p>
          </table:table-cell>
          <table:table-cell office:value-type="float" office:value="-4.3793">
            <text:p>-4.379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197">
            <text:p>3.8197</text:p>
          </table:table-cell>
          <table:table-cell office:value-type="float" office:value="8.9951">
            <text:p>8.9951</text:p>
          </table:table-cell>
          <table:table-cell office:value-type="float" office:value="-4.383">
            <text:p>-4.383</text:p>
          </table:table-cell>
          <table:table-cell office:value-type="float" office:value="-4.0327">
            <text:p>-4.03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1391">
            <text:p>-1.1391</text:p>
          </table:table-cell>
          <table:table-cell office:value-type="float" office:value="1.8127">
            <text:p>1.8127</text:p>
          </table:table-cell>
          <table:table-cell office:value-type="float" office:value="6.9144">
            <text:p>6.9144</text:p>
          </table:table-cell>
          <table:table-cell office:value-type="float" office:value="0.70127">
            <text:p>0.701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249">
            <text:p>4.9249</text:p>
          </table:table-cell>
          <table:table-cell office:value-type="float" office:value="0.68906">
            <text:p>0.68906</text:p>
          </table:table-cell>
          <table:table-cell office:value-type="float" office:value="0.77344">
            <text:p>0.77344</text:p>
          </table:table-cell>
          <table:table-cell office:value-type="float" office:value="1.2095">
            <text:p>1.20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089">
            <text:p>2.5089</text:p>
          </table:table-cell>
          <table:table-cell office:value-type="float" office:value="6.841">
            <text:p>6.841</text:p>
          </table:table-cell>
          <table:table-cell office:value-type="float" office:value="-0.029423">
            <text:p>-0.029423</text:p>
          </table:table-cell>
          <table:table-cell office:value-type="float" office:value="0.44912">
            <text:p>0.449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062">
            <text:p>-0.2062</text:p>
          </table:table-cell>
          <table:table-cell office:value-type="float" office:value="9.2207">
            <text:p>9.2207</text:p>
          </table:table-cell>
          <table:table-cell office:value-type="float" office:value="-3.7044">
            <text:p>-3.7044</text:p>
          </table:table-cell>
          <table:table-cell office:value-type="float" office:value="-6.8103">
            <text:p>-6.81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46">
            <text:p>3.946</text:p>
          </table:table-cell>
          <table:table-cell office:value-type="float" office:value="6.8514">
            <text:p>6.8514</text:p>
          </table:table-cell>
          <table:table-cell office:value-type="float" office:value="-1.5443">
            <text:p>-1.5443</text:p>
          </table:table-cell>
          <table:table-cell office:value-type="float" office:value="-0.5582">
            <text:p>-0.55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78">
            <text:p>-0.278</text:p>
          </table:table-cell>
          <table:table-cell office:value-type="float" office:value="8.1881">
            <text:p>8.1881</text:p>
          </table:table-cell>
          <table:table-cell office:value-type="float" office:value="-3.1338">
            <text:p>-3.1338</text:p>
          </table:table-cell>
          <table:table-cell office:value-type="float" office:value="-2.5276">
            <text:p>-2.52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592">
            <text:p>1.8592</text:p>
          </table:table-cell>
          <table:table-cell office:value-type="float" office:value="3.2074">
            <text:p>3.2074</text:p>
          </table:table-cell>
          <table:table-cell office:value-type="float" office:value="-0.15966">
            <text:p>-0.15966</text:p>
          </table:table-cell>
          <table:table-cell office:value-type="float" office:value="-0.26208">
            <text:p>-0.262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6953">
            <text:p>0.56953</text:p>
          </table:table-cell>
          <table:table-cell office:value-type="float" office:value="7.6294">
            <text:p>7.6294</text:p>
          </table:table-cell>
          <table:table-cell office:value-type="float" office:value="1.5754">
            <text:p>1.5754</text:p>
          </table:table-cell>
          <table:table-cell office:value-type="float" office:value="-3.2233">
            <text:p>-3.22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626">
            <text:p>3.4626</text:p>
          </table:table-cell>
          <table:table-cell office:value-type="float" office:value="-4.449">
            <text:p>-4.449</text:p>
          </table:table-cell>
          <table:table-cell office:value-type="float" office:value="3.5427">
            <text:p>3.5427</text:p>
          </table:table-cell>
          <table:table-cell office:value-type="float" office:value="0.15429">
            <text:p>0.154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951">
            <text:p>3.3951</text:p>
          </table:table-cell>
          <table:table-cell office:value-type="float" office:value="1.1484">
            <text:p>1.1484</text:p>
          </table:table-cell>
          <table:table-cell office:value-type="float" office:value="2.1401">
            <text:p>2.1401</text:p>
          </table:table-cell>
          <table:table-cell office:value-type="float" office:value="2.0862">
            <text:p>2.08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0429">
            <text:p>5.0429</text:p>
          </table:table-cell>
          <table:table-cell office:value-type="float" office:value="-0.52974">
            <text:p>-0.52974</text:p>
          </table:table-cell>
          <table:table-cell office:value-type="float" office:value="0.50439">
            <text:p>0.50439</text:p>
          </table:table-cell>
          <table:table-cell office:value-type="float" office:value="1.106">
            <text:p>1.1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758">
            <text:p>3.7758</text:p>
          </table:table-cell>
          <table:table-cell office:value-type="float" office:value="7.1783">
            <text:p>7.1783</text:p>
          </table:table-cell>
          <table:table-cell office:value-type="float" office:value="-1.5195">
            <text:p>-1.5195</text:p>
          </table:table-cell>
          <table:table-cell office:value-type="float" office:value="0.40128">
            <text:p>0.401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562">
            <text:p>4.6562</text:p>
          </table:table-cell>
          <table:table-cell office:value-type="float" office:value="7.6398">
            <text:p>7.6398</text:p>
          </table:table-cell>
          <table:table-cell office:value-type="float" office:value="-2.4243">
            <text:p>-2.4243</text:p>
          </table:table-cell>
          <table:table-cell office:value-type="float" office:value="-1.2384">
            <text:p>-1.23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948">
            <text:p>4.0948</text:p>
          </table:table-cell>
          <table:table-cell office:value-type="float" office:value="-2.9674">
            <text:p>-2.9674</text:p>
          </table:table-cell>
          <table:table-cell office:value-type="float" office:value="2.3689">
            <text:p>2.3689</text:p>
          </table:table-cell>
          <table:table-cell office:value-type="float" office:value="0.75429">
            <text:p>0.754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384">
            <text:p>1.8384</text:p>
          </table:table-cell>
          <table:table-cell office:value-type="float" office:value="6.063">
            <text:p>6.063</text:p>
          </table:table-cell>
          <table:table-cell office:value-type="float" office:value="0.54723">
            <text:p>0.54723</text:p>
          </table:table-cell>
          <table:table-cell office:value-type="float" office:value="0.51248">
            <text:p>0.5124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0153">
            <text:p>2.0153</text:p>
          </table:table-cell>
          <table:table-cell office:value-type="float" office:value="0.43661">
            <text:p>0.43661</text:p>
          </table:table-cell>
          <table:table-cell office:value-type="float" office:value="4.5864">
            <text:p>4.5864</text:p>
          </table:table-cell>
          <table:table-cell office:value-type="float" office:value="-0.3151">
            <text:p>-0.31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251">
            <text:p>3.5251</text:p>
          </table:table-cell>
          <table:table-cell office:value-type="float" office:value="0.7201">
            <text:p>0.7201</text:p>
          </table:table-cell>
          <table:table-cell office:value-type="float" office:value="1.6928">
            <text:p>1.6928</text:p>
          </table:table-cell>
          <table:table-cell office:value-type="float" office:value="0.64438">
            <text:p>0.644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57">
            <text:p>3.757</text:p>
          </table:table-cell>
          <table:table-cell office:value-type="float" office:value="-5.4236">
            <text:p>-5.4236</text:p>
          </table:table-cell>
          <table:table-cell office:value-type="float" office:value="3.8255">
            <text:p>3.8255</text:p>
          </table:table-cell>
          <table:table-cell office:value-type="float" office:value="-1.2526">
            <text:p>-1.25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989">
            <text:p>2.5989</text:p>
          </table:table-cell>
          <table:table-cell office:value-type="float" office:value="3.5178">
            <text:p>3.5178</text:p>
          </table:table-cell>
          <table:table-cell office:value-type="float" office:value="0.7623">
            <text:p>0.7623</text:p>
          </table:table-cell>
          <table:table-cell office:value-type="float" office:value="0.81119">
            <text:p>0.811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994">
            <text:p>1.8994</text:p>
          </table:table-cell>
          <table:table-cell office:value-type="float" office:value="0.97462">
            <text:p>0.97462</text:p>
          </table:table-cell>
          <table:table-cell office:value-type="float" office:value="4.2265">
            <text:p>4.2265</text:p>
          </table:table-cell>
          <table:table-cell office:value-type="float" office:value="0.81377">
            <text:p>0.813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941">
            <text:p>3.6941</text:p>
          </table:table-cell>
          <table:table-cell office:value-type="float" office:value="-3.9482">
            <text:p>-3.9482</text:p>
          </table:table-cell>
          <table:table-cell office:value-type="float" office:value="4.2625">
            <text:p>4.2625</text:p>
          </table:table-cell>
          <table:table-cell office:value-type="float" office:value="1.1577">
            <text:p>1.15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4295">
            <text:p>4.4295</text:p>
          </table:table-cell>
          <table:table-cell office:value-type="float" office:value="-2.3507">
            <text:p>-2.3507</text:p>
          </table:table-cell>
          <table:table-cell office:value-type="float" office:value="1.7048">
            <text:p>1.7048</text:p>
          </table:table-cell>
          <table:table-cell office:value-type="float" office:value="0.90946">
            <text:p>0.909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.8248">
            <text:p>6.8248</text:p>
          </table:table-cell>
          <table:table-cell office:value-type="float" office:value="5.2187">
            <text:p>5.2187</text:p>
          </table:table-cell>
          <table:table-cell office:value-type="float" office:value="-2.5425">
            <text:p>-2.5425</text:p>
          </table:table-cell>
          <table:table-cell office:value-type="float" office:value="0.5461">
            <text:p>0.546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967">
            <text:p>1.8967</text:p>
          </table:table-cell>
          <table:table-cell office:value-type="float" office:value="-2.5163">
            <text:p>-2.5163</text:p>
          </table:table-cell>
          <table:table-cell office:value-type="float" office:value="2.8093">
            <text:p>2.8093</text:p>
          </table:table-cell>
          <table:table-cell office:value-type="float" office:value="-0.79742">
            <text:p>-0.797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526">
            <text:p>2.1526</text:p>
          </table:table-cell>
          <table:table-cell office:value-type="float" office:value="-6.1665">
            <text:p>-6.1665</text:p>
          </table:table-cell>
          <table:table-cell office:value-type="float" office:value="8.0831">
            <text:p>8.0831</text:p>
          </table:table-cell>
          <table:table-cell office:value-type="float" office:value="-0.34355">
            <text:p>-0.343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004">
            <text:p>3.3004</text:p>
          </table:table-cell>
          <table:table-cell office:value-type="float" office:value="7.0811">
            <text:p>7.0811</text:p>
          </table:table-cell>
          <table:table-cell office:value-type="float" office:value="-1.3258">
            <text:p>-1.3258</text:p>
          </table:table-cell>
          <table:table-cell office:value-type="float" office:value="0.22283">
            <text:p>0.2228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213">
            <text:p>2.7213</text:p>
          </table:table-cell>
          <table:table-cell office:value-type="float" office:value="7.05">
            <text:p>7.05</text:p>
          </table:table-cell>
          <table:table-cell office:value-type="float" office:value="-0.58808">
            <text:p>-0.58808</text:p>
          </table:table-cell>
          <table:table-cell office:value-type="float" office:value="0.41809">
            <text:p>0.418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846">
            <text:p>3.8846</text:p>
          </table:table-cell>
          <table:table-cell office:value-type="float" office:value="-3.0336">
            <text:p>-3.0336</text:p>
          </table:table-cell>
          <table:table-cell office:value-type="float" office:value="2.5334">
            <text:p>2.5334</text:p>
          </table:table-cell>
          <table:table-cell office:value-type="float" office:value="0.20214">
            <text:p>0.202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665">
            <text:p>4.1665</text:p>
          </table:table-cell>
          <table:table-cell office:value-type="float" office:value="-0.4449">
            <text:p>-0.4449</text:p>
          </table:table-cell>
          <table:table-cell office:value-type="float" office:value="0.23448">
            <text:p>0.23448</text:p>
          </table:table-cell>
          <table:table-cell office:value-type="float" office:value="0.27843">
            <text:p>0.278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4225">
            <text:p>0.94225</text:p>
          </table:table-cell>
          <table:table-cell office:value-type="float" office:value="5.8561">
            <text:p>5.8561</text:p>
          </table:table-cell>
          <table:table-cell office:value-type="float" office:value="1.8762">
            <text:p>1.8762</text:p>
          </table:table-cell>
          <table:table-cell office:value-type="float" office:value="-0.32544">
            <text:p>-0.325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1321">
            <text:p>5.1321</text:p>
          </table:table-cell>
          <table:table-cell office:value-type="float" office:value="-0.031048">
            <text:p>-0.031048</text:p>
          </table:table-cell>
          <table:table-cell office:value-type="float" office:value="0.32616">
            <text:p>0.32616</text:p>
          </table:table-cell>
          <table:table-cell office:value-type="float" office:value="1.1151">
            <text:p>1.11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8251">
            <text:p>0.38251</text:p>
          </table:table-cell>
          <table:table-cell office:value-type="float" office:value="6.8121">
            <text:p>6.8121</text:p>
          </table:table-cell>
          <table:table-cell office:value-type="float" office:value="1.8128">
            <text:p>1.8128</text:p>
          </table:table-cell>
          <table:table-cell office:value-type="float" office:value="-0.61251">
            <text:p>-0.612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333">
            <text:p>3.0333</text:p>
          </table:table-cell>
          <table:table-cell office:value-type="float" office:value="-2.5928">
            <text:p>-2.5928</text:p>
          </table:table-cell>
          <table:table-cell office:value-type="float" office:value="2.3183">
            <text:p>2.3183</text:p>
          </table:table-cell>
          <table:table-cell office:value-type="float" office:value="0.303">
            <text:p>0.3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233">
            <text:p>2.9233</text:p>
          </table:table-cell>
          <table:table-cell office:value-type="float" office:value="6.0464">
            <text:p>6.0464</text:p>
          </table:table-cell>
          <table:table-cell office:value-type="float" office:value="-0.11168">
            <text:p>-0.11168</text:p>
          </table:table-cell>
          <table:table-cell office:value-type="float" office:value="-0.58665">
            <text:p>-0.586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162">
            <text:p>1.162</text:p>
          </table:table-cell>
          <table:table-cell office:value-type="float" office:value="10.2926">
            <text:p>10.2926</text:p>
          </table:table-cell>
          <table:table-cell office:value-type="float" office:value="-1.2821">
            <text:p>-1.2821</text:p>
          </table:table-cell>
          <table:table-cell office:value-type="float" office:value="-4.0392">
            <text:p>-4.039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791">
            <text:p>3.7791</text:p>
          </table:table-cell>
          <table:table-cell office:value-type="float" office:value="2.5762">
            <text:p>2.5762</text:p>
          </table:table-cell>
          <table:table-cell office:value-type="float" office:value="1.3098">
            <text:p>1.3098</text:p>
          </table:table-cell>
          <table:table-cell office:value-type="float" office:value="0.5655">
            <text:p>0.56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7765">
            <text:p>0.77765</text:p>
          </table:table-cell>
          <table:table-cell office:value-type="float" office:value="5.9781">
            <text:p>5.9781</text:p>
          </table:table-cell>
          <table:table-cell office:value-type="float" office:value="1.1941">
            <text:p>1.1941</text:p>
          </table:table-cell>
          <table:table-cell office:value-type="float" office:value="-0.3526">
            <text:p>-0.35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38388">
            <text:p>-0.38388</text:p>
          </table:table-cell>
          <table:table-cell office:value-type="float" office:value="-1.0471">
            <text:p>-1.0471</text:p>
          </table:table-cell>
          <table:table-cell office:value-type="float" office:value="8.0514">
            <text:p>8.0514</text:p>
          </table:table-cell>
          <table:table-cell office:value-type="float" office:value="0.49567">
            <text:p>0.495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21084">
            <text:p>0.21084</text:p>
          </table:table-cell>
          <table:table-cell office:value-type="float" office:value="9.4359">
            <text:p>9.4359</text:p>
          </table:table-cell>
          <table:table-cell office:value-type="float" office:value="-0.094543">
            <text:p>-0.094543</text:p>
          </table:table-cell>
          <table:table-cell office:value-type="float" office:value="-1.859">
            <text:p>-1.8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571">
            <text:p>2.9571</text:p>
          </table:table-cell>
          <table:table-cell office:value-type="float" office:value="-4.5938">
            <text:p>-4.5938</text:p>
          </table:table-cell>
          <table:table-cell office:value-type="float" office:value="5.9068">
            <text:p>5.9068</text:p>
          </table:table-cell>
          <table:table-cell office:value-type="float" office:value="0.57196">
            <text:p>0.571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439">
            <text:p>4.6439</text:p>
          </table:table-cell>
          <table:table-cell office:value-type="float" office:value="-3.3729">
            <text:p>-3.3729</text:p>
          </table:table-cell>
          <table:table-cell office:value-type="float" office:value="2.5976">
            <text:p>2.5976</text:p>
          </table:table-cell>
          <table:table-cell office:value-type="float" office:value="0.55257">
            <text:p>0.552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3577">
            <text:p>3.3577</text:p>
          </table:table-cell>
          <table:table-cell office:value-type="float" office:value="-4.3062">
            <text:p>-4.3062</text:p>
          </table:table-cell>
          <table:table-cell office:value-type="float" office:value="6.0241">
            <text:p>6.0241</text:p>
          </table:table-cell>
          <table:table-cell office:value-type="float" office:value="0.18274">
            <text:p>0.182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127">
            <text:p>3.5127</text:p>
          </table:table-cell>
          <table:table-cell office:value-type="float" office:value="2.9073">
            <text:p>2.9073</text:p>
          </table:table-cell>
          <table:table-cell office:value-type="float" office:value="1.0579">
            <text:p>1.0579</text:p>
          </table:table-cell>
          <table:table-cell office:value-type="float" office:value="0.40774">
            <text:p>0.407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562">
            <text:p>2.6562</text:p>
          </table:table-cell>
          <table:table-cell office:value-type="float" office:value="10.7044">
            <text:p>10.7044</text:p>
          </table:table-cell>
          <table:table-cell office:value-type="float" office:value="-3.3085">
            <text:p>-3.3085</text:p>
          </table:table-cell>
          <table:table-cell office:value-type="float" office:value="-4.0767">
            <text:p>-4.07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612">
            <text:p>-1.3612</text:p>
          </table:table-cell>
          <table:table-cell office:value-type="float" office:value="10.694">
            <text:p>10.694</text:p>
          </table:table-cell>
          <table:table-cell office:value-type="float" office:value="1.7022">
            <text:p>1.7022</text:p>
          </table:table-cell>
          <table:table-cell office:value-type="float" office:value="-2.9026">
            <text:p>-2.90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278">
            <text:p>-0.278</text:p>
          </table:table-cell>
          <table:table-cell office:value-type="float" office:value="8.1881">
            <text:p>8.1881</text:p>
          </table:table-cell>
          <table:table-cell office:value-type="float" office:value="-3.1338">
            <text:p>-3.1338</text:p>
          </table:table-cell>
          <table:table-cell office:value-type="float" office:value="-2.5276">
            <text:p>-2.52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6.9321">
            <text:p>-6.9321</text:p>
          </table:table-cell>
          <table:table-cell office:value-type="float" office:value="8.2888">
            <text:p>8.2888</text:p>
          </table:table-cell>
          <table:table-cell office:value-type="float" office:value="-1.2991">
            <text:p>-1.2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1881">
            <text:p>2.1881</text:p>
          </table:table-cell>
          <table:table-cell office:value-type="float" office:value="2.7356">
            <text:p>2.7356</text:p>
          </table:table-cell>
          <table:table-cell office:value-type="float" office:value="1.3278">
            <text:p>1.3278</text:p>
          </table:table-cell>
          <table:table-cell office:value-type="float" office:value="-0.1832">
            <text:p>-0.18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2756">
            <text:p>4.2756</text:p>
          </table:table-cell>
          <table:table-cell office:value-type="float" office:value="-2.6528">
            <text:p>-2.6528</text:p>
          </table:table-cell>
          <table:table-cell office:value-type="float" office:value="2.1375">
            <text:p>2.1375</text:p>
          </table:table-cell>
          <table:table-cell office:value-type="float" office:value="0.94437">
            <text:p>0.944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1996">
            <text:p>-0.11996</text:p>
          </table:table-cell>
          <table:table-cell office:value-type="float" office:value="6.8741">
            <text:p>6.8741</text:p>
          </table:table-cell>
          <table:table-cell office:value-type="float" office:value="0.91995">
            <text:p>0.91995</text:p>
          </table:table-cell>
          <table:table-cell office:value-type="float" office:value="-0.6694">
            <text:p>-0.669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736">
            <text:p>2.9736</text:p>
          </table:table-cell>
          <table:table-cell office:value-type="float" office:value="8.7944">
            <text:p>8.7944</text:p>
          </table:table-cell>
          <table:table-cell office:value-type="float" office:value="-3.6359">
            <text:p>-3.6359</text:p>
          </table:table-cell>
          <table:table-cell office:value-type="float" office:value="-1.3754">
            <text:p>-1.375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798">
            <text:p>3.7798</text:p>
          </table:table-cell>
          <table:table-cell office:value-type="float" office:value="-3.3109">
            <text:p>-3.3109</text:p>
          </table:table-cell>
          <table:table-cell office:value-type="float" office:value="2.6491">
            <text:p>2.6491</text:p>
          </table:table-cell>
          <table:table-cell office:value-type="float" office:value="0.066365">
            <text:p>0.0663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3586">
            <text:p>5.3586</text:p>
          </table:table-cell>
          <table:table-cell office:value-type="float" office:value="3.7557">
            <text:p>3.7557</text:p>
          </table:table-cell>
          <table:table-cell office:value-type="float" office:value="-1.7345">
            <text:p>-1.7345</text:p>
          </table:table-cell>
          <table:table-cell office:value-type="float" office:value="1.0789">
            <text:p>1.07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373">
            <text:p>1.8373</text:p>
          </table:table-cell>
          <table:table-cell office:value-type="float" office:value="6.1292">
            <text:p>6.1292</text:p>
          </table:table-cell>
          <table:table-cell office:value-type="float" office:value="0.84027">
            <text:p>0.84027</text:p>
          </table:table-cell>
          <table:table-cell office:value-type="float" office:value="0.55257">
            <text:p>0.5525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2262">
            <text:p>1.2262</text:p>
          </table:table-cell>
          <table:table-cell office:value-type="float" office:value="0.89599">
            <text:p>0.89599</text:p>
          </table:table-cell>
          <table:table-cell office:value-type="float" office:value="5.7568">
            <text:p>5.7568</text:p>
          </table:table-cell>
          <table:table-cell office:value-type="float" office:value="-0.11596">
            <text:p>-0.1159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048008">
            <text:p>-0.048008</text:p>
          </table:table-cell>
          <table:table-cell office:value-type="float" office:value="-0.56078">
            <text:p>-0.56078</text:p>
          </table:table-cell>
          <table:table-cell office:value-type="float" office:value="7.7215">
            <text:p>7.7215</text:p>
          </table:table-cell>
          <table:table-cell office:value-type="float" office:value="0.453">
            <text:p>0.45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06">
            <text:p>0.5706</text:p>
          </table:table-cell>
          <table:table-cell office:value-type="float" office:value="-0.024841">
            <text:p>-0.024841</text:p>
          </table:table-cell>
          <table:table-cell office:value-type="float" office:value="1.2421">
            <text:p>1.2421</text:p>
          </table:table-cell>
          <table:table-cell office:value-type="float" office:value="-0.56208">
            <text:p>-0.562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634">
            <text:p>4.3634</text:p>
          </table:table-cell>
          <table:table-cell office:value-type="float" office:value="0.46351">
            <text:p>0.46351</text:p>
          </table:table-cell>
          <table:table-cell office:value-type="float" office:value="1.4281">
            <text:p>1.4281</text:p>
          </table:table-cell>
          <table:table-cell office:value-type="float" office:value="2.0202">
            <text:p>2.02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82">
            <text:p>3.482</text:p>
          </table:table-cell>
          <table:table-cell office:value-type="float" office:value="-4.1634">
            <text:p>-4.1634</text:p>
          </table:table-cell>
          <table:table-cell office:value-type="float" office:value="3.5008">
            <text:p>3.5008</text:p>
          </table:table-cell>
          <table:table-cell office:value-type="float" office:value="-0.078462">
            <text:p>-0.0784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1947">
            <text:p>0.51947</text:p>
          </table:table-cell>
          <table:table-cell office:value-type="float" office:value="-3.2633">
            <text:p>-3.2633</text:p>
          </table:table-cell>
          <table:table-cell office:value-type="float" office:value="3.0895">
            <text:p>3.0895</text:p>
          </table:table-cell>
          <table:table-cell office:value-type="float" office:value="-0.98492">
            <text:p>-0.9849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164">
            <text:p>2.3164</text:p>
          </table:table-cell>
          <table:table-cell office:value-type="float" office:value="-2.628">
            <text:p>-2.628</text:p>
          </table:table-cell>
          <table:table-cell office:value-type="float" office:value="3.1529">
            <text:p>3.1529</text:p>
          </table:table-cell>
          <table:table-cell office:value-type="float" office:value="-0.08622">
            <text:p>-0.086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8348">
            <text:p>-1.8348</text:p>
          </table:table-cell>
          <table:table-cell office:value-type="float" office:value="11.0334">
            <text:p>11.0334</text:p>
          </table:table-cell>
          <table:table-cell office:value-type="float" office:value="3.1863">
            <text:p>3.1863</text:p>
          </table:table-cell>
          <table:table-cell office:value-type="float" office:value="-4.8888">
            <text:p>-4.88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754">
            <text:p>1.3754</text:p>
          </table:table-cell>
          <table:table-cell office:value-type="float" office:value="8.8793">
            <text:p>8.8793</text:p>
          </table:table-cell>
          <table:table-cell office:value-type="float" office:value="-1.9136">
            <text:p>-1.9136</text:p>
          </table:table-cell>
          <table:table-cell office:value-type="float" office:value="-0.53751">
            <text:p>-0.537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16682">
            <text:p>-0.16682</text:p>
          </table:table-cell>
          <table:table-cell office:value-type="float" office:value="5.8974">
            <text:p>5.8974</text:p>
          </table:table-cell>
          <table:table-cell office:value-type="float" office:value="0.49839">
            <text:p>0.49839</text:p>
          </table:table-cell>
          <table:table-cell office:value-type="float" office:value="-0.70044">
            <text:p>-0.700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29961">
            <text:p>0.29961</text:p>
          </table:table-cell>
          <table:table-cell office:value-type="float" office:value="7.1328">
            <text:p>7.1328</text:p>
          </table:table-cell>
          <table:table-cell office:value-type="float" office:value="-0.31475">
            <text:p>-0.31475</text:p>
          </table:table-cell>
          <table:table-cell office:value-type="float" office:value="-1.1828">
            <text:p>-1.18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25035">
            <text:p>0.25035</text:p>
          </table:table-cell>
          <table:table-cell office:value-type="float" office:value="9.3262">
            <text:p>9.3262</text:p>
          </table:table-cell>
          <table:table-cell office:value-type="float" office:value="-3.6873">
            <text:p>-3.6873</text:p>
          </table:table-cell>
          <table:table-cell office:value-type="float" office:value="-6.2543">
            <text:p>-6.25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673">
            <text:p>2.4673</text:p>
          </table:table-cell>
          <table:table-cell office:value-type="float" office:value="1.3926">
            <text:p>1.3926</text:p>
          </table:table-cell>
          <table:table-cell office:value-type="float" office:value="1.7125">
            <text:p>1.7125</text:p>
          </table:table-cell>
          <table:table-cell office:value-type="float" office:value="0.41421">
            <text:p>0.414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7805">
            <text:p>0.77805</text:p>
          </table:table-cell>
          <table:table-cell office:value-type="float" office:value="6.6424">
            <text:p>6.6424</text:p>
          </table:table-cell>
          <table:table-cell office:value-type="float" office:value="-1.1425">
            <text:p>-1.1425</text:p>
          </table:table-cell>
          <table:table-cell office:value-type="float" office:value="-1.0573">
            <text:p>-1.057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465">
            <text:p>3.4465</text:p>
          </table:table-cell>
          <table:table-cell office:value-type="float" office:value="2.9508">
            <text:p>2.9508</text:p>
          </table:table-cell>
          <table:table-cell office:value-type="float" office:value="1.0271">
            <text:p>1.0271</text:p>
          </table:table-cell>
          <table:table-cell office:value-type="float" office:value="0.5461">
            <text:p>0.546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429">
            <text:p>2.2429</text:p>
          </table:table-cell>
          <table:table-cell office:value-type="float" office:value="-4.1427">
            <text:p>-4.1427</text:p>
          </table:table-cell>
          <table:table-cell office:value-type="float" office:value="5.2333">
            <text:p>5.2333</text:p>
          </table:table-cell>
          <table:table-cell office:value-type="float" office:value="-0.40173">
            <text:p>-0.4017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321">
            <text:p>3.7321</text:p>
          </table:table-cell>
          <table:table-cell office:value-type="float" office:value="-3.884">
            <text:p>-3.884</text:p>
          </table:table-cell>
          <table:table-cell office:value-type="float" office:value="3.3577">
            <text:p>3.3577</text:p>
          </table:table-cell>
          <table:table-cell office:value-type="float" office:value="-0.0060486">
            <text:p>-0.00604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365">
            <text:p>4.3365</text:p>
          </table:table-cell>
          <table:table-cell office:value-type="float" office:value="-3.584">
            <text:p>-3.584</text:p>
          </table:table-cell>
          <table:table-cell office:value-type="float" office:value="3.6884">
            <text:p>3.6884</text:p>
          </table:table-cell>
          <table:table-cell office:value-type="float" office:value="0.74912">
            <text:p>0.749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0759">
            <text:p>-2.0759</text:p>
          </table:table-cell>
          <table:table-cell office:value-type="float" office:value="10.8223">
            <text:p>10.8223</text:p>
          </table:table-cell>
          <table:table-cell office:value-type="float" office:value="2.6439">
            <text:p>2.6439</text:p>
          </table:table-cell>
          <table:table-cell office:value-type="float" office:value="-4.837">
            <text:p>-4.8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715">
            <text:p>4.0715</text:p>
          </table:table-cell>
          <table:table-cell office:value-type="float" office:value="7.6398">
            <text:p>7.6398</text:p>
          </table:table-cell>
          <table:table-cell office:value-type="float" office:value="-2.0824">
            <text:p>-2.0824</text:p>
          </table:table-cell>
          <table:table-cell office:value-type="float" office:value="-1.1698">
            <text:p>-1.16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6163">
            <text:p>0.76163</text:p>
          </table:table-cell>
          <table:table-cell office:value-type="float" office:value="5.8209">
            <text:p>5.8209</text:p>
          </table:table-cell>
          <table:table-cell office:value-type="float" office:value="1.1959">
            <text:p>1.1959</text:p>
          </table:table-cell>
          <table:table-cell office:value-type="float" office:value="-0.64613">
            <text:p>-0.646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53966">
            <text:p>-0.53966</text:p>
          </table:table-cell>
          <table:table-cell office:value-type="float" office:value="7.3273">
            <text:p>7.3273</text:p>
          </table:table-cell>
          <table:table-cell office:value-type="float" office:value="0.46583">
            <text:p>0.46583</text:p>
          </table:table-cell>
          <table:table-cell office:value-type="float" office:value="-1.4543">
            <text:p>-1.45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213">
            <text:p>2.6213</text:p>
          </table:table-cell>
          <table:table-cell office:value-type="float" office:value="5.7919">
            <text:p>5.7919</text:p>
          </table:table-cell>
          <table:table-cell office:value-type="float" office:value="0.065686">
            <text:p>0.065686</text:p>
          </table:table-cell>
          <table:table-cell office:value-type="float" office:value="-1.5759">
            <text:p>-1.57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0242">
            <text:p>3.0242</text:p>
          </table:table-cell>
          <table:table-cell office:value-type="float" office:value="-3.3378">
            <text:p>-3.3378</text:p>
          </table:table-cell>
          <table:table-cell office:value-type="float" office:value="2.5865">
            <text:p>2.5865</text:p>
          </table:table-cell>
          <table:table-cell office:value-type="float" office:value="-0.54785">
            <text:p>-0.547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8519">
            <text:p>5.8519</text:p>
          </table:table-cell>
          <table:table-cell office:value-type="float" office:value="5.3905">
            <text:p>5.3905</text:p>
          </table:table-cell>
          <table:table-cell office:value-type="float" office:value="-2.4037">
            <text:p>-2.4037</text:p>
          </table:table-cell>
          <table:table-cell office:value-type="float" office:value="-0.061652">
            <text:p>-0.06165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706">
            <text:p>0.5706</text:p>
          </table:table-cell>
          <table:table-cell office:value-type="float" office:value="-0.0248">
            <text:p>-0.0248</text:p>
          </table:table-cell>
          <table:table-cell office:value-type="float" office:value="1.2421">
            <text:p>1.2421</text:p>
          </table:table-cell>
          <table:table-cell office:value-type="float" office:value="-0.5621">
            <text:p>-0.56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771">
            <text:p>3.9771</text:p>
          </table:table-cell>
          <table:table-cell office:value-type="float" office:value="11.1513">
            <text:p>11.1513</text:p>
          </table:table-cell>
          <table:table-cell office:value-type="float" office:value="-3.9272">
            <text:p>-3.9272</text:p>
          </table:table-cell>
          <table:table-cell office:value-type="float" office:value="-4.3444">
            <text:p>-4.3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5478">
            <text:p>1.5478</text:p>
          </table:table-cell>
          <table:table-cell office:value-type="float" office:value="9.1814">
            <text:p>9.1814</text:p>
          </table:table-cell>
          <table:table-cell office:value-type="float" office:value="-1.6326">
            <text:p>-1.6326</text:p>
          </table:table-cell>
          <table:table-cell office:value-type="float" office:value="-1.7375">
            <text:p>-1.73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4054">
            <text:p>0.74054</text:p>
          </table:table-cell>
          <table:table-cell office:value-type="float" office:value="0.36625">
            <text:p>0.36625</text:p>
          </table:table-cell>
          <table:table-cell office:value-type="float" office:value="2.1992">
            <text:p>2.1992</text:p>
          </table:table-cell>
          <table:table-cell office:value-type="float" office:value="0.48403">
            <text:p>0.484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49571">
            <text:p>0.49571</text:p>
          </table:table-cell>
          <table:table-cell office:value-type="float" office:value="10.2243">
            <text:p>10.2243</text:p>
          </table:table-cell>
          <table:table-cell office:value-type="float" office:value="-1.097">
            <text:p>-1.097</text:p>
          </table:table-cell>
          <table:table-cell office:value-type="float" office:value="-4.0159">
            <text:p>-4.01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645">
            <text:p>1.645</text:p>
          </table:table-cell>
          <table:table-cell office:value-type="float" office:value="7.8612">
            <text:p>7.8612</text:p>
          </table:table-cell>
          <table:table-cell office:value-type="float" office:value="-0.87598">
            <text:p>-0.87598</text:p>
          </table:table-cell>
          <table:table-cell office:value-type="float" office:value="-3.5569">
            <text:p>-3.556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077">
            <text:p>3.6077</text:p>
          </table:table-cell>
          <table:table-cell office:value-type="float" office:value="6.8576">
            <text:p>6.8576</text:p>
          </table:table-cell>
          <table:table-cell office:value-type="float" office:value="-1.1622">
            <text:p>-1.1622</text:p>
          </table:table-cell>
          <table:table-cell office:value-type="float" office:value="0.28231">
            <text:p>0.282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403">
            <text:p>3.2403</text:p>
          </table:table-cell>
          <table:table-cell office:value-type="float" office:value="-3.7082">
            <text:p>-3.7082</text:p>
          </table:table-cell>
          <table:table-cell office:value-type="float" office:value="5.2804">
            <text:p>5.2804</text:p>
          </table:table-cell>
          <table:table-cell office:value-type="float" office:value="0.41291">
            <text:p>0.412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166">
            <text:p>3.9166</text:p>
          </table:table-cell>
          <table:table-cell office:value-type="float" office:value="10.2491">
            <text:p>10.2491</text:p>
          </table:table-cell>
          <table:table-cell office:value-type="float" office:value="-4.0926">
            <text:p>-4.0926</text:p>
          </table:table-cell>
          <table:table-cell office:value-type="float" office:value="-4.4659">
            <text:p>-4.46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262">
            <text:p>3.9262</text:p>
          </table:table-cell>
          <table:table-cell office:value-type="float" office:value="6.0299">
            <text:p>6.0299</text:p>
          </table:table-cell>
          <table:table-cell office:value-type="float" office:value="-2.0156">
            <text:p>-2.0156</text:p>
          </table:table-cell>
          <table:table-cell office:value-type="float" office:value="-0.065531">
            <text:p>-0.0655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591">
            <text:p>5.591</text:p>
          </table:table-cell>
          <table:table-cell office:value-type="float" office:value="10.4643">
            <text:p>10.4643</text:p>
          </table:table-cell>
          <table:table-cell office:value-type="float" office:value="-4.3839">
            <text:p>-4.3839</text:p>
          </table:table-cell>
          <table:table-cell office:value-type="float" office:value="-4.3379">
            <text:p>-4.33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522">
            <text:p>3.7522</text:p>
          </table:table-cell>
          <table:table-cell office:value-type="float" office:value="-3.6978">
            <text:p>-3.6978</text:p>
          </table:table-cell>
          <table:table-cell office:value-type="float" office:value="3.9943">
            <text:p>3.9943</text:p>
          </table:table-cell>
          <table:table-cell office:value-type="float" office:value="1.3051">
            <text:p>1.305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3114">
            <text:p>1.3114</text:p>
          </table:table-cell>
          <table:table-cell office:value-type="float" office:value="4.5462">
            <text:p>4.5462</text:p>
          </table:table-cell>
          <table:table-cell office:value-type="float" office:value="2.2935">
            <text:p>2.2935</text:p>
          </table:table-cell>
          <table:table-cell office:value-type="float" office:value="0.22541">
            <text:p>0.225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7022">
            <text:p>3.7022</text:p>
          </table:table-cell>
          <table:table-cell office:value-type="float" office:value="6.9942">
            <text:p>6.9942</text:p>
          </table:table-cell>
          <table:table-cell office:value-type="float" office:value="-1.8511">
            <text:p>-1.8511</text:p>
          </table:table-cell>
          <table:table-cell office:value-type="float" office:value="-0.12889">
            <text:p>-0.1288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364">
            <text:p>4.364</text:p>
          </table:table-cell>
          <table:table-cell office:value-type="float" office:value="-3.1039">
            <text:p>-3.1039</text:p>
          </table:table-cell>
          <table:table-cell office:value-type="float" office:value="2.3757">
            <text:p>2.3757</text:p>
          </table:table-cell>
          <table:table-cell office:value-type="float" office:value="0.78532">
            <text:p>0.785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829">
            <text:p>3.5829</text:p>
          </table:table-cell>
          <table:table-cell office:value-type="float" office:value="1.4423">
            <text:p>1.4423</text:p>
          </table:table-cell>
          <table:table-cell office:value-type="float" office:value="1.0219">
            <text:p>1.0219</text:p>
          </table:table-cell>
          <table:table-cell office:value-type="float" office:value="1.4008">
            <text:p>1.4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-4.8297">
            <text:p>-4.8297</text:p>
          </table:table-cell>
          <table:table-cell office:value-type="float" office:value="3.4553">
            <text:p>3.4553</text:p>
          </table:table-cell>
          <table:table-cell office:value-type="float" office:value="-0.25174">
            <text:p>-0.251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1731">
            <text:p>5.1731</text:p>
          </table:table-cell>
          <table:table-cell office:value-type="float" office:value="3.9606">
            <text:p>3.9606</text:p>
          </table:table-cell>
          <table:table-cell office:value-type="float" office:value="-1.983">
            <text:p>-1.983</text:p>
          </table:table-cell>
          <table:table-cell office:value-type="float" office:value="0.40774">
            <text:p>0.407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692">
            <text:p>3.2692</text:p>
          </table:table-cell>
          <table:table-cell office:value-type="float" office:value="3.4184">
            <text:p>3.4184</text:p>
          </table:table-cell>
          <table:table-cell office:value-type="float" office:value="0.20706">
            <text:p>0.20706</text:p>
          </table:table-cell>
          <table:table-cell office:value-type="float" office:value="-0.066824">
            <text:p>-0.0668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4012">
            <text:p>2.4012</text:p>
          </table:table-cell>
          <table:table-cell office:value-type="float" office:value="1.6223">
            <text:p>1.6223</text:p>
          </table:table-cell>
          <table:table-cell office:value-type="float" office:value="3.0312">
            <text:p>3.0312</text:p>
          </table:table-cell>
          <table:table-cell office:value-type="float" office:value="0.71679">
            <text:p>0.716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257">
            <text:p>1.7257</text:p>
          </table:table-cell>
          <table:table-cell office:value-type="float" office:value="-4.4697">
            <text:p>-4.4697</text:p>
          </table:table-cell>
          <table:table-cell office:value-type="float" office:value="8.2219">
            <text:p>8.2219</text:p>
          </table:table-cell>
          <table:table-cell office:value-type="float" office:value="-1.8073">
            <text:p>-1.807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965">
            <text:p>4.7965</text:p>
          </table:table-cell>
          <table:table-cell office:value-type="float" office:value="6.9859">
            <text:p>6.9859</text:p>
          </table:table-cell>
          <table:table-cell office:value-type="float" office:value="-1.9967">
            <text:p>-1.9967</text:p>
          </table:table-cell>
          <table:table-cell office:value-type="float" office:value="-0.35001">
            <text:p>-0.350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962">
            <text:p>4.0962</text:p>
          </table:table-cell>
          <table:table-cell office:value-type="float" office:value="10.1891">
            <text:p>10.1891</text:p>
          </table:table-cell>
          <table:table-cell office:value-type="float" office:value="-3.9323">
            <text:p>-3.9323</text:p>
          </table:table-cell>
          <table:table-cell office:value-type="float" office:value="-4.1827">
            <text:p>-4.18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5559">
            <text:p>2.5559</text:p>
          </table:table-cell>
          <table:table-cell office:value-type="float" office:value="3.3605">
            <text:p>3.3605</text:p>
          </table:table-cell>
          <table:table-cell office:value-type="float" office:value="2.0321">
            <text:p>2.0321</text:p>
          </table:table-cell>
          <table:table-cell office:value-type="float" office:value="0.26809">
            <text:p>0.268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4916">
            <text:p>3.4916</text:p>
          </table:table-cell>
          <table:table-cell office:value-type="float" office:value="8.5709">
            <text:p>8.5709</text:p>
          </table:table-cell>
          <table:table-cell office:value-type="float" office:value="-3.0326">
            <text:p>-3.0326</text:p>
          </table:table-cell>
          <table:table-cell office:value-type="float" office:value="-0.59182">
            <text:p>-0.5918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5195">
            <text:p>0.5195</text:p>
          </table:table-cell>
          <table:table-cell office:value-type="float" office:value="-3.2633">
            <text:p>-3.2633</text:p>
          </table:table-cell>
          <table:table-cell office:value-type="float" office:value="3.0895">
            <text:p>3.0895</text:p>
          </table:table-cell>
          <table:table-cell office:value-type="float" office:value="-0.9849">
            <text:p>-0.984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9856">
            <text:p>2.9856</text:p>
          </table:table-cell>
          <table:table-cell office:value-type="float" office:value="7.2673">
            <text:p>7.2673</text:p>
          </table:table-cell>
          <table:table-cell office:value-type="float" office:value="-0.409">
            <text:p>-0.409</text:p>
          </table:table-cell>
          <table:table-cell office:value-type="float" office:value="-2.2431">
            <text:p>-2.24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932">
            <text:p>4.0932</text:p>
          </table:table-cell>
          <table:table-cell office:value-type="float" office:value="5.4132">
            <text:p>5.4132</text:p>
          </table:table-cell>
          <table:table-cell office:value-type="float" office:value="-1.8219">
            <text:p>-1.8219</text:p>
          </table:table-cell>
          <table:table-cell office:value-type="float" office:value="0.23576">
            <text:p>0.235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7748">
            <text:p>1.7748</text:p>
          </table:table-cell>
          <table:table-cell office:value-type="float" office:value="-0.76978">
            <text:p>-0.76978</text:p>
          </table:table-cell>
          <table:table-cell office:value-type="float" office:value="5.5854">
            <text:p>5.5854</text:p>
          </table:table-cell>
          <table:table-cell office:value-type="float" office:value="1.3039">
            <text:p>1.30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2012">
            <text:p>5.2012</text:p>
          </table:table-cell>
          <table:table-cell office:value-type="float" office:value="0.32694">
            <text:p>0.32694</text:p>
          </table:table-cell>
          <table:table-cell office:value-type="float" office:value="0.17965">
            <text:p>0.17965</text:p>
          </table:table-cell>
          <table:table-cell office:value-type="float" office:value="1.1797">
            <text:p>1.179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45062">
            <text:p>-0.45062</text:p>
          </table:table-cell>
          <table:table-cell office:value-type="float" office:value="-1.3678">
            <text:p>-1.3678</text:p>
          </table:table-cell>
          <table:table-cell office:value-type="float" office:value="7.0858">
            <text:p>7.0858</text:p>
          </table:table-cell>
          <table:table-cell office:value-type="float" office:value="-0.40303">
            <text:p>-0.403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8451">
            <text:p>4.8451</text:p>
          </table:table-cell>
          <table:table-cell office:value-type="float" office:value="8.1116">
            <text:p>8.1116</text:p>
          </table:table-cell>
          <table:table-cell office:value-type="float" office:value="-2.9512">
            <text:p>-2.9512</text:p>
          </table:table-cell>
          <table:table-cell office:value-type="float" office:value="-1.4724">
            <text:p>-1.47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4841">
            <text:p>0.74841</text:p>
          </table:table-cell>
          <table:table-cell office:value-type="float" office:value="7.2756">
            <text:p>7.2756</text:p>
          </table:table-cell>
          <table:table-cell office:value-type="float" office:value="1.1504">
            <text:p>1.1504</text:p>
          </table:table-cell>
          <table:table-cell office:value-type="float" office:value="-0.5388">
            <text:p>-0.538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.1213">
            <text:p>5.1213</text:p>
          </table:table-cell>
          <table:table-cell office:value-type="float" office:value="8.5565">
            <text:p>8.5565</text:p>
          </table:table-cell>
          <table:table-cell office:value-type="float" office:value="-3.3917">
            <text:p>-3.3917</text:p>
          </table:table-cell>
          <table:table-cell office:value-type="float" office:value="-1.5474">
            <text:p>-1.547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6181">
            <text:p>3.6181</text:p>
          </table:table-cell>
          <table:table-cell office:value-type="float" office:value="-3.7454">
            <text:p>-3.7454</text:p>
          </table:table-cell>
          <table:table-cell office:value-type="float" office:value="2.8273">
            <text:p>2.8273</text:p>
          </table:table-cell>
          <table:table-cell office:value-type="float" office:value="-0.71208">
            <text:p>-0.712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040498">
            <text:p>0.040498</text:p>
          </table:table-cell>
          <table:table-cell office:value-type="float" office:value="8.5234">
            <text:p>8.5234</text:p>
          </table:table-cell>
          <table:table-cell office:value-type="float" office:value="1.4461">
            <text:p>1.4461</text:p>
          </table:table-cell>
          <table:table-cell office:value-type="float" office:value="-3.9306">
            <text:p>-3.93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6479">
            <text:p>-2.6479</text:p>
          </table:table-cell>
          <table:table-cell office:value-type="float" office:value="10.1374">
            <text:p>10.1374</text:p>
          </table:table-cell>
          <table:table-cell office:value-type="float" office:value="-1.331">
            <text:p>-1.331</text:p>
          </table:table-cell>
          <table:table-cell office:value-type="float" office:value="-5.4707">
            <text:p>-5.47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7984">
            <text:p>0.37984</text:p>
          </table:table-cell>
          <table:table-cell office:value-type="float" office:value="0.70975">
            <text:p>0.70975</text:p>
          </table:table-cell>
          <table:table-cell office:value-type="float" office:value="0.75716">
            <text:p>0.75716</text:p>
          </table:table-cell>
          <table:table-cell office:value-type="float" office:value="-0.44441">
            <text:p>-0.444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95923">
            <text:p>-0.95923</text:p>
          </table:table-cell>
          <table:table-cell office:value-type="float" office:value="0.091039">
            <text:p>0.091039</text:p>
          </table:table-cell>
          <table:table-cell office:value-type="float" office:value="6.2204">
            <text:p>6.2204</text:p>
          </table:table-cell>
          <table:table-cell office:value-type="float" office:value="-1.4828">
            <text:p>-1.48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8672">
            <text:p>2.8672</text:p>
          </table:table-cell>
          <table:table-cell office:value-type="float" office:value="10.0008">
            <text:p>10.0008</text:p>
          </table:table-cell>
          <table:table-cell office:value-type="float" office:value="-3.2049">
            <text:p>-3.2049</text:p>
          </table:table-cell>
          <table:table-cell office:value-type="float" office:value="-3.1095">
            <text:p>-3.109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0182">
            <text:p>1.0182</text:p>
          </table:table-cell>
          <table:table-cell office:value-type="float" office:value="9.109">
            <text:p>9.109</text:p>
          </table:table-cell>
          <table:table-cell office:value-type="float" office:value="-0.62064">
            <text:p>-0.62064</text:p>
          </table:table-cell>
          <table:table-cell office:value-type="float" office:value="-1.7129">
            <text:p>-1.71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7143">
            <text:p>-2.7143</text:p>
          </table:table-cell>
          <table:table-cell office:value-type="float" office:value="11.4535">
            <text:p>11.4535</text:p>
          </table:table-cell>
          <table:table-cell office:value-type="float" office:value="2.1092">
            <text:p>2.1092</text:p>
          </table:table-cell>
          <table:table-cell office:value-type="float" office:value="-3.9629">
            <text:p>-3.96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8244">
            <text:p>3.8244</text:p>
          </table:table-cell>
          <table:table-cell office:value-type="float" office:value="-3.1081">
            <text:p>-3.1081</text:p>
          </table:table-cell>
          <table:table-cell office:value-type="float" office:value="2.4537">
            <text:p>2.4537</text:p>
          </table:table-cell>
          <table:table-cell office:value-type="float" office:value="0.52024">
            <text:p>0.520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7961">
            <text:p>2.7961</text:p>
          </table:table-cell>
          <table:table-cell office:value-type="float" office:value="2.121">
            <text:p>2.121</text:p>
          </table:table-cell>
          <table:table-cell office:value-type="float" office:value="1.8385">
            <text:p>1.8385</text:p>
          </table:table-cell>
          <table:table-cell office:value-type="float" office:value="0.38317">
            <text:p>0.383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358">
            <text:p>3.5358</text:p>
          </table:table-cell>
          <table:table-cell office:value-type="float" office:value="6.7086">
            <text:p>6.7086</text:p>
          </table:table-cell>
          <table:table-cell office:value-type="float" office:value="-0.81857">
            <text:p>-0.81857</text:p>
          </table:table-cell>
          <table:table-cell office:value-type="float" office:value="0.47886">
            <text:p>0.4788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7056">
            <text:p>-0.7056</text:p>
          </table:table-cell>
          <table:table-cell office:value-type="float" office:value="8.7241">
            <text:p>8.7241</text:p>
          </table:table-cell>
          <table:table-cell office:value-type="float" office:value="2.2215">
            <text:p>2.2215</text:p>
          </table:table-cell>
          <table:table-cell office:value-type="float" office:value="-4.5965">
            <text:p>-4.596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1542">
            <text:p>4.1542</text:p>
          </table:table-cell>
          <table:table-cell office:value-type="float" office:value="7.2756">
            <text:p>7.2756</text:p>
          </table:table-cell>
          <table:table-cell office:value-type="float" office:value="-2.4766">
            <text:p>-2.4766</text:p>
          </table:table-cell>
          <table:table-cell office:value-type="float" office:value="-1.2099">
            <text:p>-1.20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92703">
            <text:p>0.92703</text:p>
          </table:table-cell>
          <table:table-cell office:value-type="float" office:value="9.4318">
            <text:p>9.4318</text:p>
          </table:table-cell>
          <table:table-cell office:value-type="float" office:value="-0.66263">
            <text:p>-0.66263</text:p>
          </table:table-cell>
          <table:table-cell office:value-type="float" office:value="-1.6728">
            <text:p>-1.67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.8216">
            <text:p>1.8216</text:p>
          </table:table-cell>
          <table:table-cell office:value-type="float" office:value="-6.4748">
            <text:p>-6.4748</text:p>
          </table:table-cell>
          <table:table-cell office:value-type="float" office:value="8.0514">
            <text:p>8.0514</text:p>
          </table:table-cell>
          <table:table-cell office:value-type="float" office:value="-0.41855">
            <text:p>-0.418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.4473">
            <text:p>-2.4473</text:p>
          </table:table-cell>
          <table:table-cell office:value-type="float" office:value="12.6247">
            <text:p>12.6247</text:p>
          </table:table-cell>
          <table:table-cell office:value-type="float" office:value="0.73573">
            <text:p>0.73573</text:p>
          </table:table-cell>
          <table:table-cell office:value-type="float" office:value="-7.6612">
            <text:p>-7.66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5862">
            <text:p>3.5862</text:p>
          </table:table-cell>
          <table:table-cell office:value-type="float" office:value="-3.0957">
            <text:p>-3.0957</text:p>
          </table:table-cell>
          <table:table-cell office:value-type="float" office:value="2.8093">
            <text:p>2.8093</text:p>
          </table:table-cell>
          <table:table-cell office:value-type="float" office:value="0.24481">
            <text:p>0.2448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66191">
            <text:p>0.66191</text:p>
          </table:table-cell>
          <table:table-cell office:value-type="float" office:value="9.6594">
            <text:p>9.6594</text:p>
          </table:table-cell>
          <table:table-cell office:value-type="float" office:value="-0.28819">
            <text:p>-0.28819</text:p>
          </table:table-cell>
          <table:table-cell office:value-type="float" office:value="-1.6638">
            <text:p>-1.66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926">
            <text:p>4.7926</text:p>
          </table:table-cell>
          <table:table-cell office:value-type="float" office:value="1.7071">
            <text:p>1.7071</text:p>
          </table:table-cell>
          <table:table-cell office:value-type="float" office:value="-0.051701">
            <text:p>-0.051701</text:p>
          </table:table-cell>
          <table:table-cell office:value-type="float" office:value="1.4926">
            <text:p>1.49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9852">
            <text:p>4.9852</text:p>
          </table:table-cell>
          <table:table-cell office:value-type="float" office:value="8.3516">
            <text:p>8.3516</text:p>
          </table:table-cell>
          <table:table-cell office:value-type="float" office:value="-2.5425">
            <text:p>-2.5425</text:p>
          </table:table-cell>
          <table:table-cell office:value-type="float" office:value="-1.2823">
            <text:p>-1.28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75736">
            <text:p>0.75736</text:p>
          </table:table-cell>
          <table:table-cell office:value-type="float" office:value="3.0294">
            <text:p>3.0294</text:p>
          </table:table-cell>
          <table:table-cell office:value-type="float" office:value="2.9164">
            <text:p>2.9164</text:p>
          </table:table-cell>
          <table:table-cell office:value-type="float" office:value="-0.068117">
            <text:p>-0.0681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6499">
            <text:p>4.6499</text:p>
          </table:table-cell>
          <table:table-cell office:value-type="float" office:value="7.6336">
            <text:p>7.6336</text:p>
          </table:table-cell>
          <table:table-cell office:value-type="float" office:value="-1.9427">
            <text:p>-1.9427</text:p>
          </table:table-cell>
          <table:table-cell office:value-type="float" office:value="-0.37458">
            <text:p>-0.3745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023579">
            <text:p>-0.023579</text:p>
          </table:table-cell>
          <table:table-cell office:value-type="float" office:value="7.1742">
            <text:p>7.1742</text:p>
          </table:table-cell>
          <table:table-cell office:value-type="float" office:value="0.78457">
            <text:p>0.78457</text:p>
          </table:table-cell>
          <table:table-cell office:value-type="float" office:value="-0.75734">
            <text:p>-0.757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5574">
            <text:p>0.85574</text:p>
          </table:table-cell>
          <table:table-cell office:value-type="float" office:value="0.0082678">
            <text:p>0.0082678</text:p>
          </table:table-cell>
          <table:table-cell office:value-type="float" office:value="6.6042">
            <text:p>6.6042</text:p>
          </table:table-cell>
          <table:table-cell office:value-type="float" office:value="-0.53104">
            <text:p>-0.531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88298">
            <text:p>0.88298</text:p>
          </table:table-cell>
          <table:table-cell office:value-type="float" office:value="0.66009">
            <text:p>0.66009</text:p>
          </table:table-cell>
          <table:table-cell office:value-type="float" office:value="6.0096">
            <text:p>6.0096</text:p>
          </table:table-cell>
          <table:table-cell office:value-type="float" office:value="-0.43277">
            <text:p>-0.4327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422">
            <text:p>4.0422</text:p>
          </table:table-cell>
          <table:table-cell office:value-type="float" office:value="-4.391">
            <text:p>-4.391</text:p>
          </table:table-cell>
          <table:table-cell office:value-type="float" office:value="4.7466">
            <text:p>4.7466</text:p>
          </table:table-cell>
          <table:table-cell office:value-type="float" office:value="1.137">
            <text:p>1.1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546">
            <text:p>2.2546</text:p>
          </table:table-cell>
          <table:table-cell office:value-type="float" office:value="8.0992">
            <text:p>8.0992</text:p>
          </table:table-cell>
          <table:table-cell office:value-type="float" office:value="-0.24877">
            <text:p>-0.24877</text:p>
          </table:table-cell>
          <table:table-cell office:value-type="float" office:value="-3.2698">
            <text:p>-3.269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38478">
            <text:p>0.38478</text:p>
          </table:table-cell>
          <table:table-cell office:value-type="float" office:value="6.5989">
            <text:p>6.5989</text:p>
          </table:table-cell>
          <table:table-cell office:value-type="float" office:value="-0.3336">
            <text:p>-0.3336</text:p>
          </table:table-cell>
          <table:table-cell office:value-type="float" office:value="-0.56466">
            <text:p>-0.564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1541">
            <text:p>3.1541</text:p>
          </table:table-cell>
          <table:table-cell office:value-type="float" office:value="-5.1711">
            <text:p>-5.1711</text:p>
          </table:table-cell>
          <table:table-cell office:value-type="float" office:value="6.5991">
            <text:p>6.5991</text:p>
          </table:table-cell>
          <table:table-cell office:value-type="float" office:value="0.57455">
            <text:p>0.574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3969">
            <text:p>2.3969</text:p>
          </table:table-cell>
          <table:table-cell office:value-type="float" office:value="0.23589">
            <text:p>0.23589</text:p>
          </table:table-cell>
          <table:table-cell office:value-type="float" office:value="4.8477">
            <text:p>4.8477</text:p>
          </table:table-cell>
          <table:table-cell office:value-type="float" office:value="1.437">
            <text:p>1.4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7114">
            <text:p>4.7114</text:p>
          </table:table-cell>
          <table:table-cell office:value-type="float" office:value="2.0755">
            <text:p>2.0755</text:p>
          </table:table-cell>
          <table:table-cell office:value-type="float" office:value="-0.2702">
            <text:p>-0.2702</text:p>
          </table:table-cell>
          <table:table-cell office:value-type="float" office:value="1.2379">
            <text:p>1.237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.0127">
            <text:p>4.0127</text:p>
          </table:table-cell>
          <table:table-cell office:value-type="float" office:value="10.1477">
            <text:p>10.1477</text:p>
          </table:table-cell>
          <table:table-cell office:value-type="float" office:value="-3.9366">
            <text:p>-3.9366</text:p>
          </table:table-cell>
          <table:table-cell office:value-type="float" office:value="-4.0728">
            <text:p>-4.07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6606">
            <text:p>2.6606</text:p>
          </table:table-cell>
          <table:table-cell office:value-type="float" office:value="3.1681">
            <text:p>3.1681</text:p>
          </table:table-cell>
          <table:table-cell office:value-type="float" office:value="1.9619">
            <text:p>1.9619</text:p>
          </table:table-cell>
          <table:table-cell office:value-type="float" office:value="0.18662">
            <text:p>0.1866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931">
            <text:p>3.931</text:p>
          </table:table-cell>
          <table:table-cell office:value-type="float" office:value="1.8541">
            <text:p>1.8541</text:p>
          </table:table-cell>
          <table:table-cell office:value-type="float" office:value="-0.023425">
            <text:p>-0.023425</text:p>
          </table:table-cell>
          <table:table-cell office:value-type="float" office:value="1.2314">
            <text:p>1.23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.01727">
            <text:p>0.01727</text:p>
          </table:table-cell>
          <table:table-cell office:value-type="float" office:value="8.693">
            <text:p>8.693</text:p>
          </table:table-cell>
          <table:table-cell office:value-type="float" office:value="1.3989">
            <text:p>1.3989</text:p>
          </table:table-cell>
          <table:table-cell office:value-type="float" office:value="-3.9668">
            <text:p>-3.96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.2414">
            <text:p>3.2414</text:p>
          </table:table-cell>
          <table:table-cell office:value-type="float" office:value="0.40971">
            <text:p>0.40971</text:p>
          </table:table-cell>
          <table:table-cell office:value-type="float" office:value="1.4015">
            <text:p>1.4015</text:p>
          </table:table-cell>
          <table:table-cell office:value-type="float" office:value="1.1952">
            <text:p>1.195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.2504">
            <text:p>2.2504</text:p>
          </table:table-cell>
          <table:table-cell office:value-type="float" office:value="3.5757">
            <text:p>3.5757</text:p>
          </table:table-cell>
          <table:table-cell office:value-type="float" office:value="0.35273">
            <text:p>0.35273</text:p>
          </table:table-cell>
          <table:table-cell office:value-type="float" office:value="0.2836">
            <text:p>0.28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1.3971">
            <text:p>-1.3971</text:p>
          </table:table-cell>
          <table:table-cell office:value-type="float" office:value="3.3191">
            <text:p>3.3191</text:p>
          </table:table-cell>
          <table:table-cell office:value-type="float" office:value="-1.3927">
            <text:p>-1.3927</text:p>
          </table:table-cell>
          <table:table-cell office:value-type="float" office:value="-1.9948">
            <text:p>-1.994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39012">
            <text:p>0.39012</text:p>
          </table:table-cell>
          <table:table-cell office:value-type="float" office:value="-0.14279">
            <text:p>-0.14279</text:p>
          </table:table-cell>
          <table:table-cell office:value-type="float" office:value="-0.031994">
            <text:p>-0.031994</text:p>
          </table:table-cell>
          <table:table-cell office:value-type="float" office:value="0.35084">
            <text:p>0.350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677">
            <text:p>-1.6677</text:p>
          </table:table-cell>
          <table:table-cell office:value-type="float" office:value="-7.1535">
            <text:p>-7.1535</text:p>
          </table:table-cell>
          <table:table-cell office:value-type="float" office:value="7.8929">
            <text:p>7.8929</text:p>
          </table:table-cell>
          <table:table-cell office:value-type="float" office:value="0.96765">
            <text:p>0.967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483">
            <text:p>-3.8483</text:p>
          </table:table-cell>
          <table:table-cell office:value-type="float" office:value="-12.8047">
            <text:p>-12.8047</text:p>
          </table:table-cell>
          <table:table-cell office:value-type="float" office:value="15.6824">
            <text:p>15.6824</text:p>
          </table:table-cell>
          <table:table-cell office:value-type="float" office:value="-1.281">
            <text:p>-1.2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681">
            <text:p>-3.5681</text:p>
          </table:table-cell>
          <table:table-cell office:value-type="float" office:value="-8.213">
            <text:p>-8.213</text:p>
          </table:table-cell>
          <table:table-cell office:value-type="float" office:value="10.083">
            <text:p>10.083</text:p>
          </table:table-cell>
          <table:table-cell office:value-type="float" office:value="0.96765">
            <text:p>0.967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804">
            <text:p>-2.2804</text:p>
          </table:table-cell>
          <table:table-cell office:value-type="float" office:value="-0.30626">
            <text:p>-0.30626</text:p>
          </table:table-cell>
          <table:table-cell office:value-type="float" office:value="1.3347">
            <text:p>1.3347</text:p>
          </table:table-cell>
          <table:table-cell office:value-type="float" office:value="1.3763">
            <text:p>1.376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582">
            <text:p>-1.7582</text:p>
          </table:table-cell>
          <table:table-cell office:value-type="float" office:value="2.7397">
            <text:p>2.7397</text:p>
          </table:table-cell>
          <table:table-cell office:value-type="float" office:value="-2.5323">
            <text:p>-2.5323</text:p>
          </table:table-cell>
          <table:table-cell office:value-type="float" office:value="-2.234">
            <text:p>-2.2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9409">
            <text:p>-0.89409</text:p>
          </table:table-cell>
          <table:table-cell office:value-type="float" office:value="3.1991">
            <text:p>3.1991</text:p>
          </table:table-cell>
          <table:table-cell office:value-type="float" office:value="-1.8219">
            <text:p>-1.8219</text:p>
          </table:table-cell>
          <table:table-cell office:value-type="float" office:value="-2.9452">
            <text:p>-2.945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3434">
            <text:p>0.3434</text:p>
          </table:table-cell>
          <table:table-cell office:value-type="float" office:value="0.12415">
            <text:p>0.12415</text:p>
          </table:table-cell>
          <table:table-cell office:value-type="float" office:value="-0.28733">
            <text:p>-0.28733</text:p>
          </table:table-cell>
          <table:table-cell office:value-type="float" office:value="0.14654">
            <text:p>0.146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854">
            <text:p>-0.9854</text:p>
          </table:table-cell>
          <table:table-cell office:value-type="float" office:value="-6.661">
            <text:p>-6.661</text:p>
          </table:table-cell>
          <table:table-cell office:value-type="float" office:value="5.8245">
            <text:p>5.8245</text:p>
          </table:table-cell>
          <table:table-cell office:value-type="float" office:value="0.5461">
            <text:p>0.546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115">
            <text:p>-2.4115</text:p>
          </table:table-cell>
          <table:table-cell office:value-type="float" office:value="-9.1359">
            <text:p>-9.1359</text:p>
          </table:table-cell>
          <table:table-cell office:value-type="float" office:value="9.3444">
            <text:p>9.3444</text:p>
          </table:table-cell>
          <table:table-cell office:value-type="float" office:value="-0.65259">
            <text:p>-0.652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252">
            <text:p>-1.5252</text:p>
          </table:table-cell>
          <table:table-cell office:value-type="float" office:value="-6.2534">
            <text:p>-6.2534</text:p>
          </table:table-cell>
          <table:table-cell office:value-type="float" office:value="5.3524">
            <text:p>5.3524</text:p>
          </table:table-cell>
          <table:table-cell office:value-type="float" office:value="0.59912">
            <text:p>0.599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1442">
            <text:p>-0.61442</text:p>
          </table:table-cell>
          <table:table-cell office:value-type="float" office:value="-0.091058">
            <text:p>-0.091058</text:p>
          </table:table-cell>
          <table:table-cell office:value-type="float" office:value="-0.31818">
            <text:p>-0.31818</text:p>
          </table:table-cell>
          <table:table-cell office:value-type="float" office:value="0.50214">
            <text:p>0.502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6506">
            <text:p>-0.36506</text:p>
          </table:table-cell>
          <table:table-cell office:value-type="float" office:value="2.8928">
            <text:p>2.8928</text:p>
          </table:table-cell>
          <table:table-cell office:value-type="float" office:value="-3.6461">
            <text:p>-3.6461</text:p>
          </table:table-cell>
          <table:table-cell office:value-type="float" office:value="-3.0603">
            <text:p>-3.06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9034">
            <text:p>-5.9034</text:p>
          </table:table-cell>
          <table:table-cell office:value-type="float" office:value="6.5679">
            <text:p>6.5679</text:p>
          </table:table-cell>
          <table:table-cell office:value-type="float" office:value="0.67661">
            <text:p>0.67661</text:p>
          </table:table-cell>
          <table:table-cell office:value-type="float" office:value="-6.6797">
            <text:p>-6.679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215">
            <text:p>-1.8215</text:p>
          </table:table-cell>
          <table:table-cell office:value-type="float" office:value="2.7521">
            <text:p>2.7521</text:p>
          </table:table-cell>
          <table:table-cell office:value-type="float" office:value="-0.72261">
            <text:p>-0.72261</text:p>
          </table:table-cell>
          <table:table-cell office:value-type="float" office:value="-2.353">
            <text:p>-2.3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7461">
            <text:p>-0.77461</text:p>
          </table:table-cell>
          <table:table-cell office:value-type="float" office:value="-1.8768">
            <text:p>-1.8768</text:p>
          </table:table-cell>
          <table:table-cell office:value-type="float" office:value="2.4023">
            <text:p>2.4023</text:p>
          </table:table-cell>
          <table:table-cell office:value-type="float" office:value="1.1319">
            <text:p>1.13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187">
            <text:p>-1.8187</text:p>
          </table:table-cell>
          <table:table-cell office:value-type="float" office:value="-9.0366">
            <text:p>-9.0366</text:p>
          </table:table-cell>
          <table:table-cell office:value-type="float" office:value="9.0162">
            <text:p>9.0162</text:p>
          </table:table-cell>
          <table:table-cell office:value-type="float" office:value="-0.12243">
            <text:p>-0.122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801">
            <text:p>-3.5801</text:p>
          </table:table-cell>
          <table:table-cell office:value-type="float" office:value="-12.9309">
            <text:p>-12.9309</text:p>
          </table:table-cell>
          <table:table-cell office:value-type="float" office:value="13.1779">
            <text:p>13.1779</text:p>
          </table:table-cell>
          <table:table-cell office:value-type="float" office:value="-2.5677">
            <text:p>-2.567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219">
            <text:p>-1.8219</text:p>
          </table:table-cell>
          <table:table-cell office:value-type="float" office:value="-6.8824">
            <text:p>-6.8824</text:p>
          </table:table-cell>
          <table:table-cell office:value-type="float" office:value="5.4681">
            <text:p>5.4681</text:p>
          </table:table-cell>
          <table:table-cell office:value-type="float" office:value="0.057313">
            <text:p>0.0573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481">
            <text:p>-0.3481</text:p>
          </table:table-cell>
          <table:table-cell office:value-type="float" office:value="-0.38696">
            <text:p>-0.38696</text:p>
          </table:table-cell>
          <table:table-cell office:value-type="float" office:value="-0.47841">
            <text:p>-0.47841</text:p>
          </table:table-cell>
          <table:table-cell office:value-type="float" office:value="0.62627">
            <text:p>0.626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47368">
            <text:p>0.47368</text:p>
          </table:table-cell>
          <table:table-cell office:value-type="float" office:value="3.3605">
            <text:p>3.3605</text:p>
          </table:table-cell>
          <table:table-cell office:value-type="float" office:value="-4.5064">
            <text:p>-4.5064</text:p>
          </table:table-cell>
          <table:table-cell office:value-type="float" office:value="-4.0431">
            <text:p>-4.04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4083">
            <text:p>-3.4083</text:p>
          </table:table-cell>
          <table:table-cell office:value-type="float" office:value="4.8587">
            <text:p>4.8587</text:p>
          </table:table-cell>
          <table:table-cell office:value-type="float" office:value="-0.76888">
            <text:p>-0.76888</text:p>
          </table:table-cell>
          <table:table-cell office:value-type="float" office:value="-4.8668">
            <text:p>-4.86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662">
            <text:p>-1.6662</text:p>
          </table:table-cell>
          <table:table-cell office:value-type="float" office:value="-0.30005">
            <text:p>-0.30005</text:p>
          </table:table-cell>
          <table:table-cell office:value-type="float" office:value="1.4238">
            <text:p>1.4238</text:p>
          </table:table-cell>
          <table:table-cell office:value-type="float" office:value="0.024986">
            <text:p>0.02498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962">
            <text:p>-2.0962</text:p>
          </table:table-cell>
          <table:table-cell office:value-type="float" office:value="-7.1059">
            <text:p>-7.1059</text:p>
          </table:table-cell>
          <table:table-cell office:value-type="float" office:value="6.6188">
            <text:p>6.6188</text:p>
          </table:table-cell>
          <table:table-cell office:value-type="float" office:value="-0.33708">
            <text:p>-0.337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685">
            <text:p>-2.6685</text:p>
          </table:table-cell>
          <table:table-cell office:value-type="float" office:value="-10.4519">
            <text:p>-10.4519</text:p>
          </table:table-cell>
          <table:table-cell office:value-type="float" office:value="9.1139">
            <text:p>9.1139</text:p>
          </table:table-cell>
          <table:table-cell office:value-type="float" office:value="-1.7323">
            <text:p>-1.7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7465">
            <text:p>-0.47465</text:p>
          </table:table-cell>
          <table:table-cell office:value-type="float" office:value="-4.3496">
            <text:p>-4.3496</text:p>
          </table:table-cell>
          <table:table-cell office:value-type="float" office:value="1.9901">
            <text:p>1.9901</text:p>
          </table:table-cell>
          <table:table-cell office:value-type="float" office:value="0.7517">
            <text:p>0.75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0552">
            <text:p>1.0552</text:p>
          </table:table-cell>
          <table:table-cell office:value-type="float" office:value="1.1857">
            <text:p>1.1857</text:p>
          </table:table-cell>
          <table:table-cell office:value-type="float" office:value="-2.6411">
            <text:p>-2.6411</text:p>
          </table:table-cell>
          <table:table-cell office:value-type="float" office:value="0.11033">
            <text:p>0.110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1644">
            <text:p>1.1644</text:p>
          </table:table-cell>
          <table:table-cell office:value-type="float" office:value="3.8095">
            <text:p>3.8095</text:p>
          </table:table-cell>
          <table:table-cell office:value-type="float" office:value="-4.9408">
            <text:p>-4.9408</text:p>
          </table:table-cell>
          <table:table-cell office:value-type="float" office:value="-4.0909">
            <text:p>-4.090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4779">
            <text:p>-4.4779</text:p>
          </table:table-cell>
          <table:table-cell office:value-type="float" office:value="7.3708">
            <text:p>7.3708</text:p>
          </table:table-cell>
          <table:table-cell office:value-type="float" office:value="-0.31218">
            <text:p>-0.31218</text:p>
          </table:table-cell>
          <table:table-cell office:value-type="float" office:value="-6.7754">
            <text:p>-6.77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338">
            <text:p>-2.7338</text:p>
          </table:table-cell>
          <table:table-cell office:value-type="float" office:value="0.45523">
            <text:p>0.45523</text:p>
          </table:table-cell>
          <table:table-cell office:value-type="float" office:value="2.4391">
            <text:p>2.4391</text:p>
          </table:table-cell>
          <table:table-cell office:value-type="float" office:value="0.21766">
            <text:p>0.217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86">
            <text:p>-2.286</text:p>
          </table:table-cell>
          <table:table-cell office:value-type="float" office:value="-5.4484">
            <text:p>-5.4484</text:p>
          </table:table-cell>
          <table:table-cell office:value-type="float" office:value="5.8039">
            <text:p>5.8039</text:p>
          </table:table-cell>
          <table:table-cell office:value-type="float" office:value="0.88231">
            <text:p>0.882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244">
            <text:p>-1.6244</text:p>
          </table:table-cell>
          <table:table-cell office:value-type="float" office:value="-6.3444">
            <text:p>-6.3444</text:p>
          </table:table-cell>
          <table:table-cell office:value-type="float" office:value="4.6575">
            <text:p>4.6575</text:p>
          </table:table-cell>
          <table:table-cell office:value-type="float" office:value="0.16981">
            <text:p>0.169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0813">
            <text:p>0.50813</text:p>
          </table:table-cell>
          <table:table-cell office:value-type="float" office:value="0.47799">
            <text:p>0.47799</text:p>
          </table:table-cell>
          <table:table-cell office:value-type="float" office:value="-1.9804">
            <text:p>-1.9804</text:p>
          </table:table-cell>
          <table:table-cell office:value-type="float" office:value="0.57714">
            <text:p>0.577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6408">
            <text:p>1.6408</text:p>
          </table:table-cell>
          <table:table-cell office:value-type="float" office:value="4.2503">
            <text:p>4.2503</text:p>
          </table:table-cell>
          <table:table-cell office:value-type="float" office:value="-4.9023">
            <text:p>-4.9023</text:p>
          </table:table-cell>
          <table:table-cell office:value-type="float" office:value="-2.6621">
            <text:p>-2.66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81583">
            <text:p>0.81583</text:p>
          </table:table-cell>
          <table:table-cell office:value-type="float" office:value="4.84">
            <text:p>4.84</text:p>
          </table:table-cell>
          <table:table-cell office:value-type="float" office:value="-5.2613">
            <text:p>-5.2613</text:p>
          </table:table-cell>
          <table:table-cell office:value-type="float" office:value="-6.0823">
            <text:p>-6.08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4901">
            <text:p>-5.4901</text:p>
          </table:table-cell>
          <table:table-cell office:value-type="float" office:value="9.1048">
            <text:p>9.1048</text:p>
          </table:table-cell>
          <table:table-cell office:value-type="float" office:value="-0.38758">
            <text:p>-0.38758</text:p>
          </table:table-cell>
          <table:table-cell office:value-type="float" office:value="-5.9763">
            <text:p>-5.976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2238">
            <text:p>-3.2238</text:p>
          </table:table-cell>
          <table:table-cell office:value-type="float" office:value="2.7935">
            <text:p>2.7935</text:p>
          </table:table-cell>
          <table:table-cell office:value-type="float" office:value="0.32274">
            <text:p>0.32274</text:p>
          </table:table-cell>
          <table:table-cell office:value-type="float" office:value="-0.86078">
            <text:p>-0.8607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631">
            <text:p>-2.0631</text:p>
          </table:table-cell>
          <table:table-cell office:value-type="float" office:value="-1.5147">
            <text:p>-1.5147</text:p>
          </table:table-cell>
          <table:table-cell office:value-type="float" office:value="1.219">
            <text:p>1.219</text:p>
          </table:table-cell>
          <table:table-cell office:value-type="float" office:value="0.44524">
            <text:p>0.445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1318">
            <text:p>-0.91318</text:p>
          </table:table-cell>
          <table:table-cell office:value-type="float" office:value="-2.0113">
            <text:p>-2.0113</text:p>
          </table:table-cell>
          <table:table-cell office:value-type="float" office:value="-0.19565">
            <text:p>-0.19565</text:p>
          </table:table-cell>
          <table:table-cell office:value-type="float" office:value="0.066365">
            <text:p>0.0663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005">
            <text:p>0.6005</text:p>
          </table:table-cell>
          <table:table-cell office:value-type="float" office:value="1.9327">
            <text:p>1.9327</text:p>
          </table:table-cell>
          <table:table-cell office:value-type="float" office:value="-3.2888">
            <text:p>-3.2888</text:p>
          </table:table-cell>
          <table:table-cell office:value-type="float" office:value="-0.32415">
            <text:p>-0.3241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91315">
            <text:p>0.91315</text:p>
          </table:table-cell>
          <table:table-cell office:value-type="float" office:value="3.3377">
            <text:p>3.3377</text:p>
          </table:table-cell>
          <table:table-cell office:value-type="float" office:value="-4.0557">
            <text:p>-4.0557</text:p>
          </table:table-cell>
          <table:table-cell office:value-type="float" office:value="-1.6741">
            <text:p>-1.67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8015">
            <text:p>-0.28015</text:p>
          </table:table-cell>
          <table:table-cell office:value-type="float" office:value="3.0729">
            <text:p>3.0729</text:p>
          </table:table-cell>
          <table:table-cell office:value-type="float" office:value="-3.3857">
            <text:p>-3.3857</text:p>
          </table:table-cell>
          <table:table-cell office:value-type="float" office:value="-2.9155">
            <text:p>-2.915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6085">
            <text:p>-3.6085</text:p>
          </table:table-cell>
          <table:table-cell office:value-type="float" office:value="3.3253">
            <text:p>3.3253</text:p>
          </table:table-cell>
          <table:table-cell office:value-type="float" office:value="-0.51954">
            <text:p>-0.51954</text:p>
          </table:table-cell>
          <table:table-cell office:value-type="float" office:value="-3.5737">
            <text:p>-3.573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2003">
            <text:p>-6.2003</text:p>
          </table:table-cell>
          <table:table-cell office:value-type="float" office:value="8.6806">
            <text:p>8.6806</text:p>
          </table:table-cell>
          <table:table-cell office:value-type="float" office:value="0.0091344">
            <text:p>0.0091344</text:p>
          </table:table-cell>
          <table:table-cell office:value-type="float" office:value="-3.703">
            <text:p>-3.7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932">
            <text:p>-4.2932</text:p>
          </table:table-cell>
          <table:table-cell office:value-type="float" office:value="3.3419">
            <text:p>3.3419</text:p>
          </table:table-cell>
          <table:table-cell office:value-type="float" office:value="0.77258">
            <text:p>0.77258</text:p>
          </table:table-cell>
          <table:table-cell office:value-type="float" office:value="-0.99785">
            <text:p>-0.9978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265">
            <text:p>-3.0265</text:p>
          </table:table-cell>
          <table:table-cell office:value-type="float" office:value="-0.062088">
            <text:p>-0.062088</text:p>
          </table:table-cell>
          <table:table-cell office:value-type="float" office:value="0.68604">
            <text:p>0.68604</text:p>
          </table:table-cell>
          <table:table-cell office:value-type="float" office:value="-0.055186">
            <text:p>-0.05518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015">
            <text:p>-1.7015</text:p>
          </table:table-cell>
          <table:table-cell office:value-type="float" office:value="-0.010356">
            <text:p>-0.010356</text:p>
          </table:table-cell>
          <table:table-cell office:value-type="float" office:value="-0.99337">
            <text:p>-0.99337</text:p>
          </table:table-cell>
          <table:table-cell office:value-type="float" office:value="-0.53104">
            <text:p>-0.531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4326">
            <text:p>-0.64326</text:p>
          </table:table-cell>
          <table:table-cell office:value-type="float" office:value="2.4748">
            <text:p>2.4748</text:p>
          </table:table-cell>
          <table:table-cell office:value-type="float" office:value="-2.9452">
            <text:p>-2.9452</text:p>
          </table:table-cell>
          <table:table-cell office:value-type="float" office:value="-1.0276">
            <text:p>-1.02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6339">
            <text:p>-0.86339</text:p>
          </table:table-cell>
          <table:table-cell office:value-type="float" office:value="1.9348">
            <text:p>1.9348</text:p>
          </table:table-cell>
          <table:table-cell office:value-type="float" office:value="-2.3729">
            <text:p>-2.3729</text:p>
          </table:table-cell>
          <table:table-cell office:value-type="float" office:value="-1.0897">
            <text:p>-1.089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659">
            <text:p>-2.0659</text:p>
          </table:table-cell>
          <table:table-cell office:value-type="float" office:value="1.0512">
            <text:p>1.0512</text:p>
          </table:table-cell>
          <table:table-cell office:value-type="float" office:value="-0.46298">
            <text:p>-0.46298</text:p>
          </table:table-cell>
          <table:table-cell office:value-type="float" office:value="-1.0974">
            <text:p>-1.09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333">
            <text:p>-2.1333</text:p>
          </table:table-cell>
          <table:table-cell office:value-type="float" office:value="1.5685">
            <text:p>1.5685</text:p>
          </table:table-cell>
          <table:table-cell office:value-type="float" office:value="-0.084261">
            <text:p>-0.084261</text:p>
          </table:table-cell>
          <table:table-cell office:value-type="float" office:value="-1.7453">
            <text:p>-1.74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568">
            <text:p>-1.2568</text:p>
          </table:table-cell>
          <table:table-cell office:value-type="float" office:value="-1.4733">
            <text:p>-1.4733</text:p>
          </table:table-cell>
          <table:table-cell office:value-type="float" office:value="2.8718">
            <text:p>2.8718</text:p>
          </table:table-cell>
          <table:table-cell office:value-type="float" office:value="0.44653">
            <text:p>0.446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1128">
            <text:p>-3.1128</text:p>
          </table:table-cell>
          <table:table-cell office:value-type="float" office:value="-6.841">
            <text:p>-6.841</text:p>
          </table:table-cell>
          <table:table-cell office:value-type="float" office:value="10.7402">
            <text:p>10.7402</text:p>
          </table:table-cell>
          <table:table-cell office:value-type="float" office:value="-1.0172">
            <text:p>-1.01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8554">
            <text:p>-4.8554</text:p>
          </table:table-cell>
          <table:table-cell office:value-type="float" office:value="-5.9037">
            <text:p>-5.9037</text:p>
          </table:table-cell>
          <table:table-cell office:value-type="float" office:value="10.9818">
            <text:p>10.9818</text:p>
          </table:table-cell>
          <table:table-cell office:value-type="float" office:value="-0.82199">
            <text:p>-0.821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88">
            <text:p>-2.588</text:p>
          </table:table-cell>
          <table:table-cell office:value-type="float" office:value="3.8654">
            <text:p>3.8654</text:p>
          </table:table-cell>
          <table:table-cell office:value-type="float" office:value="-0.3336">
            <text:p>-0.3336</text:p>
          </table:table-cell>
          <table:table-cell office:value-type="float" office:value="-1.2797">
            <text:p>-1.279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4394">
            <text:p>0.24394</text:p>
          </table:table-cell>
          <table:table-cell office:value-type="float" office:value="1.4733">
            <text:p>1.4733</text:p>
          </table:table-cell>
          <table:table-cell office:value-type="float" office:value="-1.4192">
            <text:p>-1.4192</text:p>
          </table:table-cell>
          <table:table-cell office:value-type="float" office:value="-0.58535">
            <text:p>-0.585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322">
            <text:p>-1.5322</text:p>
          </table:table-cell>
          <table:table-cell office:value-type="float" office:value="-5.0966">
            <text:p>-5.0966</text:p>
          </table:table-cell>
          <table:table-cell office:value-type="float" office:value="6.6779">
            <text:p>6.6779</text:p>
          </table:table-cell>
          <table:table-cell office:value-type="float" office:value="0.17498">
            <text:p>0.174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0025">
            <text:p>-4.0025</text:p>
          </table:table-cell>
          <table:table-cell office:value-type="float" office:value="-13.4979">
            <text:p>-13.4979</text:p>
          </table:table-cell>
          <table:table-cell office:value-type="float" office:value="17.6772">
            <text:p>17.6772</text:p>
          </table:table-cell>
          <table:table-cell office:value-type="float" office:value="-3.3202">
            <text:p>-3.320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0173">
            <text:p>-4.0173</text:p>
          </table:table-cell>
          <table:table-cell office:value-type="float" office:value="-8.3123">
            <text:p>-8.3123</text:p>
          </table:table-cell>
          <table:table-cell office:value-type="float" office:value="12.4547">
            <text:p>12.4547</text:p>
          </table:table-cell>
          <table:table-cell office:value-type="float" office:value="-1.4375">
            <text:p>-1.437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731">
            <text:p>-3.0731</text:p>
          </table:table-cell>
          <table:table-cell office:value-type="float" office:value="-0.53181">
            <text:p>-0.53181</text:p>
          </table:table-cell>
          <table:table-cell office:value-type="float" office:value="2.3877">
            <text:p>2.3877</text:p>
          </table:table-cell>
          <table:table-cell office:value-type="float" office:value="0.77627">
            <text:p>0.776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79">
            <text:p>-1.979</text:p>
          </table:table-cell>
          <table:table-cell office:value-type="float" office:value="3.2301">
            <text:p>3.2301</text:p>
          </table:table-cell>
          <table:table-cell office:value-type="float" office:value="-1.3575">
            <text:p>-1.3575</text:p>
          </table:table-cell>
          <table:table-cell office:value-type="float" office:value="-2.5819">
            <text:p>-2.58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294">
            <text:p>-0.4294</text:p>
          </table:table-cell>
          <table:table-cell office:value-type="float" office:value="-0.14693">
            <text:p>-0.14693</text:p>
          </table:table-cell>
          <table:table-cell office:value-type="float" office:value="0.044265">
            <text:p>0.044265</text:p>
          </table:table-cell>
          <table:table-cell office:value-type="float" office:value="-0.15605">
            <text:p>-0.1560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34">
            <text:p>-2.234</text:p>
          </table:table-cell>
          <table:table-cell office:value-type="float" office:value="-7.0314">
            <text:p>-7.0314</text:p>
          </table:table-cell>
          <table:table-cell office:value-type="float" office:value="7.4936">
            <text:p>7.4936</text:p>
          </table:table-cell>
          <table:table-cell office:value-type="float" office:value="0.61334">
            <text:p>0.613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11">
            <text:p>-4.211</text:p>
          </table:table-cell>
          <table:table-cell office:value-type="float" office:value="-12.4736">
            <text:p>-12.4736</text:p>
          </table:table-cell>
          <table:table-cell office:value-type="float" office:value="14.9704">
            <text:p>14.9704</text:p>
          </table:table-cell>
          <table:table-cell office:value-type="float" office:value="-1.3884">
            <text:p>-1.38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073">
            <text:p>-3.8073</text:p>
          </table:table-cell>
          <table:table-cell office:value-type="float" office:value="-8.0971">
            <text:p>-8.0971</text:p>
          </table:table-cell>
          <table:table-cell office:value-type="float" office:value="10.1772">
            <text:p>10.1772</text:p>
          </table:table-cell>
          <table:table-cell office:value-type="float" office:value="0.65084">
            <text:p>0.650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912">
            <text:p>-2.5912</text:p>
          </table:table-cell>
          <table:table-cell office:value-type="float" office:value="-0.10554">
            <text:p>-0.10554</text:p>
          </table:table-cell>
          <table:table-cell office:value-type="float" office:value="1.2798">
            <text:p>1.2798</text:p>
          </table:table-cell>
          <table:table-cell office:value-type="float" office:value="1.0414">
            <text:p>1.04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482">
            <text:p>-2.2482</text:p>
          </table:table-cell>
          <table:table-cell office:value-type="float" office:value="3.0915">
            <text:p>3.0915</text:p>
          </table:table-cell>
          <table:table-cell office:value-type="float" office:value="-2.3969">
            <text:p>-2.3969</text:p>
          </table:table-cell>
          <table:table-cell office:value-type="float" office:value="-2.6711">
            <text:p>-2.67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427">
            <text:p>-1.4427</text:p>
          </table:table-cell>
          <table:table-cell office:value-type="float" office:value="3.2922">
            <text:p>3.2922</text:p>
          </table:table-cell>
          <table:table-cell office:value-type="float" office:value="-1.9702">
            <text:p>-1.9702</text:p>
          </table:table-cell>
          <table:table-cell office:value-type="float" office:value="-3.4392">
            <text:p>-3.439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9416">
            <text:p>-0.39416</text:p>
          </table:table-cell>
          <table:table-cell office:value-type="float" office:value="-0.020702">
            <text:p>-0.020702</text:p>
          </table:table-cell>
          <table:table-cell office:value-type="float" office:value="-0.066267">
            <text:p>-0.066267</text:p>
          </table:table-cell>
          <table:table-cell office:value-type="float" office:value="-0.44699">
            <text:p>-0.446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22">
            <text:p>-1.522</text:p>
          </table:table-cell>
          <table:table-cell office:value-type="float" office:value="-6.6383">
            <text:p>-6.6383</text:p>
          </table:table-cell>
          <table:table-cell office:value-type="float" office:value="5.7491">
            <text:p>5.7491</text:p>
          </table:table-cell>
          <table:table-cell office:value-type="float" office:value="-0.10691">
            <text:p>-0.1069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267">
            <text:p>-2.8267</text:p>
          </table:table-cell>
          <table:table-cell office:value-type="float" office:value="-9.0407">
            <text:p>-9.0407</text:p>
          </table:table-cell>
          <table:table-cell office:value-type="float" office:value="9.0694">
            <text:p>9.0694</text:p>
          </table:table-cell>
          <table:table-cell office:value-type="float" office:value="-0.98233">
            <text:p>-0.982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263">
            <text:p>-1.7263</text:p>
          </table:table-cell>
          <table:table-cell office:value-type="float" office:value="-6.0237">
            <text:p>-6.0237</text:p>
          </table:table-cell>
          <table:table-cell office:value-type="float" office:value="5.2419">
            <text:p>5.2419</text:p>
          </table:table-cell>
          <table:table-cell office:value-type="float" office:value="0.29524">
            <text:p>0.295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4255">
            <text:p>-0.94255</text:p>
          </table:table-cell>
          <table:table-cell office:value-type="float" office:value="0.039307">
            <text:p>0.039307</text:p>
          </table:table-cell>
          <table:table-cell office:value-type="float" office:value="-0.24192">
            <text:p>-0.24192</text:p>
          </table:table-cell>
          <table:table-cell office:value-type="float" office:value="0.31593">
            <text:p>0.3159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9569">
            <text:p>-0.89569</text:p>
          </table:table-cell>
          <table:table-cell office:value-type="float" office:value="3.0025">
            <text:p>3.0025</text:p>
          </table:table-cell>
          <table:table-cell office:value-type="float" office:value="-3.6067">
            <text:p>-3.6067</text:p>
          </table:table-cell>
          <table:table-cell office:value-type="float" office:value="-3.4457">
            <text:p>-3.44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2815">
            <text:p>-6.2815</text:p>
          </table:table-cell>
          <table:table-cell office:value-type="float" office:value="6.6651">
            <text:p>6.6651</text:p>
          </table:table-cell>
          <table:table-cell office:value-type="float" office:value="0.52581">
            <text:p>0.52581</text:p>
          </table:table-cell>
          <table:table-cell office:value-type="float" office:value="-7.0107">
            <text:p>-7.01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211">
            <text:p>-2.3211</text:p>
          </table:table-cell>
          <table:table-cell office:value-type="float" office:value="3.166">
            <text:p>3.166</text:p>
          </table:table-cell>
          <table:table-cell office:value-type="float" office:value="-1.0002">
            <text:p>-1.0002</text:p>
          </table:table-cell>
          <table:table-cell office:value-type="float" office:value="-2.7151">
            <text:p>-2.715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414">
            <text:p>-1.3414</text:p>
          </table:table-cell>
          <table:table-cell office:value-type="float" office:value="-2.0776">
            <text:p>-2.0776</text:p>
          </table:table-cell>
          <table:table-cell office:value-type="float" office:value="2.8093">
            <text:p>2.8093</text:p>
          </table:table-cell>
          <table:table-cell office:value-type="float" office:value="0.60688">
            <text:p>0.6068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58">
            <text:p>-2.258</text:p>
          </table:table-cell>
          <table:table-cell office:value-type="float" office:value="-9.3263">
            <text:p>-9.3263</text:p>
          </table:table-cell>
          <table:table-cell office:value-type="float" office:value="9.3727">
            <text:p>9.3727</text:p>
          </table:table-cell>
          <table:table-cell office:value-type="float" office:value="-0.85949">
            <text:p>-0.8594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858">
            <text:p>-3.8858</text:p>
          </table:table-cell>
          <table:table-cell office:value-type="float" office:value="-12.8461">
            <text:p>-12.8461</text:p>
          </table:table-cell>
          <table:table-cell office:value-type="float" office:value="12.7957">
            <text:p>12.7957</text:p>
          </table:table-cell>
          <table:table-cell office:value-type="float" office:value="-3.1353">
            <text:p>-3.13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969">
            <text:p>-1.8969</text:p>
          </table:table-cell>
          <table:table-cell office:value-type="float" office:value="-6.7893">
            <text:p>-6.7893</text:p>
          </table:table-cell>
          <table:table-cell office:value-type="float" office:value="5.2761">
            <text:p>5.2761</text:p>
          </table:table-cell>
          <table:table-cell office:value-type="float" office:value="-0.32544">
            <text:p>-0.325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2645">
            <text:p>-0.52645</text:p>
          </table:table-cell>
          <table:table-cell office:value-type="float" office:value="-0.24832">
            <text:p>-0.24832</text:p>
          </table:table-cell>
          <table:table-cell office:value-type="float" office:value="-0.45613">
            <text:p>-0.45613</text:p>
          </table:table-cell>
          <table:table-cell office:value-type="float" office:value="0.41938">
            <text:p>0.4193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096613">
            <text:p>0.0096613</text:p>
          </table:table-cell>
          <table:table-cell office:value-type="float" office:value="3.5612">
            <text:p>3.5612</text:p>
          </table:table-cell>
          <table:table-cell office:value-type="float" office:value="-4.407">
            <text:p>-4.407</text:p>
          </table:table-cell>
          <table:table-cell office:value-type="float" office:value="-4.4103">
            <text:p>-4.41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826">
            <text:p>-3.8826</text:p>
          </table:table-cell>
          <table:table-cell office:value-type="float" office:value="4.898">
            <text:p>4.898</text:p>
          </table:table-cell>
          <table:table-cell office:value-type="float" office:value="-0.92311">
            <text:p>-0.92311</text:p>
          </table:table-cell>
          <table:table-cell office:value-type="float" office:value="-5.0801">
            <text:p>-5.080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405">
            <text:p>-2.1405</text:p>
          </table:table-cell>
          <table:table-cell office:value-type="float" office:value="-0.16762">
            <text:p>-0.16762</text:p>
          </table:table-cell>
          <table:table-cell office:value-type="float" office:value="1.321">
            <text:p>1.321</text:p>
          </table:table-cell>
          <table:table-cell office:value-type="float" office:value="-0.20906">
            <text:p>-0.209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824">
            <text:p>-2.4824</text:p>
          </table:table-cell>
          <table:table-cell office:value-type="float" office:value="-7.3046">
            <text:p>-7.3046</text:p>
          </table:table-cell>
          <table:table-cell office:value-type="float" office:value="6.839">
            <text:p>6.839</text:p>
          </table:table-cell>
          <table:table-cell office:value-type="float" office:value="-0.59053">
            <text:p>-0.590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098">
            <text:p>-2.9098</text:p>
          </table:table-cell>
          <table:table-cell office:value-type="float" office:value="-10.0712">
            <text:p>-10.0712</text:p>
          </table:table-cell>
          <table:table-cell office:value-type="float" office:value="8.4156">
            <text:p>8.4156</text:p>
          </table:table-cell>
          <table:table-cell office:value-type="float" office:value="-1.9948">
            <text:p>-1.994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0975">
            <text:p>-0.60975</text:p>
          </table:table-cell>
          <table:table-cell office:value-type="float" office:value="-4.002">
            <text:p>-4.002</text:p>
          </table:table-cell>
          <table:table-cell office:value-type="float" office:value="1.8471">
            <text:p>1.8471</text:p>
          </table:table-cell>
          <table:table-cell office:value-type="float" office:value="0.6017">
            <text:p>0.6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83625">
            <text:p>0.83625</text:p>
          </table:table-cell>
          <table:table-cell office:value-type="float" office:value="1.1071">
            <text:p>1.1071</text:p>
          </table:table-cell>
          <table:table-cell office:value-type="float" office:value="-2.4706">
            <text:p>-2.4706</text:p>
          </table:table-cell>
          <table:table-cell office:value-type="float" office:value="-0.062945">
            <text:p>-0.06294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0731">
            <text:p>0.60731</text:p>
          </table:table-cell>
          <table:table-cell office:value-type="float" office:value="3.9544">
            <text:p>3.9544</text:p>
          </table:table-cell>
          <table:table-cell office:value-type="float" office:value="-4.772">
            <text:p>-4.772</text:p>
          </table:table-cell>
          <table:table-cell office:value-type="float" office:value="-4.4853">
            <text:p>-4.48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8861">
            <text:p>-4.8861</text:p>
          </table:table-cell>
          <table:table-cell office:value-type="float" office:value="7.0542">
            <text:p>7.0542</text:p>
          </table:table-cell>
          <table:table-cell office:value-type="float" office:value="-0.17252">
            <text:p>-0.17252</text:p>
          </table:table-cell>
          <table:table-cell office:value-type="float" office:value="-6.959">
            <text:p>-6.9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1366">
            <text:p>-3.1366</text:p>
          </table:table-cell>
          <table:table-cell office:value-type="float" office:value="0.42212">
            <text:p>0.42212</text:p>
          </table:table-cell>
          <table:table-cell office:value-type="float" office:value="2.6225">
            <text:p>2.6225</text:p>
          </table:table-cell>
          <table:table-cell office:value-type="float" office:value="-0.064238">
            <text:p>-0.06423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754">
            <text:p>-2.5754</text:p>
          </table:table-cell>
          <table:table-cell office:value-type="float" office:value="-5.6574">
            <text:p>-5.6574</text:p>
          </table:table-cell>
          <table:table-cell office:value-type="float" office:value="6.103">
            <text:p>6.103</text:p>
          </table:table-cell>
          <table:table-cell office:value-type="float" office:value="0.65214">
            <text:p>0.652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782">
            <text:p>-1.8782</text:p>
          </table:table-cell>
          <table:table-cell office:value-type="float" office:value="-6.5865">
            <text:p>-6.5865</text:p>
          </table:table-cell>
          <table:table-cell office:value-type="float" office:value="4.8486">
            <text:p>4.8486</text:p>
          </table:table-cell>
          <table:table-cell office:value-type="float" office:value="-0.021566">
            <text:p>-0.0215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4261">
            <text:p>0.24261</text:p>
          </table:table-cell>
          <table:table-cell office:value-type="float" office:value="0.57318">
            <text:p>0.57318</text:p>
          </table:table-cell>
          <table:table-cell office:value-type="float" office:value="-1.9402">
            <text:p>-1.9402</text:p>
          </table:table-cell>
          <table:table-cell office:value-type="float" office:value="0.44007">
            <text:p>0.440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296">
            <text:p>1.296</text:p>
          </table:table-cell>
          <table:table-cell office:value-type="float" office:value="4.2855">
            <text:p>4.2855</text:p>
          </table:table-cell>
          <table:table-cell office:value-type="float" office:value="-4.8457">
            <text:p>-4.8457</text:p>
          </table:table-cell>
          <table:table-cell office:value-type="float" office:value="-2.9013">
            <text:p>-2.90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5943">
            <text:p>0.25943</text:p>
          </table:table-cell>
          <table:table-cell office:value-type="float" office:value="5.0097">
            <text:p>5.0097</text:p>
          </table:table-cell>
          <table:table-cell office:value-type="float" office:value="-5.0394">
            <text:p>-5.0394</text:p>
          </table:table-cell>
          <table:table-cell office:value-type="float" office:value="-6.3862">
            <text:p>-6.38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873">
            <text:p>-5.873</text:p>
          </table:table-cell>
          <table:table-cell office:value-type="float" office:value="9.1752">
            <text:p>9.1752</text:p>
          </table:table-cell>
          <table:table-cell office:value-type="float" office:value="-0.27448">
            <text:p>-0.27448</text:p>
          </table:table-cell>
          <table:table-cell office:value-type="float" office:value="-6.0422">
            <text:p>-6.042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4605">
            <text:p>-3.4605</text:p>
          </table:table-cell>
          <table:table-cell office:value-type="float" office:value="2.6901">
            <text:p>2.6901</text:p>
          </table:table-cell>
          <table:table-cell office:value-type="float" office:value="0.16165">
            <text:p>0.16165</text:p>
          </table:table-cell>
          <table:table-cell office:value-type="float" office:value="-1.0224">
            <text:p>-1.02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797">
            <text:p>-2.3797</text:p>
          </table:table-cell>
          <table:table-cell office:value-type="float" office:value="-1.4402">
            <text:p>-1.4402</text:p>
          </table:table-cell>
          <table:table-cell office:value-type="float" office:value="1.1273">
            <text:p>1.1273</text:p>
          </table:table-cell>
          <table:table-cell office:value-type="float" office:value="0.16076">
            <text:p>0.160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424">
            <text:p>-1.2424</text:p>
          </table:table-cell>
          <table:table-cell office:value-type="float" office:value="-1.7175">
            <text:p>-1.7175</text:p>
          </table:table-cell>
          <table:table-cell office:value-type="float" office:value="-0.52553">
            <text:p>-0.52553</text:p>
          </table:table-cell>
          <table:table-cell office:value-type="float" office:value="-0.21036">
            <text:p>-0.210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0216">
            <text:p>0.20216</text:p>
          </table:table-cell>
          <table:table-cell office:value-type="float" office:value="1.9182">
            <text:p>1.9182</text:p>
          </table:table-cell>
          <table:table-cell office:value-type="float" office:value="-3.2828">
            <text:p>-3.2828</text:p>
          </table:table-cell>
          <table:table-cell office:value-type="float" office:value="-0.61768">
            <text:p>-0.617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9823">
            <text:p>0.59823</text:p>
          </table:table-cell>
          <table:table-cell office:value-type="float" office:value="3.5012">
            <text:p>3.5012</text:p>
          </table:table-cell>
          <table:table-cell office:value-type="float" office:value="-3.9795">
            <text:p>-3.9795</text:p>
          </table:table-cell>
          <table:table-cell office:value-type="float" office:value="-1.7841">
            <text:p>-1.78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7995">
            <text:p>-0.77995</text:p>
          </table:table-cell>
          <table:table-cell office:value-type="float" office:value="3.2322">
            <text:p>3.2322</text:p>
          </table:table-cell>
          <table:table-cell office:value-type="float" office:value="-3.282">
            <text:p>-3.282</text:p>
          </table:table-cell>
          <table:table-cell office:value-type="float" office:value="-3.1004">
            <text:p>-3.10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1409">
            <text:p>-4.1409</text:p>
          </table:table-cell>
          <table:table-cell office:value-type="float" office:value="3.4619">
            <text:p>3.4619</text:p>
          </table:table-cell>
          <table:table-cell office:value-type="float" office:value="-0.47841">
            <text:p>-0.47841</text:p>
          </table:table-cell>
          <table:table-cell office:value-type="float" office:value="-3.8879">
            <text:p>-3.88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5084">
            <text:p>-6.5084</text:p>
          </table:table-cell>
          <table:table-cell office:value-type="float" office:value="8.7696">
            <text:p>8.7696</text:p>
          </table:table-cell>
          <table:table-cell office:value-type="float" office:value="0.23191">
            <text:p>0.23191</text:p>
          </table:table-cell>
          <table:table-cell office:value-type="float" office:value="-3.937">
            <text:p>-3.93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4996">
            <text:p>-4.4996</text:p>
          </table:table-cell>
          <table:table-cell office:value-type="float" office:value="3.4288">
            <text:p>3.4288</text:p>
          </table:table-cell>
          <table:table-cell office:value-type="float" office:value="0.56265">
            <text:p>0.56265</text:p>
          </table:table-cell>
          <table:table-cell office:value-type="float" office:value="-1.1672">
            <text:p>-1.16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125">
            <text:p>-3.3125</text:p>
          </table:table-cell>
          <table:table-cell office:value-type="float" office:value="0.10139">
            <text:p>0.10139</text:p>
          </table:table-cell>
          <table:table-cell office:value-type="float" office:value="0.55323">
            <text:p>0.55323</text:p>
          </table:table-cell>
          <table:table-cell office:value-type="float" office:value="-0.2957">
            <text:p>-0.29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423">
            <text:p>-1.9423</text:p>
          </table:table-cell>
          <table:table-cell office:value-type="float" office:value="0.3766">
            <text:p>0.3766</text:p>
          </table:table-cell>
          <table:table-cell office:value-type="float" office:value="-1.2898">
            <text:p>-1.2898</text:p>
          </table:table-cell>
          <table:table-cell office:value-type="float" office:value="-0.82458">
            <text:p>-0.824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5793">
            <text:p>-0.75793</text:p>
          </table:table-cell>
          <table:table-cell office:value-type="float" office:value="2.5349">
            <text:p>2.5349</text:p>
          </table:table-cell>
          <table:table-cell office:value-type="float" office:value="-3.0464">
            <text:p>-3.0464</text:p>
          </table:table-cell>
          <table:table-cell office:value-type="float" office:value="-1.2629">
            <text:p>-1.262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5403">
            <text:p>-0.95403</text:p>
          </table:table-cell>
          <table:table-cell office:value-type="float" office:value="1.9824">
            <text:p>1.9824</text:p>
          </table:table-cell>
          <table:table-cell office:value-type="float" office:value="-2.3163">
            <text:p>-2.3163</text:p>
          </table:table-cell>
          <table:table-cell office:value-type="float" office:value="-1.1957">
            <text:p>-1.19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173">
            <text:p>-2.2173</text:p>
          </table:table-cell>
          <table:table-cell office:value-type="float" office:value="1.4671">
            <text:p>1.4671</text:p>
          </table:table-cell>
          <table:table-cell office:value-type="float" office:value="-0.72689">
            <text:p>-0.72689</text:p>
          </table:table-cell>
          <table:table-cell office:value-type="float" office:value="-1.1724">
            <text:p>-1.17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99">
            <text:p>-2.799</text:p>
          </table:table-cell>
          <table:table-cell office:value-type="float" office:value="1.9679">
            <text:p>1.9679</text:p>
          </table:table-cell>
          <table:table-cell office:value-type="float" office:value="-0.42357">
            <text:p>-0.42357</text:p>
          </table:table-cell>
          <table:table-cell office:value-type="float" office:value="-2.1125">
            <text:p>-2.11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629">
            <text:p>-1.8629</text:p>
          </table:table-cell>
          <table:table-cell office:value-type="float" office:value="-0.84841">
            <text:p>-0.84841</text:p>
          </table:table-cell>
          <table:table-cell office:value-type="float" office:value="2.5377">
            <text:p>2.5377</text:p>
          </table:table-cell>
          <table:table-cell office:value-type="float" office:value="0.097399">
            <text:p>0.0973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916">
            <text:p>-3.5916</text:p>
          </table:table-cell>
          <table:table-cell office:value-type="float" office:value="-6.2285">
            <text:p>-6.2285</text:p>
          </table:table-cell>
          <table:table-cell office:value-type="float" office:value="10.2389">
            <text:p>10.2389</text:p>
          </table:table-cell>
          <table:table-cell office:value-type="float" office:value="-1.1543">
            <text:p>-1.15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1216">
            <text:p>-5.1216</text:p>
          </table:table-cell>
          <table:table-cell office:value-type="float" office:value="-5.3118">
            <text:p>-5.3118</text:p>
          </table:table-cell>
          <table:table-cell office:value-type="float" office:value="10.3846">
            <text:p>10.3846</text:p>
          </table:table-cell>
          <table:table-cell office:value-type="float" office:value="-1.0612">
            <text:p>-1.06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2854">
            <text:p>-3.2854</text:p>
          </table:table-cell>
          <table:table-cell office:value-type="float" office:value="4.0372">
            <text:p>4.0372</text:p>
          </table:table-cell>
          <table:table-cell office:value-type="float" office:value="-0.45356">
            <text:p>-0.45356</text:p>
          </table:table-cell>
          <table:table-cell office:value-type="float" office:value="-1.8228">
            <text:p>-1.822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6877">
            <text:p>-0.56877</text:p>
          </table:table-cell>
          <table:table-cell office:value-type="float" office:value="1.4174">
            <text:p>1.4174</text:p>
          </table:table-cell>
          <table:table-cell office:value-type="float" office:value="-1.4252">
            <text:p>-1.4252</text:p>
          </table:table-cell>
          <table:table-cell office:value-type="float" office:value="-1.1246">
            <text:p>-1.12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518">
            <text:p>-2.3518</text:p>
          </table:table-cell>
          <table:table-cell office:value-type="float" office:value="-4.8359">
            <text:p>-4.8359</text:p>
          </table:table-cell>
          <table:table-cell office:value-type="float" office:value="6.6479">
            <text:p>6.6479</text:p>
          </table:table-cell>
          <table:table-cell office:value-type="float" office:value="-0.060358">
            <text:p>-0.0603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4861">
            <text:p>-4.4861</text:p>
          </table:table-cell>
          <table:table-cell office:value-type="float" office:value="-13.2889">
            <text:p>-13.2889</text:p>
          </table:table-cell>
          <table:table-cell office:value-type="float" office:value="17.3087">
            <text:p>17.3087</text:p>
          </table:table-cell>
          <table:table-cell office:value-type="float" office:value="-3.2194">
            <text:p>-3.21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3876">
            <text:p>-4.3876</text:p>
          </table:table-cell>
          <table:table-cell office:value-type="float" office:value="-7.7267">
            <text:p>-7.7267</text:p>
          </table:table-cell>
          <table:table-cell office:value-type="float" office:value="11.9655">
            <text:p>11.9655</text:p>
          </table:table-cell>
          <table:table-cell office:value-type="float" office:value="-1.4543">
            <text:p>-1.45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604">
            <text:p>-3.3604</text:p>
          </table:table-cell>
          <table:table-cell office:value-type="float" office:value="-0.32696">
            <text:p>-0.32696</text:p>
          </table:table-cell>
          <table:table-cell office:value-type="float" office:value="2.1324">
            <text:p>2.1324</text:p>
          </table:table-cell>
          <table:table-cell office:value-type="float" office:value="0.6017">
            <text:p>0.6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112">
            <text:p>-1.0112</text:p>
          </table:table-cell>
          <table:table-cell office:value-type="float" office:value="2.9984">
            <text:p>2.9984</text:p>
          </table:table-cell>
          <table:table-cell office:value-type="float" office:value="-1.1664">
            <text:p>-1.1664</text:p>
          </table:table-cell>
          <table:table-cell office:value-type="float" office:value="-1.6185">
            <text:p>-1.618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30219">
            <text:p>0.030219</text:p>
          </table:table-cell>
          <table:table-cell office:value-type="float" office:value="-1.0512">
            <text:p>-1.0512</text:p>
          </table:table-cell>
          <table:table-cell office:value-type="float" office:value="1.4024">
            <text:p>1.4024</text:p>
          </table:table-cell>
          <table:table-cell office:value-type="float" office:value="0.77369">
            <text:p>0.773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514">
            <text:p>-1.6514</text:p>
          </table:table-cell>
          <table:table-cell office:value-type="float" office:value="-8.4985">
            <text:p>-8.4985</text:p>
          </table:table-cell>
          <table:table-cell office:value-type="float" office:value="9.1122">
            <text:p>9.1122</text:p>
          </table:table-cell>
          <table:table-cell office:value-type="float" office:value="1.2379">
            <text:p>1.23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2692">
            <text:p>-3.2692</text:p>
          </table:table-cell>
          <table:table-cell office:value-type="float" office:value="-12.7406">
            <text:p>-12.7406</text:p>
          </table:table-cell>
          <table:table-cell office:value-type="float" office:value="15.5573">
            <text:p>15.5573</text:p>
          </table:table-cell>
          <table:table-cell office:value-type="float" office:value="-0.14182">
            <text:p>-0.141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701">
            <text:p>-2.5701</text:p>
          </table:table-cell>
          <table:table-cell office:value-type="float" office:value="-6.8452">
            <text:p>-6.8452</text:p>
          </table:table-cell>
          <table:table-cell office:value-type="float" office:value="8.9999">
            <text:p>8.9999</text:p>
          </table:table-cell>
          <table:table-cell office:value-type="float" office:value="2.1353">
            <text:p>2.13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066">
            <text:p>-1.3066</text:p>
          </table:table-cell>
          <table:table-cell office:value-type="float" office:value="0.25244">
            <text:p>0.25244</text:p>
          </table:table-cell>
          <table:table-cell office:value-type="float" office:value="0.7623">
            <text:p>0.7623</text:p>
          </table:table-cell>
          <table:table-cell office:value-type="float" office:value="1.7758">
            <text:p>1.77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637">
            <text:p>-1.6637</text:p>
          </table:table-cell>
          <table:table-cell office:value-type="float" office:value="3.2881">
            <text:p>3.2881</text:p>
          </table:table-cell>
          <table:table-cell office:value-type="float" office:value="-2.2701">
            <text:p>-2.2701</text:p>
          </table:table-cell>
          <table:table-cell office:value-type="float" office:value="-2.2224">
            <text:p>-2.22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5008">
            <text:p>-0.55008</text:p>
          </table:table-cell>
          <table:table-cell office:value-type="float" office:value="2.8659">
            <text:p>2.8659</text:p>
          </table:table-cell>
          <table:table-cell office:value-type="float" office:value="-1.6488">
            <text:p>-1.6488</text:p>
          </table:table-cell>
          <table:table-cell office:value-type="float" office:value="-2.4319">
            <text:p>-2.43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1431">
            <text:p>0.21431</text:p>
          </table:table-cell>
          <table:table-cell office:value-type="float" office:value="-0.69529">
            <text:p>-0.69529</text:p>
          </table:table-cell>
          <table:table-cell office:value-type="float" office:value="0.87711">
            <text:p>0.87711</text:p>
          </table:table-cell>
          <table:table-cell office:value-type="float" office:value="0.29653">
            <text:p>0.296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7288">
            <text:p>-0.77288</text:p>
          </table:table-cell>
          <table:table-cell office:value-type="float" office:value="-7.4473">
            <text:p>-7.4473</text:p>
          </table:table-cell>
          <table:table-cell office:value-type="float" office:value="6.492">
            <text:p>6.492</text:p>
          </table:table-cell>
          <table:table-cell office:value-type="float" office:value="0.36119">
            <text:p>0.361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391">
            <text:p>-1.8391</text:p>
          </table:table-cell>
          <table:table-cell office:value-type="float" office:value="-9.0883">
            <text:p>-9.0883</text:p>
          </table:table-cell>
          <table:table-cell office:value-type="float" office:value="9.2416">
            <text:p>9.2416</text:p>
          </table:table-cell>
          <table:table-cell office:value-type="float" office:value="-0.10432">
            <text:p>-0.104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3298">
            <text:p>-0.63298</text:p>
          </table:table-cell>
          <table:table-cell office:value-type="float" office:value="-5.1277">
            <text:p>-5.1277</text:p>
          </table:table-cell>
          <table:table-cell office:value-type="float" office:value="4.5624">
            <text:p>4.5624</text:p>
          </table:table-cell>
          <table:table-cell office:value-type="float" office:value="1.4797">
            <text:p>1.479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040545">
            <text:p>0.0040545</text:p>
          </table:table-cell>
          <table:table-cell office:value-type="float" office:value="0.62905">
            <text:p>0.62905</text:p>
          </table:table-cell>
          <table:table-cell office:value-type="float" office:value="-0.64121">
            <text:p>-0.64121</text:p>
          </table:table-cell>
          <table:table-cell office:value-type="float" office:value="0.75817">
            <text:p>0.758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8696">
            <text:p>-0.28696</text:p>
          </table:table-cell>
          <table:table-cell office:value-type="float" office:value="3.1784">
            <text:p>3.1784</text:p>
          </table:table-cell>
          <table:table-cell office:value-type="float" office:value="-3.5767">
            <text:p>-3.5767</text:p>
          </table:table-cell>
          <table:table-cell office:value-type="float" office:value="-3.1896">
            <text:p>-3.189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2406">
            <text:p>-5.2406</text:p>
          </table:table-cell>
          <table:table-cell office:value-type="float" office:value="6.6258">
            <text:p>6.6258</text:p>
          </table:table-cell>
          <table:table-cell office:value-type="float" office:value="-0.19908">
            <text:p>-0.19908</text:p>
          </table:table-cell>
          <table:table-cell office:value-type="float" office:value="-6.8607">
            <text:p>-6.86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446">
            <text:p>-1.4446</text:p>
          </table:table-cell>
          <table:table-cell office:value-type="float" office:value="2.1438">
            <text:p>2.1438</text:p>
          </table:table-cell>
          <table:table-cell office:value-type="float" office:value="-0.47241">
            <text:p>-0.47241</text:p>
          </table:table-cell>
          <table:table-cell office:value-type="float" office:value="-1.6677">
            <text:p>-1.667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5767">
            <text:p>-0.65767</text:p>
          </table:table-cell>
          <table:table-cell office:value-type="float" office:value="-2.8018">
            <text:p>-2.8018</text:p>
          </table:table-cell>
          <table:table-cell office:value-type="float" office:value="3.7115">
            <text:p>3.7115</text:p>
          </table:table-cell>
          <table:table-cell office:value-type="float" office:value="0.99739">
            <text:p>0.997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449">
            <text:p>-1.5449</text:p>
          </table:table-cell>
          <table:table-cell office:value-type="float" office:value="-10.1498">
            <text:p>-10.1498</text:p>
          </table:table-cell>
          <table:table-cell office:value-type="float" office:value="9.6152">
            <text:p>9.6152</text:p>
          </table:table-cell>
          <table:table-cell office:value-type="float" office:value="-1.2332">
            <text:p>-1.23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957">
            <text:p>-2.8957</text:p>
          </table:table-cell>
          <table:table-cell office:value-type="float" office:value="-12.0205">
            <text:p>-12.0205</text:p>
          </table:table-cell>
          <table:table-cell office:value-type="float" office:value="11.9149">
            <text:p>11.9149</text:p>
          </table:table-cell>
          <table:table-cell office:value-type="float" office:value="-2.7552">
            <text:p>-2.755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1479">
            <text:p>-0.81479</text:p>
          </table:table-cell>
          <table:table-cell office:value-type="float" office:value="-5.7381">
            <text:p>-5.7381</text:p>
          </table:table-cell>
          <table:table-cell office:value-type="float" office:value="4.3919">
            <text:p>4.3919</text:p>
          </table:table-cell>
          <table:table-cell office:value-type="float" office:value="0.3211">
            <text:p>0.32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0225">
            <text:p>0.50225</text:p>
          </table:table-cell>
          <table:table-cell office:value-type="float" office:value="0.65388">
            <text:p>0.65388</text:p>
          </table:table-cell>
          <table:table-cell office:value-type="float" office:value="-1.1793">
            <text:p>-1.1793</text:p>
          </table:table-cell>
          <table:table-cell office:value-type="float" office:value="0.39998">
            <text:p>0.399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4521">
            <text:p>0.74521</text:p>
          </table:table-cell>
          <table:table-cell office:value-type="float" office:value="3.6357">
            <text:p>3.6357</text:p>
          </table:table-cell>
          <table:table-cell office:value-type="float" office:value="-4.4044">
            <text:p>-4.4044</text:p>
          </table:table-cell>
          <table:table-cell office:value-type="float" office:value="-4.1414">
            <text:p>-4.14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146">
            <text:p>-2.9146</text:p>
          </table:table-cell>
          <table:table-cell office:value-type="float" office:value="4.0537">
            <text:p>4.0537</text:p>
          </table:table-cell>
          <table:table-cell office:value-type="float" office:value="-0.45699">
            <text:p>-0.45699</text:p>
          </table:table-cell>
          <table:table-cell office:value-type="float" office:value="-4.0327">
            <text:p>-4.03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907">
            <text:p>-1.3907</text:p>
          </table:table-cell>
          <table:table-cell office:value-type="float" office:value="-1.3781">
            <text:p>-1.3781</text:p>
          </table:table-cell>
          <table:table-cell office:value-type="float" office:value="2.3055">
            <text:p>2.3055</text:p>
          </table:table-cell>
          <table:table-cell office:value-type="float" office:value="-0.021566">
            <text:p>-0.0215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86">
            <text:p>-1.786</text:p>
          </table:table-cell>
          <table:table-cell office:value-type="float" office:value="-8.1157">
            <text:p>-8.1157</text:p>
          </table:table-cell>
          <table:table-cell office:value-type="float" office:value="7.0858">
            <text:p>7.0858</text:p>
          </table:table-cell>
          <table:table-cell office:value-type="float" office:value="-1.2112">
            <text:p>-1.21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322">
            <text:p>-1.7322</text:p>
          </table:table-cell>
          <table:table-cell office:value-type="float" office:value="-9.2828">
            <text:p>-9.2828</text:p>
          </table:table-cell>
          <table:table-cell office:value-type="float" office:value="7.719">
            <text:p>7.719</text:p>
          </table:table-cell>
          <table:table-cell office:value-type="float" office:value="-1.7168">
            <text:p>-1.71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5298">
            <text:p>0.55298</text:p>
          </table:table-cell>
          <table:table-cell office:value-type="float" office:value="-3.4619">
            <text:p>-3.4619</text:p>
          </table:table-cell>
          <table:table-cell office:value-type="float" office:value="1.7048">
            <text:p>1.7048</text:p>
          </table:table-cell>
          <table:table-cell office:value-type="float" office:value="1.1008">
            <text:p>1.10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.031">
            <text:p>2.031</text:p>
          </table:table-cell>
          <table:table-cell office:value-type="float" office:value="1.852">
            <text:p>1.852</text:p>
          </table:table-cell>
          <table:table-cell office:value-type="float" office:value="-3.0121">
            <text:p>-3.0121</text:p>
          </table:table-cell>
          <table:table-cell office:value-type="float" office:value="0.003003">
            <text:p>0.0030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2279">
            <text:p>1.2279</text:p>
          </table:table-cell>
          <table:table-cell office:value-type="float" office:value="4.0309">
            <text:p>4.0309</text:p>
          </table:table-cell>
          <table:table-cell office:value-type="float" office:value="-4.6435">
            <text:p>-4.6435</text:p>
          </table:table-cell>
          <table:table-cell office:value-type="float" office:value="-3.9125">
            <text:p>-3.91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249">
            <text:p>-4.2249</text:p>
          </table:table-cell>
          <table:table-cell office:value-type="float" office:value="6.2699">
            <text:p>6.2699</text:p>
          </table:table-cell>
          <table:table-cell office:value-type="float" office:value="0.15822">
            <text:p>0.15822</text:p>
          </table:table-cell>
          <table:table-cell office:value-type="float" office:value="-5.5457">
            <text:p>-5.54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346">
            <text:p>-2.5346</text:p>
          </table:table-cell>
          <table:table-cell office:value-type="float" office:value="-0.77392">
            <text:p>-0.77392</text:p>
          </table:table-cell>
          <table:table-cell office:value-type="float" office:value="3.3602">
            <text:p>3.3602</text:p>
          </table:table-cell>
          <table:table-cell office:value-type="float" office:value="0.00171">
            <text:p>0.001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49">
            <text:p>-1.749</text:p>
          </table:table-cell>
          <table:table-cell office:value-type="float" office:value="-6.332">
            <text:p>-6.332</text:p>
          </table:table-cell>
          <table:table-cell office:value-type="float" office:value="6.0987">
            <text:p>6.0987</text:p>
          </table:table-cell>
          <table:table-cell office:value-type="float" office:value="0.14266">
            <text:p>0.142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39">
            <text:p>-0.539</text:p>
          </table:table-cell>
          <table:table-cell office:value-type="float" office:value="-5.167">
            <text:p>-5.167</text:p>
          </table:table-cell>
          <table:table-cell office:value-type="float" office:value="3.4399">
            <text:p>3.4399</text:p>
          </table:table-cell>
          <table:table-cell office:value-type="float" office:value="0.052141">
            <text:p>0.0521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5631">
            <text:p>1.5631</text:p>
          </table:table-cell>
          <table:table-cell office:value-type="float" office:value="0.89599">
            <text:p>0.89599</text:p>
          </table:table-cell>
          <table:table-cell office:value-type="float" office:value="-1.9702">
            <text:p>-1.9702</text:p>
          </table:table-cell>
          <table:table-cell office:value-type="float" office:value="0.65472">
            <text:p>0.654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.3917">
            <text:p>2.3917</text:p>
          </table:table-cell>
          <table:table-cell office:value-type="float" office:value="4.5565">
            <text:p>4.5565</text:p>
          </table:table-cell>
          <table:table-cell office:value-type="float" office:value="-4.9888">
            <text:p>-4.9888</text:p>
          </table:table-cell>
          <table:table-cell office:value-type="float" office:value="-2.8987">
            <text:p>-2.89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89512">
            <text:p>0.89512</text:p>
          </table:table-cell>
          <table:table-cell office:value-type="float" office:value="4.7738">
            <text:p>4.7738</text:p>
          </table:table-cell>
          <table:table-cell office:value-type="float" office:value="-4.8431">
            <text:p>-4.8431</text:p>
          </table:table-cell>
          <table:table-cell office:value-type="float" office:value="-5.5909">
            <text:p>-5.590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4808">
            <text:p>-5.4808</text:p>
          </table:table-cell>
          <table:table-cell office:value-type="float" office:value="8.1819">
            <text:p>8.1819</text:p>
          </table:table-cell>
          <table:table-cell office:value-type="float" office:value="0.27818">
            <text:p>0.27818</text:p>
          </table:table-cell>
          <table:table-cell office:value-type="float" office:value="-5.0323">
            <text:p>-5.0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833">
            <text:p>-2.8833</text:p>
          </table:table-cell>
          <table:table-cell office:value-type="float" office:value="1.7713">
            <text:p>1.7713</text:p>
          </table:table-cell>
          <table:table-cell office:value-type="float" office:value="0.68946">
            <text:p>0.68946</text:p>
          </table:table-cell>
          <table:table-cell office:value-type="float" office:value="-0.4638">
            <text:p>-0.463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174">
            <text:p>-1.4174</text:p>
          </table:table-cell>
          <table:table-cell office:value-type="float" office:value="-2.2535">
            <text:p>-2.2535</text:p>
          </table:table-cell>
          <table:table-cell office:value-type="float" office:value="1.518">
            <text:p>1.518</text:p>
          </table:table-cell>
          <table:table-cell office:value-type="float" office:value="0.61981">
            <text:p>0.619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4283">
            <text:p>0.4283</text:p>
          </table:table-cell>
          <table:table-cell office:value-type="float" office:value="-0.94981">
            <text:p>-0.94981</text:p>
          </table:table-cell>
          <table:table-cell office:value-type="float" office:value="-1.0731">
            <text:p>-1.0731</text:p>
          </table:table-cell>
          <table:table-cell office:value-type="float" office:value="0.3211">
            <text:p>0.32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5904">
            <text:p>1.5904</text:p>
          </table:table-cell>
          <table:table-cell office:value-type="float" office:value="2.2121">
            <text:p>2.2121</text:p>
          </table:table-cell>
          <table:table-cell office:value-type="float" office:value="-3.1183">
            <text:p>-3.1183</text:p>
          </table:table-cell>
          <table:table-cell office:value-type="float" office:value="-0.11725">
            <text:p>-0.117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7425">
            <text:p>1.7425</text:p>
          </table:table-cell>
          <table:table-cell office:value-type="float" office:value="3.6833">
            <text:p>3.6833</text:p>
          </table:table-cell>
          <table:table-cell office:value-type="float" office:value="-4.0129">
            <text:p>-4.0129</text:p>
          </table:table-cell>
          <table:table-cell office:value-type="float" office:value="-1.7207">
            <text:p>-1.72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3356">
            <text:p>-0.23356</text:p>
          </table:table-cell>
          <table:table-cell office:value-type="float" office:value="3.2405">
            <text:p>3.2405</text:p>
          </table:table-cell>
          <table:table-cell office:value-type="float" office:value="-3.0669">
            <text:p>-3.0669</text:p>
          </table:table-cell>
          <table:table-cell office:value-type="float" office:value="-2.7784">
            <text:p>-2.77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6227">
            <text:p>-3.6227</text:p>
          </table:table-cell>
          <table:table-cell office:value-type="float" office:value="3.9958">
            <text:p>3.9958</text:p>
          </table:table-cell>
          <table:table-cell office:value-type="float" office:value="-0.35845">
            <text:p>-0.35845</text:p>
          </table:table-cell>
          <table:table-cell office:value-type="float" office:value="-3.9047">
            <text:p>-3.90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1536">
            <text:p>-6.1536</text:p>
          </table:table-cell>
          <table:table-cell office:value-type="float" office:value="7.9295">
            <text:p>7.9295</text:p>
          </table:table-cell>
          <table:table-cell office:value-type="float" office:value="0.61663">
            <text:p>0.61663</text:p>
          </table:table-cell>
          <table:table-cell office:value-type="float" office:value="-3.2646">
            <text:p>-3.26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172">
            <text:p>-3.9172</text:p>
          </table:table-cell>
          <table:table-cell office:value-type="float" office:value="2.6652">
            <text:p>2.6652</text:p>
          </table:table-cell>
          <table:table-cell office:value-type="float" office:value="0.78886">
            <text:p>0.78886</text:p>
          </table:table-cell>
          <table:table-cell office:value-type="float" office:value="-0.7819">
            <text:p>-0.78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214">
            <text:p>-2.2214</text:p>
          </table:table-cell>
          <table:table-cell office:value-type="float" office:value="-0.23798">
            <text:p>-0.23798</text:p>
          </table:table-cell>
          <table:table-cell office:value-type="float" office:value="0.56008">
            <text:p>0.56008</text:p>
          </table:table-cell>
          <table:table-cell office:value-type="float" office:value="0.05602">
            <text:p>0.0560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9241">
            <text:p>-0.49241</text:p>
          </table:table-cell>
          <table:table-cell office:value-type="float" office:value="0.89392">
            <text:p>0.89392</text:p>
          </table:table-cell>
          <table:table-cell office:value-type="float" office:value="-1.6283">
            <text:p>-1.6283</text:p>
          </table:table-cell>
          <table:table-cell office:value-type="float" office:value="-0.56854">
            <text:p>-0.568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6517">
            <text:p>0.26517</text:p>
          </table:table-cell>
          <table:table-cell office:value-type="float" office:value="2.4066">
            <text:p>2.4066</text:p>
          </table:table-cell>
          <table:table-cell office:value-type="float" office:value="-2.8416">
            <text:p>-2.8416</text:p>
          </table:table-cell>
          <table:table-cell office:value-type="float" office:value="-0.59958">
            <text:p>-0.599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10234">
            <text:p>-0.10234</text:p>
          </table:table-cell>
          <table:table-cell office:value-type="float" office:value="1.8189">
            <text:p>1.8189</text:p>
          </table:table-cell>
          <table:table-cell office:value-type="float" office:value="-2.2169">
            <text:p>-2.2169</text:p>
          </table:table-cell>
          <table:table-cell office:value-type="float" office:value="-0.56725">
            <text:p>-0.567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176">
            <text:p>-1.6176</text:p>
          </table:table-cell>
          <table:table-cell office:value-type="float" office:value="1.0926">
            <text:p>1.0926</text:p>
          </table:table-cell>
          <table:table-cell office:value-type="float" office:value="-0.35502">
            <text:p>-0.35502</text:p>
          </table:table-cell>
          <table:table-cell office:value-type="float" office:value="-0.59958">
            <text:p>-0.599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448">
            <text:p>-1.8448</text:p>
          </table:table-cell>
          <table:table-cell office:value-type="float" office:value="1.254">
            <text:p>1.254</text:p>
          </table:table-cell>
          <table:table-cell office:value-type="float" office:value="0.27218">
            <text:p>0.27218</text:p>
          </table:table-cell>
          <table:table-cell office:value-type="float" office:value="-1.0728">
            <text:p>-1.072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786">
            <text:p>-1.2786</text:p>
          </table:table-cell>
          <table:table-cell office:value-type="float" office:value="-2.4087">
            <text:p>-2.4087</text:p>
          </table:table-cell>
          <table:table-cell office:value-type="float" office:value="4.5735">
            <text:p>4.5735</text:p>
          </table:table-cell>
          <table:table-cell office:value-type="float" office:value="0.47627">
            <text:p>0.476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02">
            <text:p>-2.902</text:p>
          </table:table-cell>
          <table:table-cell office:value-type="float" office:value="-7.6563">
            <text:p>-7.6563</text:p>
          </table:table-cell>
          <table:table-cell office:value-type="float" office:value="11.8318">
            <text:p>11.8318</text:p>
          </table:table-cell>
          <table:table-cell office:value-type="float" office:value="-0.84268">
            <text:p>-0.842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3773">
            <text:p>-4.3773</text:p>
          </table:table-cell>
          <table:table-cell office:value-type="float" office:value="-5.5167">
            <text:p>-5.5167</text:p>
          </table:table-cell>
          <table:table-cell office:value-type="float" office:value="10.939">
            <text:p>10.939</text:p>
          </table:table-cell>
          <table:table-cell office:value-type="float" office:value="-0.4082">
            <text:p>-0.40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529">
            <text:p>-2.0529</text:p>
          </table:table-cell>
          <table:table-cell office:value-type="float" office:value="3.8385">
            <text:p>3.8385</text:p>
          </table:table-cell>
          <table:table-cell office:value-type="float" office:value="-0.79544">
            <text:p>-0.79544</text:p>
          </table:table-cell>
          <table:table-cell office:value-type="float" office:value="-1.2138">
            <text:p>-1.213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8868">
            <text:p>0.18868</text:p>
          </table:table-cell>
          <table:table-cell office:value-type="float" office:value="0.70148">
            <text:p>0.70148</text:p>
          </table:table-cell>
          <table:table-cell office:value-type="float" office:value="-0.51182">
            <text:p>-0.51182</text:p>
          </table:table-cell>
          <table:table-cell office:value-type="float" office:value="0.0055892">
            <text:p>0.005589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279">
            <text:p>-1.7279</text:p>
          </table:table-cell>
          <table:table-cell office:value-type="float" office:value="-6.841">
            <text:p>-6.841</text:p>
          </table:table-cell>
          <table:table-cell office:value-type="float" office:value="8.9494">
            <text:p>8.9494</text:p>
          </table:table-cell>
          <table:table-cell office:value-type="float" office:value="0.68058">
            <text:p>0.680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793">
            <text:p>-3.3793</text:p>
          </table:table-cell>
          <table:table-cell office:value-type="float" office:value="-13.7731">
            <text:p>-13.7731</text:p>
          </table:table-cell>
          <table:table-cell office:value-type="float" office:value="17.9274">
            <text:p>17.9274</text:p>
          </table:table-cell>
          <table:table-cell office:value-type="float" office:value="-2.0323">
            <text:p>-2.0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1273">
            <text:p>-3.1273</text:p>
          </table:table-cell>
          <table:table-cell office:value-type="float" office:value="-7.1121">
            <text:p>-7.1121</text:p>
          </table:table-cell>
          <table:table-cell office:value-type="float" office:value="11.3897">
            <text:p>11.3897</text:p>
          </table:table-cell>
          <table:table-cell office:value-type="float" office:value="-0.083634">
            <text:p>-0.0836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21">
            <text:p>-2.121</text:p>
          </table:table-cell>
          <table:table-cell office:value-type="float" office:value="-0.05588">
            <text:p>-0.05588</text:p>
          </table:table-cell>
          <table:table-cell office:value-type="float" office:value="1.949">
            <text:p>1.949</text:p>
          </table:table-cell>
          <table:table-cell office:value-type="float" office:value="1.353">
            <text:p>1.3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697">
            <text:p>-1.7697</text:p>
          </table:table-cell>
          <table:table-cell office:value-type="float" office:value="3.4329">
            <text:p>3.4329</text:p>
          </table:table-cell>
          <table:table-cell office:value-type="float" office:value="-1.2144">
            <text:p>-1.2144</text:p>
          </table:table-cell>
          <table:table-cell office:value-type="float" office:value="-2.3789">
            <text:p>-2.37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0012852">
            <text:p>-0.0012852</text:p>
          </table:table-cell>
          <table:table-cell office:value-type="float" office:value="0.13863">
            <text:p>0.13863</text:p>
          </table:table-cell>
          <table:table-cell office:value-type="float" office:value="-0.19651">
            <text:p>-0.19651</text:p>
          </table:table-cell>
          <table:table-cell office:value-type="float" office:value="0.0081754">
            <text:p>0.00817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82">
            <text:p>-1.682</text:p>
          </table:table-cell>
          <table:table-cell office:value-type="float" office:value="-6.8121">
            <text:p>-6.8121</text:p>
          </table:table-cell>
          <table:table-cell office:value-type="float" office:value="7.1398">
            <text:p>7.1398</text:p>
          </table:table-cell>
          <table:table-cell office:value-type="float" office:value="1.3323">
            <text:p>1.3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4917">
            <text:p>-3.4917</text:p>
          </table:table-cell>
          <table:table-cell office:value-type="float" office:value="-12.1736">
            <text:p>-12.1736</text:p>
          </table:table-cell>
          <table:table-cell office:value-type="float" office:value="14.3689">
            <text:p>14.3689</text:p>
          </table:table-cell>
          <table:table-cell office:value-type="float" office:value="-0.61639">
            <text:p>-0.616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1158">
            <text:p>-3.1158</text:p>
          </table:table-cell>
          <table:table-cell office:value-type="float" office:value="-8.6289">
            <text:p>-8.6289</text:p>
          </table:table-cell>
          <table:table-cell office:value-type="float" office:value="10.4403">
            <text:p>10.4403</text:p>
          </table:table-cell>
          <table:table-cell office:value-type="float" office:value="0.97153">
            <text:p>0.971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891">
            <text:p>-2.0891</text:p>
          </table:table-cell>
          <table:table-cell office:value-type="float" office:value="-0.48422">
            <text:p>-0.48422</text:p>
          </table:table-cell>
          <table:table-cell office:value-type="float" office:value="1.704">
            <text:p>1.704</text:p>
          </table:table-cell>
          <table:table-cell office:value-type="float" office:value="1.7435">
            <text:p>1.74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936">
            <text:p>-1.6936</text:p>
          </table:table-cell>
          <table:table-cell office:value-type="float" office:value="2.7852">
            <text:p>2.7852</text:p>
          </table:table-cell>
          <table:table-cell office:value-type="float" office:value="-2.1835">
            <text:p>-2.1835</text:p>
          </table:table-cell>
          <table:table-cell office:value-type="float" office:value="-1.9276">
            <text:p>-1.92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846">
            <text:p>-1.2846</text:p>
          </table:table-cell>
          <table:table-cell office:value-type="float" office:value="3.2715">
            <text:p>3.2715</text:p>
          </table:table-cell>
          <table:table-cell office:value-type="float" office:value="-1.7671">
            <text:p>-1.7671</text:p>
          </table:table-cell>
          <table:table-cell office:value-type="float" office:value="-3.2608">
            <text:p>-3.26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092194">
            <text:p>-0.092194</text:p>
          </table:table-cell>
          <table:table-cell office:value-type="float" office:value="0.39315">
            <text:p>0.39315</text:p>
          </table:table-cell>
          <table:table-cell office:value-type="float" office:value="-0.32846">
            <text:p>-0.32846</text:p>
          </table:table-cell>
          <table:table-cell office:value-type="float" office:value="-0.13794">
            <text:p>-0.137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292">
            <text:p>-1.0292</text:p>
          </table:table-cell>
          <table:table-cell office:value-type="float" office:value="-6.3879">
            <text:p>-6.3879</text:p>
          </table:table-cell>
          <table:table-cell office:value-type="float" office:value="5.5255">
            <text:p>5.5255</text:p>
          </table:table-cell>
          <table:table-cell office:value-type="float" office:value="0.79955">
            <text:p>0.7995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083">
            <text:p>-2.2083</text:p>
          </table:table-cell>
          <table:table-cell office:value-type="float" office:value="-9.1069">
            <text:p>-9.1069</text:p>
          </table:table-cell>
          <table:table-cell office:value-type="float" office:value="8.9991">
            <text:p>8.9991</text:p>
          </table:table-cell>
          <table:table-cell office:value-type="float" office:value="-0.28406">
            <text:p>-0.284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744">
            <text:p>-1.0744</text:p>
          </table:table-cell>
          <table:table-cell office:value-type="float" office:value="-6.3113">
            <text:p>-6.3113</text:p>
          </table:table-cell>
          <table:table-cell office:value-type="float" office:value="5.355">
            <text:p>5.355</text:p>
          </table:table-cell>
          <table:table-cell office:value-type="float" office:value="0.80472">
            <text:p>0.804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1003">
            <text:p>-0.51003</text:p>
          </table:table-cell>
          <table:table-cell office:value-type="float" office:value="-0.23591">
            <text:p>-0.23591</text:p>
          </table:table-cell>
          <table:table-cell office:value-type="float" office:value="0.020273">
            <text:p>0.020273</text:p>
          </table:table-cell>
          <table:table-cell office:value-type="float" office:value="0.76334">
            <text:p>0.763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6372">
            <text:p>-0.36372</text:p>
          </table:table-cell>
          <table:table-cell office:value-type="float" office:value="3.0439">
            <text:p>3.0439</text:p>
          </table:table-cell>
          <table:table-cell office:value-type="float" office:value="-3.4816">
            <text:p>-3.4816</text:p>
          </table:table-cell>
          <table:table-cell office:value-type="float" office:value="-2.7836">
            <text:p>-2.78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3979">
            <text:p>-6.3979</text:p>
          </table:table-cell>
          <table:table-cell office:value-type="float" office:value="6.4479">
            <text:p>6.4479</text:p>
          </table:table-cell>
          <table:table-cell office:value-type="float" office:value="1.0836">
            <text:p>1.0836</text:p>
          </table:table-cell>
          <table:table-cell office:value-type="float" office:value="-6.6176">
            <text:p>-6.61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501">
            <text:p>-2.2501</text:p>
          </table:table-cell>
          <table:table-cell office:value-type="float" office:value="3.3129">
            <text:p>3.3129</text:p>
          </table:table-cell>
          <table:table-cell office:value-type="float" office:value="-0.88369">
            <text:p>-0.88369</text:p>
          </table:table-cell>
          <table:table-cell office:value-type="float" office:value="-2.8974">
            <text:p>-2.89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1859">
            <text:p>-1.1859</text:p>
          </table:table-cell>
          <table:table-cell office:value-type="float" office:value="-1.2519">
            <text:p>-1.2519</text:p>
          </table:table-cell>
          <table:table-cell office:value-type="float" office:value="2.2635">
            <text:p>2.2635</text:p>
          </table:table-cell>
          <table:table-cell office:value-type="float" office:value="0.77239">
            <text:p>0.772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076">
            <text:p>-1.8076</text:p>
          </table:table-cell>
          <table:table-cell office:value-type="float" office:value="-8.8131">
            <text:p>-8.8131</text:p>
          </table:table-cell>
          <table:table-cell office:value-type="float" office:value="8.7086">
            <text:p>8.7086</text:p>
          </table:table-cell>
          <table:table-cell office:value-type="float" office:value="-0.21682">
            <text:p>-0.216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863">
            <text:p>-3.3863</text:p>
          </table:table-cell>
          <table:table-cell office:value-type="float" office:value="-12.9889">
            <text:p>-12.9889</text:p>
          </table:table-cell>
          <table:table-cell office:value-type="float" office:value="13.0545">
            <text:p>13.0545</text:p>
          </table:table-cell>
          <table:table-cell office:value-type="float" office:value="-2.7202">
            <text:p>-2.720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106">
            <text:p>-1.4106</text:p>
          </table:table-cell>
          <table:table-cell office:value-type="float" office:value="-7.108">
            <text:p>-7.108</text:p>
          </table:table-cell>
          <table:table-cell office:value-type="float" office:value="5.6454">
            <text:p>5.6454</text:p>
          </table:table-cell>
          <table:table-cell office:value-type="float" office:value="0.31335">
            <text:p>0.313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1394">
            <text:p>-0.21394</text:p>
          </table:table-cell>
          <table:table-cell office:value-type="float" office:value="-0.68287">
            <text:p>-0.68287</text:p>
          </table:table-cell>
          <table:table-cell office:value-type="float" office:value="0.096532">
            <text:p>0.096532</text:p>
          </table:table-cell>
          <table:table-cell office:value-type="float" office:value="1.1965">
            <text:p>1.19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48797">
            <text:p>0.48797</text:p>
          </table:table-cell>
          <table:table-cell office:value-type="float" office:value="3.5674">
            <text:p>3.5674</text:p>
          </table:table-cell>
          <table:table-cell office:value-type="float" office:value="-4.3882">
            <text:p>-4.3882</text:p>
          </table:table-cell>
          <table:table-cell office:value-type="float" office:value="-3.8116">
            <text:p>-3.81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167">
            <text:p>-3.8167</text:p>
          </table:table-cell>
          <table:table-cell office:value-type="float" office:value="5.1401">
            <text:p>5.1401</text:p>
          </table:table-cell>
          <table:table-cell office:value-type="float" office:value="-0.65063">
            <text:p>-0.65063</text:p>
          </table:table-cell>
          <table:table-cell office:value-type="float" office:value="-5.4306">
            <text:p>-5.43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555">
            <text:p>-1.9555</text:p>
          </table:table-cell>
          <table:table-cell office:value-type="float" office:value="0.20692">
            <text:p>0.20692</text:p>
          </table:table-cell>
          <table:table-cell office:value-type="float" office:value="1.2473">
            <text:p>1.2473</text:p>
          </table:table-cell>
          <table:table-cell office:value-type="float" office:value="-0.3707">
            <text:p>-0.37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786">
            <text:p>-2.1786</text:p>
          </table:table-cell>
          <table:table-cell office:value-type="float" office:value="-6.4479">
            <text:p>-6.4479</text:p>
          </table:table-cell>
          <table:table-cell office:value-type="float" office:value="6.0344">
            <text:p>6.0344</text:p>
          </table:table-cell>
          <table:table-cell office:value-type="float" office:value="-0.20777">
            <text:p>-0.2077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299">
            <text:p>-2.3299</text:p>
          </table:table-cell>
          <table:table-cell office:value-type="float" office:value="-9.9532">
            <text:p>-9.9532</text:p>
          </table:table-cell>
          <table:table-cell office:value-type="float" office:value="8.4756">
            <text:p>8.4756</text:p>
          </table:table-cell>
          <table:table-cell office:value-type="float" office:value="-1.8733">
            <text:p>-1.87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031201">
            <text:p>0.0031201</text:p>
          </table:table-cell>
          <table:table-cell office:value-type="float" office:value="-4.0061">
            <text:p>-4.0061</text:p>
          </table:table-cell>
          <table:table-cell office:value-type="float" office:value="1.7956">
            <text:p>1.7956</text:p>
          </table:table-cell>
          <table:table-cell office:value-type="float" office:value="0.91722">
            <text:p>0.9172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3518">
            <text:p>1.3518</text:p>
          </table:table-cell>
          <table:table-cell office:value-type="float" office:value="1.0595">
            <text:p>1.0595</text:p>
          </table:table-cell>
          <table:table-cell office:value-type="float" office:value="-2.3437">
            <text:p>-2.3437</text:p>
          </table:table-cell>
          <table:table-cell office:value-type="float" office:value="0.39998">
            <text:p>0.399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2309">
            <text:p>1.2309</text:p>
          </table:table-cell>
          <table:table-cell office:value-type="float" office:value="3.8923">
            <text:p>3.8923</text:p>
          </table:table-cell>
          <table:table-cell office:value-type="float" office:value="-4.8277">
            <text:p>-4.8277</text:p>
          </table:table-cell>
          <table:table-cell office:value-type="float" office:value="-4.0069">
            <text:p>-4.00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0301">
            <text:p>-5.0301</text:p>
          </table:table-cell>
          <table:table-cell office:value-type="float" office:value="7.5032">
            <text:p>7.5032</text:p>
          </table:table-cell>
          <table:table-cell office:value-type="float" office:value="-0.13396">
            <text:p>-0.13396</text:p>
          </table:table-cell>
          <table:table-cell office:value-type="float" office:value="-7.5034">
            <text:p>-7.50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799">
            <text:p>-3.0799</text:p>
          </table:table-cell>
          <table:table-cell office:value-type="float" office:value="0.60836">
            <text:p>0.60836</text:p>
          </table:table-cell>
          <table:table-cell office:value-type="float" office:value="2.7039">
            <text:p>2.7039</text:p>
          </table:table-cell>
          <table:table-cell office:value-type="float" office:value="-0.23751">
            <text:p>-0.2375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987">
            <text:p>-2.2987</text:p>
          </table:table-cell>
          <table:table-cell office:value-type="float" office:value="-5.227">
            <text:p>-5.227</text:p>
          </table:table-cell>
          <table:table-cell office:value-type="float" office:value="5.63">
            <text:p>5.63</text:p>
          </table:table-cell>
          <table:table-cell office:value-type="float" office:value="0.91722">
            <text:p>0.9172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39">
            <text:p>-1.239</text:p>
          </table:table-cell>
          <table:table-cell office:value-type="float" office:value="-6.541">
            <text:p>-6.541</text:p>
          </table:table-cell>
          <table:table-cell office:value-type="float" office:value="4.8151">
            <text:p>4.8151</text:p>
          </table:table-cell>
          <table:table-cell office:value-type="float" office:value="-0.033204">
            <text:p>-0.0332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5896">
            <text:p>0.75896</text:p>
          </table:table-cell>
          <table:table-cell office:value-type="float" office:value="0.29176">
            <text:p>0.29176</text:p>
          </table:table-cell>
          <table:table-cell office:value-type="float" office:value="-1.6506">
            <text:p>-1.6506</text:p>
          </table:table-cell>
          <table:table-cell office:value-type="float" office:value="0.83834">
            <text:p>0.838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6799">
            <text:p>1.6799</text:p>
          </table:table-cell>
          <table:table-cell office:value-type="float" office:value="4.2068">
            <text:p>4.2068</text:p>
          </table:table-cell>
          <table:table-cell office:value-type="float" office:value="-4.5398">
            <text:p>-4.5398</text:p>
          </table:table-cell>
          <table:table-cell office:value-type="float" office:value="-2.3931">
            <text:p>-2.39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3655">
            <text:p>0.63655</text:p>
          </table:table-cell>
          <table:table-cell office:value-type="float" office:value="5.2022">
            <text:p>5.2022</text:p>
          </table:table-cell>
          <table:table-cell office:value-type="float" office:value="-5.2159">
            <text:p>-5.2159</text:p>
          </table:table-cell>
          <table:table-cell office:value-type="float" office:value="-6.1211">
            <text:p>-6.12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0598">
            <text:p>-6.0598</text:p>
          </table:table-cell>
          <table:table-cell office:value-type="float" office:value="9.2952">
            <text:p>9.2952</text:p>
          </table:table-cell>
          <table:table-cell office:value-type="float" office:value="-0.43642">
            <text:p>-0.43642</text:p>
          </table:table-cell>
          <table:table-cell office:value-type="float" office:value="-6.3694">
            <text:p>-6.36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18">
            <text:p>-3.518</text:p>
          </table:table-cell>
          <table:table-cell office:value-type="float" office:value="2.8763">
            <text:p>2.8763</text:p>
          </table:table-cell>
          <table:table-cell office:value-type="float" office:value="0.1548">
            <text:p>0.1548</text:p>
          </table:table-cell>
          <table:table-cell office:value-type="float" office:value="-1.2086">
            <text:p>-1.208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336">
            <text:p>-2.0336</text:p>
          </table:table-cell>
          <table:table-cell office:value-type="float" office:value="-1.4092">
            <text:p>-1.4092</text:p>
          </table:table-cell>
          <table:table-cell office:value-type="float" office:value="1.1582">
            <text:p>1.1582</text:p>
          </table:table-cell>
          <table:table-cell office:value-type="float" office:value="0.36507">
            <text:p>0.365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9745">
            <text:p>-0.69745</text:p>
          </table:table-cell>
          <table:table-cell office:value-type="float" office:value="-1.7672">
            <text:p>-1.7672</text:p>
          </table:table-cell>
          <table:table-cell office:value-type="float" office:value="-0.34474">
            <text:p>-0.34474</text:p>
          </table:table-cell>
          <table:table-cell office:value-type="float" office:value="-0.12372">
            <text:p>-0.123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5108">
            <text:p>0.75108</text:p>
          </table:table-cell>
          <table:table-cell office:value-type="float" office:value="1.9161">
            <text:p>1.9161</text:p>
          </table:table-cell>
          <table:table-cell office:value-type="float" office:value="-3.1098">
            <text:p>-3.1098</text:p>
          </table:table-cell>
          <table:table-cell office:value-type="float" office:value="-0.20518">
            <text:p>-0.205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84546">
            <text:p>0.84546</text:p>
          </table:table-cell>
          <table:table-cell office:value-type="float" office:value="3.4826">
            <text:p>3.4826</text:p>
          </table:table-cell>
          <table:table-cell office:value-type="float" office:value="-3.6307">
            <text:p>-3.6307</text:p>
          </table:table-cell>
          <table:table-cell office:value-type="float" office:value="-1.3961">
            <text:p>-1.396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5648">
            <text:p>-0.55648</text:p>
          </table:table-cell>
          <table:table-cell office:value-type="float" office:value="3.2136">
            <text:p>3.2136</text:p>
          </table:table-cell>
          <table:table-cell office:value-type="float" office:value="-3.3085">
            <text:p>-3.3085</text:p>
          </table:table-cell>
          <table:table-cell office:value-type="float" office:value="-2.7965">
            <text:p>-2.79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6817">
            <text:p>-3.6817</text:p>
          </table:table-cell>
          <table:table-cell office:value-type="float" office:value="3.2239">
            <text:p>3.2239</text:p>
          </table:table-cell>
          <table:table-cell office:value-type="float" office:value="-0.69347">
            <text:p>-0.69347</text:p>
          </table:table-cell>
          <table:table-cell office:value-type="float" office:value="-3.4004">
            <text:p>-3.40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7526">
            <text:p>-6.7526</text:p>
          </table:table-cell>
          <table:table-cell office:value-type="float" office:value="8.8172">
            <text:p>8.8172</text:p>
          </table:table-cell>
          <table:table-cell office:value-type="float" office:value="-0.061983">
            <text:p>-0.061983</text:p>
          </table:table-cell>
          <table:table-cell office:value-type="float" office:value="-3.725">
            <text:p>-3.7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577">
            <text:p>-4.577</text:p>
          </table:table-cell>
          <table:table-cell office:value-type="float" office:value="3.4515">
            <text:p>3.4515</text:p>
          </table:table-cell>
          <table:table-cell office:value-type="float" office:value="0.66719">
            <text:p>0.66719</text:p>
          </table:table-cell>
          <table:table-cell office:value-type="float" office:value="-0.94742">
            <text:p>-0.947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883">
            <text:p>-2.9883</text:p>
          </table:table-cell>
          <table:table-cell office:value-type="float" office:value="0.31245">
            <text:p>0.31245</text:p>
          </table:table-cell>
          <table:table-cell office:value-type="float" office:value="0.45041">
            <text:p>0.45041</text:p>
          </table:table-cell>
          <table:table-cell office:value-type="float" office:value="0.068951">
            <text:p>0.06895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781">
            <text:p>-1.4781</text:p>
          </table:table-cell>
          <table:table-cell office:value-type="float" office:value="0.14277">
            <text:p>0.14277</text:p>
          </table:table-cell>
          <table:table-cell office:value-type="float" office:value="-1.1622">
            <text:p>-1.1622</text:p>
          </table:table-cell>
          <table:table-cell office:value-type="float" office:value="-0.48579">
            <text:p>-0.485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6651">
            <text:p>-0.46651</text:p>
          </table:table-cell>
          <table:table-cell office:value-type="float" office:value="2.3383">
            <text:p>2.3383</text:p>
          </table:table-cell>
          <table:table-cell office:value-type="float" office:value="-2.9812">
            <text:p>-2.9812</text:p>
          </table:table-cell>
          <table:table-cell office:value-type="float" office:value="-1.0431">
            <text:p>-1.04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734">
            <text:p>-0.8734</text:p>
          </table:table-cell>
          <table:table-cell office:value-type="float" office:value="1.6533">
            <text:p>1.6533</text:p>
          </table:table-cell>
          <table:table-cell office:value-type="float" office:value="-2.1964">
            <text:p>-2.1964</text:p>
          </table:table-cell>
          <table:table-cell office:value-type="float" office:value="-0.78061">
            <text:p>-0.7806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234">
            <text:p>-2.1234</text:p>
          </table:table-cell>
          <table:table-cell office:value-type="float" office:value="1.1815">
            <text:p>1.1815</text:p>
          </table:table-cell>
          <table:table-cell office:value-type="float" office:value="-0.55552">
            <text:p>-0.55552</text:p>
          </table:table-cell>
          <table:table-cell office:value-type="float" office:value="-0.81165">
            <text:p>-0.811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142">
            <text:p>-2.3142</text:p>
          </table:table-cell>
          <table:table-cell office:value-type="float" office:value="2.0838">
            <text:p>2.0838</text:p>
          </table:table-cell>
          <table:table-cell office:value-type="float" office:value="-0.46813">
            <text:p>-0.46813</text:p>
          </table:table-cell>
          <table:table-cell office:value-type="float" office:value="-1.6767">
            <text:p>-1.67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233">
            <text:p>-1.4233</text:p>
          </table:table-cell>
          <table:table-cell office:value-type="float" office:value="-0.98912">
            <text:p>-0.98912</text:p>
          </table:table-cell>
          <table:table-cell office:value-type="float" office:value="2.3586">
            <text:p>2.3586</text:p>
          </table:table-cell>
          <table:table-cell office:value-type="float" office:value="0.39481">
            <text:p>0.394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866">
            <text:p>-3.0866</text:p>
          </table:table-cell>
          <table:table-cell office:value-type="float" office:value="-6.6362">
            <text:p>-6.6362</text:p>
          </table:table-cell>
          <table:table-cell office:value-type="float" office:value="10.5405">
            <text:p>10.5405</text:p>
          </table:table-cell>
          <table:table-cell office:value-type="float" office:value="-0.89182">
            <text:p>-0.891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7331">
            <text:p>-4.7331</text:p>
          </table:table-cell>
          <table:table-cell office:value-type="float" office:value="-6.1789">
            <text:p>-6.1789</text:p>
          </table:table-cell>
          <table:table-cell office:value-type="float" office:value="11.388">
            <text:p>11.388</text:p>
          </table:table-cell>
          <table:table-cell office:value-type="float" office:value="-1.0741">
            <text:p>-1.07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829">
            <text:p>-2.8829</text:p>
          </table:table-cell>
          <table:table-cell office:value-type="float" office:value="3.8964">
            <text:p>3.8964</text:p>
          </table:table-cell>
          <table:table-cell office:value-type="float" office:value="-0.1888">
            <text:p>-0.1888</text:p>
          </table:table-cell>
          <table:table-cell office:value-type="float" office:value="-1.1672">
            <text:p>-1.16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036127">
            <text:p>-0.036127</text:p>
          </table:table-cell>
          <table:table-cell office:value-type="float" office:value="1.525">
            <text:p>1.525</text:p>
          </table:table-cell>
          <table:table-cell office:value-type="float" office:value="-1.4089">
            <text:p>-1.4089</text:p>
          </table:table-cell>
          <table:table-cell office:value-type="float" office:value="-0.76121">
            <text:p>-0.761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104">
            <text:p>-1.7104</text:p>
          </table:table-cell>
          <table:table-cell office:value-type="float" office:value="-4.778">
            <text:p>-4.778</text:p>
          </table:table-cell>
          <table:table-cell office:value-type="float" office:value="6.2109">
            <text:p>6.2109</text:p>
          </table:table-cell>
          <table:table-cell office:value-type="float" office:value="0.3974">
            <text:p>0.39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203">
            <text:p>-3.8203</text:p>
          </table:table-cell>
          <table:table-cell office:value-type="float" office:value="-13.0551">
            <text:p>-13.0551</text:p>
          </table:table-cell>
          <table:table-cell office:value-type="float" office:value="16.9583">
            <text:p>16.9583</text:p>
          </table:table-cell>
          <table:table-cell office:value-type="float" office:value="-2.3052">
            <text:p>-2.305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181">
            <text:p>-3.7181</text:p>
          </table:table-cell>
          <table:table-cell office:value-type="float" office:value="-8.5089">
            <text:p>-8.5089</text:p>
          </table:table-cell>
          <table:table-cell office:value-type="float" office:value="12.363">
            <text:p>12.363</text:p>
          </table:table-cell>
          <table:table-cell office:value-type="float" office:value="-0.95518">
            <text:p>-0.955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99">
            <text:p>-2.899</text:p>
          </table:table-cell>
          <table:table-cell office:value-type="float" office:value="-0.60424">
            <text:p>-0.60424</text:p>
          </table:table-cell>
          <table:table-cell office:value-type="float" office:value="2.6045">
            <text:p>2.6045</text:p>
          </table:table-cell>
          <table:table-cell office:value-type="float" office:value="1.3776">
            <text:p>1.37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8193">
            <text:p>-0.98193</text:p>
          </table:table-cell>
          <table:table-cell office:value-type="float" office:value="2.7956">
            <text:p>2.7956</text:p>
          </table:table-cell>
          <table:table-cell office:value-type="float" office:value="-1.2341">
            <text:p>-1.2341</text:p>
          </table:table-cell>
          <table:table-cell office:value-type="float" office:value="-1.5668">
            <text:p>-1.56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17296">
            <text:p>-0.17296</text:p>
          </table:table-cell>
          <table:table-cell office:value-type="float" office:value="-1.1816">
            <text:p>-1.1816</text:p>
          </table:table-cell>
          <table:table-cell office:value-type="float" office:value="1.3818">
            <text:p>1.3818</text:p>
          </table:table-cell>
          <table:table-cell office:value-type="float" office:value="0.7336">
            <text:p>0.73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409">
            <text:p>-1.9409</text:p>
          </table:table-cell>
          <table:table-cell office:value-type="float" office:value="-8.6848">
            <text:p>-8.6848</text:p>
          </table:table-cell>
          <table:table-cell office:value-type="float" office:value="9.155">
            <text:p>9.155</text:p>
          </table:table-cell>
          <table:table-cell office:value-type="float" office:value="0.94049">
            <text:p>0.9404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713">
            <text:p>-3.5713</text:p>
          </table:table-cell>
          <table:table-cell office:value-type="float" office:value="-12.4922">
            <text:p>-12.4922</text:p>
          </table:table-cell>
          <table:table-cell office:value-type="float" office:value="14.8881">
            <text:p>14.8881</text:p>
          </table:table-cell>
          <table:table-cell office:value-type="float" office:value="-0.47027">
            <text:p>-0.470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915">
            <text:p>-2.9915</text:p>
          </table:table-cell>
          <table:table-cell office:value-type="float" office:value="-6.6258">
            <text:p>-6.6258</text:p>
          </table:table-cell>
          <table:table-cell office:value-type="float" office:value="8.6521">
            <text:p>8.6521</text:p>
          </table:table-cell>
          <table:table-cell office:value-type="float" office:value="1.8198">
            <text:p>1.81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483">
            <text:p>-1.8483</text:p>
          </table:table-cell>
          <table:table-cell office:value-type="float" office:value="0.31038">
            <text:p>0.31038</text:p>
          </table:table-cell>
          <table:table-cell office:value-type="float" office:value="0.77344">
            <text:p>0.77344</text:p>
          </table:table-cell>
          <table:table-cell office:value-type="float" office:value="1.4189">
            <text:p>1.41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677">
            <text:p>-2.2677</text:p>
          </table:table-cell>
          <table:table-cell office:value-type="float" office:value="3.2964">
            <text:p>3.2964</text:p>
          </table:table-cell>
          <table:table-cell office:value-type="float" office:value="-2.2563">
            <text:p>-2.2563</text:p>
          </table:table-cell>
          <table:table-cell office:value-type="float" office:value="-2.4642">
            <text:p>-2.46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0816">
            <text:p>-0.50816</text:p>
          </table:table-cell>
          <table:table-cell office:value-type="float" office:value="2.868">
            <text:p>2.868</text:p>
          </table:table-cell>
          <table:table-cell office:value-type="float" office:value="-1.8108">
            <text:p>-1.8108</text:p>
          </table:table-cell>
          <table:table-cell office:value-type="float" office:value="-2.2612">
            <text:p>-2.26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4329">
            <text:p>0.14329</text:p>
          </table:table-cell>
          <table:table-cell office:value-type="float" office:value="-1.0885">
            <text:p>-1.0885</text:p>
          </table:table-cell>
          <table:table-cell office:value-type="float" office:value="1.0039">
            <text:p>1.0039</text:p>
          </table:table-cell>
          <table:table-cell office:value-type="float" office:value="0.48791">
            <text:p>0.4879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0784">
            <text:p>-0.90784</text:p>
          </table:table-cell>
          <table:table-cell office:value-type="float" office:value="-7.9026">
            <text:p>-7.9026</text:p>
          </table:table-cell>
          <table:table-cell office:value-type="float" office:value="6.7807">
            <text:p>6.7807</text:p>
          </table:table-cell>
          <table:table-cell office:value-type="float" office:value="0.34179">
            <text:p>0.341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042">
            <text:p>-2.0042</text:p>
          </table:table-cell>
          <table:table-cell office:value-type="float" office:value="-9.3676">
            <text:p>-9.3676</text:p>
          </table:table-cell>
          <table:table-cell office:value-type="float" office:value="9.3333">
            <text:p>9.3333</text:p>
          </table:table-cell>
          <table:table-cell office:value-type="float" office:value="-0.10303">
            <text:p>-0.103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3587">
            <text:p>-0.93587</text:p>
          </table:table-cell>
          <table:table-cell office:value-type="float" office:value="-5.1008">
            <text:p>-5.1008</text:p>
          </table:table-cell>
          <table:table-cell office:value-type="float" office:value="4.5367">
            <text:p>4.5367</text:p>
          </table:table-cell>
          <table:table-cell office:value-type="float" office:value="1.3866">
            <text:p>1.38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0804">
            <text:p>-0.40804</text:p>
          </table:table-cell>
          <table:table-cell office:value-type="float" office:value="0.54214">
            <text:p>0.54214</text:p>
          </table:table-cell>
          <table:table-cell office:value-type="float" office:value="-0.52725">
            <text:p>-0.52725</text:p>
          </table:table-cell>
          <table:table-cell office:value-type="float" office:value="0.6586">
            <text:p>0.658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172">
            <text:p>-0.8172</text:p>
          </table:table-cell>
          <table:table-cell office:value-type="float" office:value="3.3812">
            <text:p>3.3812</text:p>
          </table:table-cell>
          <table:table-cell office:value-type="float" office:value="-3.6684">
            <text:p>-3.6684</text:p>
          </table:table-cell>
          <table:table-cell office:value-type="float" office:value="-3.456">
            <text:p>-3.45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8392">
            <text:p>-4.8392</text:p>
          </table:table-cell>
          <table:table-cell office:value-type="float" office:value="6.6755">
            <text:p>6.6755</text:p>
          </table:table-cell>
          <table:table-cell office:value-type="float" office:value="-0.24278">
            <text:p>-0.24278</text:p>
          </table:table-cell>
          <table:table-cell office:value-type="float" office:value="-6.5775">
            <text:p>-6.577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792">
            <text:p>-1.2792</text:p>
          </table:table-cell>
          <table:table-cell office:value-type="float" office:value="2.1376">
            <text:p>2.1376</text:p>
          </table:table-cell>
          <table:table-cell office:value-type="float" office:value="-0.47584">
            <text:p>-0.47584</text:p>
          </table:table-cell>
          <table:table-cell office:value-type="float" office:value="-1.3974">
            <text:p>-1.39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6008">
            <text:p>-0.66008</text:p>
          </table:table-cell>
          <table:table-cell office:value-type="float" office:value="-3.226">
            <text:p>-3.226</text:p>
          </table:table-cell>
          <table:table-cell office:value-type="float" office:value="3.8058">
            <text:p>3.8058</text:p>
          </table:table-cell>
          <table:table-cell office:value-type="float" office:value="1.1836">
            <text:p>1.18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713">
            <text:p>-1.7713</text:p>
          </table:table-cell>
          <table:table-cell office:value-type="float" office:value="-10.7665">
            <text:p>-10.7665</text:p>
          </table:table-cell>
          <table:table-cell office:value-type="float" office:value="10.2184">
            <text:p>10.2184</text:p>
          </table:table-cell>
          <table:table-cell office:value-type="float" office:value="-1.0043">
            <text:p>-1.00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061">
            <text:p>-3.0061</text:p>
          </table:table-cell>
          <table:table-cell office:value-type="float" office:value="-12.2377">
            <text:p>-12.2377</text:p>
          </table:table-cell>
          <table:table-cell office:value-type="float" office:value="11.9552">
            <text:p>11.9552</text:p>
          </table:table-cell>
          <table:table-cell office:value-type="float" office:value="-2.1603">
            <text:p>-2.16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1022">
            <text:p>-1.1022</text:p>
          </table:table-cell>
          <table:table-cell office:value-type="float" office:value="-5.8395">
            <text:p>-5.8395</text:p>
          </table:table-cell>
          <table:table-cell office:value-type="float" office:value="4.5641">
            <text:p>4.5641</text:p>
          </table:table-cell>
          <table:table-cell office:value-type="float" office:value="0.68705">
            <text:p>0.6870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1806">
            <text:p>0.11806</text:p>
          </table:table-cell>
          <table:table-cell office:value-type="float" office:value="0.39108">
            <text:p>0.39108</text:p>
          </table:table-cell>
          <table:table-cell office:value-type="float" office:value="-0.98223">
            <text:p>-0.98223</text:p>
          </table:table-cell>
          <table:table-cell office:value-type="float" office:value="0.42843">
            <text:p>0.428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1686">
            <text:p>0.11686</text:p>
          </table:table-cell>
          <table:table-cell office:value-type="float" office:value="3.735">
            <text:p>3.735</text:p>
          </table:table-cell>
          <table:table-cell office:value-type="float" office:value="-4.4379">
            <text:p>-4.4379</text:p>
          </table:table-cell>
          <table:table-cell office:value-type="float" office:value="-4.3741">
            <text:p>-4.37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264">
            <text:p>-2.7264</text:p>
          </table:table-cell>
          <table:table-cell office:value-type="float" office:value="3.9213">
            <text:p>3.9213</text:p>
          </table:table-cell>
          <table:table-cell office:value-type="float" office:value="-0.49212">
            <text:p>-0.49212</text:p>
          </table:table-cell>
          <table:table-cell office:value-type="float" office:value="-3.6371">
            <text:p>-3.63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369">
            <text:p>-1.2369</text:p>
          </table:table-cell>
          <table:table-cell office:value-type="float" office:value="-1.6906">
            <text:p>-1.6906</text:p>
          </table:table-cell>
          <table:table-cell office:value-type="float" office:value="2.518">
            <text:p>2.518</text:p>
          </table:table-cell>
          <table:table-cell office:value-type="float" office:value="0.51636">
            <text:p>0.516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439">
            <text:p>-1.8439</text:p>
          </table:table-cell>
          <table:table-cell office:value-type="float" office:value="-8.6475">
            <text:p>-8.6475</text:p>
          </table:table-cell>
          <table:table-cell office:value-type="float" office:value="7.6796">
            <text:p>7.6796</text:p>
          </table:table-cell>
          <table:table-cell office:value-type="float" office:value="-0.66682">
            <text:p>-0.666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554">
            <text:p>-1.8554</text:p>
          </table:table-cell>
          <table:table-cell office:value-type="float" office:value="-9.6035">
            <text:p>-9.6035</text:p>
          </table:table-cell>
          <table:table-cell office:value-type="float" office:value="7.7764">
            <text:p>7.7764</text:p>
          </table:table-cell>
          <table:table-cell office:value-type="float" office:value="-0.97716">
            <text:p>-0.977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6358">
            <text:p>0.16358</text:p>
          </table:table-cell>
          <table:table-cell office:value-type="float" office:value="-3.3584">
            <text:p>-3.3584</text:p>
          </table:table-cell>
          <table:table-cell office:value-type="float" office:value="1.3749">
            <text:p>1.3749</text:p>
          </table:table-cell>
          <table:table-cell office:value-type="float" office:value="1.3569">
            <text:p>1.35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5077">
            <text:p>1.5077</text:p>
          </table:table-cell>
          <table:table-cell office:value-type="float" office:value="1.9596">
            <text:p>1.9596</text:p>
          </table:table-cell>
          <table:table-cell office:value-type="float" office:value="-3.0584">
            <text:p>-3.0584</text:p>
          </table:table-cell>
          <table:table-cell office:value-type="float" office:value="-0.12243">
            <text:p>-0.122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7886">
            <text:p>0.67886</text:p>
          </table:table-cell>
          <table:table-cell office:value-type="float" office:value="4.1199">
            <text:p>4.1199</text:p>
          </table:table-cell>
          <table:table-cell office:value-type="float" office:value="-4.569">
            <text:p>-4.569</text:p>
          </table:table-cell>
          <table:table-cell office:value-type="float" office:value="-4.1414">
            <text:p>-4.14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934">
            <text:p>-3.9934</text:p>
          </table:table-cell>
          <table:table-cell office:value-type="float" office:value="5.8333">
            <text:p>5.8333</text:p>
          </table:table-cell>
          <table:table-cell office:value-type="float" office:value="0.54723">
            <text:p>0.54723</text:p>
          </table:table-cell>
          <table:table-cell office:value-type="float" office:value="-4.9379">
            <text:p>-4.93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898">
            <text:p>-2.3898</text:p>
          </table:table-cell>
          <table:table-cell office:value-type="float" office:value="-0.78427">
            <text:p>-0.78427</text:p>
          </table:table-cell>
          <table:table-cell office:value-type="float" office:value="3.0141">
            <text:p>3.0141</text:p>
          </table:table-cell>
          <table:table-cell office:value-type="float" office:value="0.76205">
            <text:p>0.7620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976">
            <text:p>-1.7976</text:p>
          </table:table-cell>
          <table:table-cell office:value-type="float" office:value="-6.7686">
            <text:p>-6.7686</text:p>
          </table:table-cell>
          <table:table-cell office:value-type="float" office:value="6.6753">
            <text:p>6.6753</text:p>
          </table:table-cell>
          <table:table-cell office:value-type="float" office:value="0.89912">
            <text:p>0.899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0867">
            <text:p>-0.70867</text:p>
          </table:table-cell>
          <table:table-cell office:value-type="float" office:value="-5.5602">
            <text:p>-5.5602</text:p>
          </table:table-cell>
          <table:table-cell office:value-type="float" office:value="4.0483">
            <text:p>4.0483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0194">
            <text:p>1.0194</text:p>
          </table:table-cell>
          <table:table-cell office:value-type="float" office:value="1.1029">
            <text:p>1.1029</text:p>
          </table:table-cell>
          <table:table-cell office:value-type="float" office:value="-2.3">
            <text:p>-2.3</text:p>
          </table:table-cell>
          <table:table-cell office:value-type="float" office:value="0.59395">
            <text:p>0.5939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7875">
            <text:p>1.7875</text:p>
          </table:table-cell>
          <table:table-cell office:value-type="float" office:value="4.78">
            <text:p>4.78</text:p>
          </table:table-cell>
          <table:table-cell office:value-type="float" office:value="-5.1362">
            <text:p>-5.1362</text:p>
          </table:table-cell>
          <table:table-cell office:value-type="float" office:value="-3.2362">
            <text:p>-3.23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7331">
            <text:p>0.27331</text:p>
          </table:table-cell>
          <table:table-cell office:value-type="float" office:value="4.8773">
            <text:p>4.8773</text:p>
          </table:table-cell>
          <table:table-cell office:value-type="float" office:value="-4.9194">
            <text:p>-4.9194</text:p>
          </table:table-cell>
          <table:table-cell office:value-type="float" office:value="-5.8198">
            <text:p>-5.81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1661">
            <text:p>-5.1661</text:p>
          </table:table-cell>
          <table:table-cell office:value-type="float" office:value="8.0433">
            <text:p>8.0433</text:p>
          </table:table-cell>
          <table:table-cell office:value-type="float" office:value="0.044265">
            <text:p>0.044265</text:p>
          </table:table-cell>
          <table:table-cell office:value-type="float" office:value="-4.4983">
            <text:p>-4.49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028">
            <text:p>-2.7028</text:p>
          </table:table-cell>
          <table:table-cell office:value-type="float" office:value="1.6327">
            <text:p>1.6327</text:p>
          </table:table-cell>
          <table:table-cell office:value-type="float" office:value="0.83598">
            <text:p>0.83598</text:p>
          </table:table-cell>
          <table:table-cell office:value-type="float" office:value="-0.091393">
            <text:p>-0.09139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904">
            <text:p>-1.4904</text:p>
          </table:table-cell>
          <table:table-cell office:value-type="float" office:value="-2.2183">
            <text:p>-2.2183</text:p>
          </table:table-cell>
          <table:table-cell office:value-type="float" office:value="1.6054">
            <text:p>1.6054</text:p>
          </table:table-cell>
          <table:table-cell office:value-type="float" office:value="0.89394">
            <text:p>0.893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014902">
            <text:p>-0.014902</text:p>
          </table:table-cell>
          <table:table-cell office:value-type="float" office:value="-1.0243">
            <text:p>-1.0243</text:p>
          </table:table-cell>
          <table:table-cell office:value-type="float" office:value="-0.94024">
            <text:p>-0.94024</text:p>
          </table:table-cell>
          <table:table-cell office:value-type="float" office:value="0.64955">
            <text:p>0.6495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88992">
            <text:p>0.88992</text:p>
          </table:table-cell>
          <table:table-cell office:value-type="float" office:value="2.2638">
            <text:p>2.2638</text:p>
          </table:table-cell>
          <table:table-cell office:value-type="float" office:value="-3.1046">
            <text:p>-3.1046</text:p>
          </table:table-cell>
          <table:table-cell office:value-type="float" office:value="-0.11855">
            <text:p>-0.1185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0637">
            <text:p>1.0637</text:p>
          </table:table-cell>
          <table:table-cell office:value-type="float" office:value="3.6957">
            <text:p>3.6957</text:p>
          </table:table-cell>
          <table:table-cell office:value-type="float" office:value="-4.1594">
            <text:p>-4.1594</text:p>
          </table:table-cell>
          <table:table-cell office:value-type="float" office:value="-1.9379">
            <text:p>-1.93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471">
            <text:p>-0.8471</text:p>
          </table:table-cell>
          <table:table-cell office:value-type="float" office:value="3.1329">
            <text:p>3.1329</text:p>
          </table:table-cell>
          <table:table-cell office:value-type="float" office:value="-3.0112">
            <text:p>-3.0112</text:p>
          </table:table-cell>
          <table:table-cell office:value-type="float" office:value="-2.9388">
            <text:p>-2.938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594">
            <text:p>-3.9594</text:p>
          </table:table-cell>
          <table:table-cell office:value-type="float" office:value="4.0289">
            <text:p>4.0289</text:p>
          </table:table-cell>
          <table:table-cell office:value-type="float" office:value="-0.35845">
            <text:p>-0.35845</text:p>
          </table:table-cell>
          <table:table-cell office:value-type="float" office:value="-3.8957">
            <text:p>-3.89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8818">
            <text:p>-5.8818</text:p>
          </table:table-cell>
          <table:table-cell office:value-type="float" office:value="7.6584">
            <text:p>7.6584</text:p>
          </table:table-cell>
          <table:table-cell office:value-type="float" office:value="0.5558">
            <text:p>0.5558</text:p>
          </table:table-cell>
          <table:table-cell office:value-type="float" office:value="-2.9155">
            <text:p>-2.915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747">
            <text:p>-3.7747</text:p>
          </table:table-cell>
          <table:table-cell office:value-type="float" office:value="2.5162">
            <text:p>2.5162</text:p>
          </table:table-cell>
          <table:table-cell office:value-type="float" office:value="0.83341">
            <text:p>0.83341</text:p>
          </table:table-cell>
          <table:table-cell office:value-type="float" office:value="-0.30993">
            <text:p>-0.3099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198">
            <text:p>-2.4198</text:p>
          </table:table-cell>
          <table:table-cell office:value-type="float" office:value="-0.24418">
            <text:p>-0.24418</text:p>
          </table:table-cell>
          <table:table-cell office:value-type="float" office:value="0.70146">
            <text:p>0.70146</text:p>
          </table:table-cell>
          <table:table-cell office:value-type="float" office:value="0.41809">
            <text:p>0.4180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3535">
            <text:p>-0.83535</text:p>
          </table:table-cell>
          <table:table-cell office:value-type="float" office:value="0.80494">
            <text:p>0.80494</text:p>
          </table:table-cell>
          <table:table-cell office:value-type="float" office:value="-1.6411">
            <text:p>-1.6411</text:p>
          </table:table-cell>
          <table:table-cell office:value-type="float" office:value="-0.19225">
            <text:p>-0.192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0432">
            <text:p>-0.30432</text:p>
          </table:table-cell>
          <table:table-cell office:value-type="float" office:value="2.6528">
            <text:p>2.6528</text:p>
          </table:table-cell>
          <table:table-cell office:value-type="float" office:value="-2.7756">
            <text:p>-2.7756</text:p>
          </table:table-cell>
          <table:table-cell office:value-type="float" office:value="-0.65647">
            <text:p>-0.656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0254">
            <text:p>-0.60254</text:p>
          </table:table-cell>
          <table:table-cell office:value-type="float" office:value="1.7237">
            <text:p>1.7237</text:p>
          </table:table-cell>
          <table:table-cell office:value-type="float" office:value="-2.1501">
            <text:p>-2.1501</text:p>
          </table:table-cell>
          <table:table-cell office:value-type="float" office:value="-0.77027">
            <text:p>-0.770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059">
            <text:p>-2.1059</text:p>
          </table:table-cell>
          <table:table-cell office:value-type="float" office:value="1.1815">
            <text:p>1.1815</text:p>
          </table:table-cell>
          <table:table-cell office:value-type="float" office:value="-0.53324">
            <text:p>-0.53324</text:p>
          </table:table-cell>
          <table:table-cell office:value-type="float" office:value="-0.82716">
            <text:p>-0.827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441">
            <text:p>-2.0441</text:p>
          </table:table-cell>
          <table:table-cell office:value-type="float" office:value="1.2271">
            <text:p>1.2271</text:p>
          </table:table-cell>
          <table:table-cell office:value-type="float" office:value="0.18564">
            <text:p>0.18564</text:p>
          </table:table-cell>
          <table:table-cell office:value-type="float" office:value="-1.091">
            <text:p>-1.09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621">
            <text:p>-1.5621</text:p>
          </table:table-cell>
          <table:table-cell office:value-type="float" office:value="-2.2121">
            <text:p>-2.2121</text:p>
          </table:table-cell>
          <table:table-cell office:value-type="float" office:value="4.2591">
            <text:p>4.2591</text:p>
          </table:table-cell>
          <table:table-cell office:value-type="float" office:value="0.27972">
            <text:p>0.279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2305">
            <text:p>-3.2305</text:p>
          </table:table-cell>
          <table:table-cell office:value-type="float" office:value="-7.2135">
            <text:p>-7.2135</text:p>
          </table:table-cell>
          <table:table-cell office:value-type="float" office:value="11.6433">
            <text:p>11.6433</text:p>
          </table:table-cell>
          <table:table-cell office:value-type="float" office:value="-0.94613">
            <text:p>-0.946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8426">
            <text:p>-4.8426</text:p>
          </table:table-cell>
          <table:table-cell office:value-type="float" office:value="-4.9932">
            <text:p>-4.9932</text:p>
          </table:table-cell>
          <table:table-cell office:value-type="float" office:value="10.4052">
            <text:p>10.4052</text:p>
          </table:table-cell>
          <table:table-cell office:value-type="float" office:value="-0.53104">
            <text:p>-0.531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147">
            <text:p>-2.3147</text:p>
          </table:table-cell>
          <table:table-cell office:value-type="float" office:value="3.6668">
            <text:p>3.6668</text:p>
          </table:table-cell>
          <table:table-cell office:value-type="float" office:value="-0.6969">
            <text:p>-0.6969</text:p>
          </table:table-cell>
          <table:table-cell office:value-type="float" office:value="-1.2474">
            <text:p>-1.24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11716">
            <text:p>-0.11716</text:p>
          </table:table-cell>
          <table:table-cell office:value-type="float" office:value="0.60422">
            <text:p>0.60422</text:p>
          </table:table-cell>
          <table:table-cell office:value-type="float" office:value="-0.38587">
            <text:p>-0.38587</text:p>
          </table:table-cell>
          <table:table-cell office:value-type="float" office:value="-0.059065">
            <text:p>-0.0590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066">
            <text:p>-2.0066</text:p>
          </table:table-cell>
          <table:table-cell office:value-type="float" office:value="-6.719">
            <text:p>-6.719</text:p>
          </table:table-cell>
          <table:table-cell office:value-type="float" office:value="9.0162">
            <text:p>9.0162</text:p>
          </table:table-cell>
          <table:table-cell office:value-type="float" office:value="0.099985">
            <text:p>0.09998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6961">
            <text:p>-3.6961</text:p>
          </table:table-cell>
          <table:table-cell office:value-type="float" office:value="-13.6779">
            <text:p>-13.6779</text:p>
          </table:table-cell>
          <table:table-cell office:value-type="float" office:value="17.5795">
            <text:p>17.5795</text:p>
          </table:table-cell>
          <table:table-cell office:value-type="float" office:value="-2.6181">
            <text:p>-2.61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6012">
            <text:p>-3.6012</text:p>
          </table:table-cell>
          <table:table-cell office:value-type="float" office:value="-6.5389">
            <text:p>-6.5389</text:p>
          </table:table-cell>
          <table:table-cell office:value-type="float" office:value="10.5234">
            <text:p>10.5234</text:p>
          </table:table-cell>
          <table:table-cell office:value-type="float" office:value="-0.48967">
            <text:p>-0.489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286">
            <text:p>-2.6286</text:p>
          </table:table-cell>
          <table:table-cell office:value-type="float" office:value="0.18002">
            <text:p>0.18002</text:p>
          </table:table-cell>
          <table:table-cell office:value-type="float" office:value="1.7956">
            <text:p>1.7956</text:p>
          </table:table-cell>
          <table:table-cell office:value-type="float" office:value="0.97282">
            <text:p>0.972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2601">
            <text:p>-0.82601</text:p>
          </table:table-cell>
          <table:table-cell office:value-type="float" office:value="2.9611">
            <text:p>2.9611</text:p>
          </table:table-cell>
          <table:table-cell office:value-type="float" office:value="-1.2864">
            <text:p>-1.2864</text:p>
          </table:table-cell>
          <table:table-cell office:value-type="float" office:value="-1.4647">
            <text:p>-1.46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31803">
            <text:p>0.31803</text:p>
          </table:table-cell>
          <table:table-cell office:value-type="float" office:value="-0.99326">
            <text:p>-0.99326</text:p>
          </table:table-cell>
          <table:table-cell office:value-type="float" office:value="1.0947">
            <text:p>1.0947</text:p>
          </table:table-cell>
          <table:table-cell office:value-type="float" office:value="0.88619">
            <text:p>0.886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454">
            <text:p>-1.4454</text:p>
          </table:table-cell>
          <table:table-cell office:value-type="float" office:value="-8.4385">
            <text:p>-8.4385</text:p>
          </table:table-cell>
          <table:table-cell office:value-type="float" office:value="8.8483">
            <text:p>8.8483</text:p>
          </table:table-cell>
          <table:table-cell office:value-type="float" office:value="0.96894">
            <text:p>0.968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1423">
            <text:p>-3.1423</text:p>
          </table:table-cell>
          <table:table-cell office:value-type="float" office:value="-13.0365">
            <text:p>-13.0365</text:p>
          </table:table-cell>
          <table:table-cell office:value-type="float" office:value="15.6773">
            <text:p>15.6773</text:p>
          </table:table-cell>
          <table:table-cell office:value-type="float" office:value="-0.66165">
            <text:p>-0.661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373">
            <text:p>-2.5373</text:p>
          </table:table-cell>
          <table:table-cell office:value-type="float" office:value="-6.959">
            <text:p>-6.959</text:p>
          </table:table-cell>
          <table:table-cell office:value-type="float" office:value="8.8054">
            <text:p>8.8054</text:p>
          </table:table-cell>
          <table:table-cell office:value-type="float" office:value="1.5289">
            <text:p>1.52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66">
            <text:p>-1.366</text:p>
          </table:table-cell>
          <table:table-cell office:value-type="float" office:value="0.18416">
            <text:p>0.18416</text:p>
          </table:table-cell>
          <table:table-cell office:value-type="float" office:value="0.90539">
            <text:p>0.90539</text:p>
          </table:table-cell>
          <table:table-cell office:value-type="float" office:value="1.5806">
            <text:p>1.58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064">
            <text:p>-1.7064</text:p>
          </table:table-cell>
          <table:table-cell office:value-type="float" office:value="3.3088">
            <text:p>3.3088</text:p>
          </table:table-cell>
          <table:table-cell office:value-type="float" office:value="-2.2829">
            <text:p>-2.2829</text:p>
          </table:table-cell>
          <table:table-cell office:value-type="float" office:value="-2.1978">
            <text:p>-2.197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1965">
            <text:p>-0.41965</text:p>
          </table:table-cell>
          <table:table-cell office:value-type="float" office:value="2.9094">
            <text:p>2.9094</text:p>
          </table:table-cell>
          <table:table-cell office:value-type="float" office:value="-1.7859">
            <text:p>-1.7859</text:p>
          </table:table-cell>
          <table:table-cell office:value-type="float" office:value="-2.2069">
            <text:p>-2.20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37637">
            <text:p>0.37637</text:p>
          </table:table-cell>
          <table:table-cell office:value-type="float" office:value="-0.82358">
            <text:p>-0.82358</text:p>
          </table:table-cell>
          <table:table-cell office:value-type="float" office:value="0.78543">
            <text:p>0.78543</text:p>
          </table:table-cell>
          <table:table-cell office:value-type="float" office:value="0.74524">
            <text:p>0.745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5355">
            <text:p>-0.55355</text:p>
          </table:table-cell>
          <table:table-cell office:value-type="float" office:value="-7.9233">
            <text:p>-7.9233</text:p>
          </table:table-cell>
          <table:table-cell office:value-type="float" office:value="6.7156">
            <text:p>6.7156</text:p>
          </table:table-cell>
          <table:table-cell office:value-type="float" office:value="0.74394">
            <text:p>0.743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001">
            <text:p>-1.6001</text:p>
          </table:table-cell>
          <table:table-cell office:value-type="float" office:value="-9.5828">
            <text:p>-9.5828</text:p>
          </table:table-cell>
          <table:table-cell office:value-type="float" office:value="9.4044">
            <text:p>9.4044</text:p>
          </table:table-cell>
          <table:table-cell office:value-type="float" office:value="0.081882">
            <text:p>0.0818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7013">
            <text:p>-0.37013</text:p>
          </table:table-cell>
          <table:table-cell office:value-type="float" office:value="-5.554">
            <text:p>-5.554</text:p>
          </table:table-cell>
          <table:table-cell office:value-type="float" office:value="4.7749">
            <text:p>4.7749</text:p>
          </table:table-cell>
          <table:table-cell office:value-type="float" office:value="1.547">
            <text:p>1.5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2126">
            <text:p>0.12126</text:p>
          </table:table-cell>
          <table:table-cell office:value-type="float" office:value="0.22347">
            <text:p>0.22347</text:p>
          </table:table-cell>
          <table:table-cell office:value-type="float" office:value="-0.47327">
            <text:p>-0.47327</text:p>
          </table:table-cell>
          <table:table-cell office:value-type="float" office:value="0.97024">
            <text:p>0.970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7068">
            <text:p>-0.27068</text:p>
          </table:table-cell>
          <table:table-cell office:value-type="float" office:value="3.2674">
            <text:p>3.2674</text:p>
          </table:table-cell>
          <table:table-cell office:value-type="float" office:value="-3.5562">
            <text:p>-3.5562</text:p>
          </table:table-cell>
          <table:table-cell office:value-type="float" office:value="-3.0888">
            <text:p>-3.088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119">
            <text:p>-5.119</text:p>
          </table:table-cell>
          <table:table-cell office:value-type="float" office:value="6.6486">
            <text:p>6.6486</text:p>
          </table:table-cell>
          <table:table-cell office:value-type="float" office:value="-0.049987">
            <text:p>-0.049987</text:p>
          </table:table-cell>
          <table:table-cell office:value-type="float" office:value="-6.5206">
            <text:p>-6.52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946">
            <text:p>-1.3946</text:p>
          </table:table-cell>
          <table:table-cell office:value-type="float" office:value="2.3134">
            <text:p>2.3134</text:p>
          </table:table-cell>
          <table:table-cell office:value-type="float" office:value="-0.44499">
            <text:p>-0.44499</text:p>
          </table:table-cell>
          <table:table-cell office:value-type="float" office:value="-1.4905">
            <text:p>-1.490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9879">
            <text:p>-0.69879</text:p>
          </table:table-cell>
          <table:table-cell office:value-type="float" office:value="-3.3771">
            <text:p>-3.3771</text:p>
          </table:table-cell>
          <table:table-cell office:value-type="float" office:value="4.1211">
            <text:p>4.1211</text:p>
          </table:table-cell>
          <table:table-cell office:value-type="float" office:value="1.5043">
            <text:p>1.50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8">
            <text:p>-1.48</text:p>
          </table:table-cell>
          <table:table-cell office:value-type="float" office:value="-10.5244">
            <text:p>-10.5244</text:p>
          </table:table-cell>
          <table:table-cell office:value-type="float" office:value="9.9176">
            <text:p>9.9176</text:p>
          </table:table-cell>
          <table:table-cell office:value-type="float" office:value="-0.5026">
            <text:p>-0.50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649">
            <text:p>-2.6649</text:p>
          </table:table-cell>
          <table:table-cell office:value-type="float" office:value="-12.813">
            <text:p>-12.813</text:p>
          </table:table-cell>
          <table:table-cell office:value-type="float" office:value="12.6689">
            <text:p>12.6689</text:p>
          </table:table-cell>
          <table:table-cell office:value-type="float" office:value="-1.9082">
            <text:p>-1.90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2684">
            <text:p>-0.62684</text:p>
          </table:table-cell>
          <table:table-cell office:value-type="float" office:value="-6.301">
            <text:p>-6.301</text:p>
          </table:table-cell>
          <table:table-cell office:value-type="float" office:value="4.7843">
            <text:p>4.7843</text:p>
          </table:table-cell>
          <table:table-cell office:value-type="float" office:value="1.106">
            <text:p>1.1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18">
            <text:p>0.518</text:p>
          </table:table-cell>
          <table:table-cell office:value-type="float" office:value="0.25865">
            <text:p>0.25865</text:p>
          </table:table-cell>
          <table:table-cell office:value-type="float" office:value="-0.84085">
            <text:p>-0.84085</text:p>
          </table:table-cell>
          <table:table-cell office:value-type="float" office:value="0.96118">
            <text:p>0.961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4376">
            <text:p>0.64376</text:p>
          </table:table-cell>
          <table:table-cell office:value-type="float" office:value="3.764">
            <text:p>3.764</text:p>
          </table:table-cell>
          <table:table-cell office:value-type="float" office:value="-4.4738">
            <text:p>-4.4738</text:p>
          </table:table-cell>
          <table:table-cell office:value-type="float" office:value="-4.0483">
            <text:p>-4.04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821">
            <text:p>-2.9821</text:p>
          </table:table-cell>
          <table:table-cell office:value-type="float" office:value="4.1986">
            <text:p>4.1986</text:p>
          </table:table-cell>
          <table:table-cell office:value-type="float" office:value="-0.5898">
            <text:p>-0.5898</text:p>
          </table:table-cell>
          <table:table-cell office:value-type="float" office:value="-3.9642">
            <text:p>-3.96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628">
            <text:p>-1.4628</text:p>
          </table:table-cell>
          <table:table-cell office:value-type="float" office:value="-1.5706">
            <text:p>-1.5706</text:p>
          </table:table-cell>
          <table:table-cell office:value-type="float" office:value="2.4357">
            <text:p>2.4357</text:p>
          </table:table-cell>
          <table:table-cell office:value-type="float" office:value="0.49826">
            <text:p>0.498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101">
            <text:p>-1.7101</text:p>
          </table:table-cell>
          <table:table-cell office:value-type="float" office:value="-8.7903">
            <text:p>-8.7903</text:p>
          </table:table-cell>
          <table:table-cell office:value-type="float" office:value="7.9735">
            <text:p>7.9735</text:p>
          </table:table-cell>
          <table:table-cell office:value-type="float" office:value="-0.45475">
            <text:p>-0.4547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572">
            <text:p>-1.5572</text:p>
          </table:table-cell>
          <table:table-cell office:value-type="float" office:value="-9.8808">
            <text:p>-9.8808</text:p>
          </table:table-cell>
          <table:table-cell office:value-type="float" office:value="8.1088">
            <text:p>8.1088</text:p>
          </table:table-cell>
          <table:table-cell office:value-type="float" office:value="-1.0806">
            <text:p>-1.08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4428">
            <text:p>0.74428</text:p>
          </table:table-cell>
          <table:table-cell office:value-type="float" office:value="-3.7723">
            <text:p>-3.7723</text:p>
          </table:table-cell>
          <table:table-cell office:value-type="float" office:value="1.6131">
            <text:p>1.6131</text:p>
          </table:table-cell>
          <table:table-cell office:value-type="float" office:value="1.5754">
            <text:p>1.57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.0177">
            <text:p>2.0177</text:p>
          </table:table-cell>
          <table:table-cell office:value-type="float" office:value="1.7982">
            <text:p>1.7982</text:p>
          </table:table-cell>
          <table:table-cell office:value-type="float" office:value="-2.9581">
            <text:p>-2.9581</text:p>
          </table:table-cell>
          <table:table-cell office:value-type="float" office:value="0.2099">
            <text:p>0.20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164">
            <text:p>1.164</text:p>
          </table:table-cell>
          <table:table-cell office:value-type="float" office:value="3.913">
            <text:p>3.913</text:p>
          </table:table-cell>
          <table:table-cell office:value-type="float" office:value="-4.5544">
            <text:p>-4.5544</text:p>
          </table:table-cell>
          <table:table-cell office:value-type="float" office:value="-3.8672">
            <text:p>-3.86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3667">
            <text:p>-4.3667</text:p>
          </table:table-cell>
          <table:table-cell office:value-type="float" office:value="6.0692">
            <text:p>6.0692</text:p>
          </table:table-cell>
          <table:table-cell office:value-type="float" office:value="0.57208">
            <text:p>0.57208</text:p>
          </table:table-cell>
          <table:table-cell office:value-type="float" office:value="-5.4668">
            <text:p>-5.46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919">
            <text:p>-2.5919</text:p>
          </table:table-cell>
          <table:table-cell office:value-type="float" office:value="-1.0553">
            <text:p>-1.0553</text:p>
          </table:table-cell>
          <table:table-cell office:value-type="float" office:value="3.8949">
            <text:p>3.8949</text:p>
          </table:table-cell>
          <table:table-cell office:value-type="float" office:value="0.77757">
            <text:p>0.777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046">
            <text:p>-1.8046</text:p>
          </table:table-cell>
          <table:table-cell office:value-type="float" office:value="-6.8141">
            <text:p>-6.8141</text:p>
          </table:table-cell>
          <table:table-cell office:value-type="float" office:value="6.7019">
            <text:p>6.7019</text:p>
          </table:table-cell>
          <table:table-cell office:value-type="float" office:value="1.1681">
            <text:p>1.16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1868">
            <text:p>-0.71868</text:p>
          </table:table-cell>
          <table:table-cell office:value-type="float" office:value="-5.7154">
            <text:p>-5.7154</text:p>
          </table:table-cell>
          <table:table-cell office:value-type="float" office:value="3.8298">
            <text:p>3.8298</text:p>
          </table:table-cell>
          <table:table-cell office:value-type="float" office:value="1.0233">
            <text:p>1.02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4378">
            <text:p>1.4378</text:p>
          </table:table-cell>
          <table:table-cell office:value-type="float" office:value="0.66837">
            <text:p>0.66837</text:p>
          </table:table-cell>
          <table:table-cell office:value-type="float" office:value="-2.0267">
            <text:p>-2.0267</text:p>
          </table:table-cell>
          <table:table-cell office:value-type="float" office:value="1.0271">
            <text:p>1.02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.1943">
            <text:p>2.1943</text:p>
          </table:table-cell>
          <table:table-cell office:value-type="float" office:value="4.5503">
            <text:p>4.5503</text:p>
          </table:table-cell>
          <table:table-cell office:value-type="float" office:value="-4.976">
            <text:p>-4.976</text:p>
          </table:table-cell>
          <table:table-cell office:value-type="float" office:value="-2.7254">
            <text:p>-2.72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376">
            <text:p>0.7376</text:p>
          </table:table-cell>
          <table:table-cell office:value-type="float" office:value="4.8525">
            <text:p>4.8525</text:p>
          </table:table-cell>
          <table:table-cell office:value-type="float" office:value="-4.7986">
            <text:p>-4.7986</text:p>
          </table:table-cell>
          <table:table-cell office:value-type="float" office:value="-5.6659">
            <text:p>-5.66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637">
            <text:p>-5.637</text:p>
          </table:table-cell>
          <table:table-cell office:value-type="float" office:value="8.1261">
            <text:p>8.1261</text:p>
          </table:table-cell>
          <table:table-cell office:value-type="float" office:value="0.13081">
            <text:p>0.13081</text:p>
          </table:table-cell>
          <table:table-cell office:value-type="float" office:value="-5.0142">
            <text:p>-5.01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193">
            <text:p>-3.0193</text:p>
          </table:table-cell>
          <table:table-cell office:value-type="float" office:value="1.7775">
            <text:p>1.7775</text:p>
          </table:table-cell>
          <table:table-cell office:value-type="float" office:value="0.73745">
            <text:p>0.73745</text:p>
          </table:table-cell>
          <table:table-cell office:value-type="float" office:value="-0.45346">
            <text:p>-0.453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706">
            <text:p>-1.6706</text:p>
          </table:table-cell>
          <table:table-cell office:value-type="float" office:value="-2.09">
            <text:p>-2.09</text:p>
          </table:table-cell>
          <table:table-cell office:value-type="float" office:value="1.584">
            <text:p>1.584</text:p>
          </table:table-cell>
          <table:table-cell office:value-type="float" office:value="0.71162">
            <text:p>0.711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1269">
            <text:p>-0.1269</text:p>
          </table:table-cell>
          <table:table-cell office:value-type="float" office:value="-1.1505">
            <text:p>-1.1505</text:p>
          </table:table-cell>
          <table:table-cell office:value-type="float" office:value="-0.95138">
            <text:p>-0.95138</text:p>
          </table:table-cell>
          <table:table-cell office:value-type="float" office:value="0.57843">
            <text:p>0.578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2198">
            <text:p>1.2198</text:p>
          </table:table-cell>
          <table:table-cell office:value-type="float" office:value="2.0982">
            <text:p>2.0982</text:p>
          </table:table-cell>
          <table:table-cell office:value-type="float" office:value="-3.1954">
            <text:p>-3.1954</text:p>
          </table:table-cell>
          <table:table-cell office:value-type="float" office:value="0.12843">
            <text:p>0.128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4501">
            <text:p>1.4501</text:p>
          </table:table-cell>
          <table:table-cell office:value-type="float" office:value="3.6067">
            <text:p>3.6067</text:p>
          </table:table-cell>
          <table:table-cell office:value-type="float" office:value="-4.0557">
            <text:p>-4.0557</text:p>
          </table:table-cell>
          <table:table-cell office:value-type="float" office:value="-1.5966">
            <text:p>-1.59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0857">
            <text:p>-0.40857</text:p>
          </table:table-cell>
          <table:table-cell office:value-type="float" office:value="3.0977">
            <text:p>3.0977</text:p>
          </table:table-cell>
          <table:table-cell office:value-type="float" office:value="-2.9607">
            <text:p>-2.9607</text:p>
          </table:table-cell>
          <table:table-cell office:value-type="float" office:value="-2.6892">
            <text:p>-2.689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952">
            <text:p>-3.8952</text:p>
          </table:table-cell>
          <table:table-cell office:value-type="float" office:value="3.8157">
            <text:p>3.8157</text:p>
          </table:table-cell>
          <table:table-cell office:value-type="float" office:value="-0.31304">
            <text:p>-0.31304</text:p>
          </table:table-cell>
          <table:table-cell office:value-type="float" office:value="-3.8194">
            <text:p>-3.81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3679">
            <text:p>-6.3679</text:p>
          </table:table-cell>
          <table:table-cell office:value-type="float" office:value="8.0102">
            <text:p>8.0102</text:p>
          </table:table-cell>
          <table:table-cell office:value-type="float" office:value="0.4247">
            <text:p>0.4247</text:p>
          </table:table-cell>
          <table:table-cell office:value-type="float" office:value="-3.2207">
            <text:p>-3.22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1429">
            <text:p>-4.1429</text:p>
          </table:table-cell>
          <table:table-cell office:value-type="float" office:value="2.7749">
            <text:p>2.7749</text:p>
          </table:table-cell>
          <table:table-cell office:value-type="float" office:value="0.68261">
            <text:p>0.68261</text:p>
          </table:table-cell>
          <table:table-cell office:value-type="float" office:value="-0.71984">
            <text:p>-0.719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864">
            <text:p>-2.6864</text:p>
          </table:table-cell>
          <table:table-cell office:value-type="float" office:value="-0.097265">
            <text:p>-0.097265</text:p>
          </table:table-cell>
          <table:table-cell office:value-type="float" office:value="0.61663">
            <text:p>0.61663</text:p>
          </table:table-cell>
          <table:table-cell office:value-type="float" office:value="0.061192">
            <text:p>0.06119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555">
            <text:p>-1.0555</text:p>
          </table:table-cell>
          <table:table-cell office:value-type="float" office:value="0.79459">
            <text:p>0.79459</text:p>
          </table:table-cell>
          <table:table-cell office:value-type="float" office:value="-1.6968">
            <text:p>-1.6968</text:p>
          </table:table-cell>
          <table:table-cell office:value-type="float" office:value="-0.46768">
            <text:p>-0.467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9858">
            <text:p>-0.29858</text:p>
          </table:table-cell>
          <table:table-cell office:value-type="float" office:value="2.4769">
            <text:p>2.4769</text:p>
          </table:table-cell>
          <table:table-cell office:value-type="float" office:value="-2.9512">
            <text:p>-2.9512</text:p>
          </table:table-cell>
          <table:table-cell office:value-type="float" office:value="-0.66165">
            <text:p>-0.661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9948">
            <text:p>-0.49948</text:p>
          </table:table-cell>
          <table:table-cell office:value-type="float" office:value="1.7734">
            <text:p>1.7734</text:p>
          </table:table-cell>
          <table:table-cell office:value-type="float" office:value="-2.2469">
            <text:p>-2.2469</text:p>
          </table:table-cell>
          <table:table-cell office:value-type="float" office:value="-0.68104">
            <text:p>-0.681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881">
            <text:p>-1.9881</text:p>
          </table:table-cell>
          <table:table-cell office:value-type="float" office:value="0.99945">
            <text:p>0.99945</text:p>
          </table:table-cell>
          <table:table-cell office:value-type="float" office:value="-0.28562">
            <text:p>-0.28562</text:p>
          </table:table-cell>
          <table:table-cell office:value-type="float" office:value="-0.70044">
            <text:p>-0.700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389">
            <text:p>-1.9389</text:p>
          </table:table-cell>
          <table:table-cell office:value-type="float" office:value="1.5706">
            <text:p>1.5706</text:p>
          </table:table-cell>
          <table:table-cell office:value-type="float" office:value="0.045979">
            <text:p>0.045979</text:p>
          </table:table-cell>
          <table:table-cell office:value-type="float" office:value="-1.122">
            <text:p>-1.12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375">
            <text:p>-1.4375</text:p>
          </table:table-cell>
          <table:table-cell office:value-type="float" office:value="-1.8624">
            <text:p>-1.8624</text:p>
          </table:table-cell>
          <table:table-cell office:value-type="float" office:value="4.026">
            <text:p>4.026</text:p>
          </table:table-cell>
          <table:table-cell office:value-type="float" office:value="0.55127">
            <text:p>0.551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1875">
            <text:p>-3.1875</text:p>
          </table:table-cell>
          <table:table-cell office:value-type="float" office:value="-7.5756">
            <text:p>-7.5756</text:p>
          </table:table-cell>
          <table:table-cell office:value-type="float" office:value="11.8678">
            <text:p>11.8678</text:p>
          </table:table-cell>
          <table:table-cell office:value-type="float" office:value="-0.57889">
            <text:p>-0.578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6765">
            <text:p>-4.6765</text:p>
          </table:table-cell>
          <table:table-cell office:value-type="float" office:value="-5.6636">
            <text:p>-5.6636</text:p>
          </table:table-cell>
          <table:table-cell office:value-type="float" office:value="10.969">
            <text:p>10.969</text:p>
          </table:table-cell>
          <table:table-cell office:value-type="float" office:value="-0.33449">
            <text:p>-0.3344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285">
            <text:p>-2.0285</text:p>
          </table:table-cell>
          <table:table-cell office:value-type="float" office:value="3.8468">
            <text:p>3.8468</text:p>
          </table:table-cell>
          <table:table-cell office:value-type="float" office:value="-0.63435">
            <text:p>-0.63435</text:p>
          </table:table-cell>
          <table:table-cell office:value-type="float" office:value="-1.175">
            <text:p>-1.17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6637">
            <text:p>0.26637</text:p>
          </table:table-cell>
          <table:table-cell office:value-type="float" office:value="0.73252">
            <text:p>0.73252</text:p>
          </table:table-cell>
          <table:table-cell office:value-type="float" office:value="-0.67891">
            <text:p>-0.67891</text:p>
          </table:table-cell>
          <table:table-cell office:value-type="float" office:value="0.03533">
            <text:p>0.035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589">
            <text:p>-1.7589</text:p>
          </table:table-cell>
          <table:table-cell office:value-type="float" office:value="-6.4624">
            <text:p>-6.4624</text:p>
          </table:table-cell>
          <table:table-cell office:value-type="float" office:value="8.4773">
            <text:p>8.4773</text:p>
          </table:table-cell>
          <table:table-cell office:value-type="float" office:value="0.31981">
            <text:p>0.319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985">
            <text:p>-3.5985</text:p>
          </table:table-cell>
          <table:table-cell office:value-type="float" office:value="-13.6593">
            <text:p>-13.6593</text:p>
          </table:table-cell>
          <table:table-cell office:value-type="float" office:value="17.6052">
            <text:p>17.6052</text:p>
          </table:table-cell>
          <table:table-cell office:value-type="float" office:value="-2.4927">
            <text:p>-2.49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582">
            <text:p>-3.3582</text:p>
          </table:table-cell>
          <table:table-cell office:value-type="float" office:value="-7.2404">
            <text:p>-7.2404</text:p>
          </table:table-cell>
          <table:table-cell office:value-type="float" office:value="11.4419">
            <text:p>11.4419</text:p>
          </table:table-cell>
          <table:table-cell office:value-type="float" office:value="-0.57113">
            <text:p>-0.571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629">
            <text:p>-2.3629</text:p>
          </table:table-cell>
          <table:table-cell office:value-type="float" office:value="-0.10554">
            <text:p>-0.10554</text:p>
          </table:table-cell>
          <table:table-cell office:value-type="float" office:value="1.9336">
            <text:p>1.9336</text:p>
          </table:table-cell>
          <table:table-cell office:value-type="float" office:value="1.1358">
            <text:p>1.13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802">
            <text:p>-2.1802</text:p>
          </table:table-cell>
          <table:table-cell office:value-type="float" office:value="3.3791">
            <text:p>3.3791</text:p>
          </table:table-cell>
          <table:table-cell office:value-type="float" office:value="-1.2256">
            <text:p>-1.2256</text:p>
          </table:table-cell>
          <table:table-cell office:value-type="float" office:value="-2.6621">
            <text:p>-2.66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0951">
            <text:p>-0.40951</text:p>
          </table:table-cell>
          <table:table-cell office:value-type="float" office:value="-0.15521">
            <text:p>-0.15521</text:p>
          </table:table-cell>
          <table:table-cell office:value-type="float" office:value="0.060545">
            <text:p>0.060545</text:p>
          </table:table-cell>
          <table:table-cell office:value-type="float" office:value="-0.088807">
            <text:p>-0.0888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918">
            <text:p>-2.2918</text:p>
          </table:table-cell>
          <table:table-cell office:value-type="float" office:value="-7.257">
            <text:p>-7.257</text:p>
          </table:table-cell>
          <table:table-cell office:value-type="float" office:value="7.9597">
            <text:p>7.9597</text:p>
          </table:table-cell>
          <table:table-cell office:value-type="float" office:value="0.9211">
            <text:p>0.92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0214">
            <text:p>-4.0214</text:p>
          </table:table-cell>
          <table:table-cell office:value-type="float" office:value="-12.8006">
            <text:p>-12.8006</text:p>
          </table:table-cell>
          <table:table-cell office:value-type="float" office:value="15.6199">
            <text:p>15.6199</text:p>
          </table:table-cell>
          <table:table-cell office:value-type="float" office:value="-0.95647">
            <text:p>-0.956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884">
            <text:p>-3.3884</text:p>
          </table:table-cell>
          <table:table-cell office:value-type="float" office:value="-8.215">
            <text:p>-8.215</text:p>
          </table:table-cell>
          <table:table-cell office:value-type="float" office:value="10.3315">
            <text:p>10.3315</text:p>
          </table:table-cell>
          <table:table-cell office:value-type="float" office:value="0.98187">
            <text:p>0.981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046">
            <text:p>-2.0046</text:p>
          </table:table-cell>
          <table:table-cell office:value-type="float" office:value="-0.49457">
            <text:p>-0.49457</text:p>
          </table:table-cell>
          <table:table-cell office:value-type="float" office:value="1.333">
            <text:p>1.333</text:p>
          </table:table-cell>
          <table:table-cell office:value-type="float" office:value="1.6543">
            <text:p>1.65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063">
            <text:p>-1.7063</text:p>
          </table:table-cell>
          <table:table-cell office:value-type="float" office:value="2.7956">
            <text:p>2.7956</text:p>
          </table:table-cell>
          <table:table-cell office:value-type="float" office:value="-2.378">
            <text:p>-2.378</text:p>
          </table:table-cell>
          <table:table-cell office:value-type="float" office:value="-2.3491">
            <text:p>-2.349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386">
            <text:p>-1.6386</text:p>
          </table:table-cell>
          <table:table-cell office:value-type="float" office:value="3.3584">
            <text:p>3.3584</text:p>
          </table:table-cell>
          <table:table-cell office:value-type="float" office:value="-1.7302">
            <text:p>-1.7302</text:p>
          </table:table-cell>
          <table:table-cell office:value-type="float" office:value="-3.5646">
            <text:p>-3.56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1645">
            <text:p>-0.41645</text:p>
          </table:table-cell>
          <table:table-cell office:value-type="float" office:value="0.32487">
            <text:p>0.32487</text:p>
          </table:table-cell>
          <table:table-cell office:value-type="float" office:value="-0.33617">
            <text:p>-0.33617</text:p>
          </table:table-cell>
          <table:table-cell office:value-type="float" office:value="-0.36036">
            <text:p>-0.360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877">
            <text:p>-1.5877</text:p>
          </table:table-cell>
          <table:table-cell office:value-type="float" office:value="-6.6072">
            <text:p>-6.6072</text:p>
          </table:table-cell>
          <table:table-cell office:value-type="float" office:value="5.8022">
            <text:p>5.8022</text:p>
          </table:table-cell>
          <table:table-cell office:value-type="float" office:value="0.31593">
            <text:p>0.3159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961">
            <text:p>-2.5961</text:p>
          </table:table-cell>
          <table:table-cell office:value-type="float" office:value="-9.349">
            <text:p>-9.349</text:p>
          </table:table-cell>
          <table:table-cell office:value-type="float" office:value="9.7942">
            <text:p>9.7942</text:p>
          </table:table-cell>
          <table:table-cell office:value-type="float" office:value="-0.28018">
            <text:p>-0.280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228">
            <text:p>-1.5228</text:p>
          </table:table-cell>
          <table:table-cell office:value-type="float" office:value="-6.4789">
            <text:p>-6.4789</text:p>
          </table:table-cell>
          <table:table-cell office:value-type="float" office:value="5.7568">
            <text:p>5.7568</text:p>
          </table:table-cell>
          <table:table-cell office:value-type="float" office:value="0.87325">
            <text:p>0.873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3072">
            <text:p>-0.53072</text:p>
          </table:table-cell>
          <table:table-cell office:value-type="float" office:value="-0.097265">
            <text:p>-0.097265</text:p>
          </table:table-cell>
          <table:table-cell office:value-type="float" office:value="-0.21793">
            <text:p>-0.21793</text:p>
          </table:table-cell>
          <table:table-cell office:value-type="float" office:value="1.0426">
            <text:p>1.04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9081">
            <text:p>-0.49081</text:p>
          </table:table-cell>
          <table:table-cell office:value-type="float" office:value="2.8452">
            <text:p>2.8452</text:p>
          </table:table-cell>
          <table:table-cell office:value-type="float" office:value="-3.6436">
            <text:p>-3.6436</text:p>
          </table:table-cell>
          <table:table-cell office:value-type="float" office:value="-3.1004">
            <text:p>-3.10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5773">
            <text:p>-6.5773</text:p>
          </table:table-cell>
          <table:table-cell office:value-type="float" office:value="6.8017">
            <text:p>6.8017</text:p>
          </table:table-cell>
          <table:table-cell office:value-type="float" office:value="0.85483">
            <text:p>0.85483</text:p>
          </table:table-cell>
          <table:table-cell office:value-type="float" office:value="-7.5344">
            <text:p>-7.53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621">
            <text:p>-2.4621</text:p>
          </table:table-cell>
          <table:table-cell office:value-type="float" office:value="2.7645">
            <text:p>2.7645</text:p>
          </table:table-cell>
          <table:table-cell office:value-type="float" office:value="-0.62578">
            <text:p>-0.62578</text:p>
          </table:table-cell>
          <table:table-cell office:value-type="float" office:value="-2.8573">
            <text:p>-2.857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995">
            <text:p>-1.3995</text:p>
          </table:table-cell>
          <table:table-cell office:value-type="float" office:value="-1.9162">
            <text:p>-1.9162</text:p>
          </table:table-cell>
          <table:table-cell office:value-type="float" office:value="2.5154">
            <text:p>2.5154</text:p>
          </table:table-cell>
          <table:table-cell office:value-type="float" office:value="0.59912">
            <text:p>0.599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221">
            <text:p>-2.3221</text:p>
          </table:table-cell>
          <table:table-cell office:value-type="float" office:value="-9.3304">
            <text:p>-9.3304</text:p>
          </table:table-cell>
          <table:table-cell office:value-type="float" office:value="9.233">
            <text:p>9.233</text:p>
          </table:table-cell>
          <table:table-cell office:value-type="float" office:value="-0.79871">
            <text:p>-0.798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3">
            <text:p>-3.73</text:p>
          </table:table-cell>
          <table:table-cell office:value-type="float" office:value="-12.9723">
            <text:p>-12.9723</text:p>
          </table:table-cell>
          <table:table-cell office:value-type="float" office:value="12.9817">
            <text:p>12.9817</text:p>
          </table:table-cell>
          <table:table-cell office:value-type="float" office:value="-2.684">
            <text:p>-2.6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988">
            <text:p>-1.6988</text:p>
          </table:table-cell>
          <table:table-cell office:value-type="float" office:value="-7.1163">
            <text:p>-7.1163</text:p>
          </table:table-cell>
          <table:table-cell office:value-type="float" office:value="5.7902">
            <text:p>5.7902</text:p>
          </table:table-cell>
          <table:table-cell office:value-type="float" office:value="0.16723">
            <text:p>0.167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6654">
            <text:p>-0.26654</text:p>
          </table:table-cell>
          <table:table-cell office:value-type="float" office:value="-0.64562">
            <text:p>-0.64562</text:p>
          </table:table-cell>
          <table:table-cell office:value-type="float" office:value="-0.42014">
            <text:p>-0.42014</text:p>
          </table:table-cell>
          <table:table-cell office:value-type="float" office:value="0.89136">
            <text:p>0.891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33325">
            <text:p>0.33325</text:p>
          </table:table-cell>
          <table:table-cell office:value-type="float" office:value="3.3108">
            <text:p>3.3108</text:p>
          </table:table-cell>
          <table:table-cell office:value-type="float" office:value="-4.5081">
            <text:p>-4.5081</text:p>
          </table:table-cell>
          <table:table-cell office:value-type="float" office:value="-4.012">
            <text:p>-4.0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091">
            <text:p>-4.2091</text:p>
          </table:table-cell>
          <table:table-cell office:value-type="float" office:value="4.7283">
            <text:p>4.7283</text:p>
          </table:table-cell>
          <table:table-cell office:value-type="float" office:value="-0.49126">
            <text:p>-0.49126</text:p>
          </table:table-cell>
          <table:table-cell office:value-type="float" office:value="-5.2159">
            <text:p>-5.21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142">
            <text:p>-2.3142</text:p>
          </table:table-cell>
          <table:table-cell office:value-type="float" office:value="-0.68494">
            <text:p>-0.68494</text:p>
          </table:table-cell>
          <table:table-cell office:value-type="float" office:value="1.9833">
            <text:p>1.9833</text:p>
          </table:table-cell>
          <table:table-cell office:value-type="float" office:value="-0.44829">
            <text:p>-0.4482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835">
            <text:p>-2.4835</text:p>
          </table:table-cell>
          <table:table-cell office:value-type="float" office:value="-7.4494">
            <text:p>-7.4494</text:p>
          </table:table-cell>
          <table:table-cell office:value-type="float" office:value="6.8964">
            <text:p>6.8964</text:p>
          </table:table-cell>
          <table:table-cell office:value-type="float" office:value="-0.64484">
            <text:p>-0.644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611">
            <text:p>-2.7611</text:p>
          </table:table-cell>
          <table:table-cell office:value-type="float" office:value="-10.5099">
            <text:p>-10.5099</text:p>
          </table:table-cell>
          <table:table-cell office:value-type="float" office:value="9.0239">
            <text:p>9.0239</text:p>
          </table:table-cell>
          <table:table-cell office:value-type="float" office:value="-1.9547">
            <text:p>-1.95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6025">
            <text:p>-0.36025</text:p>
          </table:table-cell>
          <table:table-cell office:value-type="float" office:value="-4.449">
            <text:p>-4.449</text:p>
          </table:table-cell>
          <table:table-cell office:value-type="float" office:value="2.1067">
            <text:p>2.1067</text:p>
          </table:table-cell>
          <table:table-cell office:value-type="float" office:value="0.94308">
            <text:p>0.943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0117">
            <text:p>1.0117</text:p>
          </table:table-cell>
          <table:table-cell office:value-type="float" office:value="0.9022">
            <text:p>0.9022</text:p>
          </table:table-cell>
          <table:table-cell office:value-type="float" office:value="-2.3506">
            <text:p>-2.3506</text:p>
          </table:table-cell>
          <table:table-cell office:value-type="float" office:value="0.42714">
            <text:p>0.427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96708">
            <text:p>0.96708</text:p>
          </table:table-cell>
          <table:table-cell office:value-type="float" office:value="3.8426">
            <text:p>3.8426</text:p>
          </table:table-cell>
          <table:table-cell office:value-type="float" office:value="-4.9314">
            <text:p>-4.9314</text:p>
          </table:table-cell>
          <table:table-cell office:value-type="float" office:value="-4.1323">
            <text:p>-4.1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2049">
            <text:p>-5.2049</text:p>
          </table:table-cell>
          <table:table-cell office:value-type="float" office:value="7.259">
            <text:p>7.259</text:p>
          </table:table-cell>
          <table:table-cell office:value-type="float" office:value="0.070827">
            <text:p>0.070827</text:p>
          </table:table-cell>
          <table:table-cell office:value-type="float" office:value="-7.3004">
            <text:p>-7.300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203">
            <text:p>-3.3203</text:p>
          </table:table-cell>
          <table:table-cell office:value-type="float" office:value="-0.02691">
            <text:p>-0.02691</text:p>
          </table:table-cell>
          <table:table-cell office:value-type="float" office:value="2.9618">
            <text:p>2.9618</text:p>
          </table:table-cell>
          <table:table-cell office:value-type="float" office:value="-0.44958">
            <text:p>-0.449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65">
            <text:p>-2.565</text:p>
          </table:table-cell>
          <table:table-cell office:value-type="float" office:value="-5.7899">
            <text:p>-5.7899</text:p>
          </table:table-cell>
          <table:table-cell office:value-type="float" office:value="6.0122">
            <text:p>6.0122</text:p>
          </table:table-cell>
          <table:table-cell office:value-type="float" office:value="0.046968">
            <text:p>0.0469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951">
            <text:p>-1.5951</text:p>
          </table:table-cell>
          <table:table-cell office:value-type="float" office:value="-6.572">
            <text:p>-6.572</text:p>
          </table:table-cell>
          <table:table-cell office:value-type="float" office:value="4.7689">
            <text:p>4.7689</text:p>
          </table:table-cell>
          <table:table-cell office:value-type="float" office:value="-0.94354">
            <text:p>-0.943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049">
            <text:p>0.7049</text:p>
          </table:table-cell>
          <table:table-cell office:value-type="float" office:value="0.17174">
            <text:p>0.17174</text:p>
          </table:table-cell>
          <table:table-cell office:value-type="float" office:value="-1.7859">
            <text:p>-1.7859</text:p>
          </table:table-cell>
          <table:table-cell office:value-type="float" office:value="0.36119">
            <text:p>0.361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7331">
            <text:p>1.7331</text:p>
          </table:table-cell>
          <table:table-cell office:value-type="float" office:value="3.9544">
            <text:p>3.9544</text:p>
          </table:table-cell>
          <table:table-cell office:value-type="float" office:value="-4.7412">
            <text:p>-4.7412</text:p>
          </table:table-cell>
          <table:table-cell office:value-type="float" office:value="-2.5017">
            <text:p>-2.5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818">
            <text:p>0.6818</text:p>
          </table:table-cell>
          <table:table-cell office:value-type="float" office:value="4.8504">
            <text:p>4.8504</text:p>
          </table:table-cell>
          <table:table-cell office:value-type="float" office:value="-5.2133">
            <text:p>-5.2133</text:p>
          </table:table-cell>
          <table:table-cell office:value-type="float" office:value="-6.1043">
            <text:p>-6.104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3364">
            <text:p>-6.3364</text:p>
          </table:table-cell>
          <table:table-cell office:value-type="float" office:value="9.2848">
            <text:p>9.2848</text:p>
          </table:table-cell>
          <table:table-cell office:value-type="float" office:value="0.014275">
            <text:p>0.014275</text:p>
          </table:table-cell>
          <table:table-cell office:value-type="float" office:value="-6.7844">
            <text:p>-6.78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053">
            <text:p>-3.8053</text:p>
          </table:table-cell>
          <table:table-cell office:value-type="float" office:value="2.4273">
            <text:p>2.4273</text:p>
          </table:table-cell>
          <table:table-cell office:value-type="float" office:value="0.6809">
            <text:p>0.6809</text:p>
          </table:table-cell>
          <table:table-cell office:value-type="float" office:value="-1.0871">
            <text:p>-1.08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979">
            <text:p>-2.1979</text:p>
          </table:table-cell>
          <table:table-cell office:value-type="float" office:value="-2.1252">
            <text:p>-2.1252</text:p>
          </table:table-cell>
          <table:table-cell office:value-type="float" office:value="1.7151">
            <text:p>1.7151</text:p>
          </table:table-cell>
          <table:table-cell office:value-type="float" office:value="0.45171">
            <text:p>0.451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7874">
            <text:p>-0.87874</text:p>
          </table:table-cell>
          <table:table-cell office:value-type="float" office:value="-2.2121">
            <text:p>-2.2121</text:p>
          </table:table-cell>
          <table:table-cell office:value-type="float" office:value="-0.051701">
            <text:p>-0.051701</text:p>
          </table:table-cell>
          <table:table-cell office:value-type="float" office:value="0.099985">
            <text:p>0.09998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74067">
            <text:p>0.74067</text:p>
          </table:table-cell>
          <table:table-cell office:value-type="float" office:value="1.7299">
            <text:p>1.7299</text:p>
          </table:table-cell>
          <table:table-cell office:value-type="float" office:value="-3.1963">
            <text:p>-3.1963</text:p>
          </table:table-cell>
          <table:table-cell office:value-type="float" office:value="-0.1457">
            <text:p>-0.14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98296">
            <text:p>0.98296</text:p>
          </table:table-cell>
          <table:table-cell office:value-type="float" office:value="3.4226">
            <text:p>3.4226</text:p>
          </table:table-cell>
          <table:table-cell office:value-type="float" office:value="-3.9692">
            <text:p>-3.9692</text:p>
          </table:table-cell>
          <table:table-cell office:value-type="float" office:value="-1.7116">
            <text:p>-1.71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3489">
            <text:p>-0.3489</text:p>
          </table:table-cell>
          <table:table-cell office:value-type="float" office:value="3.1929">
            <text:p>3.1929</text:p>
          </table:table-cell>
          <table:table-cell office:value-type="float" office:value="-3.4054">
            <text:p>-3.4054</text:p>
          </table:table-cell>
          <table:table-cell office:value-type="float" office:value="-3.1832">
            <text:p>-3.18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552">
            <text:p>-3.8552</text:p>
          </table:table-cell>
          <table:table-cell office:value-type="float" office:value="3.5219">
            <text:p>3.5219</text:p>
          </table:table-cell>
          <table:table-cell office:value-type="float" office:value="-0.38415">
            <text:p>-0.38415</text:p>
          </table:table-cell>
          <table:table-cell office:value-type="float" office:value="-3.8608">
            <text:p>-3.86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9599">
            <text:p>-6.9599</text:p>
          </table:table-cell>
          <table:table-cell office:value-type="float" office:value="8.9931">
            <text:p>8.9931</text:p>
          </table:table-cell>
          <table:table-cell office:value-type="float" office:value="0.2182">
            <text:p>0.2182</text:p>
          </table:table-cell>
          <table:table-cell office:value-type="float" office:value="-4.572">
            <text:p>-4.5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7462">
            <text:p>-4.7462</text:p>
          </table:table-cell>
          <table:table-cell office:value-type="float" office:value="3.1205">
            <text:p>3.1205</text:p>
          </table:table-cell>
          <table:table-cell office:value-type="float" office:value="1.075">
            <text:p>1.075</text:p>
          </table:table-cell>
          <table:table-cell office:value-type="float" office:value="-1.2966">
            <text:p>-1.29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2051">
            <text:p>-3.2051</text:p>
          </table:table-cell>
          <table:table-cell office:value-type="float" office:value="-0.14279">
            <text:p>-0.14279</text:p>
          </table:table-cell>
          <table:table-cell office:value-type="float" office:value="0.97565">
            <text:p>0.97565</text:p>
          </table:table-cell>
          <table:table-cell office:value-type="float" office:value="0.045675">
            <text:p>0.04567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549">
            <text:p>-1.7549</text:p>
          </table:table-cell>
          <table:table-cell office:value-type="float" office:value="-0.080711">
            <text:p>-0.080711</text:p>
          </table:table-cell>
          <table:table-cell office:value-type="float" office:value="-0.75774">
            <text:p>-0.75774</text:p>
          </table:table-cell>
          <table:table-cell office:value-type="float" office:value="-0.3707">
            <text:p>-0.37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59587">
            <text:p>-0.59587</text:p>
          </table:table-cell>
          <table:table-cell office:value-type="float" office:value="2.4811">
            <text:p>2.4811</text:p>
          </table:table-cell>
          <table:table-cell office:value-type="float" office:value="-2.8673">
            <text:p>-2.8673</text:p>
          </table:table-cell>
          <table:table-cell office:value-type="float" office:value="-0.89828">
            <text:p>-0.8982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9542">
            <text:p>-0.89542</text:p>
          </table:table-cell>
          <table:table-cell office:value-type="float" office:value="2.0279">
            <text:p>2.0279</text:p>
          </table:table-cell>
          <table:table-cell office:value-type="float" office:value="-2.3652">
            <text:p>-2.3652</text:p>
          </table:table-cell>
          <table:table-cell office:value-type="float" office:value="-1.2746">
            <text:p>-1.27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754">
            <text:p>-2.0754</text:p>
          </table:table-cell>
          <table:table-cell office:value-type="float" office:value="1.2767">
            <text:p>1.2767</text:p>
          </table:table-cell>
          <table:table-cell office:value-type="float" office:value="-0.64206">
            <text:p>-0.64206</text:p>
          </table:table-cell>
          <table:table-cell office:value-type="float" office:value="-1.2642">
            <text:p>-1.26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2778">
            <text:p>-3.2778</text:p>
          </table:table-cell>
          <table:table-cell office:value-type="float" office:value="1.8023">
            <text:p>1.8023</text:p>
          </table:table-cell>
          <table:table-cell office:value-type="float" office:value="0.1805">
            <text:p>0.1805</text:p>
          </table:table-cell>
          <table:table-cell office:value-type="float" office:value="-2.3931">
            <text:p>-2.39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183">
            <text:p>-2.2183</text:p>
          </table:table-cell>
          <table:table-cell office:value-type="float" office:value="-1.254">
            <text:p>-1.254</text:p>
          </table:table-cell>
          <table:table-cell office:value-type="float" office:value="2.9986">
            <text:p>2.9986</text:p>
          </table:table-cell>
          <table:table-cell office:value-type="float" office:value="0.36378">
            <text:p>0.3637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895">
            <text:p>-3.5895</text:p>
          </table:table-cell>
          <table:table-cell office:value-type="float" office:value="-6.572">
            <text:p>-6.572</text:p>
          </table:table-cell>
          <table:table-cell office:value-type="float" office:value="10.5251">
            <text:p>10.5251</text:p>
          </table:table-cell>
          <table:table-cell office:value-type="float" office:value="-0.16381">
            <text:p>-0.163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0477">
            <text:p>-5.0477</text:p>
          </table:table-cell>
          <table:table-cell office:value-type="float" office:value="-5.8023">
            <text:p>-5.8023</text:p>
          </table:table-cell>
          <table:table-cell office:value-type="float" office:value="11.244">
            <text:p>11.244</text:p>
          </table:table-cell>
          <table:table-cell office:value-type="float" office:value="-0.3901">
            <text:p>-0.390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741">
            <text:p>-3.5741</text:p>
          </table:table-cell>
          <table:table-cell office:value-type="float" office:value="3.944">
            <text:p>3.944</text:p>
          </table:table-cell>
          <table:table-cell office:value-type="float" office:value="-0.07912">
            <text:p>-0.07912</text:p>
          </table:table-cell>
          <table:table-cell office:value-type="float" office:value="-2.1203">
            <text:p>-2.12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351">
            <text:p>-0.7351</text:p>
          </table:table-cell>
          <table:table-cell office:value-type="float" office:value="1.7361">
            <text:p>1.7361</text:p>
          </table:table-cell>
          <table:table-cell office:value-type="float" office:value="-1.4938">
            <text:p>-1.4938</text:p>
          </table:table-cell>
          <table:table-cell office:value-type="float" office:value="-1.1582">
            <text:p>-1.15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617">
            <text:p>-2.2617</text:p>
          </table:table-cell>
          <table:table-cell office:value-type="float" office:value="-4.7428">
            <text:p>-4.7428</text:p>
          </table:table-cell>
          <table:table-cell office:value-type="float" office:value="6.3489">
            <text:p>6.3489</text:p>
          </table:table-cell>
          <table:table-cell office:value-type="float" office:value="0.11162">
            <text:p>0.111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44">
            <text:p>-4.244</text:p>
          </table:table-cell>
          <table:table-cell office:value-type="float" office:value="-13.0634">
            <text:p>-13.0634</text:p>
          </table:table-cell>
          <table:table-cell office:value-type="float" office:value="17.1116">
            <text:p>17.1116</text:p>
          </table:table-cell>
          <table:table-cell office:value-type="float" office:value="-2.8017">
            <text:p>-2.8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0218">
            <text:p>-4.0218</text:p>
          </table:table-cell>
          <table:table-cell office:value-type="float" office:value="-8.304">
            <text:p>-8.304</text:p>
          </table:table-cell>
          <table:table-cell office:value-type="float" office:value="12.555">
            <text:p>12.555</text:p>
          </table:table-cell>
          <table:table-cell office:value-type="float" office:value="-1.5099">
            <text:p>-1.50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201">
            <text:p>-3.0201</text:p>
          </table:table-cell>
          <table:table-cell office:value-type="float" office:value="-0.67253">
            <text:p>-0.67253</text:p>
          </table:table-cell>
          <table:table-cell office:value-type="float" office:value="2.7056">
            <text:p>2.7056</text:p>
          </table:table-cell>
          <table:table-cell office:value-type="float" office:value="0.85774">
            <text:p>0.857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941">
            <text:p>-2.4941</text:p>
          </table:table-cell>
          <table:table-cell office:value-type="float" office:value="3.5447">
            <text:p>3.5447</text:p>
          </table:table-cell>
          <table:table-cell office:value-type="float" office:value="-1.3721">
            <text:p>-1.3721</text:p>
          </table:table-cell>
          <table:table-cell office:value-type="float" office:value="-2.8483">
            <text:p>-2.84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3121">
            <text:p>-0.83121</text:p>
          </table:table-cell>
          <table:table-cell office:value-type="float" office:value="0.039307">
            <text:p>0.039307</text:p>
          </table:table-cell>
          <table:table-cell office:value-type="float" office:value="0.05369">
            <text:p>0.05369</text:p>
          </table:table-cell>
          <table:table-cell office:value-type="float" office:value="-0.23105">
            <text:p>-0.2310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665">
            <text:p>-2.5665</text:p>
          </table:table-cell>
          <table:table-cell office:value-type="float" office:value="-6.8824">
            <text:p>-6.8824</text:p>
          </table:table-cell>
          <table:table-cell office:value-type="float" office:value="7.5416">
            <text:p>7.5416</text:p>
          </table:table-cell>
          <table:table-cell office:value-type="float" office:value="0.70774">
            <text:p>0.707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4018">
            <text:p>-4.4018</text:p>
          </table:table-cell>
          <table:table-cell office:value-type="float" office:value="-12.9371">
            <text:p>-12.9371</text:p>
          </table:table-cell>
          <table:table-cell office:value-type="float" office:value="15.6559">
            <text:p>15.6559</text:p>
          </table:table-cell>
          <table:table-cell office:value-type="float" office:value="-1.6806">
            <text:p>-1.68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573">
            <text:p>-3.7573</text:p>
          </table:table-cell>
          <table:table-cell office:value-type="float" office:value="-8.2916">
            <text:p>-8.2916</text:p>
          </table:table-cell>
          <table:table-cell office:value-type="float" office:value="10.3032">
            <text:p>10.3032</text:p>
          </table:table-cell>
          <table:table-cell office:value-type="float" office:value="0.38059">
            <text:p>0.380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725">
            <text:p>-2.4725</text:p>
          </table:table-cell>
          <table:table-cell office:value-type="float" office:value="-0.40145">
            <text:p>-0.40145</text:p>
          </table:table-cell>
          <table:table-cell office:value-type="float" office:value="1.4855">
            <text:p>1.4855</text:p>
          </table:table-cell>
          <table:table-cell office:value-type="float" office:value="1.1189">
            <text:p>1.11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725">
            <text:p>-1.9725</text:p>
          </table:table-cell>
          <table:table-cell office:value-type="float" office:value="2.8825">
            <text:p>2.8825</text:p>
          </table:table-cell>
          <table:table-cell office:value-type="float" office:value="-2.3086">
            <text:p>-2.3086</text:p>
          </table:table-cell>
          <table:table-cell office:value-type="float" office:value="-2.3724">
            <text:p>-2.37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149">
            <text:p>-2.0149</text:p>
          </table:table-cell>
          <table:table-cell office:value-type="float" office:value="3.6874">
            <text:p>3.6874</text:p>
          </table:table-cell>
          <table:table-cell office:value-type="float" office:value="-1.9385">
            <text:p>-1.9385</text:p>
          </table:table-cell>
          <table:table-cell office:value-type="float" office:value="-3.8918">
            <text:p>-3.89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2053">
            <text:p>-0.82053</text:p>
          </table:table-cell>
          <table:table-cell office:value-type="float" office:value="0.65181">
            <text:p>0.65181</text:p>
          </table:table-cell>
          <table:table-cell office:value-type="float" office:value="-0.48869">
            <text:p>-0.48869</text:p>
          </table:table-cell>
          <table:table-cell office:value-type="float" office:value="-0.52716">
            <text:p>-0.527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886">
            <text:p>-1.7886</text:p>
          </table:table-cell>
          <table:table-cell office:value-type="float" office:value="-6.3486">
            <text:p>-6.3486</text:p>
          </table:table-cell>
          <table:table-cell office:value-type="float" office:value="5.6154">
            <text:p>5.6154</text:p>
          </table:table-cell>
          <table:table-cell office:value-type="float" office:value="0.42584">
            <text:p>0.425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138">
            <text:p>-2.9138</text:p>
          </table:table-cell>
          <table:table-cell office:value-type="float" office:value="-9.4711">
            <text:p>-9.4711</text:p>
          </table:table-cell>
          <table:table-cell office:value-type="float" office:value="9.7668">
            <text:p>9.7668</text:p>
          </table:table-cell>
          <table:table-cell office:value-type="float" office:value="-0.60216">
            <text:p>-0.602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343">
            <text:p>-1.8343</text:p>
          </table:table-cell>
          <table:table-cell office:value-type="float" office:value="-6.5907">
            <text:p>-6.5907</text:p>
          </table:table-cell>
          <table:table-cell office:value-type="float" office:value="5.6429">
            <text:p>5.6429</text:p>
          </table:table-cell>
          <table:table-cell office:value-type="float" office:value="0.54998">
            <text:p>0.549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734">
            <text:p>-0.8734</text:p>
          </table:table-cell>
          <table:table-cell office:value-type="float" office:value="-0.033118">
            <text:p>-0.033118</text:p>
          </table:table-cell>
          <table:table-cell office:value-type="float" office:value="-0.20165">
            <text:p>-0.20165</text:p>
          </table:table-cell>
          <table:table-cell office:value-type="float" office:value="0.55774">
            <text:p>0.557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0346">
            <text:p>-0.70346</text:p>
          </table:table-cell>
          <table:table-cell office:value-type="float" office:value="2.957">
            <text:p>2.957</text:p>
          </table:table-cell>
          <table:table-cell office:value-type="float" office:value="-3.5947">
            <text:p>-3.5947</text:p>
          </table:table-cell>
          <table:table-cell office:value-type="float" office:value="-3.1457">
            <text:p>-3.14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7387">
            <text:p>-6.7387</text:p>
          </table:table-cell>
          <table:table-cell office:value-type="float" office:value="6.9879">
            <text:p>6.9879</text:p>
          </table:table-cell>
          <table:table-cell office:value-type="float" office:value="0.67833">
            <text:p>0.67833</text:p>
          </table:table-cell>
          <table:table-cell office:value-type="float" office:value="-7.5887">
            <text:p>-7.58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723">
            <text:p>-2.7723</text:p>
          </table:table-cell>
          <table:table-cell office:value-type="float" office:value="3.2777">
            <text:p>3.2777</text:p>
          </table:table-cell>
          <table:table-cell office:value-type="float" office:value="-0.9351">
            <text:p>-0.9351</text:p>
          </table:table-cell>
          <table:table-cell office:value-type="float" office:value="-3.1457">
            <text:p>-3.14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641">
            <text:p>-1.6641</text:p>
          </table:table-cell>
          <table:table-cell office:value-type="float" office:value="-1.3678">
            <text:p>-1.3678</text:p>
          </table:table-cell>
          <table:table-cell office:value-type="float" office:value="1.997">
            <text:p>1.997</text:p>
          </table:table-cell>
          <table:table-cell office:value-type="float" office:value="0.52283">
            <text:p>0.522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349">
            <text:p>-2.4349</text:p>
          </table:table-cell>
          <table:table-cell office:value-type="float" office:value="-9.2497">
            <text:p>-9.2497</text:p>
          </table:table-cell>
          <table:table-cell office:value-type="float" office:value="8.9922">
            <text:p>8.9922</text:p>
          </table:table-cell>
          <table:table-cell office:value-type="float" office:value="-0.50001">
            <text:p>-0.5000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93">
            <text:p>-3.793</text:p>
          </table:table-cell>
          <table:table-cell office:value-type="float" office:value="-12.7095">
            <text:p>-12.7095</text:p>
          </table:table-cell>
          <table:table-cell office:value-type="float" office:value="12.7957">
            <text:p>12.7957</text:p>
          </table:table-cell>
          <table:table-cell office:value-type="float" office:value="-2.825">
            <text:p>-2.8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551">
            <text:p>-1.9551</text:p>
          </table:table-cell>
          <table:table-cell office:value-type="float" office:value="-6.9756">
            <text:p>-6.9756</text:p>
          </table:table-cell>
          <table:table-cell office:value-type="float" office:value="5.5383">
            <text:p>5.5383</text:p>
          </table:table-cell>
          <table:table-cell office:value-type="float" office:value="-0.12889">
            <text:p>-0.128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9078">
            <text:p>-0.69078</text:p>
          </table:table-cell>
          <table:table-cell office:value-type="float" office:value="-0.50077">
            <text:p>-0.50077</text:p>
          </table:table-cell>
          <table:table-cell office:value-type="float" office:value="-0.35417">
            <text:p>-0.35417</text:p>
          </table:table-cell>
          <table:table-cell office:value-type="float" office:value="0.47498">
            <text:p>0.474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25013">
            <text:p>0.025013</text:p>
          </table:table-cell>
          <table:table-cell office:value-type="float" office:value="3.3998">
            <text:p>3.3998</text:p>
          </table:table-cell>
          <table:table-cell office:value-type="float" office:value="-4.4327">
            <text:p>-4.4327</text:p>
          </table:table-cell>
          <table:table-cell office:value-type="float" office:value="-4.2655">
            <text:p>-4.265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3967">
            <text:p>-4.3967</text:p>
          </table:table-cell>
          <table:table-cell office:value-type="float" office:value="4.9601">
            <text:p>4.9601</text:p>
          </table:table-cell>
          <table:table-cell office:value-type="float" office:value="-0.64892">
            <text:p>-0.64892</text:p>
          </table:table-cell>
          <table:table-cell office:value-type="float" office:value="-5.4719">
            <text:p>-5.47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56">
            <text:p>-2.456</text:p>
          </table:table-cell>
          <table:table-cell office:value-type="float" office:value="-0.24418">
            <text:p>-0.24418</text:p>
          </table:table-cell>
          <table:table-cell office:value-type="float" office:value="1.4041">
            <text:p>1.4041</text:p>
          </table:table-cell>
          <table:table-cell office:value-type="float" office:value="-0.45863">
            <text:p>-0.4586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2">
            <text:p>-2.62</text:p>
          </table:table-cell>
          <table:table-cell office:value-type="float" office:value="-6.8555">
            <text:p>-6.8555</text:p>
          </table:table-cell>
          <table:table-cell office:value-type="float" office:value="6.2169">
            <text:p>6.2169</text:p>
          </table:table-cell>
          <table:table-cell office:value-type="float" office:value="-0.62285">
            <text:p>-0.6228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662">
            <text:p>-2.9662</text:p>
          </table:table-cell>
          <table:table-cell office:value-type="float" office:value="-10.3257">
            <text:p>-10.3257</text:p>
          </table:table-cell>
          <table:table-cell office:value-type="float" office:value="8.784">
            <text:p>8.784</text:p>
          </table:table-cell>
          <table:table-cell office:value-type="float" office:value="-2.1138">
            <text:p>-2.113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1494">
            <text:p>-0.71494</text:p>
          </table:table-cell>
          <table:table-cell office:value-type="float" office:value="-4.4448">
            <text:p>-4.4448</text:p>
          </table:table-cell>
          <table:table-cell office:value-type="float" office:value="2.2241">
            <text:p>2.2241</text:p>
          </table:table-cell>
          <table:table-cell office:value-type="float" office:value="0.49826">
            <text:p>0.498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005">
            <text:p>0.6005</text:p>
          </table:table-cell>
          <table:table-cell office:value-type="float" office:value="0.99945">
            <text:p>0.99945</text:p>
          </table:table-cell>
          <table:table-cell office:value-type="float" office:value="-2.2126">
            <text:p>-2.2126</text:p>
          </table:table-cell>
          <table:table-cell office:value-type="float" office:value="0.097399">
            <text:p>0.0973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1652">
            <text:p>0.61652</text:p>
          </table:table-cell>
          <table:table-cell office:value-type="float" office:value="3.8944">
            <text:p>3.8944</text:p>
          </table:table-cell>
          <table:table-cell office:value-type="float" office:value="-4.7275">
            <text:p>-4.7275</text:p>
          </table:table-cell>
          <table:table-cell office:value-type="float" office:value="-4.3948">
            <text:p>-4.394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4414">
            <text:p>-5.4414</text:p>
          </table:table-cell>
          <table:table-cell office:value-type="float" office:value="7.2363">
            <text:p>7.2363</text:p>
          </table:table-cell>
          <table:table-cell office:value-type="float" office:value="0.10938">
            <text:p>0.10938</text:p>
          </table:table-cell>
          <table:table-cell office:value-type="float" office:value="-7.5642">
            <text:p>-7.56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798">
            <text:p>-3.5798</text:p>
          </table:table-cell>
          <table:table-cell office:value-type="float" office:value="0.45937">
            <text:p>0.45937</text:p>
          </table:table-cell>
          <table:table-cell office:value-type="float" office:value="2.3457">
            <text:p>2.3457</text:p>
          </table:table-cell>
          <table:table-cell office:value-type="float" office:value="-0.45734">
            <text:p>-0.457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769">
            <text:p>-2.7769</text:p>
          </table:table-cell>
          <table:table-cell office:value-type="float" office:value="-5.6967">
            <text:p>-5.6967</text:p>
          </table:table-cell>
          <table:table-cell office:value-type="float" office:value="5.9179">
            <text:p>5.9179</text:p>
          </table:table-cell>
          <table:table-cell office:value-type="float" office:value="0.37671">
            <text:p>0.376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356">
            <text:p>-1.8356</text:p>
          </table:table-cell>
          <table:table-cell office:value-type="float" office:value="-6.7562">
            <text:p>-6.7562</text:p>
          </table:table-cell>
          <table:table-cell office:value-type="float" office:value="5.0585">
            <text:p>5.0585</text:p>
          </table:table-cell>
          <table:table-cell office:value-type="float" office:value="-0.55044">
            <text:p>-0.550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30081">
            <text:p>0.30081</text:p>
          </table:table-cell>
          <table:table-cell office:value-type="float" office:value="0.17381">
            <text:p>0.17381</text:p>
          </table:table-cell>
          <table:table-cell office:value-type="float" office:value="-1.7542">
            <text:p>-1.7542</text:p>
          </table:table-cell>
          <table:table-cell office:value-type="float" office:value="0.48921">
            <text:p>0.489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3403">
            <text:p>1.3403</text:p>
          </table:table-cell>
          <table:table-cell office:value-type="float" office:value="4.1323">
            <text:p>4.1323</text:p>
          </table:table-cell>
          <table:table-cell office:value-type="float" office:value="-4.7018">
            <text:p>-4.7018</text:p>
          </table:table-cell>
          <table:table-cell office:value-type="float" office:value="-2.5987">
            <text:p>-2.59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6877">
            <text:p>0.26877</text:p>
          </table:table-cell>
          <table:table-cell office:value-type="float" office:value="4.987">
            <text:p>4.987</text:p>
          </table:table-cell>
          <table:table-cell office:value-type="float" office:value="-5.1508">
            <text:p>-5.1508</text:p>
          </table:table-cell>
          <table:table-cell office:value-type="float" office:value="-6.3913">
            <text:p>-6.39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5235">
            <text:p>-6.5235</text:p>
          </table:table-cell>
          <table:table-cell office:value-type="float" office:value="9.6014">
            <text:p>9.6014</text:p>
          </table:table-cell>
          <table:table-cell office:value-type="float" office:value="-0.25392">
            <text:p>-0.25392</text:p>
          </table:table-cell>
          <table:table-cell office:value-type="float" office:value="-6.9642">
            <text:p>-6.964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0679">
            <text:p>-4.0679</text:p>
          </table:table-cell>
          <table:table-cell office:value-type="float" office:value="2.4955">
            <text:p>2.4955</text:p>
          </table:table-cell>
          <table:table-cell office:value-type="float" office:value="0.79571">
            <text:p>0.79571</text:p>
          </table:table-cell>
          <table:table-cell office:value-type="float" office:value="-1.1039">
            <text:p>-1.10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64">
            <text:p>-2.564</text:p>
          </table:table-cell>
          <table:table-cell office:value-type="float" office:value="-1.7051">
            <text:p>-1.7051</text:p>
          </table:table-cell>
          <table:table-cell office:value-type="float" office:value="1.5026">
            <text:p>1.5026</text:p>
          </table:table-cell>
          <table:table-cell office:value-type="float" office:value="0.32757">
            <text:p>0.327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414">
            <text:p>-1.3414</text:p>
          </table:table-cell>
          <table:table-cell office:value-type="float" office:value="-1.9162">
            <text:p>-1.9162</text:p>
          </table:table-cell>
          <table:table-cell office:value-type="float" office:value="-0.15538">
            <text:p>-0.15538</text:p>
          </table:table-cell>
          <table:table-cell office:value-type="float" office:value="-0.11984">
            <text:p>-0.119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3874">
            <text:p>0.23874</text:p>
          </table:table-cell>
          <table:table-cell office:value-type="float" office:value="2.0879">
            <text:p>2.0879</text:p>
          </table:table-cell>
          <table:table-cell office:value-type="float" office:value="-3.3522">
            <text:p>-3.3522</text:p>
          </table:table-cell>
          <table:table-cell office:value-type="float" office:value="-0.66553">
            <text:p>-0.665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212">
            <text:p>0.6212</text:p>
          </table:table-cell>
          <table:table-cell office:value-type="float" office:value="3.6771">
            <text:p>3.6771</text:p>
          </table:table-cell>
          <table:table-cell office:value-type="float" office:value="-4.0771">
            <text:p>-4.0771</text:p>
          </table:table-cell>
          <table:table-cell office:value-type="float" office:value="-2.0711">
            <text:p>-2.07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7848">
            <text:p>-0.77848</text:p>
          </table:table-cell>
          <table:table-cell office:value-type="float" office:value="3.4019">
            <text:p>3.4019</text:p>
          </table:table-cell>
          <table:table-cell office:value-type="float" office:value="-3.4859">
            <text:p>-3.4859</text:p>
          </table:table-cell>
          <table:table-cell office:value-type="float" office:value="-3.5569">
            <text:p>-3.55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1244">
            <text:p>-4.1244</text:p>
          </table:table-cell>
          <table:table-cell office:value-type="float" office:value="3.7909">
            <text:p>3.7909</text:p>
          </table:table-cell>
          <table:table-cell office:value-type="float" office:value="-0.6532">
            <text:p>-0.6532</text:p>
          </table:table-cell>
          <table:table-cell office:value-type="float" office:value="-4.1802">
            <text:p>-4.180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7.0421">
            <text:p>-7.0421</text:p>
          </table:table-cell>
          <table:table-cell office:value-type="float" office:value="9.2">
            <text:p>9.2</text:p>
          </table:table-cell>
          <table:table-cell office:value-type="float" office:value="0.25933">
            <text:p>0.25933</text:p>
          </table:table-cell>
          <table:table-cell office:value-type="float" office:value="-4.6832">
            <text:p>-4.68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9462">
            <text:p>-4.9462</text:p>
          </table:table-cell>
          <table:table-cell office:value-type="float" office:value="3.5716">
            <text:p>3.5716</text:p>
          </table:table-cell>
          <table:table-cell office:value-type="float" office:value="0.82742">
            <text:p>0.82742</text:p>
          </table:table-cell>
          <table:table-cell office:value-type="float" office:value="-1.4957">
            <text:p>-1.49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359">
            <text:p>-3.5359</text:p>
          </table:table-cell>
          <table:table-cell office:value-type="float" office:value="0.30417">
            <text:p>0.30417</text:p>
          </table:table-cell>
          <table:table-cell office:value-type="float" office:value="0.6569">
            <text:p>0.6569</text:p>
          </table:table-cell>
          <table:table-cell office:value-type="float" office:value="-0.2957">
            <text:p>-0.29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662">
            <text:p>-2.0662</text:p>
          </table:table-cell>
          <table:table-cell office:value-type="float" office:value="0.16967">
            <text:p>0.16967</text:p>
          </table:table-cell>
          <table:table-cell office:value-type="float" office:value="-1.0054">
            <text:p>-1.0054</text:p>
          </table:table-cell>
          <table:table-cell office:value-type="float" office:value="-0.82975">
            <text:p>-0.8297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8728">
            <text:p>-0.88728</text:p>
          </table:table-cell>
          <table:table-cell office:value-type="float" office:value="2.808">
            <text:p>2.808</text:p>
          </table:table-cell>
          <table:table-cell office:value-type="float" office:value="-3.1432">
            <text:p>-3.1432</text:p>
          </table:table-cell>
          <table:table-cell office:value-type="float" office:value="-1.2035">
            <text:p>-1.20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941">
            <text:p>-1.0941</text:p>
          </table:table-cell>
          <table:table-cell office:value-type="float" office:value="2.3072">
            <text:p>2.3072</text:p>
          </table:table-cell>
          <table:table-cell office:value-type="float" office:value="-2.5237">
            <text:p>-2.5237</text:p>
          </table:table-cell>
          <table:table-cell office:value-type="float" office:value="-1.4453">
            <text:p>-1.44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458">
            <text:p>-2.4458</text:p>
          </table:table-cell>
          <table:table-cell office:value-type="float" office:value="1.6285">
            <text:p>1.6285</text:p>
          </table:table-cell>
          <table:table-cell office:value-type="float" office:value="-0.88541">
            <text:p>-0.88541</text:p>
          </table:table-cell>
          <table:table-cell office:value-type="float" office:value="-1.4802">
            <text:p>-1.480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51">
            <text:p>-3.551</text:p>
          </table:table-cell>
          <table:table-cell office:value-type="float" office:value="1.8955">
            <text:p>1.8955</text:p>
          </table:table-cell>
          <table:table-cell office:value-type="float" office:value="0.1865">
            <text:p>0.1865</text:p>
          </table:table-cell>
          <table:table-cell office:value-type="float" office:value="-2.4409">
            <text:p>-2.440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811">
            <text:p>-2.2811</text:p>
          </table:table-cell>
          <table:table-cell office:value-type="float" office:value="-0.85669">
            <text:p>-0.85669</text:p>
          </table:table-cell>
          <table:table-cell office:value-type="float" office:value="2.7185">
            <text:p>2.7185</text:p>
          </table:table-cell>
          <table:table-cell office:value-type="float" office:value="0.044382">
            <text:p>0.04438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6053">
            <text:p>-3.6053</text:p>
          </table:table-cell>
          <table:table-cell office:value-type="float" office:value="-5.974">
            <text:p>-5.974</text:p>
          </table:table-cell>
          <table:table-cell office:value-type="float" office:value="10.0916">
            <text:p>10.0916</text:p>
          </table:table-cell>
          <table:table-cell office:value-type="float" office:value="-0.82846">
            <text:p>-0.828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0676">
            <text:p>-5.0676</text:p>
          </table:table-cell>
          <table:table-cell office:value-type="float" office:value="-5.1877">
            <text:p>-5.1877</text:p>
          </table:table-cell>
          <table:table-cell office:value-type="float" office:value="10.4266">
            <text:p>10.4266</text:p>
          </table:table-cell>
          <table:table-cell office:value-type="float" office:value="-0.86725">
            <text:p>-0.867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204">
            <text:p>-3.9204</text:p>
          </table:table-cell>
          <table:table-cell office:value-type="float" office:value="4.0723">
            <text:p>4.0723</text:p>
          </table:table-cell>
          <table:table-cell office:value-type="float" office:value="-0.23678">
            <text:p>-0.23678</text:p>
          </table:table-cell>
          <table:table-cell office:value-type="float" office:value="-2.1151">
            <text:p>-2.115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1306">
            <text:p>-1.1306</text:p>
          </table:table-cell>
          <table:table-cell office:value-type="float" office:value="1.8458">
            <text:p>1.8458</text:p>
          </table:table-cell>
          <table:table-cell office:value-type="float" office:value="-1.3575">
            <text:p>-1.3575</text:p>
          </table:table-cell>
          <table:table-cell office:value-type="float" office:value="-1.3806">
            <text:p>-1.380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561">
            <text:p>-2.4561</text:p>
          </table:table-cell>
          <table:table-cell office:value-type="float" office:value="-4.5566">
            <text:p>-4.5566</text:p>
          </table:table-cell>
          <table:table-cell office:value-type="float" office:value="6.4534">
            <text:p>6.4534</text:p>
          </table:table-cell>
          <table:table-cell office:value-type="float" office:value="-0.056479">
            <text:p>-0.0564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4775">
            <text:p>-4.4775</text:p>
          </table:table-cell>
          <table:table-cell office:value-type="float" office:value="-13.0303">
            <text:p>-13.0303</text:p>
          </table:table-cell>
          <table:table-cell office:value-type="float" office:value="17.0834">
            <text:p>17.0834</text:p>
          </table:table-cell>
          <table:table-cell office:value-type="float" office:value="-3.0345">
            <text:p>-3.034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1958">
            <text:p>-4.1958</text:p>
          </table:table-cell>
          <table:table-cell office:value-type="float" office:value="-8.1819">
            <text:p>-8.1819</text:p>
          </table:table-cell>
          <table:table-cell office:value-type="float" office:value="12.1291">
            <text:p>12.1291</text:p>
          </table:table-cell>
          <table:table-cell office:value-type="float" office:value="-1.6017">
            <text:p>-1.6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8">
            <text:p>-3.38</text:p>
          </table:table-cell>
          <table:table-cell office:value-type="float" office:value="-0.7077">
            <text:p>-0.7077</text:p>
          </table:table-cell>
          <table:table-cell office:value-type="float" office:value="2.5325">
            <text:p>2.5325</text:p>
          </table:table-cell>
          <table:table-cell office:value-type="float" office:value="0.71808">
            <text:p>0.718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365">
            <text:p>-2.4365</text:p>
          </table:table-cell>
          <table:table-cell office:value-type="float" office:value="3.6026">
            <text:p>3.6026</text:p>
          </table:table-cell>
          <table:table-cell office:value-type="float" office:value="-1.4166">
            <text:p>-1.4166</text:p>
          </table:table-cell>
          <table:table-cell office:value-type="float" office:value="-2.8948">
            <text:p>-2.894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7688">
            <text:p>-0.77688</text:p>
          </table:table-cell>
          <table:table-cell office:value-type="float" office:value="0.13036">
            <text:p>0.13036</text:p>
          </table:table-cell>
          <table:table-cell office:value-type="float" office:value="-0.031137">
            <text:p>-0.031137</text:p>
          </table:table-cell>
          <table:table-cell office:value-type="float" office:value="-0.35389">
            <text:p>-0.353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083">
            <text:p>-2.7083</text:p>
          </table:table-cell>
          <table:table-cell office:value-type="float" office:value="-6.8266">
            <text:p>-6.8266</text:p>
          </table:table-cell>
          <table:table-cell office:value-type="float" office:value="7.5339">
            <text:p>7.5339</text:p>
          </table:table-cell>
          <table:table-cell office:value-type="float" office:value="0.59007">
            <text:p>0.590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5531">
            <text:p>-4.5531</text:p>
          </table:table-cell>
          <table:table-cell office:value-type="float" office:value="-12.5854">
            <text:p>-12.5854</text:p>
          </table:table-cell>
          <table:table-cell office:value-type="float" office:value="15.4417">
            <text:p>15.4417</text:p>
          </table:table-cell>
          <table:table-cell office:value-type="float" office:value="-1.4983">
            <text:p>-1.49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894">
            <text:p>-3.8894</text:p>
          </table:table-cell>
          <table:table-cell office:value-type="float" office:value="-7.8322">
            <text:p>-7.8322</text:p>
          </table:table-cell>
          <table:table-cell office:value-type="float" office:value="9.8208">
            <text:p>9.8208</text:p>
          </table:table-cell>
          <table:table-cell office:value-type="float" office:value="0.47498">
            <text:p>0.474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084">
            <text:p>-2.5084</text:p>
          </table:table-cell>
          <table:table-cell office:value-type="float" office:value="-0.22763">
            <text:p>-0.22763</text:p>
          </table:table-cell>
          <table:table-cell office:value-type="float" office:value="1.488">
            <text:p>1.488</text:p>
          </table:table-cell>
          <table:table-cell office:value-type="float" office:value="1.2069">
            <text:p>1.20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652">
            <text:p>-2.1652</text:p>
          </table:table-cell>
          <table:table-cell office:value-type="float" office:value="3.0211">
            <text:p>3.0211</text:p>
          </table:table-cell>
          <table:table-cell office:value-type="float" office:value="-2.4132">
            <text:p>-2.4132</text:p>
          </table:table-cell>
          <table:table-cell office:value-type="float" office:value="-2.4241">
            <text:p>-2.42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974">
            <text:p>-1.8974</text:p>
          </table:table-cell>
          <table:table-cell office:value-type="float" office:value="3.5074">
            <text:p>3.5074</text:p>
          </table:table-cell>
          <table:table-cell office:value-type="float" office:value="-1.7842">
            <text:p>-1.7842</text:p>
          </table:table-cell>
          <table:table-cell office:value-type="float" office:value="-3.8491">
            <text:p>-3.849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62043">
            <text:p>-0.62043</text:p>
          </table:table-cell>
          <table:table-cell office:value-type="float" office:value="0.5587">
            <text:p>0.5587</text:p>
          </table:table-cell>
          <table:table-cell office:value-type="float" office:value="-0.38587">
            <text:p>-0.38587</text:p>
          </table:table-cell>
          <table:table-cell office:value-type="float" office:value="-0.66423">
            <text:p>-0.664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8387">
            <text:p>-1.8387</text:p>
          </table:table-cell>
          <table:table-cell office:value-type="float" office:value="-6.301">
            <text:p>-6.301</text:p>
          </table:table-cell>
          <table:table-cell office:value-type="float" office:value="5.6506">
            <text:p>5.6506</text:p>
          </table:table-cell>
          <table:table-cell office:value-type="float" office:value="0.19567">
            <text:p>0.195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9.1566">
            <text:p>-9.1566</text:p>
          </table:table-cell>
          <table:table-cell office:value-type="float" office:value="9.5766">
            <text:p>9.5766</text:p>
          </table:table-cell>
          <table:table-cell office:value-type="float" office:value="-0.73018">
            <text:p>-0.730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116">
            <text:p>-1.9116</text:p>
          </table:table-cell>
          <table:table-cell office:value-type="float" office:value="-6.1603">
            <text:p>-6.1603</text:p>
          </table:table-cell>
          <table:table-cell office:value-type="float" office:value="5.606">
            <text:p>5.606</text:p>
          </table:table-cell>
          <table:table-cell office:value-type="float" office:value="0.48533">
            <text:p>0.485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05">
            <text:p>-1.005</text:p>
          </table:table-cell>
          <table:table-cell office:value-type="float" office:value="0.084831">
            <text:p>0.084831</text:p>
          </table:table-cell>
          <table:table-cell office:value-type="float" office:value="-0.2462">
            <text:p>-0.2462</text:p>
          </table:table-cell>
          <table:table-cell office:value-type="float" office:value="0.45688">
            <text:p>0.4568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7834">
            <text:p>-0.87834</text:p>
          </table:table-cell>
          <table:table-cell office:value-type="float" office:value="3.257">
            <text:p>3.257</text:p>
          </table:table-cell>
          <table:table-cell office:value-type="float" office:value="-3.6778">
            <text:p>-3.6778</text:p>
          </table:table-cell>
          <table:table-cell office:value-type="float" office:value="-3.2944">
            <text:p>-3.29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651">
            <text:p>-6.651</text:p>
          </table:table-cell>
          <table:table-cell office:value-type="float" office:value="6.7934">
            <text:p>6.7934</text:p>
          </table:table-cell>
          <table:table-cell office:value-type="float" office:value="0.68604">
            <text:p>0.68604</text:p>
          </table:table-cell>
          <table:table-cell office:value-type="float" office:value="-7.5887">
            <text:p>-7.58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463">
            <text:p>-2.5463</text:p>
          </table:table-cell>
          <table:table-cell office:value-type="float" office:value="3.1101">
            <text:p>3.1101</text:p>
          </table:table-cell>
          <table:table-cell office:value-type="float" office:value="-0.83228">
            <text:p>-0.83228</text:p>
          </table:table-cell>
          <table:table-cell office:value-type="float" office:value="-3.0358">
            <text:p>-3.03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377">
            <text:p>-1.4377</text:p>
          </table:table-cell>
          <table:table-cell office:value-type="float" office:value="-1.432">
            <text:p>-1.432</text:p>
          </table:table-cell>
          <table:table-cell office:value-type="float" office:value="2.1144">
            <text:p>2.1144</text:p>
          </table:table-cell>
          <table:table-cell office:value-type="float" office:value="0.42067">
            <text:p>0.420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554">
            <text:p>-2.4554</text:p>
          </table:table-cell>
          <table:table-cell office:value-type="float" office:value="-9.0407">
            <text:p>-9.0407</text:p>
          </table:table-cell>
          <table:table-cell office:value-type="float" office:value="8.862">
            <text:p>8.862</text:p>
          </table:table-cell>
          <table:table-cell office:value-type="float" office:value="-0.86983">
            <text:p>-0.869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411">
            <text:p>-3.9411</text:p>
          </table:table-cell>
          <table:table-cell office:value-type="float" office:value="-12.8792">
            <text:p>-12.8792</text:p>
          </table:table-cell>
          <table:table-cell office:value-type="float" office:value="13.0597">
            <text:p>13.0597</text:p>
          </table:table-cell>
          <table:table-cell office:value-type="float" office:value="-3.3125">
            <text:p>-3.31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241">
            <text:p>-2.1241</text:p>
          </table:table-cell>
          <table:table-cell office:value-type="float" office:value="-6.8969">
            <text:p>-6.8969</text:p>
          </table:table-cell>
          <table:table-cell office:value-type="float" office:value="5.5992">
            <text:p>5.5992</text:p>
          </table:table-cell>
          <table:table-cell office:value-type="float" office:value="-0.47156">
            <text:p>-0.4715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4324">
            <text:p>-0.74324</text:p>
          </table:table-cell>
          <table:table-cell office:value-type="float" office:value="-0.32902">
            <text:p>-0.32902</text:p>
          </table:table-cell>
          <table:table-cell office:value-type="float" office:value="-0.42785">
            <text:p>-0.42785</text:p>
          </table:table-cell>
          <table:table-cell office:value-type="float" office:value="0.23317">
            <text:p>0.233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071503">
            <text:p>-0.071503</text:p>
          </table:table-cell>
          <table:table-cell office:value-type="float" office:value="3.7412">
            <text:p>3.7412</text:p>
          </table:table-cell>
          <table:table-cell office:value-type="float" office:value="-4.5415">
            <text:p>-4.5415</text:p>
          </table:table-cell>
          <table:table-cell office:value-type="float" office:value="-4.2526">
            <text:p>-4.25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333">
            <text:p>-4.2333</text:p>
          </table:table-cell>
          <table:table-cell office:value-type="float" office:value="4.9166">
            <text:p>4.9166</text:p>
          </table:table-cell>
          <table:table-cell office:value-type="float" office:value="-0.49212">
            <text:p>-0.49212</text:p>
          </table:table-cell>
          <table:table-cell office:value-type="float" office:value="-5.3207">
            <text:p>-5.320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675">
            <text:p>-2.3675</text:p>
          </table:table-cell>
          <table:table-cell office:value-type="float" office:value="-0.43663">
            <text:p>-0.43663</text:p>
          </table:table-cell>
          <table:table-cell office:value-type="float" office:value="1.692">
            <text:p>1.692</text:p>
          </table:table-cell>
          <table:table-cell office:value-type="float" office:value="-0.43018">
            <text:p>-0.430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526">
            <text:p>-2.5526</text:p>
          </table:table-cell>
          <table:table-cell office:value-type="float" office:value="-7.3625">
            <text:p>-7.3625</text:p>
          </table:table-cell>
          <table:table-cell office:value-type="float" office:value="6.9255">
            <text:p>6.9255</text:p>
          </table:table-cell>
          <table:table-cell office:value-type="float" office:value="-0.66811">
            <text:p>-0.6681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0986">
            <text:p>-3.0986</text:p>
          </table:table-cell>
          <table:table-cell office:value-type="float" office:value="-10.4602">
            <text:p>-10.4602</text:p>
          </table:table-cell>
          <table:table-cell office:value-type="float" office:value="8.9717">
            <text:p>8.9717</text:p>
          </table:table-cell>
          <table:table-cell office:value-type="float" office:value="-2.3427">
            <text:p>-2.34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89809">
            <text:p>-0.89809</text:p>
          </table:table-cell>
          <table:table-cell office:value-type="float" office:value="-4.4862">
            <text:p>-4.4862</text:p>
          </table:table-cell>
          <table:table-cell office:value-type="float" office:value="2.2009">
            <text:p>2.2009</text:p>
          </table:table-cell>
          <table:table-cell office:value-type="float" office:value="0.50731">
            <text:p>0.507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6232">
            <text:p>0.56232</text:p>
          </table:table-cell>
          <table:table-cell office:value-type="float" office:value="1.0015">
            <text:p>1.0015</text:p>
          </table:table-cell>
          <table:table-cell office:value-type="float" office:value="-2.2726">
            <text:p>-2.2726</text:p>
          </table:table-cell>
          <table:table-cell office:value-type="float" office:value="-0.0060486">
            <text:p>-0.006048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3936">
            <text:p>0.53936</text:p>
          </table:table-cell>
          <table:table-cell office:value-type="float" office:value="3.8944">
            <text:p>3.8944</text:p>
          </table:table-cell>
          <table:table-cell office:value-type="float" office:value="-4.8166">
            <text:p>-4.8166</text:p>
          </table:table-cell>
          <table:table-cell office:value-type="float" office:value="-4.3418">
            <text:p>-4.34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3012">
            <text:p>-5.3012</text:p>
          </table:table-cell>
          <table:table-cell office:value-type="float" office:value="7.3915">
            <text:p>7.3915</text:p>
          </table:table-cell>
          <table:table-cell office:value-type="float" office:value="0.029699">
            <text:p>0.029699</text:p>
          </table:table-cell>
          <table:table-cell office:value-type="float" office:value="-7.3987">
            <text:p>-7.39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553">
            <text:p>-3.3553</text:p>
          </table:table-cell>
          <table:table-cell office:value-type="float" office:value="0.35591">
            <text:p>0.35591</text:p>
          </table:table-cell>
          <table:table-cell office:value-type="float" office:value="2.6473">
            <text:p>2.6473</text:p>
          </table:table-cell>
          <table:table-cell office:value-type="float" office:value="-0.37846">
            <text:p>-0.378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7908">
            <text:p>-2.7908</text:p>
          </table:table-cell>
          <table:table-cell office:value-type="float" office:value="-5.7133">
            <text:p>-5.7133</text:p>
          </table:table-cell>
          <table:table-cell office:value-type="float" office:value="5.953">
            <text:p>5.953</text:p>
          </table:table-cell>
          <table:table-cell office:value-type="float" office:value="0.45946">
            <text:p>0.459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983">
            <text:p>-1.9983</text:p>
          </table:table-cell>
          <table:table-cell office:value-type="float" office:value="-6.6072">
            <text:p>-6.6072</text:p>
          </table:table-cell>
          <table:table-cell office:value-type="float" office:value="4.8254">
            <text:p>4.8254</text:p>
          </table:table-cell>
          <table:table-cell office:value-type="float" office:value="-0.41984">
            <text:p>-0.419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5423">
            <text:p>0.15423</text:p>
          </table:table-cell>
          <table:table-cell office:value-type="float" office:value="0.11794">
            <text:p>0.11794</text:p>
          </table:table-cell>
          <table:table-cell office:value-type="float" office:value="-1.6823">
            <text:p>-1.6823</text:p>
          </table:table-cell>
          <table:table-cell office:value-type="float" office:value="0.59524">
            <text:p>0.595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208">
            <text:p>1.208</text:p>
          </table:table-cell>
          <table:table-cell office:value-type="float" office:value="4.0744">
            <text:p>4.0744</text:p>
          </table:table-cell>
          <table:table-cell office:value-type="float" office:value="-4.7635">
            <text:p>-4.7635</text:p>
          </table:table-cell>
          <table:table-cell office:value-type="float" office:value="-2.6129">
            <text:p>-2.612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952">
            <text:p>0.2952</text:p>
          </table:table-cell>
          <table:table-cell office:value-type="float" office:value="4.8856">
            <text:p>4.8856</text:p>
          </table:table-cell>
          <table:table-cell office:value-type="float" office:value="-5.149">
            <text:p>-5.149</text:p>
          </table:table-cell>
          <table:table-cell office:value-type="float" office:value="-6.2323">
            <text:p>-6.2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4247">
            <text:p>-6.4247</text:p>
          </table:table-cell>
          <table:table-cell office:value-type="float" office:value="9.5311">
            <text:p>9.5311</text:p>
          </table:table-cell>
          <table:table-cell office:value-type="float" office:value="0.022844">
            <text:p>0.022844</text:p>
          </table:table-cell>
          <table:table-cell office:value-type="float" office:value="-6.8517">
            <text:p>-6.85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933">
            <text:p>-3.9933</text:p>
          </table:table-cell>
          <table:table-cell office:value-type="float" office:value="2.6218">
            <text:p>2.6218</text:p>
          </table:table-cell>
          <table:table-cell office:value-type="float" office:value="0.62863">
            <text:p>0.62863</text:p>
          </table:table-cell>
          <table:table-cell office:value-type="float" office:value="-1.1595">
            <text:p>-1.159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59">
            <text:p>-2.659</text:p>
          </table:table-cell>
          <table:table-cell office:value-type="float" office:value="-1.6058">
            <text:p>-1.6058</text:p>
          </table:table-cell>
          <table:table-cell office:value-type="float" office:value="1.3647">
            <text:p>1.3647</text:p>
          </table:table-cell>
          <table:table-cell office:value-type="float" office:value="0.16464">
            <text:p>0.1646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4094">
            <text:p>-1.4094</text:p>
          </table:table-cell>
          <table:table-cell office:value-type="float" office:value="-2.1252">
            <text:p>-2.1252</text:p>
          </table:table-cell>
          <table:table-cell office:value-type="float" office:value="-0.10397">
            <text:p>-0.10397</text:p>
          </table:table-cell>
          <table:table-cell office:value-type="float" office:value="-0.19225">
            <text:p>-0.192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1032">
            <text:p>0.11032</text:p>
          </table:table-cell>
          <table:table-cell office:value-type="float" office:value="1.9741">
            <text:p>1.9741</text:p>
          </table:table-cell>
          <table:table-cell office:value-type="float" office:value="-3.3668">
            <text:p>-3.3668</text:p>
          </table:table-cell>
          <table:table-cell office:value-type="float" office:value="-0.65259">
            <text:p>-0.652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2374">
            <text:p>0.52374</text:p>
          </table:table-cell>
          <table:table-cell office:value-type="float" office:value="3.644">
            <text:p>3.644</text:p>
          </table:table-cell>
          <table:table-cell office:value-type="float" office:value="-4.0746">
            <text:p>-4.0746</text:p>
          </table:table-cell>
          <table:table-cell office:value-type="float" office:value="-1.9909">
            <text:p>-1.990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6794">
            <text:p>-0.76794</text:p>
          </table:table-cell>
          <table:table-cell office:value-type="float" office:value="3.4598">
            <text:p>3.4598</text:p>
          </table:table-cell>
          <table:table-cell office:value-type="float" office:value="-3.4405">
            <text:p>-3.4405</text:p>
          </table:table-cell>
          <table:table-cell office:value-type="float" office:value="-3.4276">
            <text:p>-3.42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698">
            <text:p>-3.9698</text:p>
          </table:table-cell>
          <table:table-cell office:value-type="float" office:value="3.6812">
            <text:p>3.6812</text:p>
          </table:table-cell>
          <table:table-cell office:value-type="float" office:value="-0.60008">
            <text:p>-0.60008</text:p>
          </table:table-cell>
          <table:table-cell office:value-type="float" office:value="-4.0133">
            <text:p>-4.01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7.0364">
            <text:p>-7.0364</text:p>
          </table:table-cell>
          <table:table-cell office:value-type="float" office:value="9.2931">
            <text:p>9.2931</text:p>
          </table:table-cell>
          <table:table-cell office:value-type="float" office:value="0.16594">
            <text:p>0.16594</text:p>
          </table:table-cell>
          <table:table-cell office:value-type="float" office:value="-4.5396">
            <text:p>-4.539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9447">
            <text:p>-4.9447</text:p>
          </table:table-cell>
          <table:table-cell office:value-type="float" office:value="3.3005">
            <text:p>3.3005</text:p>
          </table:table-cell>
          <table:table-cell office:value-type="float" office:value="1.063">
            <text:p>1.063</text:p>
          </table:table-cell>
          <table:table-cell office:value-type="float" office:value="-1.444">
            <text:p>-1.4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933">
            <text:p>-3.5933</text:p>
          </table:table-cell>
          <table:table-cell office:value-type="float" office:value="0.22968">
            <text:p>0.22968</text:p>
          </table:table-cell>
          <table:table-cell office:value-type="float" office:value="0.7126">
            <text:p>0.7126</text:p>
          </table:table-cell>
          <table:table-cell office:value-type="float" office:value="-0.3332">
            <text:p>-0.33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674">
            <text:p>-2.1674</text:p>
          </table:table-cell>
          <table:table-cell office:value-type="float" office:value="0.12415">
            <text:p>0.12415</text:p>
          </table:table-cell>
          <table:table-cell office:value-type="float" office:value="-1.0465">
            <text:p>-1.0465</text:p>
          </table:table-cell>
          <table:table-cell office:value-type="float" office:value="-0.86208">
            <text:p>-0.862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607">
            <text:p>-0.9607</text:p>
          </table:table-cell>
          <table:table-cell office:value-type="float" office:value="2.6963">
            <text:p>2.6963</text:p>
          </table:table-cell>
          <table:table-cell office:value-type="float" office:value="-3.1226">
            <text:p>-3.1226</text:p>
          </table:table-cell>
          <table:table-cell office:value-type="float" office:value="-1.3121">
            <text:p>-1.31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802">
            <text:p>-1.0802</text:p>
          </table:table-cell>
          <table:table-cell office:value-type="float" office:value="2.1996">
            <text:p>2.1996</text:p>
          </table:table-cell>
          <table:table-cell office:value-type="float" office:value="-2.5862">
            <text:p>-2.5862</text:p>
          </table:table-cell>
          <table:table-cell office:value-type="float" office:value="-1.2759">
            <text:p>-1.27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3277">
            <text:p>-2.3277</text:p>
          </table:table-cell>
          <table:table-cell office:value-type="float" office:value="1.4381">
            <text:p>1.4381</text:p>
          </table:table-cell>
          <table:table-cell office:value-type="float" office:value="-0.82114">
            <text:p>-0.82114</text:p>
          </table:table-cell>
          <table:table-cell office:value-type="float" office:value="-1.2862">
            <text:p>-1.28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244">
            <text:p>-3.7244</text:p>
          </table:table-cell>
          <table:table-cell office:value-type="float" office:value="1.9037">
            <text:p>1.9037</text:p>
          </table:table-cell>
          <table:table-cell office:value-type="float" office:value="-0.035421">
            <text:p>-0.035421</text:p>
          </table:table-cell>
          <table:table-cell office:value-type="float" office:value="-2.5095">
            <text:p>-2.509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724">
            <text:p>-2.5724</text:p>
          </table:table-cell>
          <table:table-cell office:value-type="float" office:value="-0.95602">
            <text:p>-0.95602</text:p>
          </table:table-cell>
          <table:table-cell office:value-type="float" office:value="2.7073">
            <text:p>2.7073</text:p>
          </table:table-cell>
          <table:table-cell office:value-type="float" office:value="-0.16639">
            <text:p>-0.166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9297">
            <text:p>-3.9297</text:p>
          </table:table-cell>
          <table:table-cell office:value-type="float" office:value="-6.0816">
            <text:p>-6.0816</text:p>
          </table:table-cell>
          <table:table-cell office:value-type="float" office:value="10.0958">
            <text:p>10.0958</text:p>
          </table:table-cell>
          <table:table-cell office:value-type="float" office:value="-1.0147">
            <text:p>-1.01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2943">
            <text:p>-5.2943</text:p>
          </table:table-cell>
          <table:table-cell office:value-type="float" office:value="-5.1463">
            <text:p>-5.1463</text:p>
          </table:table-cell>
          <table:table-cell office:value-type="float" office:value="10.3332">
            <text:p>10.3332</text:p>
          </table:table-cell>
          <table:table-cell office:value-type="float" office:value="-1.1181">
            <text:p>-1.11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8953">
            <text:p>-3.8953</text:p>
          </table:table-cell>
          <table:table-cell office:value-type="float" office:value="4.0392">
            <text:p>4.0392</text:p>
          </table:table-cell>
          <table:table-cell office:value-type="float" office:value="-0.3019">
            <text:p>-0.3019</text:p>
          </table:table-cell>
          <table:table-cell office:value-type="float" office:value="-2.1836">
            <text:p>-2.183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244">
            <text:p>-1.2244</text:p>
          </table:table-cell>
          <table:table-cell office:value-type="float" office:value="1.7485">
            <text:p>1.7485</text:p>
          </table:table-cell>
          <table:table-cell office:value-type="float" office:value="-1.4801">
            <text:p>-1.4801</text:p>
          </table:table-cell>
          <table:table-cell office:value-type="float" office:value="-1.4181">
            <text:p>-1.41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6406">
            <text:p>-2.6406</text:p>
          </table:table-cell>
          <table:table-cell office:value-type="float" office:value="-4.4159">
            <text:p>-4.4159</text:p>
          </table:table-cell>
          <table:table-cell office:value-type="float" office:value="5.983">
            <text:p>5.983</text:p>
          </table:table-cell>
          <table:table-cell office:value-type="float" office:value="-0.13924">
            <text:p>-0.1392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6338">
            <text:p>-4.6338</text:p>
          </table:table-cell>
          <table:table-cell office:value-type="float" office:value="-12.7509">
            <text:p>-12.7509</text:p>
          </table:table-cell>
          <table:table-cell office:value-type="float" office:value="16.7166">
            <text:p>16.7166</text:p>
          </table:table-cell>
          <table:table-cell office:value-type="float" office:value="-3.2168">
            <text:p>-3.216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2887">
            <text:p>-4.2887</text:p>
          </table:table-cell>
          <table:table-cell office:value-type="float" office:value="-7.8633">
            <text:p>-7.8633</text:p>
          </table:table-cell>
          <table:table-cell office:value-type="float" office:value="11.8387">
            <text:p>11.8387</text:p>
          </table:table-cell>
          <table:table-cell office:value-type="float" office:value="-1.8978">
            <text:p>-1.897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458">
            <text:p>-3.3458</text:p>
          </table:table-cell>
          <table:table-cell office:value-type="float" office:value="-0.50491">
            <text:p>-0.50491</text:p>
          </table:table-cell>
          <table:table-cell office:value-type="float" office:value="2.6328">
            <text:p>2.6328</text:p>
          </table:table-cell>
          <table:table-cell office:value-type="float" office:value="0.53705">
            <text:p>0.5370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1188">
            <text:p>-1.1188</text:p>
          </table:table-cell>
          <table:table-cell office:value-type="float" office:value="3.3357">
            <text:p>3.3357</text:p>
          </table:table-cell>
          <table:table-cell office:value-type="float" office:value="-1.3455">
            <text:p>-1.3455</text:p>
          </table:table-cell>
          <table:table-cell office:value-type="float" office:value="-1.9573">
            <text:p>-1.957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55939">
            <text:p>0.55939</text:p>
          </table:table-cell>
          <table:table-cell office:value-type="float" office:value="-0.3104">
            <text:p>-0.3104</text:p>
          </table:table-cell>
          <table:table-cell office:value-type="float" office:value="0.18307">
            <text:p>0.18307</text:p>
          </table:table-cell>
          <table:table-cell office:value-type="float" office:value="0.44653">
            <text:p>0.446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078">
            <text:p>-1.5078</text:p>
          </table:table-cell>
          <table:table-cell office:value-type="float" office:value="-7.3191">
            <text:p>-7.3191</text:p>
          </table:table-cell>
          <table:table-cell office:value-type="float" office:value="7.8981">
            <text:p>7.8981</text:p>
          </table:table-cell>
          <table:table-cell office:value-type="float" office:value="1.2289">
            <text:p>1.22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06">
            <text:p>-3.506</text:p>
          </table:table-cell>
          <table:table-cell office:value-type="float" office:value="-12.5667">
            <text:p>-12.5667</text:p>
          </table:table-cell>
          <table:table-cell office:value-type="float" office:value="15.1606">
            <text:p>15.1606</text:p>
          </table:table-cell>
          <table:table-cell office:value-type="float" office:value="-0.75216">
            <text:p>-0.752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498">
            <text:p>-2.9498</text:p>
          </table:table-cell>
          <table:table-cell office:value-type="float" office:value="-8.273">
            <text:p>-8.273</text:p>
          </table:table-cell>
          <table:table-cell office:value-type="float" office:value="10.2646">
            <text:p>10.2646</text:p>
          </table:table-cell>
          <table:table-cell office:value-type="float" office:value="1.1629">
            <text:p>1.162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6029">
            <text:p>-1.6029</text:p>
          </table:table-cell>
          <table:table-cell office:value-type="float" office:value="-0.38903">
            <text:p>-0.38903</text:p>
          </table:table-cell>
          <table:table-cell office:value-type="float" office:value="1.62">
            <text:p>1.62</text:p>
          </table:table-cell>
          <table:table-cell office:value-type="float" office:value="1.9103">
            <text:p>1.91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667">
            <text:p>-1.2667</text:p>
          </table:table-cell>
          <table:table-cell office:value-type="float" office:value="2.8183">
            <text:p>2.8183</text:p>
          </table:table-cell>
          <table:table-cell office:value-type="float" office:value="-2.426">
            <text:p>-2.426</text:p>
          </table:table-cell>
          <table:table-cell office:value-type="float" office:value="-1.8862">
            <text:p>-1.88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49281">
            <text:p>-0.49281</text:p>
          </table:table-cell>
          <table:table-cell office:value-type="float" office:value="3.0605">
            <text:p>3.0605</text:p>
          </table:table-cell>
          <table:table-cell office:value-type="float" office:value="-1.8356">
            <text:p>-1.8356</text:p>
          </table:table-cell>
          <table:table-cell office:value-type="float" office:value="-2.834">
            <text:p>-2.8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6365">
            <text:p>0.66365</text:p>
          </table:table-cell>
          <table:table-cell office:value-type="float" office:value="-0.045533">
            <text:p>-0.045533</text:p>
          </table:table-cell>
          <table:table-cell office:value-type="float" office:value="-0.18794">
            <text:p>-0.18794</text:p>
          </table:table-cell>
          <table:table-cell office:value-type="float" office:value="0.23447">
            <text:p>0.234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72068">
            <text:p>-0.72068</text:p>
          </table:table-cell>
          <table:table-cell office:value-type="float" office:value="-6.7583">
            <text:p>-6.7583</text:p>
          </table:table-cell>
          <table:table-cell office:value-type="float" office:value="5.8408">
            <text:p>5.8408</text:p>
          </table:table-cell>
          <table:table-cell office:value-type="float" office:value="0.62369">
            <text:p>0.6236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9966">
            <text:p>-1.9966</text:p>
          </table:table-cell>
          <table:table-cell office:value-type="float" office:value="-9.5001">
            <text:p>-9.5001</text:p>
          </table:table-cell>
          <table:table-cell office:value-type="float" office:value="9.682">
            <text:p>9.682</text:p>
          </table:table-cell>
          <table:table-cell office:value-type="float" office:value="-0.12889">
            <text:p>-0.128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7325">
            <text:p>-0.97325</text:p>
          </table:table-cell>
          <table:table-cell office:value-type="float" office:value="-6.4168">
            <text:p>-6.4168</text:p>
          </table:table-cell>
          <table:table-cell office:value-type="float" office:value="5.6026">
            <text:p>5.6026</text:p>
          </table:table-cell>
          <table:table-cell office:value-type="float" office:value="1.0323">
            <text:p>1.0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025314">
            <text:p>-0.025314</text:p>
          </table:table-cell>
          <table:table-cell office:value-type="float" office:value="-0.17383">
            <text:p>-0.17383</text:p>
          </table:table-cell>
          <table:table-cell office:value-type="float" office:value="-0.11339">
            <text:p>-0.11339</text:p>
          </table:table-cell>
          <table:table-cell office:value-type="float" office:value="1.2198">
            <text:p>1.21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62525">
            <text:p>0.062525</text:p>
          </table:table-cell>
          <table:table-cell office:value-type="float" office:value="2.9301">
            <text:p>2.9301</text:p>
          </table:table-cell>
          <table:table-cell office:value-type="float" office:value="-3.5467">
            <text:p>-3.5467</text:p>
          </table:table-cell>
          <table:table-cell office:value-type="float" office:value="-2.6737">
            <text:p>-2.673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525">
            <text:p>-5.525</text:p>
          </table:table-cell>
          <table:table-cell office:value-type="float" office:value="6.3258">
            <text:p>6.3258</text:p>
          </table:table-cell>
          <table:table-cell office:value-type="float" office:value="0.89768">
            <text:p>0.89768</text:p>
          </table:table-cell>
          <table:table-cell office:value-type="float" office:value="-6.6241">
            <text:p>-6.62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2943">
            <text:p>-1.2943</text:p>
          </table:table-cell>
          <table:table-cell office:value-type="float" office:value="2.6735">
            <text:p>2.6735</text:p>
          </table:table-cell>
          <table:table-cell office:value-type="float" office:value="-0.84085">
            <text:p>-0.84085</text:p>
          </table:table-cell>
          <table:table-cell office:value-type="float" office:value="-2.0323">
            <text:p>-2.03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4037">
            <text:p>-0.24037</text:p>
          </table:table-cell>
          <table:table-cell office:value-type="float" office:value="-1.7837">
            <text:p>-1.7837</text:p>
          </table:table-cell>
          <table:table-cell office:value-type="float" office:value="2.135">
            <text:p>2.135</text:p>
          </table:table-cell>
          <table:table-cell office:value-type="float" office:value="1.2418">
            <text:p>1.24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968">
            <text:p>-1.3968</text:p>
          </table:table-cell>
          <table:table-cell office:value-type="float" office:value="-9.6698">
            <text:p>-9.6698</text:p>
          </table:table-cell>
          <table:table-cell office:value-type="float" office:value="9.4652">
            <text:p>9.4652</text:p>
          </table:table-cell>
          <table:table-cell office:value-type="float" office:value="-0.34872">
            <text:p>-0.348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672">
            <text:p>-2.9672</text:p>
          </table:table-cell>
          <table:table-cell office:value-type="float" office:value="-13.2869">
            <text:p>-13.2869</text:p>
          </table:table-cell>
          <table:table-cell office:value-type="float" office:value="13.4727">
            <text:p>13.4727</text:p>
          </table:table-cell>
          <table:table-cell office:value-type="float" office:value="-2.6271">
            <text:p>-2.62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1005">
            <text:p>-1.1005</text:p>
          </table:table-cell>
          <table:table-cell office:value-type="float" office:value="-7.2508">
            <text:p>-7.2508</text:p>
          </table:table-cell>
          <table:table-cell office:value-type="float" office:value="6.0139">
            <text:p>6.0139</text:p>
          </table:table-cell>
          <table:table-cell office:value-type="float" office:value="0.36895">
            <text:p>0.3689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2432">
            <text:p>0.22432</text:p>
          </table:table-cell>
          <table:table-cell office:value-type="float" office:value="-0.52147">
            <text:p>-0.52147</text:p>
          </table:table-cell>
          <table:table-cell office:value-type="float" office:value="-0.40386">
            <text:p>-0.40386</text:p>
          </table:table-cell>
          <table:table-cell office:value-type="float" office:value="1.2017">
            <text:p>1.2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90407">
            <text:p>0.90407</text:p>
          </table:table-cell>
          <table:table-cell office:value-type="float" office:value="3.3708">
            <text:p>3.3708</text:p>
          </table:table-cell>
          <table:table-cell office:value-type="float" office:value="-4.4987">
            <text:p>-4.4987</text:p>
          </table:table-cell>
          <table:table-cell office:value-type="float" office:value="-3.6965">
            <text:p>-3.69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619">
            <text:p>-2.8619</text:p>
          </table:table-cell>
          <table:table-cell office:value-type="float" office:value="4.5193">
            <text:p>4.5193</text:p>
          </table:table-cell>
          <table:table-cell office:value-type="float" office:value="-0.58123">
            <text:p>-0.58123</text:p>
          </table:table-cell>
          <table:table-cell office:value-type="float" office:value="-4.2629">
            <text:p>-4.262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833">
            <text:p>-1.0833</text:p>
          </table:table-cell>
          <table:table-cell office:value-type="float" office:value="-0.31247">
            <text:p>-0.31247</text:p>
          </table:table-cell>
          <table:table-cell office:value-type="float" office:value="1.2815">
            <text:p>1.2815</text:p>
          </table:table-cell>
          <table:table-cell office:value-type="float" office:value="0.41291">
            <text:p>0.4129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681">
            <text:p>-1.5681</text:p>
          </table:table-cell>
          <table:table-cell office:value-type="float" office:value="-7.2446">
            <text:p>-7.2446</text:p>
          </table:table-cell>
          <table:table-cell office:value-type="float" office:value="6.5537">
            <text:p>6.5537</text:p>
          </table:table-cell>
          <table:table-cell office:value-type="float" office:value="-0.1276">
            <text:p>-0.127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0545">
            <text:p>-2.0545</text:p>
          </table:table-cell>
          <table:table-cell office:value-type="float" office:value="-10.8679">
            <text:p>-10.8679</text:p>
          </table:table-cell>
          <table:table-cell office:value-type="float" office:value="9.4926">
            <text:p>9.4926</text:p>
          </table:table-cell>
          <table:table-cell office:value-type="float" office:value="-1.4116">
            <text:p>-1.41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2346">
            <text:p>0.2346</text:p>
          </table:table-cell>
          <table:table-cell office:value-type="float" office:value="-4.5152">
            <text:p>-4.5152</text:p>
          </table:table-cell>
          <table:table-cell office:value-type="float" office:value="2.1195">
            <text:p>2.1195</text:p>
          </table:table-cell>
          <table:table-cell office:value-type="float" office:value="1.4448">
            <text:p>1.444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581">
            <text:p>1.581</text:p>
          </table:table-cell>
          <table:table-cell office:value-type="float" office:value="0.86909">
            <text:p>0.86909</text:p>
          </table:table-cell>
          <table:table-cell office:value-type="float" office:value="-2.3138">
            <text:p>-2.3138</text:p>
          </table:table-cell>
          <table:table-cell office:value-type="float" office:value="0.82412">
            <text:p>0.824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5514">
            <text:p>1.5514</text:p>
          </table:table-cell>
          <table:table-cell office:value-type="float" office:value="3.8013">
            <text:p>3.8013</text:p>
          </table:table-cell>
          <table:table-cell office:value-type="float" office:value="-4.9143">
            <text:p>-4.9143</text:p>
          </table:table-cell>
          <table:table-cell office:value-type="float" office:value="-3.7483">
            <text:p>-3.748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1479">
            <text:p>-4.1479</text:p>
          </table:table-cell>
          <table:table-cell office:value-type="float" office:value="7.1225">
            <text:p>7.1225</text:p>
          </table:table-cell>
          <table:table-cell office:value-type="float" office:value="-0.083404">
            <text:p>-0.083404</text:p>
          </table:table-cell>
          <table:table-cell office:value-type="float" office:value="-6.4172">
            <text:p>-6.41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2625">
            <text:p>-2.2625</text:p>
          </table:table-cell>
          <table:table-cell office:value-type="float" office:value="-0.099335">
            <text:p>-0.099335</text:p>
          </table:table-cell>
          <table:table-cell office:value-type="float" office:value="2.8127">
            <text:p>2.8127</text:p>
          </table:table-cell>
          <table:table-cell office:value-type="float" office:value="0.48662">
            <text:p>0.4866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7479">
            <text:p>-1.7479</text:p>
          </table:table-cell>
          <table:table-cell office:value-type="float" office:value="-5.823">
            <text:p>-5.823</text:p>
          </table:table-cell>
          <table:table-cell office:value-type="float" office:value="5.8699">
            <text:p>5.8699</text:p>
          </table:table-cell>
          <table:table-cell office:value-type="float" office:value="1.212">
            <text:p>1.2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95923">
            <text:p>-0.95923</text:p>
          </table:table-cell>
          <table:table-cell office:value-type="float" office:value="-6.7128">
            <text:p>-6.7128</text:p>
          </table:table-cell>
          <table:table-cell office:value-type="float" office:value="4.9857">
            <text:p>4.9857</text:p>
          </table:table-cell>
          <table:table-cell office:value-type="float" office:value="0.32886">
            <text:p>0.3288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3451">
            <text:p>1.3451</text:p>
          </table:table-cell>
          <table:table-cell office:value-type="float" office:value="0.23589">
            <text:p>0.23589</text:p>
          </table:table-cell>
          <table:table-cell office:value-type="float" office:value="-1.8785">
            <text:p>-1.8785</text:p>
          </table:table-cell>
          <table:table-cell office:value-type="float" office:value="1.3258">
            <text:p>1.32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.2279">
            <text:p>2.2279</text:p>
          </table:table-cell>
          <table:table-cell office:value-type="float" office:value="4.0951">
            <text:p>4.0951</text:p>
          </table:table-cell>
          <table:table-cell office:value-type="float" office:value="-4.8037">
            <text:p>-4.8037</text:p>
          </table:table-cell>
          <table:table-cell office:value-type="float" office:value="-2.1112">
            <text:p>-2.11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2572">
            <text:p>1.2572</text:p>
          </table:table-cell>
          <table:table-cell office:value-type="float" office:value="4.8731">
            <text:p>4.8731</text:p>
          </table:table-cell>
          <table:table-cell office:value-type="float" office:value="-5.2861">
            <text:p>-5.2861</text:p>
          </table:table-cell>
          <table:table-cell office:value-type="float" office:value="-5.8741">
            <text:p>-5.87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5.3857">
            <text:p>-5.3857</text:p>
          </table:table-cell>
          <table:table-cell office:value-type="float" office:value="9.1214">
            <text:p>9.1214</text:p>
          </table:table-cell>
          <table:table-cell office:value-type="float" office:value="-0.41929">
            <text:p>-0.41929</text:p>
          </table:table-cell>
          <table:table-cell office:value-type="float" office:value="-5.9181">
            <text:p>-5.918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9786">
            <text:p>-2.9786</text:p>
          </table:table-cell>
          <table:table-cell office:value-type="float" office:value="2.3445">
            <text:p>2.3445</text:p>
          </table:table-cell>
          <table:table-cell office:value-type="float" office:value="0.52667">
            <text:p>0.52667</text:p>
          </table:table-cell>
          <table:table-cell office:value-type="float" office:value="-0.40173">
            <text:p>-0.4017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851">
            <text:p>-1.5851</text:p>
          </table:table-cell>
          <table:table-cell office:value-type="float" office:value="-2.1562">
            <text:p>-2.1562</text:p>
          </table:table-cell>
          <table:table-cell office:value-type="float" office:value="1.7082">
            <text:p>1.7082</text:p>
          </table:table-cell>
          <table:table-cell office:value-type="float" office:value="0.9017">
            <text:p>0.901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1888">
            <text:p>-0.21888</text:p>
          </table:table-cell>
          <table:table-cell office:value-type="float" office:value="-2.2038">
            <text:p>-2.2038</text:p>
          </table:table-cell>
          <table:table-cell office:value-type="float" office:value="-0.0954">
            <text:p>-0.0954</text:p>
          </table:table-cell>
          <table:table-cell office:value-type="float" office:value="0.56421">
            <text:p>0.564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3183">
            <text:p>1.3183</text:p>
          </table:table-cell>
          <table:table-cell office:value-type="float" office:value="1.9017">
            <text:p>1.9017</text:p>
          </table:table-cell>
          <table:table-cell office:value-type="float" office:value="-3.3111">
            <text:p>-3.3111</text:p>
          </table:table-cell>
          <table:table-cell office:value-type="float" office:value="0.065071">
            <text:p>0.0650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.4896">
            <text:p>1.4896</text:p>
          </table:table-cell>
          <table:table-cell office:value-type="float" office:value="3.4288">
            <text:p>3.4288</text:p>
          </table:table-cell>
          <table:table-cell office:value-type="float" office:value="-4.0309">
            <text:p>-4.0309</text:p>
          </table:table-cell>
          <table:table-cell office:value-type="float" office:value="-1.4259">
            <text:p>-1.425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11592">
            <text:p>0.11592</text:p>
          </table:table-cell>
          <table:table-cell office:value-type="float" office:value="3.2219">
            <text:p>3.2219</text:p>
          </table:table-cell>
          <table:table-cell office:value-type="float" office:value="-3.4302">
            <text:p>-3.4302</text:p>
          </table:table-cell>
          <table:table-cell office:value-type="float" office:value="-2.8457">
            <text:p>-2.845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3924">
            <text:p>-3.3924</text:p>
          </table:table-cell>
          <table:table-cell office:value-type="float" office:value="3.3564">
            <text:p>3.3564</text:p>
          </table:table-cell>
          <table:table-cell office:value-type="float" office:value="-0.72004">
            <text:p>-0.72004</text:p>
          </table:table-cell>
          <table:table-cell office:value-type="float" office:value="-3.5233">
            <text:p>-3.52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6.1632">
            <text:p>-6.1632</text:p>
          </table:table-cell>
          <table:table-cell office:value-type="float" office:value="8.7096">
            <text:p>8.7096</text:p>
          </table:table-cell>
          <table:table-cell office:value-type="float" office:value="-0.21621">
            <text:p>-0.21621</text:p>
          </table:table-cell>
          <table:table-cell office:value-type="float" office:value="-3.6345">
            <text:p>-3.634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0786">
            <text:p>-4.0786</text:p>
          </table:table-cell>
          <table:table-cell office:value-type="float" office:value="2.9239">
            <text:p>2.9239</text:p>
          </table:table-cell>
          <table:table-cell office:value-type="float" office:value="0.87026">
            <text:p>0.87026</text:p>
          </table:table-cell>
          <table:table-cell office:value-type="float" office:value="-0.65389">
            <text:p>-0.6538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899">
            <text:p>-2.5899</text:p>
          </table:table-cell>
          <table:table-cell office:value-type="float" office:value="-0.3911">
            <text:p>-0.3911</text:p>
          </table:table-cell>
          <table:table-cell office:value-type="float" office:value="0.93452">
            <text:p>0.93452</text:p>
          </table:table-cell>
          <table:table-cell office:value-type="float" office:value="0.42972">
            <text:p>0.429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0116">
            <text:p>-1.0116</text:p>
          </table:table-cell>
          <table:table-cell office:value-type="float" office:value="-0.19038">
            <text:p>-0.19038</text:p>
          </table:table-cell>
          <table:table-cell office:value-type="float" office:value="-0.90597">
            <text:p>-0.90597</text:p>
          </table:table-cell>
          <table:table-cell office:value-type="float" office:value="0.003003">
            <text:p>0.00300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66129">
            <text:p>0.066129</text:p>
          </table:table-cell>
          <table:table-cell office:value-type="float" office:value="2.4914">
            <text:p>2.4914</text:p>
          </table:table-cell>
          <table:table-cell office:value-type="float" office:value="-2.9401">
            <text:p>-2.9401</text:p>
          </table:table-cell>
          <table:table-cell office:value-type="float" office:value="-0.62156">
            <text:p>-0.6215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0.24745">
            <text:p>-0.24745</text:p>
          </table:table-cell>
          <table:table-cell office:value-type="float" office:value="1.9368">
            <text:p>1.9368</text:p>
          </table:table-cell>
          <table:table-cell office:value-type="float" office:value="-2.4697">
            <text:p>-2.4697</text:p>
          </table:table-cell>
          <table:table-cell office:value-type="float" office:value="-0.80518">
            <text:p>-0.805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5732">
            <text:p>-1.5732</text:p>
          </table:table-cell>
          <table:table-cell office:value-type="float" office:value="1.0636">
            <text:p>1.0636</text:p>
          </table:table-cell>
          <table:table-cell office:value-type="float" office:value="-0.71232">
            <text:p>-0.71232</text:p>
          </table:table-cell>
          <table:table-cell office:value-type="float" office:value="-0.8388">
            <text:p>-0.838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1668">
            <text:p>-2.1668</text:p>
          </table:table-cell>
          <table:table-cell office:value-type="float" office:value="1.5933">
            <text:p>1.5933</text:p>
          </table:table-cell>
          <table:table-cell office:value-type="float" office:value="0.045122">
            <text:p>0.045122</text:p>
          </table:table-cell>
          <table:table-cell office:value-type="float" office:value="-1.678">
            <text:p>-1.67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1667">
            <text:p>-1.1667</text:p>
          </table:table-cell>
          <table:table-cell office:value-type="float" office:value="-1.4237">
            <text:p>-1.4237</text:p>
          </table:table-cell>
          <table:table-cell office:value-type="float" office:value="2.9241">
            <text:p>2.9241</text:p>
          </table:table-cell>
          <table:table-cell office:value-type="float" office:value="0.66119">
            <text:p>0.6611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8391">
            <text:p>-2.8391</text:p>
          </table:table-cell>
          <table:table-cell office:value-type="float" office:value="-6.63">
            <text:p>-6.63</text:p>
          </table:table-cell>
          <table:table-cell office:value-type="float" office:value="10.4849">
            <text:p>10.4849</text:p>
          </table:table-cell>
          <table:table-cell office:value-type="float" office:value="-0.42113">
            <text:p>-0.421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.5046">
            <text:p>-4.5046</text:p>
          </table:table-cell>
          <table:table-cell office:value-type="float" office:value="-5.8126">
            <text:p>-5.8126</text:p>
          </table:table-cell>
          <table:table-cell office:value-type="float" office:value="10.8867">
            <text:p>10.8867</text:p>
          </table:table-cell>
          <table:table-cell office:value-type="float" office:value="-0.52846">
            <text:p>-0.528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41">
            <text:p>-2.41</text:p>
          </table:table-cell>
          <table:table-cell office:value-type="float" office:value="3.7433">
            <text:p>3.7433</text:p>
          </table:table-cell>
          <table:table-cell office:value-type="float" office:value="-0.40215">
            <text:p>-0.40215</text:p>
          </table:table-cell>
          <table:table-cell office:value-type="float" office:value="-1.2953">
            <text:p>-1.295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40614">
            <text:p>0.40614</text:p>
          </table:table-cell>
          <table:table-cell office:value-type="float" office:value="1.3492">
            <text:p>1.3492</text:p>
          </table:table-cell>
          <table:table-cell office:value-type="float" office:value="-1.4501">
            <text:p>-1.4501</text:p>
          </table:table-cell>
          <table:table-cell office:value-type="float" office:value="-0.55949">
            <text:p>-0.5594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1.3887">
            <text:p>-1.3887</text:p>
          </table:table-cell>
          <table:table-cell office:value-type="float" office:value="-4.8773">
            <text:p>-4.8773</text:p>
          </table:table-cell>
          <table:table-cell office:value-type="float" office:value="6.4774">
            <text:p>6.4774</text:p>
          </table:table-cell>
          <table:table-cell office:value-type="float" office:value="0.34179">
            <text:p>0.3417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7503">
            <text:p>-3.7503</text:p>
          </table:table-cell>
          <table:table-cell office:value-type="float" office:value="-13.4586">
            <text:p>-13.4586</text:p>
          </table:table-cell>
          <table:table-cell office:value-type="float" office:value="17.5932">
            <text:p>17.5932</text:p>
          </table:table-cell>
          <table:table-cell office:value-type="float" office:value="-2.7771">
            <text:p>-2.777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.5637">
            <text:p>-3.5637</text:p>
          </table:table-cell>
          <table:table-cell office:value-type="float" office:value="-8.3827">
            <text:p>-8.3827</text:p>
          </table:table-cell>
          <table:table-cell office:value-type="float" office:value="12.393">
            <text:p>12.393</text:p>
          </table:table-cell>
          <table:table-cell office:value-type="float" office:value="-1.2823">
            <text:p>-1.28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.5419">
            <text:p>-2.5419</text:p>
          </table:table-cell>
          <table:table-cell office:value-type="float" office:value="-0.65804">
            <text:p>-0.65804</text:p>
          </table:table-cell>
          <table:table-cell office:value-type="float" office:value="2.6842">
            <text:p>2.6842</text:p>
          </table:table-cell>
          <table:table-cell office:value-type="float" office:value="1.1952">
            <text:p>1.1952</text:p>
          </table:table-cell>
          <table:table-cell office:value-type="float" office:value="1">
            <text:p>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bc.A2:bc.E30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bn.A1:bn.E13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20:34:57</dc:date>
    <dc:creator>peter </dc:creator>
    <meta:generator>LibreOffice/3.5$Linux_X86_64 LibreOffice_project/350m1$Build-2</meta:generator>
    <meta:editing-duration>PT4M43S</meta:editing-duration>
    <meta:editing-cycles>4</meta:editing-cycles>
    <meta:document-statistic meta:table-count="2" meta:cell-count="8513" meta:object-count="0"/>
  </office:meta>
</office:document-meta>
</file>